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berationSans" svg:font-family="LiberationSans"/>
    <style:font-face style:name="LiberationSans1" svg:font-family="LiberationSan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2" style:family="graphic" style:parent-style-name="standard">
      <style:graphic-properties draw:stroke="none" draw:fill="solid" draw:fill-color="#ffffff"/>
    </style:style>
    <style:style style:name="gr3" style:family="graphic" style:parent-style-name="standard">
      <style:graphic-properties draw:stroke="solid" svg:stroke-width="0cm" svg:stroke-color="#b3b3b3" draw:stroke-linejoin="round" svg:stroke-linecap="butt" draw:fill="none"/>
    </style:style>
    <style:style style:name="gr4" style:family="graphic" style:parent-style-name="standard">
      <style:graphic-properties draw:stroke="solid" svg:stroke-width="0.079cm" svg:stroke-color="#004586" draw:stroke-linejoin="round" svg:stroke-linecap="butt" draw:fill="none" fo:padding-top="0.039cm" fo:padding-bottom="0.039cm" fo:padding-left="0.039cm" fo:padding-right="0.039cm"/>
    </style:style>
    <style:style style:name="gr5" style:family="graphic" style:parent-style-name="standard">
      <style:graphic-properties draw:stroke="solid" svg:stroke-width="0cm" svg:stroke-color="#004586" draw:stroke-linejoin="round" svg:stroke-linecap="butt" draw:fill="solid" draw:fill-color="#004586"/>
    </style:style>
    <style:style style:name="gr6" style:family="graphic" style:parent-style-name="standard">
      <style:graphic-properties draw:stroke="none" draw:fill="solid" draw:fill-color="#004586"/>
    </style:style>
    <style:style style:name="gr7" style:family="graphic" style:parent-style-name="standard">
      <style:graphic-properties draw:stroke="solid" svg:stroke-width="0cm" svg:stroke-color="#004586" draw:stroke-linejoin="round" svg:stroke-linecap="butt" draw:fill="none"/>
    </style:style>
    <style:style style:name="gr8" style:family="graphic" style:parent-style-name="standard">
      <style:graphic-properties draw:stroke="solid" svg:stroke-width="0.079cm" svg:stroke-color="#ff420e" draw:stroke-linejoin="round" svg:stroke-linecap="butt" draw:fill="none" fo:padding-top="0.039cm" fo:padding-bottom="0.039cm" fo:padding-left="0.039cm" fo:padding-right="0.039cm"/>
    </style:style>
    <style:style style:name="gr9" style:family="graphic" style:parent-style-name="standard">
      <style:graphic-properties draw:stroke="solid" svg:stroke-width="0cm" svg:stroke-color="#ff420e" draw:stroke-linejoin="round" svg:stroke-linecap="butt" draw:fill="solid" draw:fill-color="#ff420e"/>
    </style:style>
    <style:style style:name="gr10" style:family="graphic" style:parent-style-name="standard">
      <style:graphic-properties draw:stroke="none" draw:fill="solid" draw:fill-color="#ff420e"/>
    </style:style>
    <style:style style:name="gr11" style:family="graphic" style:parent-style-name="standard">
      <style:graphic-properties draw:stroke="solid" svg:stroke-width="0cm" svg:stroke-color="#ff420e" draw:stroke-linejoin="round" svg:stroke-linecap="butt" draw:fill="none"/>
    </style:style>
    <style:style style:name="gr12" style:family="graphic" style:parent-style-name="standard">
      <style:graphic-properties draw:stroke="solid" svg:stroke-width="0.079cm" svg:stroke-color="#ffd320" draw:stroke-linejoin="round" svg:stroke-linecap="butt" draw:fill="none" fo:padding-top="0.039cm" fo:padding-bottom="0.039cm" fo:padding-left="0.039cm" fo:padding-right="0.039cm"/>
    </style:style>
    <style:style style:name="gr13" style:family="graphic" style:parent-style-name="standard">
      <style:graphic-properties draw:stroke="solid" svg:stroke-width="0cm" svg:stroke-color="#ffd320" draw:stroke-linejoin="round" svg:stroke-linecap="butt" draw:fill="solid" draw:fill-color="#ffd320"/>
    </style:style>
    <style:style style:name="gr14" style:family="graphic" style:parent-style-name="standard">
      <style:graphic-properties draw:stroke="none" draw:fill="solid" draw:fill-color="#ffd320"/>
    </style:style>
    <style:style style:name="gr15" style:family="graphic" style:parent-style-name="standard">
      <style:graphic-properties draw:stroke="solid" svg:stroke-width="0cm" svg:stroke-color="#ffd320" draw:stroke-linejoin="round" svg:stroke-linecap="butt" draw:fill="none"/>
    </style:style>
    <style:style style:name="gr16" style:family="graphic" style:parent-style-name="standard">
      <style:graphic-properties draw:stroke="solid" svg:stroke-width="0.079cm" svg:stroke-color="#579d1c" draw:stroke-linejoin="round" svg:stroke-linecap="butt" draw:fill="none" fo:padding-top="0.039cm" fo:padding-bottom="0.039cm" fo:padding-left="0.039cm" fo:padding-right="0.039cm"/>
    </style:style>
    <style:style style:name="gr17" style:family="graphic" style:parent-style-name="standard">
      <style:graphic-properties draw:stroke="solid" svg:stroke-width="0cm" svg:stroke-color="#579d1c" draw:stroke-linejoin="round" svg:stroke-linecap="butt" draw:fill="solid" draw:fill-color="#579d1c"/>
    </style:style>
    <style:style style:name="gr18" style:family="graphic" style:parent-style-name="standard">
      <style:graphic-properties draw:stroke="solid" svg:stroke-width="0.079cm" svg:stroke-color="#7e0021" draw:stroke-linejoin="round" svg:stroke-linecap="butt" draw:fill="none" fo:padding-top="0.039cm" fo:padding-bottom="0.039cm" fo:padding-left="0.039cm" fo:padding-right="0.039cm"/>
    </style:style>
    <style:style style:name="gr19" style:family="graphic" style:parent-style-name="standard">
      <style:graphic-properties draw:stroke="solid" svg:stroke-width="0cm" svg:stroke-color="#7e0021" draw:stroke-linejoin="round" svg:stroke-linecap="butt" draw:fill="solid" draw:fill-color="#7e0021"/>
    </style:style>
    <style:style style:name="P1" style:family="paragraph">
      <style:paragraph-properties fo:text-align="start" style:writing-mode="lr-tb"/>
    </style:style>
    <style:style style:name="P2" style:family="paragraph">
      <loext:graphic-properties draw:fill="none"/>
      <style:text-properties fo:font-size="10pt" style:font-size-asian="10pt" style:font-size-complex="10pt"/>
    </style:style>
    <style:style style:name="P3" style:family="paragraph">
      <loext:graphic-properties draw:fill="solid" draw:fill-color="#ffffff"/>
    </style:style>
    <style:style style:name="P4" style:family="paragraph">
      <loext:graphic-properties draw:fill="none"/>
    </style:style>
    <style:style style:name="P5" style:family="paragraph">
      <loext:graphic-properties draw:fill="solid" draw:fill-color="#004586"/>
    </style:style>
    <style:style style:name="P6" style:family="paragraph">
      <loext:graphic-properties draw:fill="solid" draw:fill-color="#ff420e"/>
    </style:style>
    <style:style style:name="P7" style:family="paragraph">
      <loext:graphic-properties draw:fill="solid" draw:fill-color="#ffd320"/>
    </style:style>
    <style:style style:name="P8" style:family="paragraph">
      <loext:graphic-properties draw:fill="solid" draw:fill-color="#579d1c"/>
    </style:style>
    <style:style style:name="P9" style:family="paragraph">
      <loext:graphic-properties draw:fill="solid" draw:fill-color="#7e0021"/>
    </style:style>
    <style:style style:name="T1" style:family="text">
      <style:text-properties fo:color="#000000" loext:opacity="100%" style:font-name="LiberationSans" fo:font-size="10pt" fo:font-weight="normal" style:font-size-asian="10pt" style:font-weight-asian="normal" style:font-name-complex="LiberationSans"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111cm" svg:height="0.395cm" svg:x="10.238cm" svg:y="2.055cm">
          <draw:text-box>
            <text:p text:style-name="P1"><text:span text:style-name="T1">Sheet1</text:span></text:p>
          </draw:text-box>
        </draw:frame>
        <draw:polygon draw:style-name="gr2" draw:text-style-name="P3" draw:layer="layout" svg:width="16cm" svg:height="8.998cm" svg:x="2.998cm" svg:y="1.494cm" svg:viewBox="0 0 16001 8999" draw:points="8002,8999 0,8999 0,0 16001,0 16001,8999">
          <text:p/>
        </draw:polygon>
        <draw:polygon draw:style-name="gr3" draw:text-style-name="P4" draw:layer="layout" svg:width="11.568cm" svg:height="8.24cm" svg:x="4.231cm" svg:y="1.873cm" svg:viewBox="0 0 11569 8241" draw:points="5785,8241 0,8241 0,0 11569,0 11569,8241">
          <text:p/>
        </draw:polygon>
        <draw:line draw:style-name="gr3" draw:text-style-name="P4" draw:layer="layout" svg:x1="15.799cm" svg:y1="10.113cm" svg:x2="4.231cm" svg:y2="10.113cm">
          <text:p/>
        </draw:line>
        <draw:line draw:style-name="gr3" draw:text-style-name="P4" draw:layer="layout" svg:x1="15.799cm" svg:y1="9.082cm" svg:x2="4.231cm" svg:y2="9.082cm">
          <text:p/>
        </draw:line>
        <draw:line draw:style-name="gr3" draw:text-style-name="P4" draw:layer="layout" svg:x1="15.799cm" svg:y1="8.052cm" svg:x2="4.231cm" svg:y2="8.052cm">
          <text:p/>
        </draw:line>
        <draw:line draw:style-name="gr3" draw:text-style-name="P4" draw:layer="layout" svg:x1="15.799cm" svg:y1="7.022cm" svg:x2="4.231cm" svg:y2="7.022cm">
          <text:p/>
        </draw:line>
        <draw:line draw:style-name="gr3" draw:text-style-name="P4" draw:layer="layout" svg:x1="15.799cm" svg:y1="5.992cm" svg:x2="4.231cm" svg:y2="5.992cm">
          <text:p/>
        </draw:line>
        <draw:line draw:style-name="gr3" draw:text-style-name="P4" draw:layer="layout" svg:x1="15.799cm" svg:y1="4.961cm" svg:x2="4.231cm" svg:y2="4.961cm">
          <text:p/>
        </draw:line>
        <draw:line draw:style-name="gr3" draw:text-style-name="P4" draw:layer="layout" svg:x1="15.799cm" svg:y1="3.931cm" svg:x2="4.231cm" svg:y2="3.931cm">
          <text:p/>
        </draw:line>
        <draw:line draw:style-name="gr3" draw:text-style-name="P4" draw:layer="layout" svg:x1="15.799cm" svg:y1="2.901cm" svg:x2="4.231cm" svg:y2="2.901cm">
          <text:p/>
        </draw:line>
        <draw:line draw:style-name="gr3" draw:text-style-name="P4" draw:layer="layout" svg:x1="15.799cm" svg:y1="1.872cm" svg:x2="4.231cm" svg:y2="1.872cm">
          <text:p/>
        </draw:line>
        <draw:line draw:style-name="gr3" draw:text-style-name="P4" draw:layer="layout" svg:x1="4.231cm" svg:y1="5.111cm" svg:x2="4.231cm" svg:y2="4.961cm">
          <text:p/>
        </draw:line>
        <draw:line draw:style-name="gr3" draw:text-style-name="P4" draw:layer="layout" svg:x1="4.231cm" svg:y1="5.111cm" svg:x2="4.231cm" svg:y2="4.961cm">
          <text:p/>
        </draw:line>
        <draw:line draw:style-name="gr3" draw:text-style-name="P4" draw:layer="layout" svg:x1="4.453cm" svg:y1="5.111cm" svg:x2="4.453cm" svg:y2="4.961cm">
          <text:p/>
        </draw:line>
        <draw:line draw:style-name="gr3" draw:text-style-name="P4" draw:layer="layout" svg:x1="4.453cm" svg:y1="5.111cm" svg:x2="4.453cm" svg:y2="4.961cm">
          <text:p/>
        </draw:line>
        <draw:line draw:style-name="gr3" draw:text-style-name="P4" draw:layer="layout" svg:x1="4.675cm" svg:y1="5.111cm" svg:x2="4.675cm" svg:y2="4.961cm">
          <text:p/>
        </draw:line>
        <draw:line draw:style-name="gr3" draw:text-style-name="P4" draw:layer="layout" svg:x1="4.675cm" svg:y1="5.111cm" svg:x2="4.675cm" svg:y2="4.961cm">
          <text:p/>
        </draw:line>
        <draw:line draw:style-name="gr3" draw:text-style-name="P4" draw:layer="layout" svg:x1="4.898cm" svg:y1="5.111cm" svg:x2="4.898cm" svg:y2="4.961cm">
          <text:p/>
        </draw:line>
        <draw:line draw:style-name="gr3" draw:text-style-name="P4" draw:layer="layout" svg:x1="4.898cm" svg:y1="5.111cm" svg:x2="4.898cm" svg:y2="4.961cm">
          <text:p/>
        </draw:line>
        <draw:line draw:style-name="gr3" draw:text-style-name="P4" draw:layer="layout" svg:x1="5.12cm" svg:y1="5.111cm" svg:x2="5.12cm" svg:y2="4.961cm">
          <text:p/>
        </draw:line>
        <draw:line draw:style-name="gr3" draw:text-style-name="P4" draw:layer="layout" svg:x1="5.12cm" svg:y1="5.111cm" svg:x2="5.12cm" svg:y2="4.961cm">
          <text:p/>
        </draw:line>
        <draw:line draw:style-name="gr3" draw:text-style-name="P4" draw:layer="layout" svg:x1="5.342cm" svg:y1="5.111cm" svg:x2="5.342cm" svg:y2="4.961cm">
          <text:p/>
        </draw:line>
        <draw:line draw:style-name="gr3" draw:text-style-name="P4" draw:layer="layout" svg:x1="5.342cm" svg:y1="5.111cm" svg:x2="5.342cm" svg:y2="4.961cm">
          <text:p/>
        </draw:line>
        <draw:line draw:style-name="gr3" draw:text-style-name="P4" draw:layer="layout" svg:x1="5.564cm" svg:y1="5.111cm" svg:x2="5.564cm" svg:y2="4.961cm">
          <text:p/>
        </draw:line>
        <draw:line draw:style-name="gr3" draw:text-style-name="P4" draw:layer="layout" svg:x1="5.564cm" svg:y1="5.111cm" svg:x2="5.564cm" svg:y2="4.961cm">
          <text:p/>
        </draw:line>
        <draw:line draw:style-name="gr3" draw:text-style-name="P4" draw:layer="layout" svg:x1="5.787cm" svg:y1="5.111cm" svg:x2="5.787cm" svg:y2="4.961cm">
          <text:p/>
        </draw:line>
        <draw:line draw:style-name="gr3" draw:text-style-name="P4" draw:layer="layout" svg:x1="5.787cm" svg:y1="5.111cm" svg:x2="5.787cm" svg:y2="4.961cm">
          <text:p/>
        </draw:line>
        <draw:line draw:style-name="gr3" draw:text-style-name="P4" draw:layer="layout" svg:x1="6.009cm" svg:y1="5.111cm" svg:x2="6.009cm" svg:y2="4.961cm">
          <text:p/>
        </draw:line>
        <draw:line draw:style-name="gr3" draw:text-style-name="P4" draw:layer="layout" svg:x1="6.009cm" svg:y1="5.111cm" svg:x2="6.009cm" svg:y2="4.961cm">
          <text:p/>
        </draw:line>
        <draw:line draw:style-name="gr3" draw:text-style-name="P4" draw:layer="layout" svg:x1="6.232cm" svg:y1="5.111cm" svg:x2="6.232cm" svg:y2="4.961cm">
          <text:p/>
        </draw:line>
        <draw:line draw:style-name="gr3" draw:text-style-name="P4" draw:layer="layout" svg:x1="6.232cm" svg:y1="5.111cm" svg:x2="6.232cm" svg:y2="4.961cm">
          <text:p/>
        </draw:line>
        <draw:line draw:style-name="gr3" draw:text-style-name="P4" draw:layer="layout" svg:x1="6.454cm" svg:y1="5.111cm" svg:x2="6.454cm" svg:y2="4.961cm">
          <text:p/>
        </draw:line>
        <draw:line draw:style-name="gr3" draw:text-style-name="P4" draw:layer="layout" svg:x1="6.454cm" svg:y1="5.111cm" svg:x2="6.454cm" svg:y2="4.961cm">
          <text:p/>
        </draw:line>
        <draw:line draw:style-name="gr3" draw:text-style-name="P4" draw:layer="layout" svg:x1="6.678cm" svg:y1="5.111cm" svg:x2="6.678cm" svg:y2="4.961cm">
          <text:p/>
        </draw:line>
        <draw:line draw:style-name="gr3" draw:text-style-name="P4" draw:layer="layout" svg:x1="6.678cm" svg:y1="5.111cm" svg:x2="6.678cm" svg:y2="4.961cm">
          <text:p/>
        </draw:line>
        <draw:line draw:style-name="gr3" draw:text-style-name="P4" draw:layer="layout" svg:x1="6.9cm" svg:y1="5.111cm" svg:x2="6.9cm" svg:y2="4.961cm">
          <text:p/>
        </draw:line>
        <draw:line draw:style-name="gr3" draw:text-style-name="P4" draw:layer="layout" svg:x1="6.9cm" svg:y1="5.111cm" svg:x2="6.9cm" svg:y2="4.961cm">
          <text:p/>
        </draw:line>
        <draw:line draw:style-name="gr3" draw:text-style-name="P4" draw:layer="layout" svg:x1="7.123cm" svg:y1="5.111cm" svg:x2="7.123cm" svg:y2="4.961cm">
          <text:p/>
        </draw:line>
        <draw:line draw:style-name="gr3" draw:text-style-name="P4" draw:layer="layout" svg:x1="7.123cm" svg:y1="5.111cm" svg:x2="7.123cm" svg:y2="4.961cm">
          <text:p/>
        </draw:line>
        <draw:line draw:style-name="gr3" draw:text-style-name="P4" draw:layer="layout" svg:x1="7.345cm" svg:y1="5.111cm" svg:x2="7.345cm" svg:y2="4.961cm">
          <text:p/>
        </draw:line>
        <draw:line draw:style-name="gr3" draw:text-style-name="P4" draw:layer="layout" svg:x1="7.345cm" svg:y1="5.111cm" svg:x2="7.345cm" svg:y2="4.961cm">
          <text:p/>
        </draw:line>
        <draw:line draw:style-name="gr3" draw:text-style-name="P4" draw:layer="layout" svg:x1="7.568cm" svg:y1="5.111cm" svg:x2="7.568cm" svg:y2="4.961cm">
          <text:p/>
        </draw:line>
        <draw:line draw:style-name="gr3" draw:text-style-name="P4" draw:layer="layout" svg:x1="7.568cm" svg:y1="5.111cm" svg:x2="7.568cm" svg:y2="4.961cm">
          <text:p/>
        </draw:line>
        <draw:line draw:style-name="gr3" draw:text-style-name="P4" draw:layer="layout" svg:x1="7.79cm" svg:y1="5.111cm" svg:x2="7.79cm" svg:y2="4.961cm">
          <text:p/>
        </draw:line>
        <draw:line draw:style-name="gr3" draw:text-style-name="P4" draw:layer="layout" svg:x1="7.79cm" svg:y1="5.111cm" svg:x2="7.79cm" svg:y2="4.961cm">
          <text:p/>
        </draw:line>
        <draw:line draw:style-name="gr3" draw:text-style-name="P4" draw:layer="layout" svg:x1="8.012cm" svg:y1="5.111cm" svg:x2="8.012cm" svg:y2="4.961cm">
          <text:p/>
        </draw:line>
        <draw:line draw:style-name="gr3" draw:text-style-name="P4" draw:layer="layout" svg:x1="8.012cm" svg:y1="5.111cm" svg:x2="8.012cm" svg:y2="4.961cm">
          <text:p/>
        </draw:line>
        <draw:line draw:style-name="gr3" draw:text-style-name="P4" draw:layer="layout" svg:x1="8.234cm" svg:y1="5.111cm" svg:x2="8.234cm" svg:y2="4.961cm">
          <text:p/>
        </draw:line>
        <draw:line draw:style-name="gr3" draw:text-style-name="P4" draw:layer="layout" svg:x1="8.234cm" svg:y1="5.111cm" svg:x2="8.234cm" svg:y2="4.961cm">
          <text:p/>
        </draw:line>
        <draw:line draw:style-name="gr3" draw:text-style-name="P4" draw:layer="layout" svg:x1="8.457cm" svg:y1="5.111cm" svg:x2="8.457cm" svg:y2="4.961cm">
          <text:p/>
        </draw:line>
        <draw:line draw:style-name="gr3" draw:text-style-name="P4" draw:layer="layout" svg:x1="8.457cm" svg:y1="5.111cm" svg:x2="8.457cm" svg:y2="4.961cm">
          <text:p/>
        </draw:line>
        <draw:line draw:style-name="gr3" draw:text-style-name="P4" draw:layer="layout" svg:x1="8.679cm" svg:y1="5.111cm" svg:x2="8.679cm" svg:y2="4.961cm">
          <text:p/>
        </draw:line>
        <draw:line draw:style-name="gr3" draw:text-style-name="P4" draw:layer="layout" svg:x1="8.679cm" svg:y1="5.111cm" svg:x2="8.679cm" svg:y2="4.961cm">
          <text:p/>
        </draw:line>
        <draw:line draw:style-name="gr3" draw:text-style-name="P4" draw:layer="layout" svg:x1="8.903cm" svg:y1="5.111cm" svg:x2="8.903cm" svg:y2="4.961cm">
          <text:p/>
        </draw:line>
        <draw:line draw:style-name="gr3" draw:text-style-name="P4" draw:layer="layout" svg:x1="8.903cm" svg:y1="5.111cm" svg:x2="8.903cm" svg:y2="4.961cm">
          <text:p/>
        </draw:line>
        <draw:line draw:style-name="gr3" draw:text-style-name="P4" draw:layer="layout" svg:x1="9.124cm" svg:y1="5.111cm" svg:x2="9.124cm" svg:y2="4.961cm">
          <text:p/>
        </draw:line>
        <draw:line draw:style-name="gr3" draw:text-style-name="P4" draw:layer="layout" svg:x1="9.124cm" svg:y1="5.111cm" svg:x2="9.124cm" svg:y2="4.961cm">
          <text:p/>
        </draw:line>
        <draw:line draw:style-name="gr3" draw:text-style-name="P4" draw:layer="layout" svg:x1="9.348cm" svg:y1="5.111cm" svg:x2="9.348cm" svg:y2="4.961cm">
          <text:p/>
        </draw:line>
        <draw:line draw:style-name="gr3" draw:text-style-name="P4" draw:layer="layout" svg:x1="9.348cm" svg:y1="5.111cm" svg:x2="9.348cm" svg:y2="4.961cm">
          <text:p/>
        </draw:line>
        <draw:line draw:style-name="gr3" draw:text-style-name="P4" draw:layer="layout" svg:x1="9.57cm" svg:y1="5.111cm" svg:x2="9.57cm" svg:y2="4.961cm">
          <text:p/>
        </draw:line>
        <draw:line draw:style-name="gr3" draw:text-style-name="P4" draw:layer="layout" svg:x1="9.57cm" svg:y1="5.111cm" svg:x2="9.57cm" svg:y2="4.961cm">
          <text:p/>
        </draw:line>
        <draw:line draw:style-name="gr3" draw:text-style-name="P4" draw:layer="layout" svg:x1="9.793cm" svg:y1="5.111cm" svg:x2="9.793cm" svg:y2="4.961cm">
          <text:p/>
        </draw:line>
        <draw:line draw:style-name="gr3" draw:text-style-name="P4" draw:layer="layout" svg:x1="9.793cm" svg:y1="5.111cm" svg:x2="9.793cm" svg:y2="4.961cm">
          <text:p/>
        </draw:line>
        <draw:line draw:style-name="gr3" draw:text-style-name="P4" draw:layer="layout" svg:x1="10.015cm" svg:y1="5.111cm" svg:x2="10.015cm" svg:y2="4.961cm">
          <text:p/>
        </draw:line>
        <draw:line draw:style-name="gr3" draw:text-style-name="P4" draw:layer="layout" svg:x1="10.015cm" svg:y1="5.111cm" svg:x2="10.015cm" svg:y2="4.961cm">
          <text:p/>
        </draw:line>
        <draw:line draw:style-name="gr3" draw:text-style-name="P4" draw:layer="layout" svg:x1="10.237cm" svg:y1="5.111cm" svg:x2="10.237cm" svg:y2="4.961cm">
          <text:p/>
        </draw:line>
        <draw:line draw:style-name="gr3" draw:text-style-name="P4" draw:layer="layout" svg:x1="10.237cm" svg:y1="5.111cm" svg:x2="10.237cm" svg:y2="4.961cm">
          <text:p/>
        </draw:line>
        <draw:line draw:style-name="gr3" draw:text-style-name="P4" draw:layer="layout" svg:x1="10.46cm" svg:y1="5.111cm" svg:x2="10.46cm" svg:y2="4.961cm">
          <text:p/>
        </draw:line>
        <draw:line draw:style-name="gr3" draw:text-style-name="P4" draw:layer="layout" svg:x1="10.46cm" svg:y1="5.111cm" svg:x2="10.46cm" svg:y2="4.961cm">
          <text:p/>
        </draw:line>
        <draw:line draw:style-name="gr3" draw:text-style-name="P4" draw:layer="layout" svg:x1="10.682cm" svg:y1="5.111cm" svg:x2="10.682cm" svg:y2="4.961cm">
          <text:p/>
        </draw:line>
        <draw:line draw:style-name="gr3" draw:text-style-name="P4" draw:layer="layout" svg:x1="10.682cm" svg:y1="5.111cm" svg:x2="10.682cm" svg:y2="4.961cm">
          <text:p/>
        </draw:line>
        <draw:line draw:style-name="gr3" draw:text-style-name="P4" draw:layer="layout" svg:x1="10.904cm" svg:y1="5.111cm" svg:x2="10.904cm" svg:y2="4.961cm">
          <text:p/>
        </draw:line>
        <draw:line draw:style-name="gr3" draw:text-style-name="P4" draw:layer="layout" svg:x1="10.904cm" svg:y1="5.111cm" svg:x2="10.904cm" svg:y2="4.961cm">
          <text:p/>
        </draw:line>
        <draw:line draw:style-name="gr3" draw:text-style-name="P4" draw:layer="layout" svg:x1="11.126cm" svg:y1="5.111cm" svg:x2="11.126cm" svg:y2="4.961cm">
          <text:p/>
        </draw:line>
        <draw:line draw:style-name="gr3" draw:text-style-name="P4" draw:layer="layout" svg:x1="11.126cm" svg:y1="5.111cm" svg:x2="11.126cm" svg:y2="4.961cm">
          <text:p/>
        </draw:line>
        <draw:line draw:style-name="gr3" draw:text-style-name="P4" draw:layer="layout" svg:x1="11.349cm" svg:y1="5.111cm" svg:x2="11.349cm" svg:y2="4.961cm">
          <text:p/>
        </draw:line>
        <draw:line draw:style-name="gr3" draw:text-style-name="P4" draw:layer="layout" svg:x1="11.349cm" svg:y1="5.111cm" svg:x2="11.349cm" svg:y2="4.961cm">
          <text:p/>
        </draw:line>
        <draw:line draw:style-name="gr3" draw:text-style-name="P4" draw:layer="layout" svg:x1="11.571cm" svg:y1="5.111cm" svg:x2="11.571cm" svg:y2="4.961cm">
          <text:p/>
        </draw:line>
        <draw:line draw:style-name="gr3" draw:text-style-name="P4" draw:layer="layout" svg:x1="11.571cm" svg:y1="5.111cm" svg:x2="11.571cm" svg:y2="4.961cm">
          <text:p/>
        </draw:line>
        <draw:line draw:style-name="gr3" draw:text-style-name="P4" draw:layer="layout" svg:x1="11.793cm" svg:y1="5.111cm" svg:x2="11.793cm" svg:y2="4.961cm">
          <text:p/>
        </draw:line>
        <draw:line draw:style-name="gr3" draw:text-style-name="P4" draw:layer="layout" svg:x1="11.793cm" svg:y1="5.111cm" svg:x2="11.793cm" svg:y2="4.961cm">
          <text:p/>
        </draw:line>
        <draw:line draw:style-name="gr3" draw:text-style-name="P4" draw:layer="layout" svg:x1="12.015cm" svg:y1="5.111cm" svg:x2="12.015cm" svg:y2="4.961cm">
          <text:p/>
        </draw:line>
        <draw:line draw:style-name="gr3" draw:text-style-name="P4" draw:layer="layout" svg:x1="12.015cm" svg:y1="5.111cm" svg:x2="12.015cm" svg:y2="4.961cm">
          <text:p/>
        </draw:line>
        <draw:line draw:style-name="gr3" draw:text-style-name="P4" draw:layer="layout" svg:x1="12.238cm" svg:y1="5.111cm" svg:x2="12.238cm" svg:y2="4.961cm">
          <text:p/>
        </draw:line>
        <draw:line draw:style-name="gr3" draw:text-style-name="P4" draw:layer="layout" svg:x1="12.238cm" svg:y1="5.111cm" svg:x2="12.238cm" svg:y2="4.961cm">
          <text:p/>
        </draw:line>
        <draw:line draw:style-name="gr3" draw:text-style-name="P4" draw:layer="layout" svg:x1="12.46cm" svg:y1="5.111cm" svg:x2="12.46cm" svg:y2="4.961cm">
          <text:p/>
        </draw:line>
        <draw:line draw:style-name="gr3" draw:text-style-name="P4" draw:layer="layout" svg:x1="12.46cm" svg:y1="5.111cm" svg:x2="12.46cm" svg:y2="4.961cm">
          <text:p/>
        </draw:line>
        <draw:line draw:style-name="gr3" draw:text-style-name="P4" draw:layer="layout" svg:x1="12.683cm" svg:y1="5.111cm" svg:x2="12.683cm" svg:y2="4.961cm">
          <text:p/>
        </draw:line>
        <draw:line draw:style-name="gr3" draw:text-style-name="P4" draw:layer="layout" svg:x1="12.683cm" svg:y1="5.111cm" svg:x2="12.683cm" svg:y2="4.961cm">
          <text:p/>
        </draw:line>
        <draw:line draw:style-name="gr3" draw:text-style-name="P4" draw:layer="layout" svg:x1="12.905cm" svg:y1="5.111cm" svg:x2="12.905cm" svg:y2="4.961cm">
          <text:p/>
        </draw:line>
        <draw:line draw:style-name="gr3" draw:text-style-name="P4" draw:layer="layout" svg:x1="12.905cm" svg:y1="5.111cm" svg:x2="12.905cm" svg:y2="4.961cm">
          <text:p/>
        </draw:line>
        <draw:line draw:style-name="gr3" draw:text-style-name="P4" draw:layer="layout" svg:x1="13.129cm" svg:y1="5.111cm" svg:x2="13.129cm" svg:y2="4.961cm">
          <text:p/>
        </draw:line>
        <draw:line draw:style-name="gr3" draw:text-style-name="P4" draw:layer="layout" svg:x1="13.129cm" svg:y1="5.111cm" svg:x2="13.129cm" svg:y2="4.961cm">
          <text:p/>
        </draw:line>
        <draw:line draw:style-name="gr3" draw:text-style-name="P4" draw:layer="layout" svg:x1="13.351cm" svg:y1="5.111cm" svg:x2="13.351cm" svg:y2="4.961cm">
          <text:p/>
        </draw:line>
        <draw:line draw:style-name="gr3" draw:text-style-name="P4" draw:layer="layout" svg:x1="13.351cm" svg:y1="5.111cm" svg:x2="13.351cm" svg:y2="4.961cm">
          <text:p/>
        </draw:line>
        <draw:line draw:style-name="gr3" draw:text-style-name="P4" draw:layer="layout" svg:x1="13.574cm" svg:y1="5.111cm" svg:x2="13.574cm" svg:y2="4.961cm">
          <text:p/>
        </draw:line>
        <draw:line draw:style-name="gr3" draw:text-style-name="P4" draw:layer="layout" svg:x1="13.574cm" svg:y1="5.111cm" svg:x2="13.574cm" svg:y2="4.961cm">
          <text:p/>
        </draw:line>
        <draw:line draw:style-name="gr3" draw:text-style-name="P4" draw:layer="layout" svg:x1="13.796cm" svg:y1="5.111cm" svg:x2="13.796cm" svg:y2="4.961cm">
          <text:p/>
        </draw:line>
        <draw:line draw:style-name="gr3" draw:text-style-name="P4" draw:layer="layout" svg:x1="13.796cm" svg:y1="5.111cm" svg:x2="13.796cm" svg:y2="4.961cm">
          <text:p/>
        </draw:line>
        <draw:line draw:style-name="gr3" draw:text-style-name="P4" draw:layer="layout" svg:x1="14.019cm" svg:y1="5.111cm" svg:x2="14.019cm" svg:y2="4.961cm">
          <text:p/>
        </draw:line>
        <draw:line draw:style-name="gr3" draw:text-style-name="P4" draw:layer="layout" svg:x1="14.019cm" svg:y1="5.111cm" svg:x2="14.019cm" svg:y2="4.961cm">
          <text:p/>
        </draw:line>
        <draw:line draw:style-name="gr3" draw:text-style-name="P4" draw:layer="layout" svg:x1="14.241cm" svg:y1="5.111cm" svg:x2="14.241cm" svg:y2="4.961cm">
          <text:p/>
        </draw:line>
        <draw:line draw:style-name="gr3" draw:text-style-name="P4" draw:layer="layout" svg:x1="14.241cm" svg:y1="5.111cm" svg:x2="14.241cm" svg:y2="4.961cm">
          <text:p/>
        </draw:line>
        <draw:line draw:style-name="gr3" draw:text-style-name="P4" draw:layer="layout" svg:x1="14.463cm" svg:y1="5.111cm" svg:x2="14.463cm" svg:y2="4.961cm">
          <text:p/>
        </draw:line>
        <draw:line draw:style-name="gr3" draw:text-style-name="P4" draw:layer="layout" svg:x1="14.463cm" svg:y1="5.111cm" svg:x2="14.463cm" svg:y2="4.961cm">
          <text:p/>
        </draw:line>
        <draw:line draw:style-name="gr3" draw:text-style-name="P4" draw:layer="layout" svg:x1="14.685cm" svg:y1="5.111cm" svg:x2="14.685cm" svg:y2="4.961cm">
          <text:p/>
        </draw:line>
        <draw:line draw:style-name="gr3" draw:text-style-name="P4" draw:layer="layout" svg:x1="14.685cm" svg:y1="5.111cm" svg:x2="14.685cm" svg:y2="4.961cm">
          <text:p/>
        </draw:line>
        <draw:line draw:style-name="gr3" draw:text-style-name="P4" draw:layer="layout" svg:x1="14.908cm" svg:y1="5.111cm" svg:x2="14.908cm" svg:y2="4.961cm">
          <text:p/>
        </draw:line>
        <draw:line draw:style-name="gr3" draw:text-style-name="P4" draw:layer="layout" svg:x1="14.908cm" svg:y1="5.111cm" svg:x2="14.908cm" svg:y2="4.961cm">
          <text:p/>
        </draw:line>
        <draw:line draw:style-name="gr3" draw:text-style-name="P4" draw:layer="layout" svg:x1="15.13cm" svg:y1="5.111cm" svg:x2="15.13cm" svg:y2="4.961cm">
          <text:p/>
        </draw:line>
        <draw:line draw:style-name="gr3" draw:text-style-name="P4" draw:layer="layout" svg:x1="15.13cm" svg:y1="5.111cm" svg:x2="15.13cm" svg:y2="4.961cm">
          <text:p/>
        </draw:line>
        <draw:line draw:style-name="gr3" draw:text-style-name="P4" draw:layer="layout" svg:x1="15.353cm" svg:y1="5.111cm" svg:x2="15.353cm" svg:y2="4.961cm">
          <text:p/>
        </draw:line>
        <draw:line draw:style-name="gr3" draw:text-style-name="P4" draw:layer="layout" svg:x1="15.353cm" svg:y1="5.111cm" svg:x2="15.353cm" svg:y2="4.961cm">
          <text:p/>
        </draw:line>
        <draw:line draw:style-name="gr3" draw:text-style-name="P4" draw:layer="layout" svg:x1="15.575cm" svg:y1="5.111cm" svg:x2="15.575cm" svg:y2="4.961cm">
          <text:p/>
        </draw:line>
        <draw:line draw:style-name="gr3" draw:text-style-name="P4" draw:layer="layout" svg:x1="15.575cm" svg:y1="5.111cm" svg:x2="15.575cm" svg:y2="4.961cm">
          <text:p/>
        </draw:line>
        <draw:line draw:style-name="gr3" draw:text-style-name="P4" draw:layer="layout" svg:x1="15.799cm" svg:y1="5.111cm" svg:x2="15.799cm" svg:y2="4.961cm">
          <text:p/>
        </draw:line>
        <draw:line draw:style-name="gr3" draw:text-style-name="P4" draw:layer="layout" svg:x1="15.799cm" svg:y1="5.111cm" svg:x2="15.799cm" svg:y2="4.961cm">
          <text:p/>
        </draw:line>
        <draw:line draw:style-name="gr3" draw:text-style-name="P4" draw:layer="layout" svg:x1="4.231cm" svg:y1="4.961cm" svg:x2="15.799cm" svg:y2="4.961cm">
          <text:p/>
        </draw:line>
        <draw:line draw:style-name="gr3" draw:text-style-name="P4" draw:layer="layout" svg:x1="4.081cm" svg:y1="10.113cm" svg:x2="4.231cm" svg:y2="10.113cm">
          <text:p/>
        </draw:line>
        <draw:line draw:style-name="gr3" draw:text-style-name="P4" draw:layer="layout" svg:x1="4.081cm" svg:y1="10.113cm" svg:x2="4.231cm" svg:y2="10.113cm">
          <text:p/>
        </draw:line>
        <draw:line draw:style-name="gr3" draw:text-style-name="P4" draw:layer="layout" svg:x1="4.081cm" svg:y1="9.082cm" svg:x2="4.231cm" svg:y2="9.082cm">
          <text:p/>
        </draw:line>
        <draw:line draw:style-name="gr3" draw:text-style-name="P4" draw:layer="layout" svg:x1="4.081cm" svg:y1="9.082cm" svg:x2="4.231cm" svg:y2="9.082cm">
          <text:p/>
        </draw:line>
        <draw:line draw:style-name="gr3" draw:text-style-name="P4" draw:layer="layout" svg:x1="4.081cm" svg:y1="8.052cm" svg:x2="4.231cm" svg:y2="8.052cm">
          <text:p/>
        </draw:line>
        <draw:line draw:style-name="gr3" draw:text-style-name="P4" draw:layer="layout" svg:x1="4.081cm" svg:y1="8.052cm" svg:x2="4.231cm" svg:y2="8.052cm">
          <text:p/>
        </draw:line>
        <draw:line draw:style-name="gr3" draw:text-style-name="P4" draw:layer="layout" svg:x1="4.081cm" svg:y1="7.022cm" svg:x2="4.231cm" svg:y2="7.022cm">
          <text:p/>
        </draw:line>
        <draw:line draw:style-name="gr3" draw:text-style-name="P4" draw:layer="layout" svg:x1="4.081cm" svg:y1="7.022cm" svg:x2="4.231cm" svg:y2="7.022cm">
          <text:p/>
        </draw:line>
        <draw:line draw:style-name="gr3" draw:text-style-name="P4" draw:layer="layout" svg:x1="4.081cm" svg:y1="5.992cm" svg:x2="4.231cm" svg:y2="5.992cm">
          <text:p/>
        </draw:line>
        <draw:line draw:style-name="gr3" draw:text-style-name="P4" draw:layer="layout" svg:x1="4.081cm" svg:y1="5.992cm" svg:x2="4.231cm" svg:y2="5.992cm">
          <text:p/>
        </draw:line>
        <draw:line draw:style-name="gr3" draw:text-style-name="P4" draw:layer="layout" svg:x1="4.081cm" svg:y1="4.961cm" svg:x2="4.231cm" svg:y2="4.961cm">
          <text:p/>
        </draw:line>
        <draw:line draw:style-name="gr3" draw:text-style-name="P4" draw:layer="layout" svg:x1="4.081cm" svg:y1="4.961cm" svg:x2="4.231cm" svg:y2="4.961cm">
          <text:p/>
        </draw:line>
        <draw:line draw:style-name="gr3" draw:text-style-name="P4" draw:layer="layout" svg:x1="4.081cm" svg:y1="3.931cm" svg:x2="4.231cm" svg:y2="3.931cm">
          <text:p/>
        </draw:line>
        <draw:line draw:style-name="gr3" draw:text-style-name="P4" draw:layer="layout" svg:x1="4.081cm" svg:y1="3.931cm" svg:x2="4.231cm" svg:y2="3.931cm">
          <text:p/>
        </draw:line>
        <draw:line draw:style-name="gr3" draw:text-style-name="P4" draw:layer="layout" svg:x1="4.081cm" svg:y1="2.901cm" svg:x2="4.231cm" svg:y2="2.901cm">
          <text:p/>
        </draw:line>
        <draw:line draw:style-name="gr3" draw:text-style-name="P4" draw:layer="layout" svg:x1="4.081cm" svg:y1="2.901cm" svg:x2="4.231cm" svg:y2="2.901cm">
          <text:p/>
        </draw:line>
        <draw:line draw:style-name="gr3" draw:text-style-name="P4" draw:layer="layout" svg:x1="4.081cm" svg:y1="1.872cm" svg:x2="4.231cm" svg:y2="1.872cm">
          <text:p/>
        </draw:line>
        <draw:line draw:style-name="gr3" draw:text-style-name="P4" draw:layer="layout" svg:x1="4.081cm" svg:y1="1.872cm" svg:x2="4.231cm" svg:y2="1.872cm">
          <text:p/>
        </draw:line>
        <draw:line draw:style-name="gr3" draw:text-style-name="P4" draw:layer="layout" svg:x1="4.231cm" svg:y1="10.113cm" svg:x2="4.231cm" svg:y2="1.872cm">
          <text:p/>
        </draw:line>
        <draw:polyline draw:style-name="gr4" draw:text-style-name="P4" draw:layer="layout" svg:width="9.343cm" svg:height="0.542cm" svg:x="4.231cm" svg:y="4.678cm" svg:viewBox="0 0 9344 543" draw:points="0,543 21,541 32,541 43,539 55,539 77,538 87,538 100,536 110,535 133,535 144,533 155,533 165,532 188,532 199,530 211,530 222,530 243,529 254,527 265,527 277,527 289,526 311,524 321,524 332,523 343,523 366,521 378,521 389,520 399,520 421,518 433,518 445,516 457,515 478,515 489,513 500,513 512,512 523,512 546,510 556,510 567,509 578,509 601,507 612,506 622,506 635,506 656,504 668,504 679,504 690,503 711,501 723,501 734,500 746,500 768,498 778,498 789,497 800,495 812,495 835,495 846,494 856,492 867,492 890,490 901,490 913,489 924,489 945,487 956,486 968,486 979,486 1002,484 1012,483 1023,483 1034,483 1046,481 1068,480 1080,480 1090,480 1101,478 1124,478 1135,477 1146,475 1156,475 1179,475 1190,474 1202,472 1213,472 1234,471 1245,471 1257,469 1268,469 1291,468 1302,466 1312,466 1323,466 1334,466 1358,463 1369,463 1380,463 1390,460 1412,459 1424,459 1435,459 1447,457 1468,456 1479,456 1490,456 1502,454 1524,453 1536,453 1546,451 1557,451 1568,451 1591,450 1602,448 1612,448 1625,448 1646,447 1658,445 1669,445 1680,445 1701,442 1713,442 1724,442 1736,441 1758,439 1768,439 1779,439 1790,437 1802,436 1825,436 1836,436 1846,434 1857,433 1880,433 1891,431 1903,431 1914,430 1935,430 1946,428 1958,427 1969,427 1992,427 2002,425 2013,425 2024,425 2047,422 2058,422 2070,422 2080,421 2091,421 2114,419 2125,419 2136,418 2146,418 2169,416 2180,416 2192,415 2203,413 2224,413 2235,411 2247,411 2258,410 2281,410 2292,408 2302,408 2313,407 2324,407 2348,405 2359,404 2370,404 2380,404 2402,402 2414,402 2425,401 2437,401 2448,399 2458,399 2469,399 2480,398 2492,398 2515,396 2526,396 2536,395 2547,393 2570,393 2581,392 2592,392 2604,390 2614,390 2636,388 2648,388 2659,387 2670,387 2680,387 2693,385 2703,384 2714,384 2726,384 2748,382 2758,381 2769,381 2781,381 2804,379 2815,378 2826,378 2836,378 2847,376 2870,376 2882,375 2893,373 2904,373 2914,373 2925,372 2936,372 2948,370 2959,370 2982,369 2992,369 3003,367 3014,367 3037,366 3048,364 3060,364 3070,364 3092,362 3104,361 3115,361 3126,361 3136,359 3159,358 3170,358 3182,358 3193,356 3214,355 3225,355 3237,353 3248,353 3271,352 3282,352 3292,350 3303,350 3326,349 3338,349 3349,347 3360,347 3370,347 3392,344 3404,344 3415,344 3427,343 3448,341 3459,341 3470,341 3482,340 3505,338 3516,338 3526,338 3537,336 3560,335 3571,335 3582,333 3594,333 3604,332 3626,332 3638,330 3649,330 3660,329 3683,329 3693,327 3704,326 3716,326 3738,324 3748,324 3759,324 3771,324 3794,321 3805,321 3816,321 3826,320 3848,318 3860,318 3872,318 3883,317 3894,315 3915,315 3926,315 3938,314 3949,312 3972,312 3982,310 3993,310 4004,309 4027,309 4039,307 4050,306 4060,306 4082,304 4094,304 4105,303 4116,303 4128,303 4149,301 4160,300 4172,300 4183,300 4204,298 4217,298 4227,297 4238,295 4261,295 4272,295 4282,294 4293,292 4316,292 4328,291 4339,291 4350,289 4371,289 4382,288 4394,286 4406,286 4417,286 4438,284 4449,283 4460,283 4472,283 4495,281 4506,280 4516,280 4527,280 4550,277 4561,277 4572,277 4584,277 4605,275 4616,275 4628,274 4639,272 4650,272 4673,271 4683,271 4694,269 4706,269 4728,268 4738,268 4749,266 4761,266 4784,265 4795,263 4806,263 4816,263 4838,261 4850,260 4862,260 4873,260 4894,257 4905,257 4916,257 4928,257 4939,255 4962,254 4972,254 4983,252 4994,252 5017,251 5029,251 5040,249 5050,249 5072,248 5084,248 5095,246 5106,246 5128,245 5139,243 5150,243 5162,243 5173,242 5194,240 5207,240 5217,240 5228,239 5251,237 5262,237 5272,237 5283,235 5306,234 5318,234 5329,232 5340,232 5361,231 5372,231 5384,229 5396,229 5407,228 5428,228 5439,226 5450,225 5462,225 5485,223 5496,223 5506,223 5517,222 5540,220 5551,220 5563,220 5574,219 5595,217 5606,217 5618,217 5629,216 5652,214 5662,214 5673,213 5684,213 5696,211 5718,211 5728,209 5741,209 5751,208 5774,208 5785,206 5796,205 5806,205 5828,203 5840,203 5852,202 5863,202 5884,200 5895,200 5906,199 5918,199 5930,199 5952,197 5962,197 5973,196 5984,194 6007,194 6019,193 6030,193 6040,191 6062,191 6074,190 6085,190 6096,188 6118,188 6129,187 6140,185 6152,185 6174,183 6184,183 6197,182 6207,182 6218,182 6241,180 6252,179 6262,179 6273,179 6296,176 6308,176 6319,176 6330,174 6340,174 6351,173 6362,173 6374,173 6386,171 6408,171 6418,170 6429,170 6440,168 6452,168 6475,167 6486,165 6496,165 6507,165 6530,164 6541,162 6553,162 6564,162 6574,161 6585,161 6596,159 6608,159 6619,159 6642,156 6652,156 6663,156 6674,154 6686,154 6708,153 6718,153 6731,151 6741,151 6764,150 6773,150 6784,148 6795,148 6819,147 6830,145 6841,145 6851,145 6873,144 6885,142 6896,142 6908,142 6929,141 6940,139 6951,139 6963,139 6974,138 6997,136 7007,136 7018,136 7029,134 7052,133 7063,133 7073,131 7086,131 7107,130 7119,130 7130,128 7141,127 7162,127 7174,125 7185,125 7197,124 7208,124 7229,122 7240,122 7251,122 7263,121 7286,119 7297,119 7307,119 7318,118 7341,116 7352,116 7364,116 7375,115 7396,113 7407,113 7419,112 7430,112 7453,110 7463,110 7474,108 7485,107 7497,107 7519,107 7529,105 7541,104 7552,104 7575,102 7586,102 7597,101 7607,101 7630,99 7641,98 7653,98 7664,98 7685,96 7696,96 7708,96 7719,95 7731,93 7753,93 7763,92 7774,92 7785,90 7809,90 7820,89 7831,89 7841,87 7863,87 7875,86 7886,84 7898,84 7919,82 7930,82 7941,81 7953,81 7975,79 7987,78 7997,78 8008,78 8019,78 8042,75 8053,75 8063,75 8075,73 8097,72 8109,72 8120,72 8131,70 8152,70 8164,69 8175,69 8187,67 8209,67 8219,66 8230,64 8241,64 8253,64 8276,63 8287,61 8297,61 8308,61 8331,60 8343,58 8354,58 8365,58 8386,55 8397,55 8409,55 8420,53 8443,52 8453,52 8464,52 8475,50 8487,50 8509,49 8521,49 8531,47 8542,46 8565,46 8576,44 8587,44 8597,44 8620,43 8631,41 8643,41 8654,41 8675,40 8686,38 8698,38 8709,38 8732,35 8743,35 8753,35 8764,34 8775,34 8799,32 8810,32 8821,30 8831,30 8853,29 8865,29 8876,27 8888,26 8909,26 8920,24 8931,24 8943,23 8964,23 8977,21 8987,21 8998,21 9009,20 9032,18 9043,18 9053,18 9065,17 9087,15 9099,15 9110,14 9121,14 9142,12 9154,12 9165,11 9177,11 9199,9 9209,9 9220,7 9232,6 9255,6 9266,4 9277,4 9287,3 9298,3 9321,1 9333,1 9344,0">
          <text:p/>
        </draw:polyline>
        <draw:polygon draw:style-name="gr5" draw:text-style-name="P5" draw:layer="layout" svg:width="0.249cm" svg:height="0.251cm" svg:x="4.106cm" svg:y="5.094cm" svg:viewBox="0 0 250 252" draw:points="0,0 0,252 250,252 250,0">
          <text:p/>
        </draw:polygon>
        <draw:polygon draw:style-name="gr5" draw:text-style-name="P5" draw:layer="layout" svg:width="0.25cm" svg:height="0.249cm" svg:x="4.327cm" svg:y="5.082cm" svg:viewBox="0 0 251 250" draw:points="0,0 0,250 251,250 251,0">
          <text:p/>
        </draw:polygon>
        <draw:polygon draw:style-name="gr5" draw:text-style-name="P5" draw:layer="layout" svg:width="0.251cm" svg:height="0.251cm" svg:x="4.549cm" svg:y="5.068cm" svg:viewBox="0 0 252 252" draw:points="0,0 0,252 252,252 252,0">
          <text:p/>
        </draw:polygon>
        <draw:polygon draw:style-name="gr5" draw:text-style-name="P5" draw:layer="layout" svg:width="0.249cm" svg:height="0.249cm" svg:x="4.773cm" svg:y="5.056cm" svg:viewBox="0 0 250 250" draw:points="0,0 0,250 250,250 250,0">
          <text:p/>
        </draw:polygon>
        <draw:polygon draw:style-name="gr5" draw:text-style-name="P5" draw:layer="layout" svg:width="0.249cm" svg:height="0.251cm" svg:x="4.995cm" svg:y="5.042cm" svg:viewBox="0 0 250 252" draw:points="0,0 0,252 250,252 250,0">
          <text:p/>
        </draw:polygon>
        <draw:polygon draw:style-name="gr5" draw:text-style-name="P5" draw:layer="layout" svg:width="0.249cm" svg:height="0.249cm" svg:x="5.218cm" svg:y="5.03cm" svg:viewBox="0 0 250 250" draw:points="0,0 0,250 250,250 250,0">
          <text:p/>
        </draw:polygon>
        <draw:polygon draw:style-name="gr5" draw:text-style-name="P5" draw:layer="layout" svg:width="0.249cm" svg:height="0.249cm" svg:x="5.44cm" svg:y="5.018cm" svg:viewBox="0 0 250 250" draw:points="0,0 0,250 250,250 250,0">
          <text:p/>
        </draw:polygon>
        <draw:polygon draw:style-name="gr5" draw:text-style-name="P5" draw:layer="layout" svg:width="0.25cm" svg:height="0.251cm" svg:x="5.663cm" svg:y="5.004cm" svg:viewBox="0 0 251 252" draw:points="0,0 0,252 251,252 251,0">
          <text:p/>
        </draw:polygon>
        <draw:polygon draw:style-name="gr5" draw:text-style-name="P5" draw:layer="layout" svg:width="0.25cm" svg:height="0.249cm" svg:x="5.885cm" svg:y="4.992cm" svg:viewBox="0 0 251 250" draw:points="0,0 0,250 251,250 251,0">
          <text:p/>
        </draw:polygon>
        <draw:polygon draw:style-name="gr5" draw:text-style-name="P5" draw:layer="layout" svg:width="0.251cm" svg:height="0.251cm" svg:x="6.107cm" svg:y="4.978cm" svg:viewBox="0 0 252 252" draw:points="0,0 0,252 252,252 252,0">
          <text:p/>
        </draw:polygon>
        <draw:polygon draw:style-name="gr5" draw:text-style-name="P5" draw:layer="layout" svg:width="0.251cm" svg:height="0.249cm" svg:x="6.329cm" svg:y="4.966cm" svg:viewBox="0 0 252 250" draw:points="0,0 0,250 252,250 252,0">
          <text:p/>
        </draw:polygon>
        <draw:polygon draw:style-name="gr5" draw:text-style-name="P5" draw:layer="layout" svg:width="0.251cm" svg:height="0.25cm" svg:x="6.552cm" svg:y="4.953cm" svg:viewBox="0 0 252 251" draw:points="0,0 0,251 252,251 252,0">
          <text:p/>
        </draw:polygon>
        <draw:polygon draw:style-name="gr5" draw:text-style-name="P5" draw:layer="layout" svg:width="0.251cm" svg:height="0.25cm" svg:x="6.774cm" svg:y="4.939cm" svg:viewBox="0 0 252 251" draw:points="0,0 0,251 252,251 252,0">
          <text:p/>
        </draw:polygon>
        <draw:polygon draw:style-name="gr5" draw:text-style-name="P5" draw:layer="layout" svg:width="0.249cm" svg:height="0.25cm" svg:x="6.998cm" svg:y="4.927cm" svg:viewBox="0 0 250 251" draw:points="0,0 0,251 250,251 250,0">
          <text:p/>
        </draw:polygon>
        <draw:polygon draw:style-name="gr5" draw:text-style-name="P5" draw:layer="layout" svg:width="0.25cm" svg:height="0.249cm" svg:x="7.219cm" svg:y="4.915cm" svg:viewBox="0 0 251 250" draw:points="0,0 0,250 251,250 251,0">
          <text:p/>
        </draw:polygon>
        <draw:polygon draw:style-name="gr5" draw:text-style-name="P5" draw:layer="layout" svg:width="0.249cm" svg:height="0.251cm" svg:x="7.443cm" svg:y="4.901cm" svg:viewBox="0 0 250 252" draw:points="0,0 0,252 250,252 250,0">
          <text:p/>
        </draw:polygon>
        <draw:polygon draw:style-name="gr5" draw:text-style-name="P5" draw:layer="layout" svg:width="0.249cm" svg:height="0.249cm" svg:x="7.665cm" svg:y="4.889cm" svg:viewBox="0 0 250 250" draw:points="0,0 0,250 250,250 250,0">
          <text:p/>
        </draw:polygon>
        <draw:polygon draw:style-name="gr5" draw:text-style-name="P5" draw:layer="layout" svg:width="0.249cm" svg:height="0.251cm" svg:x="7.888cm" svg:y="4.875cm" svg:viewBox="0 0 250 252" draw:points="0,0 0,252 250,252 250,0">
          <text:p/>
        </draw:polygon>
        <draw:polygon draw:style-name="gr5" draw:text-style-name="P5" draw:layer="layout" svg:width="0.249cm" svg:height="0.249cm" svg:x="8.11cm" svg:y="4.863cm" svg:viewBox="0 0 250 250" draw:points="0,0 0,250 250,250 250,0">
          <text:p/>
        </draw:polygon>
        <draw:polygon draw:style-name="gr5" draw:text-style-name="P5" draw:layer="layout" svg:width="0.251cm" svg:height="0.251cm" svg:x="8.332cm" svg:y="4.849cm" svg:viewBox="0 0 252 252" draw:points="0,0 0,252 252,252 252,0">
          <text:p/>
        </draw:polygon>
        <draw:polygon draw:style-name="gr6" draw:text-style-name="P5" draw:layer="layout" svg:width="0.25cm" svg:height="0.249cm" svg:x="8.555cm" svg:y="4.837cm" svg:viewBox="0 0 251 250" draw:points="0,0 0,250 251,250 251,0">
          <text:p/>
        </draw:polygon>
        <draw:polygon draw:style-name="gr7" draw:text-style-name="P4" draw:layer="layout" svg:width="0.25cm" svg:height="0.249cm" svg:x="8.555cm" svg:y="4.837cm" svg:viewBox="0 0 251 250" draw:points="0,0 0,250 251,250 251,0">
          <text:p/>
        </draw:polygon>
        <draw:polygon draw:style-name="gr5" draw:text-style-name="P5" draw:layer="layout" svg:width="0.251cm" svg:height="0.251cm" svg:x="8.777cm" svg:y="4.823cm" svg:viewBox="0 0 252 252" draw:points="0,0 0,252 252,252 252,0">
          <text:p/>
        </draw:polygon>
        <draw:polygon draw:style-name="gr5" draw:text-style-name="P5" draw:layer="layout" svg:width="0.251cm" svg:height="0.249cm" svg:x="8.999cm" svg:y="4.811cm" svg:viewBox="0 0 252 250" draw:points="0,0 0,250 252,250 252,0">
          <text:p/>
        </draw:polygon>
        <draw:polygon draw:style-name="gr5" draw:text-style-name="P5" draw:layer="layout" svg:width="0.251cm" svg:height="0.249cm" svg:x="9.222cm" svg:y="4.799cm" svg:viewBox="0 0 252 250" draw:points="0,0 0,250 252,250 252,0">
          <text:p/>
        </draw:polygon>
        <draw:polygon draw:style-name="gr5" draw:text-style-name="P5" draw:layer="layout" svg:width="0.251cm" svg:height="0.251cm" svg:x="9.444cm" svg:y="4.785cm" svg:viewBox="0 0 252 252" draw:points="0,0 0,252 252,252 252,0">
          <text:p/>
        </draw:polygon>
        <draw:polygon draw:style-name="gr5" draw:text-style-name="P5" draw:layer="layout" svg:width="0.249cm" svg:height="0.249cm" svg:x="9.668cm" svg:y="4.773cm" svg:viewBox="0 0 250 250" draw:points="0,0 0,250 250,250 250,0">
          <text:p/>
        </draw:polygon>
        <draw:polygon draw:style-name="gr5" draw:text-style-name="P5" draw:layer="layout" svg:width="0.25cm" svg:height="0.251cm" svg:x="9.889cm" svg:y="4.759cm" svg:viewBox="0 0 251 252" draw:points="0,0 0,252 251,252 251,0">
          <text:p/>
        </draw:polygon>
        <draw:polygon draw:style-name="gr5" draw:text-style-name="P5" draw:layer="layout" svg:width="0.251cm" svg:height="0.249cm" svg:x="10.111cm" svg:y="4.747cm" svg:viewBox="0 0 252 250" draw:points="0,0 0,250 252,250 252,0">
          <text:p/>
        </draw:polygon>
        <draw:polygon draw:style-name="gr5" draw:text-style-name="P5" draw:layer="layout" svg:width="0.249cm" svg:height="0.251cm" svg:x="10.335cm" svg:y="4.733cm" svg:viewBox="0 0 250 252" draw:points="0,0 0,252 250,252 250,0">
          <text:p/>
        </draw:polygon>
        <draw:polygon draw:style-name="gr5" draw:text-style-name="P5" draw:layer="layout" svg:width="0.249cm" svg:height="0.249cm" svg:x="10.557cm" svg:y="4.721cm" svg:viewBox="0 0 250 250" draw:points="0,0 0,250 250,250 250,0">
          <text:p/>
        </draw:polygon>
        <draw:polygon draw:style-name="gr5" draw:text-style-name="P5" draw:layer="layout" svg:width="0.248cm" svg:height="0.251cm" svg:x="10.78cm" svg:y="4.707cm" svg:viewBox="0 0 249 252" draw:points="0,0 0,252 249,252 249,0">
          <text:p/>
        </draw:polygon>
        <draw:polygon draw:style-name="gr5" draw:text-style-name="P5" draw:layer="layout" svg:width="0.251cm" svg:height="0.25cm" svg:x="11cm" svg:y="4.696cm" svg:viewBox="0 0 252 251" draw:points="0,0 0,251 252,251 252,0">
          <text:p/>
        </draw:polygon>
        <draw:polygon draw:style-name="gr5" draw:text-style-name="P5" draw:layer="layout" svg:width="0.249cm" svg:height="0.25cm" svg:x="11.224cm" svg:y="4.682cm" svg:viewBox="0 0 250 251" draw:points="0,0 0,251 250,251 250,0">
          <text:p/>
        </draw:polygon>
        <draw:polygon draw:style-name="gr5" draw:text-style-name="P5" draw:layer="layout" svg:width="0.249cm" svg:height="0.25cm" svg:x="11.446cm" svg:y="4.67cm" svg:viewBox="0 0 250 251" draw:points="0,0 0,251 250,251 250,0">
          <text:p/>
        </draw:polygon>
        <draw:polygon draw:style-name="gr5" draw:text-style-name="P5" draw:layer="layout" svg:width="0.249cm" svg:height="0.25cm" svg:x="11.669cm" svg:y="4.656cm" svg:viewBox="0 0 250 251" draw:points="0,0 0,251 250,251 250,0">
          <text:p/>
        </draw:polygon>
        <draw:polygon draw:style-name="gr5" draw:text-style-name="P5" draw:layer="layout" svg:width="0.249cm" svg:height="0.25cm" svg:x="11.891cm" svg:y="4.644cm" svg:viewBox="0 0 250 251" draw:points="0,0 0,251 250,251 250,0">
          <text:p/>
        </draw:polygon>
        <draw:polygon draw:style-name="gr5" draw:text-style-name="P5" draw:layer="layout" svg:width="0.25cm" svg:height="0.25cm" svg:x="12.114cm" svg:y="4.63cm" svg:viewBox="0 0 251 251" draw:points="0,0 0,251 251,251 251,0">
          <text:p/>
        </draw:polygon>
        <draw:polygon draw:style-name="gr5" draw:text-style-name="P5" draw:layer="layout" svg:width="0.25cm" svg:height="0.25cm" svg:x="12.336cm" svg:y="4.618cm" svg:viewBox="0 0 251 251" draw:points="0,0 0,251 251,251 251,0">
          <text:p/>
        </draw:polygon>
        <draw:polygon draw:style-name="gr5" draw:text-style-name="P5" draw:layer="layout" svg:width="0.251cm" svg:height="0.25cm" svg:x="12.558cm" svg:y="4.604cm" svg:viewBox="0 0 252 251" draw:points="0,0 0,251 252,251 252,0">
          <text:p/>
        </draw:polygon>
        <draw:polygon draw:style-name="gr5" draw:text-style-name="P5" draw:layer="layout" svg:width="0.251cm" svg:height="0.251cm" svg:x="12.78cm" svg:y="4.592cm" svg:viewBox="0 0 252 252" draw:points="0,0 0,252 252,252 252,0">
          <text:p/>
        </draw:polygon>
        <draw:polygon draw:style-name="gr5" draw:text-style-name="P5" draw:layer="layout" svg:width="0.251cm" svg:height="0.249cm" svg:x="13.003cm" svg:y="4.58cm" svg:viewBox="0 0 252 250" draw:points="0,0 0,250 252,250 252,0">
          <text:p/>
        </draw:polygon>
        <draw:polygon draw:style-name="gr5" draw:text-style-name="P5" draw:layer="layout" svg:width="0.251cm" svg:height="0.251cm" svg:x="13.225cm" svg:y="4.566cm" svg:viewBox="0 0 252 252" draw:points="0,0 0,252 252,252 252,0">
          <text:p/>
        </draw:polygon>
        <draw:polygon draw:style-name="gr5" draw:text-style-name="P5" draw:layer="layout" svg:width="0.25cm" svg:height="0.249cm" svg:x="13.448cm" svg:y="4.554cm" svg:viewBox="0 0 251 250" draw:points="0,0 0,250 251,250 251,0">
          <text:p/>
        </draw:polygon>
        <draw:polyline draw:style-name="gr8" draw:text-style-name="P4" draw:layer="layout" svg:width="9.343cm" svg:height="7.031cm" svg:x="4.231cm" svg:y="2.335cm" svg:viewBox="0 0 9344 7032" draw:points="0,0 11,40 21,81 32,121 43,162 55,202 66,244 77,283 87,325 100,364 110,404 121,444 133,484 144,524 155,562 165,603 176,640 188,680 199,718 211,756 222,794 233,831 243,868 254,906 265,943 277,978 289,1015 300,1050 311,1087 321,1122 332,1157 343,1193 355,1227 366,1262 378,1296 389,1328 399,1363 410,1395 421,1429 433,1461 445,1495 457,1527 468,1559 478,1591 489,1623 500,1654 512,1686 523,1718 534,1749 546,1779 556,1810 567,1840 578,1871 590,1900 601,1929 612,1960 622,1989 635,2018 645,2047 656,2076 668,2104 679,2131 690,2160 700,2188 711,2215 723,2243 734,2269 746,2296 757,2324 768,2350 778,2376 789,2402 800,2428 812,2454 824,2480 835,2505 846,2529 856,2555 867,2579 878,2604 890,2627 901,2651 913,2676 924,2699 934,2722 945,2746 956,2769 968,2792 979,2815 991,2837 1002,2859 1012,2881 1023,2904 1034,2924 1046,2947 1057,2968 1068,2988 1080,3009 1090,3031 1101,3051 1112,3072 1124,3092 1135,3112 1146,3132 1156,3150 1169,3170 1179,3190 1190,3208 1202,3228 1213,3245 1224,3265 1234,3282 1245,3300 1257,3319 1268,3337 1280,3354 1291,3372 1302,3389 1312,3406 1323,3423 1334,3439 1346,3456 1358,3472 1369,3488 1380,3504 1390,3519 1401,3536 1412,3551 1424,3566 1435,3582 1447,3597 1458,3611 1468,3626 1479,3640 1490,3655 1502,3667 1513,3681 1524,3695 1536,3709 1546,3721 1557,3736 1568,3748 1580,3762 1591,3773 1602,3787 1612,3799 1625,3811 1635,3823 1646,3836 1658,3846 1669,3859 1680,3869 1701,3892 1713,3903 1724,3914 1736,3924 1747,3935 1758,3946 1768,3957 1779,3966 1790,3975 1802,3986 1814,3995 1825,4004 1836,4015 1846,4024 1857,4033 1880,4050 1891,4059 1903,4067 1914,4076 1924,4084 1935,4091 1946,4099 1958,4107 1969,4114 1981,4122 1992,4128 2002,4136 2013,4143 2024,4149 2047,4163 2058,4169 2070,4175 2080,4182 2091,4188 2114,4200 2125,4204 2136,4211 2146,4215 2169,4226 2180,4230 2192,4235 2203,4241 2224,4249 2235,4253 2247,4258 2258,4261 2281,4270 2292,4273 2302,4276 2313,4281 2324,4284 2348,4290 2359,4293 2370,4295 2380,4298 2402,4302 2414,4305 2425,4307 2437,4310 2458,4313 2469,4315 2480,4316 2492,4319 2515,4321 2526,4321 2536,4322 2547,4324 2570,4325 2581,4325 2592,4327 2604,4327 2614,4327 2636,4327 2648,4327 2659,4327 2670,4327 2693,4325 2703,4325 2714,4324 2726,4324 2748,4321 2758,4321 2769,4319 2781,4319 2804,4316 2815,4313 2826,4313 2836,4310 2847,4309 2870,4304 2882,4302 2893,4301 2904,4298 2925,4293 2936,4290 2948,4287 2959,4284 2982,4278 2992,4275 3003,4272 3014,4270 3026,4267 3037,4263 3048,4260 3060,4255 3070,4252 3092,4244 3104,4241 3115,4237 3126,4232 3136,4229 3149,4224 3159,4220 3170,4215 3182,4211 3193,4206 3214,4197 3225,4192 3237,4188 3248,4183 3271,4172 3282,4168 3292,4163 3303,4157 3326,4146 3338,4140 3349,4136 3360,4129 3370,4123 3381,4119 3392,4113 3404,4107 3415,4100 3427,4094 3438,4088 3448,4082 3459,4076 3470,4070 3482,4064 3505,4050 3516,4044 3526,4038 3537,4030 3548,4024 3560,4018 3571,4010 3582,4004 3594,3998 3604,3990 3615,3984 3626,3976 3638,3969 3649,3961 3660,3955 3670,3947 3683,3940 3693,3932 3704,3926 3716,3917 3738,3903 3748,3895 3759,3888 3771,3880 3794,3865 3805,3857 3816,3848 3826,3840 3848,3825 3860,3816 3872,3808 3883,3801 3894,3793 3904,3784 3915,3776 3926,3767 3938,3759 3949,3750 3961,3742 3972,3733 3982,3726 3993,3718 4004,3709 4027,3692 4039,3683 4050,3675 4060,3666 4071,3658 4082,3649 4094,3640 4105,3632 4116,3623 4128,3614 4138,3605 4149,3597 4160,3588 4172,3579 4183,3569 4194,3560 4204,3551 4217,3542 4227,3533 4238,3525 4261,3505 4272,3496 4282,3487 4293,3479 4305,3470 4316,3461 4328,3452 4339,3441 4350,3432 4371,3415 4382,3404 4394,3395 4406,3386 4417,3377 4438,3358 4449,3349 4460,3340 4472,3331 4483,3320 4495,3311 4506,3303 4516,3293 4527,3283 4550,3265 4561,3256 4572,3245 4584,3236 4594,3228 4605,3218 4616,3208 4628,3199 4639,3190 4650,3181 4673,3161 4683,3152 4694,3143 4706,3133 4717,3124 4728,3115 4738,3106 4749,3095 4761,3086 4784,3068 4795,3058 4806,3049 4816,3040 4827,3031 4838,3022 4850,3013 4862,3003 4873,2994 4894,2976 4905,2967 4916,2957 4928,2948 4939,2939 4962,2921 4972,2912 4983,2902 4994,2893 5006,2884 5017,2875 5029,2867 5040,2858 5050,2849 5072,2832 5084,2823 5095,2814 5106,2804 5118,2795 5128,2788 5139,2778 5150,2769 5162,2762 5173,2752 5194,2736 5207,2728 5217,2719 5228,2711 5240,2702 5251,2694 5262,2685 5272,2676 5283,2668 5295,2661 5306,2653 5318,2644 5329,2636 5340,2627 5350,2619 5361,2612 5372,2604 5384,2595 5396,2589 5407,2581 5428,2564 5439,2558 5450,2549 5462,2541 5485,2526 5496,2520 5506,2512 5517,2505 5540,2489 5551,2483 5563,2475 5574,2468 5584,2462 5595,2454 5606,2448 5618,2440 5629,2434 5652,2420 5662,2414 5673,2408 5684,2400 5696,2394 5718,2382 5728,2376 5741,2368 5751,2362 5762,2356 5774,2350 5785,2344 5796,2339 5806,2333 5828,2321 5840,2315 5852,2310 5863,2304 5884,2293 5895,2289 5906,2283 5918,2278 5930,2272 5952,2263 5962,2258 5973,2252 5984,2249 6007,2238 6019,2235 6030,2231 6040,2226 6062,2217 6074,2214 6085,2209 6096,2206 6118,2197 6129,2194 6140,2191 6152,2186 6174,2180 6184,2177 6197,2174 6207,2171 6218,2168 6241,2162 6252,2159 6262,2156 6273,2154 6296,2148 6308,2146 6319,2143 6330,2142 6351,2137 6362,2136 6374,2134 6386,2133 6408,2130 6418,2128 6429,2127 6440,2125 6452,2125 6475,2122 6486,2122 6496,2122 6507,2120 6518,2120 6530,2120 6541,2119 6553,2119 6564,2119 6585,2120 6596,2120 6608,2120 6619,2122 6642,2122 6652,2124 6663,2125 6674,2125 6686,2127 6708,2130 6718,2131 6731,2133 6741,2134 6764,2139 6773,2140 6784,2142 6795,2145 6819,2150 6830,2153 6841,2156 6851,2159 6862,2162 6873,2165 6885,2168 6896,2171 6908,2174 6929,2183 6940,2186 6951,2191 6963,2194 6974,2198 6985,2203 6997,2209 7007,2212 7018,2217 7029,2223 7041,2228 7052,2232 7063,2238 7073,2243 7086,2249 7096,2255 7107,2261 7119,2267 7130,2273 7141,2280 7151,2287 7162,2292 7174,2299 7185,2307 7197,2313 7208,2321 7229,2336 7240,2342 7251,2350 7263,2359 7275,2367 7286,2374 7297,2382 7307,2391 7318,2400 7341,2417 7352,2426 7364,2436 7375,2445 7385,2454 7396,2465 7407,2474 7419,2485 7430,2494 7453,2515 7463,2526 7474,2537 7485,2547 7497,2558 7519,2581 7529,2593 7541,2604 7552,2616 7563,2627 7575,2639 7586,2653 7597,2665 7607,2677 7618,2691 7630,2703 7641,2717 7653,2729 7664,2743 7675,2757 7685,2771 7696,2785 7708,2798 7719,2812 7731,2827 7742,2841 7753,2856 7763,2872 7774,2887 7785,2902 7797,2918 7809,2933 7820,2950 7831,2965 7841,2982 7852,2997 7863,3014 7875,3031 7886,3049 7898,3066 7909,3083 7919,3100 7930,3118 7941,3135 7953,3153 7964,3172 7975,3190 7987,3208 7997,3227 8008,3245 8019,3265 8031,3285 8042,3303 8053,3323 8063,3343 8075,3363 8086,3383 8097,3404 8109,3424 8120,3446 8131,3467 8141,3487 8152,3508 8164,3531 8175,3551 8187,3574 8198,3597 8209,3618 8219,3640 8230,3663 8241,3686 8253,3709 8265,3732 8276,3756 8287,3779 8297,3804 8308,3828 8319,3851 8331,3877 8343,3900 8354,3926 8365,3950 8375,3976 8386,4001 8397,4027 8409,4053 8420,4079 8432,4105 8443,4133 8453,4160 8464,4186 8475,4214 8487,4241 8498,4269 8509,4296 8521,4324 8531,4353 8542,4380 8553,4410 8565,4439 8576,4468 8587,4497 8597,4526 8610,4556 8620,4587 8631,4616 8643,4647 8654,4677 8665,4708 8675,4740 8686,4771 8698,4803 8709,4835 8721,4867 8732,4899 8743,4930 8753,4963 8764,4997 8775,5029 8787,5063 8799,5097 8810,5130 8821,5164 8831,5199 8842,5233 8853,5268 8865,5303 8876,5337 8888,5372 8899,5409 8909,5444 8920,5481 8931,5516 8943,5553 8954,5589 8964,5626 8977,5664 8987,5701 8998,5739 9009,5776 9021,5814 9032,5852 9043,5892 9053,5930 9065,5970 9076,6010 9087,6050 9099,6090 9110,6129 9121,6171 9131,6212 9142,6253 9154,6295 9165,6336 9177,6379 9188,6422 9199,6463 9209,6506 9220,6550 9232,6593 9243,6636 9255,6680 9266,6723 9277,6767 9287,6812 9298,6855 9309,6899 9321,6942 9333,6988 9344,7032">
          <text:p/>
        </draw:polyline>
        <draw:polygon draw:style-name="gr9" draw:text-style-name="P6" draw:layer="layout" svg:width="0.249cm" svg:height="0.249cm" svg:x="4.106cm" svg:y="2.21cm" svg:viewBox="0 0 250 250" draw:points="0,125 126,250 250,125 126,0">
          <text:p/>
        </draw:polygon>
        <draw:polygon draw:style-name="gr9" draw:text-style-name="P6" draw:layer="layout" svg:width="0.25cm" svg:height="0.251cm" svg:x="4.327cm" svg:y="3.004cm" svg:viewBox="0 0 251 252" draw:points="0,126 127,252 251,126 127,0">
          <text:p/>
        </draw:polygon>
        <draw:polygon draw:style-name="gr9" draw:text-style-name="P6" draw:layer="layout" svg:width="0.251cm" svg:height="0.251cm" svg:x="4.549cm" svg:y="3.703cm" svg:viewBox="0 0 252 252" draw:points="0,126 127,252 252,126 127,0">
          <text:p/>
        </draw:polygon>
        <draw:polygon draw:style-name="gr9" draw:text-style-name="P6" draw:layer="layout" svg:width="0.249cm" svg:height="0.251cm" svg:x="4.773cm" svg:y="4.312cm" svg:viewBox="0 0 250 252" draw:points="0,127 126,252 250,127 126,0">
          <text:p/>
        </draw:polygon>
        <draw:polygon draw:style-name="gr9" draw:text-style-name="P6" draw:layer="layout" svg:width="0.249cm" svg:height="0.249cm" svg:x="4.995cm" svg:y="4.837cm" svg:viewBox="0 0 250 250" draw:points="0,125 126,250 250,125 126,0">
          <text:p/>
        </draw:polygon>
        <draw:polygon draw:style-name="gr9" draw:text-style-name="P6" draw:layer="layout" svg:width="0.249cm" svg:height="0.249cm" svg:x="5.218cm" svg:y="5.281cm" svg:viewBox="0 0 250 250" draw:points="0,126 124,250 250,126 124,0">
          <text:p/>
        </draw:polygon>
        <draw:polygon draw:style-name="gr9" draw:text-style-name="P6" draw:layer="layout" svg:width="0.249cm" svg:height="0.251cm" svg:x="5.44cm" svg:y="5.648cm" svg:viewBox="0 0 250 252" draw:points="0,125 124,252 250,125 124,0">
          <text:p/>
        </draw:polygon>
        <draw:polygon draw:style-name="gr9" draw:text-style-name="P6" draw:layer="layout" svg:width="0.25cm" svg:height="0.249cm" svg:x="5.663cm" svg:y="5.945cm" svg:viewBox="0 0 251 250" draw:points="0,125 124,250 251,125 124,0">
          <text:p/>
        </draw:polygon>
        <draw:polygon draw:style-name="gr9" draw:text-style-name="P6" draw:layer="layout" svg:width="0.25cm" svg:height="0.249cm" svg:x="5.885cm" svg:y="6.176cm" svg:viewBox="0 0 251 250" draw:points="0,124 124,250 251,124 124,0">
          <text:p/>
        </draw:polygon>
        <draw:polygon draw:style-name="gr9" draw:text-style-name="P6" draw:layer="layout" svg:width="0.251cm" svg:height="0.251cm" svg:x="6.107cm" svg:y="6.344cm" svg:viewBox="0 0 252 252" draw:points="0,127 126,252 252,127 126,0">
          <text:p/>
        </draw:polygon>
        <draw:polygon draw:style-name="gr9" draw:text-style-name="P6" draw:layer="layout" svg:width="0.251cm" svg:height="0.249cm" svg:x="6.329cm" svg:y="6.459cm" svg:viewBox="0 0 252 250" draw:points="0,124 126,250 252,124 126,0">
          <text:p/>
        </draw:polygon>
        <draw:polygon draw:style-name="gr9" draw:text-style-name="P6" draw:layer="layout" svg:width="0.251cm" svg:height="0.251cm" svg:x="6.552cm" svg:y="6.52cm" svg:viewBox="0 0 252 252" draw:points="0,127 127,252 252,127 127,0">
          <text:p/>
        </draw:polygon>
        <draw:polygon draw:style-name="gr9" draw:text-style-name="P6" draw:layer="layout" svg:width="0.251cm" svg:height="0.25cm" svg:x="6.774cm" svg:y="6.535cm" svg:viewBox="0 0 252 251" draw:points="0,127 127,251 252,127 127,0">
          <text:p/>
        </draw:polygon>
        <draw:polygon draw:style-name="gr9" draw:text-style-name="P6" draw:layer="layout" svg:width="0.249cm" svg:height="0.25cm" svg:x="6.998cm" svg:y="6.509cm" svg:viewBox="0 0 250 251" draw:points="0,127 126,251 250,127 126,0">
          <text:p/>
        </draw:polygon>
        <draw:polygon draw:style-name="gr9" draw:text-style-name="P6" draw:layer="layout" svg:width="0.25cm" svg:height="0.251cm" svg:x="7.219cm" svg:y="6.445cm" svg:viewBox="0 0 251 252" draw:points="0,126 126,252 251,126 126,0">
          <text:p/>
        </draw:polygon>
        <draw:polygon draw:style-name="gr9" draw:text-style-name="P6" draw:layer="layout" svg:width="0.249cm" svg:height="0.25cm" svg:x="7.443cm" svg:y="6.35cm" svg:viewBox="0 0 250 251" draw:points="0,125 125,251 250,125 125,0">
          <text:p/>
        </draw:polygon>
        <draw:polygon draw:style-name="gr9" draw:text-style-name="P6" draw:layer="layout" svg:width="0.249cm" svg:height="0.251cm" svg:x="7.665cm" svg:y="6.226cm" svg:viewBox="0 0 250 252" draw:points="0,126 125,252 250,126 125,0">
          <text:p/>
        </draw:polygon>
        <draw:polygon draw:style-name="gr9" draw:text-style-name="P6" draw:layer="layout" svg:width="0.249cm" svg:height="0.249cm" svg:x="7.888cm" svg:y="6.081cm" svg:viewBox="0 0 250 250" draw:points="0,125 124,250 250,125 124,0">
          <text:p/>
        </draw:polygon>
        <draw:polygon draw:style-name="gr9" draw:text-style-name="P6" draw:layer="layout" svg:width="0.249cm" svg:height="0.249cm" svg:x="8.11cm" svg:y="5.919cm" svg:viewBox="0 0 250 250" draw:points="0,124 124,250 250,124 124,0">
          <text:p/>
        </draw:polygon>
        <draw:polygon draw:style-name="gr9" draw:text-style-name="P6" draw:layer="layout" svg:width="0.251cm" svg:height="0.249cm" svg:x="8.332cm" svg:y="5.743cm" svg:viewBox="0 0 252 250" draw:points="0,125 126,250 252,125 126,0">
          <text:p/>
        </draw:polygon>
        <draw:polygon draw:style-name="gr9" draw:text-style-name="P6" draw:layer="layout" svg:width="0.25cm" svg:height="0.249cm" svg:x="8.555cm" svg:y="5.558cm" svg:viewBox="0 0 251 250" draw:points="0,126 125,250 251,126 125,0">
          <text:p/>
        </draw:polygon>
        <draw:polygon draw:style-name="gr9" draw:text-style-name="P6" draw:layer="layout" svg:width="0.251cm" svg:height="0.249cm" svg:x="8.777cm" svg:y="5.371cm" svg:viewBox="0 0 252 250" draw:points="0,124 127,250 252,124 127,0">
          <text:p/>
        </draw:polygon>
        <draw:polygon draw:style-name="gr9" draw:text-style-name="P6" draw:layer="layout" svg:width="0.251cm" svg:height="0.251cm" svg:x="8.999cm" svg:y="5.184cm" svg:viewBox="0 0 252 252" draw:points="0,126 125,252 252,126 125,0">
          <text:p/>
        </draw:polygon>
        <draw:polygon draw:style-name="gr9" draw:text-style-name="P6" draw:layer="layout" svg:width="0.251cm" svg:height="0.251cm" svg:x="9.222cm" svg:y="5.004cm" svg:viewBox="0 0 252 252" draw:points="0,126 126,252 252,126 126,0">
          <text:p/>
        </draw:polygon>
        <draw:polygon draw:style-name="gr10" draw:text-style-name="P6" draw:layer="layout" svg:width="0.251cm" svg:height="0.249cm" svg:x="9.444cm" svg:y="4.837cm" svg:viewBox="0 0 252 250" draw:points="0,125 126,250 252,125 126,0">
          <text:p/>
        </draw:polygon>
        <draw:polygon draw:style-name="gr11" draw:text-style-name="P4" draw:layer="layout" svg:width="0.251cm" svg:height="0.249cm" svg:x="9.444cm" svg:y="4.837cm" svg:viewBox="0 0 252 250" draw:points="0,125 126,250 252,125 126,0">
          <text:p/>
        </draw:polygon>
        <draw:polygon draw:style-name="gr9" draw:text-style-name="P6" draw:layer="layout" svg:width="0.249cm" svg:height="0.251cm" svg:x="9.668cm" svg:y="4.684cm" svg:viewBox="0 0 250 252" draw:points="0,125 125,252 250,125 125,0">
          <text:p/>
        </draw:polygon>
        <draw:polygon draw:style-name="gr9" draw:text-style-name="P6" draw:layer="layout" svg:width="0.25cm" svg:height="0.249cm" svg:x="9.889cm" svg:y="4.554cm" svg:viewBox="0 0 251 250" draw:points="0,125 126,250 251,125 126,0">
          <text:p/>
        </draw:polygon>
        <draw:polygon draw:style-name="gr9" draw:text-style-name="P6" draw:layer="layout" svg:width="0.251cm" svg:height="0.251cm" svg:x="10.111cm" svg:y="4.447cm" svg:viewBox="0 0 252 252" draw:points="0,125 127,252 252,125 127,0">
          <text:p/>
        </draw:polygon>
        <draw:polygon draw:style-name="gr9" draw:text-style-name="P6" draw:layer="layout" svg:width="0.249cm" svg:height="0.25cm" svg:x="10.335cm" svg:y="4.373cm" svg:viewBox="0 0 250 251" draw:points="0,127 125,251 250,127 125,0">
          <text:p/>
        </draw:polygon>
        <draw:polygon draw:style-name="gr9" draw:text-style-name="P6" draw:layer="layout" svg:width="0.249cm" svg:height="0.249cm" svg:x="10.557cm" svg:y="4.334cm" svg:viewBox="0 0 250 250" draw:points="0,126 126,250 250,126 126,0">
          <text:p/>
        </draw:polygon>
        <draw:polygon draw:style-name="gr9" draw:text-style-name="P6" draw:layer="layout" svg:width="0.248cm" svg:height="0.25cm" svg:x="10.78cm" svg:y="4.335cm" svg:viewBox="0 0 249 251" draw:points="0,125 125,251 249,125 125,0">
          <text:p/>
        </draw:polygon>
        <draw:polygon draw:style-name="gr9" draw:text-style-name="P6" draw:layer="layout" svg:width="0.251cm" svg:height="0.249cm" svg:x="11cm" svg:y="4.381cm" svg:viewBox="0 0 252 250" draw:points="0,124 127,250 252,124 127,0">
          <text:p/>
        </draw:polygon>
        <draw:polygon draw:style-name="gr9" draw:text-style-name="P6" draw:layer="layout" svg:width="0.249cm" svg:height="0.251cm" svg:x="11.224cm" svg:y="4.476cm" svg:viewBox="0 0 250 252" draw:points="0,125 126,252 250,125 126,0">
          <text:p/>
        </draw:polygon>
        <draw:polygon draw:style-name="gr9" draw:text-style-name="P6" draw:layer="layout" svg:width="0.249cm" svg:height="0.251cm" svg:x="11.446cm" svg:y="4.626cm" svg:viewBox="0 0 250 252" draw:points="0,125 125,252 250,125 125,0">
          <text:p/>
        </draw:polygon>
        <draw:polygon draw:style-name="gr9" draw:text-style-name="P6" draw:layer="layout" svg:width="0.249cm" svg:height="0.249cm" svg:x="11.669cm" svg:y="4.837cm" svg:viewBox="0 0 250 250" draw:points="0,125 124,250 250,125 124,0">
          <text:p/>
        </draw:polygon>
        <draw:polygon draw:style-name="gr9" draw:text-style-name="P6" draw:layer="layout" svg:width="0.249cm" svg:height="0.251cm" svg:x="11.891cm" svg:y="5.111cm" svg:viewBox="0 0 250 252" draw:points="0,126 124,252 250,126 124,0">
          <text:p/>
        </draw:polygon>
        <draw:polygon draw:style-name="gr9" draw:text-style-name="P6" draw:layer="layout" svg:width="0.25cm" svg:height="0.25cm" svg:x="12.114cm" svg:y="5.455cm" svg:viewBox="0 0 251 251" draw:points="0,124 125,251 251,124 125,0">
          <text:p/>
        </draw:polygon>
        <draw:polygon draw:style-name="gr9" draw:text-style-name="P6" draw:layer="layout" svg:width="0.25cm" svg:height="0.248cm" svg:x="12.336cm" svg:y="5.873cm" svg:viewBox="0 0 251 249" draw:points="0,124 125,249 251,124 125,0">
          <text:p/>
        </draw:polygon>
        <draw:polygon draw:style-name="gr9" draw:text-style-name="P6" draw:layer="layout" svg:width="0.251cm" svg:height="0.249cm" svg:x="12.558cm" svg:y="6.369cm" svg:viewBox="0 0 252 250" draw:points="0,125 126,250 252,125 126,0">
          <text:p/>
        </draw:polygon>
        <draw:polygon draw:style-name="gr9" draw:text-style-name="P6" draw:layer="layout" svg:width="0.251cm" svg:height="0.249cm" svg:x="12.78cm" svg:y="6.949cm" svg:viewBox="0 0 252 250" draw:points="0,125 126,250 252,125 126,0">
          <text:p/>
        </draw:polygon>
        <draw:polygon draw:style-name="gr9" draw:text-style-name="P6" draw:layer="layout" svg:width="0.251cm" svg:height="0.251cm" svg:x="13.003cm" svg:y="7.617cm" svg:viewBox="0 0 252 252" draw:points="0,127 127,252 252,127 127,0">
          <text:p/>
        </draw:polygon>
        <draw:polygon draw:style-name="gr9" draw:text-style-name="P6" draw:layer="layout" svg:width="0.251cm" svg:height="0.251cm" svg:x="13.225cm" svg:y="8.379cm" svg:viewBox="0 0 252 252" draw:points="0,126 126,252 252,126 126,0">
          <text:p/>
        </draw:polygon>
        <draw:polygon draw:style-name="gr9" draw:text-style-name="P6" draw:layer="layout" svg:width="0.25cm" svg:height="0.249cm" svg:x="13.448cm" svg:y="9.241cm" svg:viewBox="0 0 251 250" draw:points="0,126 126,250 251,126 126,0">
          <text:p/>
        </draw:polygon>
        <draw:polyline draw:style-name="gr12" draw:text-style-name="P4" draw:layer="layout" svg:width="9.343cm" svg:height="4.395cm" svg:x="4.231cm" svg:y="4.211cm" svg:viewBox="0 0 9344 4396" draw:points="0,4125 11,4105 21,4085 32,4065 43,4047 55,4027 66,4007 77,3987 87,3967 100,3949 110,3929 121,3909 133,3889 144,3871 155,3851 165,3831 176,3811 188,3793 199,3773 211,3755 222,3736 233,3716 243,3698 254,3678 265,3660 277,3640 289,3621 300,3603 311,3585 321,3566 332,3548 343,3530 355,3511 366,3493 378,3473 389,3456 399,3438 410,3419 421,3401 433,3384 445,3366 457,3348 468,3329 478,3311 489,3294 500,3276 512,3257 523,3240 534,3222 546,3205 556,3187 567,3170 578,3153 590,3135 601,3118 612,3101 622,3083 635,3066 645,3049 656,3031 668,3014 679,2997 690,2980 700,2963 711,2947 723,2930 734,2913 746,2896 757,2879 768,2862 778,2846 789,2829 800,2812 812,2797 824,2780 835,2763 846,2748 856,2731 867,2714 878,2699 890,2682 901,2667 913,2650 924,2634 934,2619 945,2602 956,2587 968,2570 979,2555 991,2540 1002,2523 1012,2509 1023,2492 1034,2477 1046,2462 1057,2446 1068,2431 1080,2416 1090,2400 1101,2385 1112,2369 1124,2355 1135,2340 1146,2323 1156,2309 1169,2294 1179,2280 1190,2265 1202,2249 1213,2234 1224,2220 1234,2205 1245,2191 1257,2176 1268,2162 1280,2147 1291,2133 1302,2118 1312,2104 1323,2090 1334,2077 1346,2063 1358,2047 1369,2034 1380,2020 1390,2006 1401,1992 1412,1979 1424,1965 1435,1951 1447,1936 1458,1924 1468,1910 1479,1896 1490,1882 1502,1870 1513,1856 1524,1842 1536,1830 1546,1815 1557,1803 1568,1789 1580,1778 1591,1764 1602,1752 1612,1738 1625,1726 1635,1712 1646,1700 1658,1686 1669,1674 1680,1662 1701,1636 1713,1624 1724,1610 1736,1599 1747,1587 1758,1573 1768,1561 1779,1550 1790,1536 1802,1524 1814,1512 1825,1501 1836,1489 1846,1477 1857,1464 1868,1452 1880,1442 1891,1429 1903,1417 1914,1405 1924,1394 1935,1382 1946,1371 1958,1359 1969,1348 1981,1336 1992,1325 2002,1315 2013,1302 2024,1292 2036,1281 2047,1270 2058,1258 2070,1247 2080,1236 2091,1226 2102,1215 2114,1203 2125,1194 2136,1183 2146,1172 2159,1162 2169,1151 2180,1140 2192,1129 2203,1120 2214,1108 2224,1099 2235,1088 2247,1077 2258,1068 2270,1057 2281,1047 2292,1038 2302,1027 2313,1018 2324,1007 2336,998 2348,989 2359,978 2370,969 2380,958 2402,940 2414,930 2425,920 2437,912 2448,903 2458,892 2469,883 2480,874 2492,866 2515,846 2526,837 2536,828 2547,819 2558,811 2570,802 2581,793 2592,785 2604,776 2614,767 2625,759 2636,750 2648,742 2659,733 2670,724 2680,716 2693,709 2703,701 2714,692 2726,684 2737,675 2748,667 2758,660 2769,652 2781,643 2792,635 2804,629 2815,620 2826,612 2836,605 2847,597 2870,583 2882,574 2893,568 2904,560 2925,545 2936,539 2948,531 2959,523 2971,516 2982,510 2992,502 3003,496 3014,488 3026,482 3037,476 3048,468 3060,462 3070,455 3092,441 3104,436 3115,429 3126,422 3136,416 3159,404 3170,398 3182,392 3193,384 3214,372 3225,366 3237,361 3248,355 3260,349 3271,343 3282,337 3292,332 3303,326 3314,320 3326,315 3338,309 3349,305 3360,299 3370,294 3392,283 3404,277 3415,273 3427,268 3448,257 3459,253 3470,248 3482,242 3505,234 3516,228 3526,224 3537,219 3548,214 3560,210 3571,205 3582,201 3594,196 3604,193 3615,187 3626,184 3638,179 3649,176 3660,172 3683,164 3693,159 3704,156 3716,152 3727,147 3738,144 3748,141 3759,136 3771,132 3794,126 3805,123 3816,118 3826,115 3848,109 3860,106 3872,103 3883,100 3894,97 3915,90 3926,87 3938,84 3949,81 3972,77 3982,74 3993,71 4004,69 4027,63 4039,60 4050,58 4060,55 4082,52 4094,49 4105,46 4116,45 4128,43 4149,38 4160,37 4172,35 4183,34 4194,31 4204,29 4217,28 4227,26 4238,25 4261,22 4272,20 4282,19 4293,17 4316,15 4328,14 4339,12 4350,11 4371,9 4382,8 4394,8 4406,6 4417,5 4428,5 4438,5 4449,3 4460,3 4472,3 4495,2 4506,2 4516,0 4527,0 4550,0 4561,0 4572,0 4584,0 4605,0 4616,0 4628,0 4639,0 4650,0 4673,0 4683,0 4694,2 4706,2 4728,3 4738,3 4749,5 4761,5 4772,5 4784,6 4795,8 4806,8 4816,8 4838,11 4850,11 4862,14 4873,14 4894,17 4905,19 4916,20 4928,20 4939,23 4962,26 4972,26 4983,29 4994,31 5006,31 5017,34 5029,35 5040,37 5050,40 5072,43 5084,46 5095,48 5106,49 5128,55 5139,57 5150,60 5162,61 5173,63 5194,69 5207,72 5217,75 5228,78 5251,83 5262,86 5272,89 5283,92 5306,98 5318,101 5329,104 5340,107 5361,113 5372,116 5384,121 5396,124 5407,127 5428,135 5439,138 5450,141 5462,146 5485,153 5496,156 5506,161 5517,164 5540,173 5551,176 5563,181 5574,185 5595,193 5606,199 5618,202 5629,207 5652,216 5662,220 5673,225 5684,230 5696,234 5718,245 5728,250 5741,254 5751,259 5774,269 5785,274 5796,280 5806,285 5828,295 5840,300 5852,306 5863,311 5884,323 5895,329 5906,334 5918,340 5930,346 5941,352 5952,357 5962,363 5973,369 5984,375 5996,381 6007,386 6019,393 6030,400 6040,406 6062,418 6074,424 6085,430 6096,438 6108,444 6118,450 6129,458 6140,464 6152,470 6174,485 6184,490 6197,497 6207,505 6218,511 6241,527 6252,534 6262,540 6273,548 6285,554 6296,563 6308,569 6319,577 6330,585 6340,592 6351,600 6362,608 6374,615 6386,623 6397,631 6408,638 6418,646 6429,655 6440,663 6452,670 6475,687 6486,695 6496,702 6507,712 6530,727 6541,736 6553,744 6564,753 6574,762 6585,770 6596,779 6608,788 6619,796 6630,805 6642,814 6652,822 6663,831 6674,840 6686,849 6697,860 6708,869 6718,877 6731,886 6741,895 6764,915 6773,923 6784,934 6795,943 6807,952 6819,963 6830,972 6841,981 6851,992 6862,1001 6873,1010 6885,1021 6896,1030 6908,1041 6929,1062 6940,1071 6951,1082 6963,1091 6974,1102 6985,1113 6997,1123 7007,1134 7018,1143 7029,1154 7041,1165 7052,1175 7063,1186 7073,1197 7086,1207 7096,1218 7107,1229 7119,1241 7130,1252 7141,1263 7151,1273 7162,1284 7174,1296 7185,1307 7197,1318 7208,1330 7219,1341 7229,1351 7240,1363 7251,1374 7263,1386 7275,1399 7286,1409 7297,1422 7307,1434 7318,1445 7329,1457 7341,1469 7352,1480 7364,1492 7375,1504 7385,1517 7396,1529 7407,1541 7419,1553 7430,1565 7440,1578 7453,1590 7463,1602 7474,1616 7485,1628 7497,1640 7508,1653 7519,1665 7529,1679 7541,1691 7552,1703 7563,1717 7575,1729 7586,1743 7597,1755 7607,1769 7618,1781 7630,1793 7641,1807 7653,1821 7664,1833 7675,1847 7685,1861 7696,1873 7708,1887 7719,1901 7731,1914 7742,1928 7753,1942 7763,1956 7774,1969 7785,1983 7797,1997 7809,2011 7820,2025 7831,2038 7841,2052 7852,2066 7863,2081 7875,2095 7886,2110 7898,2124 7909,2139 7919,2153 7930,2167 7941,2182 7953,2196 7964,2211 7975,2225 7987,2240 7997,2254 8008,2269 8019,2285 8031,2300 8042,2315 8053,2329 8063,2344 8075,2360 8086,2375 8097,2391 8109,2405 8120,2420 8131,2437 8141,2451 8152,2466 8164,2483 8175,2497 8187,2514 8198,2529 8209,2544 8219,2561 8230,2576 8241,2593 8253,2607 8265,2624 8276,2639 8287,2656 8297,2671 8308,2688 8319,2703 8331,2720 8343,2737 8354,2752 8365,2769 8375,2786 8386,2801 8397,2818 8409,2835 8420,2852 8432,2869 8443,2884 8453,2902 8464,2919 8475,2934 8487,2951 8498,2968 8509,2985 8521,3003 8531,3020 8542,3037 8553,3054 8565,3072 8576,3089 8587,3106 8597,3124 8610,3141 8620,3158 8631,3176 8643,3193 8654,3210 8665,3228 8675,3245 8686,3263 8698,3282 8709,3300 8721,3317 8732,3335 8743,3354 8753,3372 8764,3389 8775,3407 8787,3426 8799,3444 8810,3461 8821,3481 8831,3499 8842,3516 8853,3536 8865,3554 8876,3572 8888,3591 8899,3609 8909,3629 8920,3647 8931,3666 8943,3684 8954,3704 8964,3722 8977,3741 8987,3761 8998,3779 9009,3799 9021,3817 9032,3837 9043,3857 9053,3875 9065,3894 9076,3915 9087,3934 9099,3953 9110,3973 9121,3993 9131,4013 9142,4033 9154,4053 9165,4073 9177,4093 9188,4113 9199,4132 9209,4152 9220,4172 9232,4192 9243,4212 9255,4232 9266,4253 9277,4273 9287,4293 9298,4313 9309,4334 9321,4354 9333,4374 9344,4396">
          <text:p/>
        </draw:polyline>
        <draw:polygon draw:style-name="gr13" draw:text-style-name="P7" draw:layer="layout" svg:width="0.249cm" svg:height="0.25cm" svg:x="4.106cm" svg:y="8.209cm" svg:viewBox="0 0 250 251" draw:points="0,0 126,251 250,0">
          <text:p/>
        </draw:polygon>
        <draw:polygon draw:style-name="gr13" draw:text-style-name="P7" draw:layer="layout" svg:width="0.25cm" svg:height="0.249cm" svg:x="4.327cm" svg:y="7.821cm" svg:viewBox="0 0 251 250" draw:points="0,0 127,250 251,0">
          <text:p/>
        </draw:polygon>
        <draw:polygon draw:style-name="gr13" draw:text-style-name="P7" draw:layer="layout" svg:width="0.251cm" svg:height="0.25cm" svg:x="4.549cm" svg:y="7.45cm" svg:viewBox="0 0 252 251" draw:points="0,0 127,251 252,0">
          <text:p/>
        </draw:polygon>
        <draw:polygon draw:style-name="gr13" draw:text-style-name="P7" draw:layer="layout" svg:width="0.249cm" svg:height="0.249cm" svg:x="4.773cm" svg:y="7.1cm" svg:viewBox="0 0 250 250" draw:points="0,0 126,250 250,0">
          <text:p/>
        </draw:polygon>
        <draw:polygon draw:style-name="gr13" draw:text-style-name="P7" draw:layer="layout" svg:width="0.249cm" svg:height="0.249cm" svg:x="4.995cm" svg:y="6.768cm" svg:viewBox="0 0 250 250" draw:points="0,0 126,250 250,0">
          <text:p/>
        </draw:polygon>
        <draw:polygon draw:style-name="gr13" draw:text-style-name="P7" draw:layer="layout" svg:width="0.249cm" svg:height="0.249cm" svg:x="5.218cm" svg:y="6.456cm" svg:viewBox="0 0 250 250" draw:points="0,0 124,250 250,0">
          <text:p/>
        </draw:polygon>
        <draw:polygon draw:style-name="gr13" draw:text-style-name="P7" draw:layer="layout" svg:width="0.249cm" svg:height="0.251cm" svg:x="5.44cm" svg:y="6.162cm" svg:viewBox="0 0 250 252" draw:points="0,0 124,252 250,0">
          <text:p/>
        </draw:polygon>
        <draw:polygon draw:style-name="gr13" draw:text-style-name="P7" draw:layer="layout" svg:width="0.25cm" svg:height="0.249cm" svg:x="5.663cm" svg:y="5.89cm" svg:viewBox="0 0 251 250" draw:points="0,0 124,250 251,0">
          <text:p/>
        </draw:polygon>
        <draw:polygon draw:style-name="gr13" draw:text-style-name="P7" draw:layer="layout" svg:width="0.25cm" svg:height="0.249cm" svg:x="5.885cm" svg:y="5.636cm" svg:viewBox="0 0 251 250" draw:points="0,0 124,250 251,0">
          <text:p/>
        </draw:polygon>
        <draw:polygon draw:style-name="gr13" draw:text-style-name="P7" draw:layer="layout" svg:width="0.251cm" svg:height="0.251cm" svg:x="6.107cm" svg:y="5.4cm" svg:viewBox="0 0 252 252" draw:points="0,0 126,252 252,0">
          <text:p/>
        </draw:polygon>
        <draw:polygon draw:style-name="gr13" draw:text-style-name="P7" draw:layer="layout" svg:width="0.251cm" svg:height="0.251cm" svg:x="6.329cm" svg:y="5.184cm" svg:viewBox="0 0 252 252" draw:points="0,0 126,252 252,0">
          <text:p/>
        </draw:polygon>
        <draw:polygon draw:style-name="gr13" draw:text-style-name="P7" draw:layer="layout" svg:width="0.251cm" svg:height="0.25cm" svg:x="6.552cm" svg:y="4.988cm" svg:viewBox="0 0 252 251" draw:points="0,0 127,251 252,0">
          <text:p/>
        </draw:polygon>
        <draw:polygon draw:style-name="gr13" draw:text-style-name="P7" draw:layer="layout" svg:width="0.251cm" svg:height="0.249cm" svg:x="6.774cm" svg:y="4.811cm" svg:viewBox="0 0 252 250" draw:points="0,0 127,250 252,0">
          <text:p/>
        </draw:polygon>
        <draw:polygon draw:style-name="gr13" draw:text-style-name="P7" draw:layer="layout" svg:width="0.249cm" svg:height="0.25cm" svg:x="6.998cm" svg:y="4.653cm" svg:viewBox="0 0 250 251" draw:points="0,0 126,251 250,0">
          <text:p/>
        </draw:polygon>
        <draw:polygon draw:style-name="gr14" draw:text-style-name="P7" draw:layer="layout" svg:width="0.25cm" svg:height="0.251cm" svg:x="7.219cm" svg:y="4.514cm" svg:viewBox="0 0 251 252" draw:points="0,0 126,252 251,0">
          <text:p/>
        </draw:polygon>
        <draw:polygon draw:style-name="gr15" draw:text-style-name="P4" draw:layer="layout" svg:width="0.25cm" svg:height="0.251cm" svg:x="7.219cm" svg:y="4.514cm" svg:viewBox="0 0 251 252" draw:points="0,0 126,252 251,0">
          <text:p/>
        </draw:polygon>
        <draw:polygon draw:style-name="gr13" draw:text-style-name="P7" draw:layer="layout" svg:width="0.249cm" svg:height="0.251cm" svg:x="7.443cm" svg:y="4.395cm" svg:viewBox="0 0 250 252" draw:points="0,0 125,252 250,0">
          <text:p/>
        </draw:polygon>
        <draw:polygon draw:style-name="gr13" draw:text-style-name="P7" draw:layer="layout" svg:width="0.249cm" svg:height="0.251cm" svg:x="7.665cm" svg:y="4.295cm" svg:viewBox="0 0 250 252" draw:points="0,0 125,252 250,0">
          <text:p/>
        </draw:polygon>
        <draw:polygon draw:style-name="gr14" draw:text-style-name="P7" draw:layer="layout" svg:width="0.249cm" svg:height="0.249cm" svg:x="7.888cm" svg:y="4.216cm" svg:viewBox="0 0 250 250" draw:points="0,0 124,250 250,0">
          <text:p/>
        </draw:polygon>
        <draw:polygon draw:style-name="gr15" draw:text-style-name="P4" draw:layer="layout" svg:width="0.249cm" svg:height="0.249cm" svg:x="7.888cm" svg:y="4.216cm" svg:viewBox="0 0 250 250" draw:points="0,0 124,250 250,0">
          <text:p/>
        </draw:polygon>
        <draw:polygon draw:style-name="gr13" draw:text-style-name="P7" draw:layer="layout" svg:width="0.249cm" svg:height="0.249cm" svg:x="8.11cm" svg:y="4.155cm" svg:viewBox="0 0 250 250" draw:points="0,0 124,250 250,0">
          <text:p/>
        </draw:polygon>
        <draw:polygon draw:style-name="gr13" draw:text-style-name="P7" draw:layer="layout" svg:width="0.251cm" svg:height="0.25cm" svg:x="8.332cm" svg:y="4.113cm" svg:viewBox="0 0 252 251" draw:points="0,0 126,251 252,0">
          <text:p/>
        </draw:polygon>
        <draw:polygon draw:style-name="gr13" draw:text-style-name="P7" draw:layer="layout" svg:width="0.25cm" svg:height="0.251cm" svg:x="8.555cm" svg:y="4.089cm" svg:viewBox="0 0 251 252" draw:points="0,0 125,252 251,0">
          <text:p/>
        </draw:polygon>
        <draw:polygon draw:style-name="gr13" draw:text-style-name="P7" draw:layer="layout" svg:width="0.251cm" svg:height="0.25cm" svg:x="8.777cm" svg:y="4.087cm" svg:viewBox="0 0 252 251" draw:points="0,0 127,251 252,0">
          <text:p/>
        </draw:polygon>
        <draw:polygon draw:style-name="gr13" draw:text-style-name="P7" draw:layer="layout" svg:width="0.251cm" svg:height="0.249cm" svg:x="8.999cm" svg:y="4.103cm" svg:viewBox="0 0 252 250" draw:points="0,0 125,250 252,0">
          <text:p/>
        </draw:polygon>
        <draw:polygon draw:style-name="gr13" draw:text-style-name="P7" draw:layer="layout" svg:width="0.251cm" svg:height="0.25cm" svg:x="9.222cm" svg:y="4.139cm" svg:viewBox="0 0 252 251" draw:points="0,0 126,251 252,0">
          <text:p/>
        </draw:polygon>
        <draw:polygon draw:style-name="gr13" draw:text-style-name="P7" draw:layer="layout" svg:width="0.251cm" svg:height="0.249cm" svg:x="9.444cm" svg:y="4.193cm" svg:viewBox="0 0 252 250" draw:points="0,0 126,250 252,0">
          <text:p/>
        </draw:polygon>
        <draw:polygon draw:style-name="gr13" draw:text-style-name="P7" draw:layer="layout" svg:width="0.249cm" svg:height="0.251cm" svg:x="9.668cm" svg:y="4.266cm" svg:viewBox="0 0 250 252" draw:points="0,0 125,252 250,0">
          <text:p/>
        </draw:polygon>
        <draw:polygon draw:style-name="gr13" draw:text-style-name="P7" draw:layer="layout" svg:width="0.25cm" svg:height="0.25cm" svg:x="9.889cm" svg:y="4.361cm" svg:viewBox="0 0 251 251" draw:points="0,0 126,251 251,0">
          <text:p/>
        </draw:polygon>
        <draw:polygon draw:style-name="gr13" draw:text-style-name="P7" draw:layer="layout" svg:width="0.251cm" svg:height="0.249cm" svg:x="10.111cm" svg:y="4.473cm" svg:viewBox="0 0 252 250" draw:points="0,0 127,250 252,0">
          <text:p/>
        </draw:polygon>
        <draw:polygon draw:style-name="gr13" draw:text-style-name="P7" draw:layer="layout" svg:width="0.249cm" svg:height="0.25cm" svg:x="10.335cm" svg:y="4.604cm" svg:viewBox="0 0 250 251" draw:points="0,0 125,251 250,0">
          <text:p/>
        </draw:polygon>
        <draw:polygon draw:style-name="gr13" draw:text-style-name="P7" draw:layer="layout" svg:width="0.249cm" svg:height="0.251cm" svg:x="10.557cm" svg:y="4.756cm" svg:viewBox="0 0 250 252" draw:points="0,0 126,252 250,0">
          <text:p/>
        </draw:polygon>
        <draw:polygon draw:style-name="gr13" draw:text-style-name="P7" draw:layer="layout" svg:width="0.248cm" svg:height="0.25cm" svg:x="10.78cm" svg:y="4.927cm" svg:viewBox="0 0 249 251" draw:points="0,0 125,251 249,0">
          <text:p/>
        </draw:polygon>
        <draw:polygon draw:style-name="gr13" draw:text-style-name="P7" draw:layer="layout" svg:width="0.251cm" svg:height="0.249cm" svg:x="11cm" svg:y="5.117cm" svg:viewBox="0 0 252 250" draw:points="0,0 127,250 252,0">
          <text:p/>
        </draw:polygon>
        <draw:polygon draw:style-name="gr13" draw:text-style-name="P7" draw:layer="layout" svg:width="0.249cm" svg:height="0.249cm" svg:x="11.224cm" svg:y="5.327cm" svg:viewBox="0 0 250 250" draw:points="0,0 126,250 250,0">
          <text:p/>
        </draw:polygon>
        <draw:polygon draw:style-name="gr13" draw:text-style-name="P7" draw:layer="layout" svg:width="0.249cm" svg:height="0.249cm" svg:x="11.446cm" svg:y="5.555cm" svg:viewBox="0 0 250 250" draw:points="0,0 125,250 250,0">
          <text:p/>
        </draw:polygon>
        <draw:polygon draw:style-name="gr13" draw:text-style-name="P7" draw:layer="layout" svg:width="0.249cm" svg:height="0.25cm" svg:x="11.669cm" svg:y="5.802cm" svg:viewBox="0 0 250 251" draw:points="0,0 124,251 250,0">
          <text:p/>
        </draw:polygon>
        <draw:polygon draw:style-name="gr13" draw:text-style-name="P7" draw:layer="layout" svg:width="0.249cm" svg:height="0.249cm" svg:x="11.891cm" svg:y="6.069cm" svg:viewBox="0 0 250 250" draw:points="0,0 124,250 250,0">
          <text:p/>
        </draw:polygon>
        <draw:polygon draw:style-name="gr13" draw:text-style-name="P7" draw:layer="layout" svg:width="0.25cm" svg:height="0.251cm" svg:x="12.114cm" svg:y="6.355cm" svg:viewBox="0 0 251 252" draw:points="0,0 125,252 251,0">
          <text:p/>
        </draw:polygon>
        <draw:polygon draw:style-name="gr13" draw:text-style-name="P7" draw:layer="layout" svg:width="0.25cm" svg:height="0.251cm" svg:x="12.336cm" svg:y="6.661cm" svg:viewBox="0 0 251 252" draw:points="0,0 125,252 251,0">
          <text:p/>
        </draw:polygon>
        <draw:polygon draw:style-name="gr13" draw:text-style-name="P7" draw:layer="layout" svg:width="0.251cm" svg:height="0.249cm" svg:x="12.558cm" svg:y="6.987cm" svg:viewBox="0 0 252 250" draw:points="0,0 126,250 252,0">
          <text:p/>
        </draw:polygon>
        <draw:polygon draw:style-name="gr13" draw:text-style-name="P7" draw:layer="layout" svg:width="0.251cm" svg:height="0.249cm" svg:x="12.78cm" svg:y="7.331cm" svg:viewBox="0 0 252 250" draw:points="0,0 126,250 252,0">
          <text:p/>
        </draw:polygon>
        <draw:polygon draw:style-name="gr13" draw:text-style-name="P7" draw:layer="layout" svg:width="0.251cm" svg:height="0.25cm" svg:x="13.003cm" svg:y="7.695cm" svg:viewBox="0 0 252 251" draw:points="0,0 127,251 252,0">
          <text:p/>
        </draw:polygon>
        <draw:polygon draw:style-name="gr13" draw:text-style-name="P7" draw:layer="layout" svg:width="0.251cm" svg:height="0.249cm" svg:x="13.225cm" svg:y="8.078cm" svg:viewBox="0 0 252 250" draw:points="0,0 126,250 252,0">
          <text:p/>
        </draw:polygon>
        <draw:polygon draw:style-name="gr13" draw:text-style-name="P7" draw:layer="layout" svg:width="0.25cm" svg:height="0.251cm" svg:x="13.448cm" svg:y="8.48cm" svg:viewBox="0 0 251 252" draw:points="0,0 126,252 251,0">
          <text:p/>
        </draw:polygon>
        <draw:frame draw:style-name="gr1" draw:text-style-name="P2" draw:layer="layout" svg:width="1.111cm" svg:height="0.395cm" svg:x="10.238cm" svg:y="25.493cm">
          <draw:text-box>
            <text:p text:style-name="P1"><text:span text:style-name="T1">Page 1</text:span></text:p>
          </draw:text-box>
        </draw:frame>
        <draw:frame draw:style-name="gr1" draw:text-style-name="P2" draw:layer="layout" svg:width="0.352cm" svg:height="0.395cm" draw:transform="rotate (0.783652834145454) translate (3.959cm 5.341cm)">
          <draw:text-box>
            <text:p text:style-name="P1"><text:span text:style-name="T1">1</text:span></text:p>
          </draw:text-box>
        </draw:frame>
        <draw:frame draw:style-name="gr1" draw:text-style-name="P2" draw:layer="layout" svg:width="0.352cm" svg:height="0.395cm" draw:transform="rotate (0.783652834145454) translate (4.626cm 5.341cm)">
          <draw:text-box>
            <text:p text:style-name="P1"><text:span text:style-name="T1">4</text:span></text:p>
          </draw:text-box>
        </draw:frame>
        <draw:frame draw:style-name="gr1" draw:text-style-name="P2" draw:layer="layout" svg:width="0.352cm" svg:height="0.395cm" draw:transform="rotate (0.783652834145454) translate (5.291cm 5.341cm)">
          <draw:text-box>
            <text:p text:style-name="P1"><text:span text:style-name="T1">7</text:span></text:p>
          </draw:text-box>
        </draw:frame>
        <draw:frame draw:style-name="gr1" draw:text-style-name="P2" draw:layer="layout" svg:width="0.352cm" svg:height="0.395cm" draw:transform="rotate (0.783652834145454) translate (5.828cm 5.471cm)">
          <draw:text-box>
            <text:p text:style-name="P1"><text:span text:style-name="T1">1</text:span></text:p>
          </draw:text-box>
        </draw:frame>
        <draw:frame draw:style-name="gr1" draw:text-style-name="P2" draw:layer="layout" svg:width="0.352cm" svg:height="0.395cm" draw:transform="rotate (0.783652834145454) translate (5.955cm 5.344cm)">
          <draw:text-box>
            <text:p text:style-name="P1"><text:span text:style-name="T1">0</text:span></text:p>
          </draw:text-box>
        </draw:frame>
        <draw:frame draw:style-name="gr1" draw:text-style-name="P2" draw:layer="layout" svg:width="0.352cm" svg:height="0.395cm" draw:transform="rotate (0.783652834145454) translate (6.494cm 5.471cm)">
          <draw:text-box>
            <text:p text:style-name="P1"><text:span text:style-name="T1">1</text:span></text:p>
          </draw:text-box>
        </draw:frame>
        <draw:frame draw:style-name="gr1" draw:text-style-name="P2" draw:layer="layout" svg:width="0.352cm" svg:height="0.395cm" draw:transform="rotate (0.783652834145454) translate (6.621cm 5.344cm)">
          <draw:text-box>
            <text:p text:style-name="P1"><text:span text:style-name="T1">3</text:span></text:p>
          </draw:text-box>
        </draw:frame>
        <draw:frame draw:style-name="gr1" draw:text-style-name="P2" draw:layer="layout" svg:width="0.352cm" svg:height="0.395cm" draw:transform="rotate (0.783652834145454) translate (7.166cm 5.471cm)">
          <draw:text-box>
            <text:p text:style-name="P1"><text:span text:style-name="T1">1</text:span></text:p>
          </draw:text-box>
        </draw:frame>
        <draw:frame draw:style-name="gr1" draw:text-style-name="P2" draw:layer="layout" svg:width="0.352cm" svg:height="0.395cm" draw:transform="rotate (0.783652834145454) translate (7.293cm 5.344cm)">
          <draw:text-box>
            <text:p text:style-name="P1"><text:span text:style-name="T1">6</text:span></text:p>
          </draw:text-box>
        </draw:frame>
        <draw:frame draw:style-name="gr1" draw:text-style-name="P2" draw:layer="layout" svg:width="0.352cm" svg:height="0.395cm" draw:transform="rotate (0.783652834145454) translate (7.831cm 5.471cm)">
          <draw:text-box>
            <text:p text:style-name="P1"><text:span text:style-name="T1">1</text:span></text:p>
          </draw:text-box>
        </draw:frame>
        <draw:frame draw:style-name="gr1" draw:text-style-name="P2" draw:layer="layout" svg:width="0.352cm" svg:height="0.395cm" draw:transform="rotate (0.783652834145454) translate (7.958cm 5.344cm)">
          <draw:text-box>
            <text:p text:style-name="P1"><text:span text:style-name="T1">9</text:span></text:p>
          </draw:text-box>
        </draw:frame>
        <draw:frame draw:style-name="gr1" draw:text-style-name="P2" draw:layer="layout" svg:width="0.352cm" svg:height="0.395cm" draw:transform="rotate (0.783652834145454) translate (8.498cm 5.471cm)">
          <draw:text-box>
            <text:p text:style-name="P1"><text:span text:style-name="T1">2</text:span></text:p>
          </draw:text-box>
        </draw:frame>
        <draw:frame draw:style-name="gr1" draw:text-style-name="P2" draw:layer="layout" svg:width="0.352cm" svg:height="0.395cm" draw:transform="rotate (0.783652834145454) translate (8.625cm 5.344cm)">
          <draw:text-box>
            <text:p text:style-name="P1"><text:span text:style-name="T1">2</text:span></text:p>
          </draw:text-box>
        </draw:frame>
        <draw:frame draw:style-name="gr1" draw:text-style-name="P2" draw:layer="layout" svg:width="0.352cm" svg:height="0.395cm" draw:transform="rotate (0.783652834145454) translate (9.166cm 5.471cm)">
          <draw:text-box>
            <text:p text:style-name="P1"><text:span text:style-name="T1">2</text:span></text:p>
          </draw:text-box>
        </draw:frame>
        <draw:frame draw:style-name="gr1" draw:text-style-name="P2" draw:layer="layout" svg:width="0.352cm" svg:height="0.395cm" draw:transform="rotate (0.783652834145454) translate (9.293cm 5.344cm)">
          <draw:text-box>
            <text:p text:style-name="P1"><text:span text:style-name="T1">5</text:span></text:p>
          </draw:text-box>
        </draw:frame>
        <draw:frame draw:style-name="gr1" draw:text-style-name="P2" draw:layer="layout" svg:width="0.352cm" svg:height="0.395cm" draw:transform="rotate (0.783652834145454) translate (9.833cm 5.471cm)">
          <draw:text-box>
            <text:p text:style-name="P1"><text:span text:style-name="T1">2</text:span></text:p>
          </draw:text-box>
        </draw:frame>
        <draw:frame draw:style-name="gr1" draw:text-style-name="P2" draw:layer="layout" svg:width="0.352cm" svg:height="0.395cm" draw:transform="rotate (0.783652834145454) translate (9.96cm 5.344cm)">
          <draw:text-box>
            <text:p text:style-name="P1"><text:span text:style-name="T1">8</text:span></text:p>
          </draw:text-box>
        </draw:frame>
        <draw:frame draw:style-name="gr1" draw:text-style-name="P2" draw:layer="layout" svg:width="0.352cm" svg:height="0.395cm" draw:transform="rotate (0.783652834145454) translate (10.498cm 5.471cm)">
          <draw:text-box>
            <text:p text:style-name="P1"><text:span text:style-name="T1">3</text:span></text:p>
          </draw:text-box>
        </draw:frame>
        <draw:frame draw:style-name="gr1" draw:text-style-name="P2" draw:layer="layout" svg:width="0.352cm" svg:height="0.395cm" draw:transform="rotate (0.783652834145454) translate (10.625cm 5.344cm)">
          <draw:text-box>
            <text:p text:style-name="P1"><text:span text:style-name="T1">1</text:span></text:p>
          </draw:text-box>
        </draw:frame>
        <draw:frame draw:style-name="gr1" draw:text-style-name="P2" draw:layer="layout" svg:width="0.352cm" svg:height="0.395cm" draw:transform="rotate (0.783652834145454) translate (11.17cm 5.471cm)">
          <draw:text-box>
            <text:p text:style-name="P1"><text:span text:style-name="T1">3</text:span></text:p>
          </draw:text-box>
        </draw:frame>
        <draw:frame draw:style-name="gr1" draw:text-style-name="P2" draw:layer="layout" svg:width="0.352cm" svg:height="0.395cm" draw:transform="rotate (0.783652834145454) translate (11.297cm 5.344cm)">
          <draw:text-box>
            <text:p text:style-name="P1"><text:span text:style-name="T1">4</text:span></text:p>
          </draw:text-box>
        </draw:frame>
        <draw:frame draw:style-name="gr1" draw:text-style-name="P2" draw:layer="layout" svg:width="0.352cm" svg:height="0.395cm" draw:transform="rotate (0.783652834145454) translate (11.836cm 5.471cm)">
          <draw:text-box>
            <text:p text:style-name="P1"><text:span text:style-name="T1">3</text:span></text:p>
          </draw:text-box>
        </draw:frame>
        <draw:frame draw:style-name="gr1" draw:text-style-name="P2" draw:layer="layout" svg:width="0.352cm" svg:height="0.395cm" draw:transform="rotate (0.783652834145454) translate (11.963cm 5.344cm)">
          <draw:text-box>
            <text:p text:style-name="P1"><text:span text:style-name="T1">7</text:span></text:p>
          </draw:text-box>
        </draw:frame>
        <draw:frame draw:style-name="gr1" draw:text-style-name="P2" draw:layer="layout" svg:width="0.352cm" svg:height="0.395cm" draw:transform="rotate (0.783652834145454) translate (12.503cm 5.471cm)">
          <draw:text-box>
            <text:p text:style-name="P1"><text:span text:style-name="T1">4</text:span></text:p>
          </draw:text-box>
        </draw:frame>
        <draw:frame draw:style-name="gr1" draw:text-style-name="P2" draw:layer="layout" svg:width="0.352cm" svg:height="0.395cm" draw:transform="rotate (0.783652834145454) translate (12.63cm 5.344cm)">
          <draw:text-box>
            <text:p text:style-name="P1"><text:span text:style-name="T1">0</text:span></text:p>
          </draw:text-box>
        </draw:frame>
        <draw:frame draw:style-name="gr1" draw:text-style-name="P2" draw:layer="layout" svg:width="0.352cm" svg:height="0.395cm" draw:transform="rotate (0.783652834145454) translate (13.17cm 5.471cm)">
          <draw:text-box>
            <text:p text:style-name="P1"><text:span text:style-name="T1">4</text:span></text:p>
          </draw:text-box>
        </draw:frame>
        <draw:frame draw:style-name="gr1" draw:text-style-name="P2" draw:layer="layout" svg:width="0.352cm" svg:height="0.395cm" draw:transform="rotate (0.783652834145454) translate (13.297cm 5.344cm)">
          <draw:text-box>
            <text:p text:style-name="P1"><text:span text:style-name="T1">3</text:span></text:p>
          </draw:text-box>
        </draw:frame>
        <draw:frame draw:style-name="gr1" draw:text-style-name="P2" draw:layer="layout" svg:width="0.352cm" svg:height="0.395cm" draw:transform="rotate (0.783652834145454) translate (13.837cm 5.471cm)">
          <draw:text-box>
            <text:p text:style-name="P1"><text:span text:style-name="T1">4</text:span></text:p>
          </draw:text-box>
        </draw:frame>
        <draw:frame draw:style-name="gr1" draw:text-style-name="P2" draw:layer="layout" svg:width="0.352cm" svg:height="0.395cm" draw:transform="rotate (0.783652834145454) translate (13.964cm 5.344cm)">
          <draw:text-box>
            <text:p text:style-name="P1"><text:span text:style-name="T1">6</text:span></text:p>
          </draw:text-box>
        </draw:frame>
        <draw:frame draw:style-name="gr1" draw:text-style-name="P2" draw:layer="layout" svg:width="0.352cm" svg:height="0.395cm" draw:transform="rotate (0.783652834145454) translate (14.503cm 5.471cm)">
          <draw:text-box>
            <text:p text:style-name="P1"><text:span text:style-name="T1">4</text:span></text:p>
          </draw:text-box>
        </draw:frame>
        <draw:frame draw:style-name="gr1" draw:text-style-name="P2" draw:layer="layout" svg:width="0.352cm" svg:height="0.395cm" draw:transform="rotate (0.783652834145454) translate (14.63cm 5.344cm)">
          <draw:text-box>
            <text:p text:style-name="P1"><text:span text:style-name="T1">9</text:span></text:p>
          </draw:text-box>
        </draw:frame>
        <draw:frame draw:style-name="gr1" draw:text-style-name="P2" draw:layer="layout" svg:width="0.352cm" svg:height="0.395cm" draw:transform="rotate (0.783652834145454) translate (15.174cm 5.471cm)">
          <draw:text-box>
            <text:p text:style-name="P1"><text:span text:style-name="T1">5</text:span></text:p>
          </draw:text-box>
        </draw:frame>
        <draw:frame draw:style-name="gr1" draw:text-style-name="P2" draw:layer="layout" svg:width="0.352cm" svg:height="0.395cm" draw:transform="rotate (0.783652834145454) translate (15.301cm 5.344cm)">
          <draw:text-box>
            <text:p text:style-name="P1"><text:span text:style-name="T1">2</text:span></text:p>
          </draw:text-box>
        </draw:frame>
        <draw:frame draw:style-name="gr1" draw:text-style-name="P2" draw:layer="layout" svg:width="0.705cm" svg:height="0.395cm" svg:x="3.32cm" svg:y="9.915cm">
          <draw:text-box>
            <text:p text:style-name="P1"><text:span text:style-name="T1">-100</text:span></text:p>
          </draw:text-box>
        </draw:frame>
        <draw:frame draw:style-name="gr1" draw:text-style-name="P2" draw:layer="layout" svg:width="0.51cm" svg:height="0.395cm" svg:x="3.507cm" svg:y="8.885cm">
          <draw:text-box>
            <text:p text:style-name="P1"><text:span text:style-name="T1">-80</text:span></text:p>
          </draw:text-box>
        </draw:frame>
        <draw:frame draw:style-name="gr1" draw:text-style-name="P2" draw:layer="layout" svg:width="0.51cm" svg:height="0.395cm" svg:x="3.507cm" svg:y="7.855cm">
          <draw:text-box>
            <text:p text:style-name="P1"><text:span text:style-name="T1">-60</text:span></text:p>
          </draw:text-box>
        </draw:frame>
        <draw:frame draw:style-name="gr1" draw:text-style-name="P2" draw:layer="layout" svg:width="0.51cm" svg:height="0.395cm" svg:x="3.507cm" svg:y="6.825cm">
          <draw:text-box>
            <text:p text:style-name="P1"><text:span text:style-name="T1">-40</text:span></text:p>
          </draw:text-box>
        </draw:frame>
        <draw:frame draw:style-name="gr1" draw:text-style-name="P2" draw:layer="layout" svg:width="0.51cm" svg:height="0.395cm" svg:x="3.507cm" svg:y="5.795cm">
          <draw:text-box>
            <text:p text:style-name="P1"><text:span text:style-name="T1">-20</text:span></text:p>
          </draw:text-box>
        </draw:frame>
        <draw:frame draw:style-name="gr1" draw:text-style-name="P2" draw:layer="layout" svg:width="0.352cm" svg:height="0.395cm" svg:x="3.796cm" svg:y="4.765cm">
          <draw:text-box>
            <text:p text:style-name="P1"><text:span text:style-name="T1">0</text:span></text:p>
          </draw:text-box>
        </draw:frame>
        <draw:frame draw:style-name="gr1" draw:text-style-name="P2" draw:layer="layout" svg:width="0.391cm" svg:height="0.395cm" svg:x="3.612cm" svg:y="3.734cm">
          <draw:text-box>
            <text:p text:style-name="P1"><text:span text:style-name="T1">20</text:span></text:p>
          </draw:text-box>
        </draw:frame>
        <draw:frame draw:style-name="gr1" draw:text-style-name="P2" draw:layer="layout" svg:width="0.391cm" svg:height="0.395cm" svg:x="3.612cm" svg:y="2.704cm">
          <draw:text-box>
            <text:p text:style-name="P1"><text:span text:style-name="T1">40</text:span></text:p>
          </draw:text-box>
        </draw:frame>
        <draw:line draw:style-name="gr4" draw:text-style-name="P4" draw:layer="layout" svg:x1="16.235cm" svg:y1="4.996cm" svg:x2="17.035cm" svg:y2="4.996cm">
          <text:p/>
        </draw:line>
        <draw:polygon draw:style-name="gr5" draw:text-style-name="P5" draw:layer="layout" svg:width="0.211cm" svg:height="0.211cm" svg:x="16.529cm" svg:y="4.892cm" svg:viewBox="0 0 212 212" draw:points="0,0 0,212 212,212 212,0">
          <text:p/>
        </draw:polygon>
        <draw:line draw:style-name="gr8" draw:text-style-name="P4" draw:layer="layout" svg:x1="16.235cm" svg:y1="5.495cm" svg:x2="17.035cm" svg:y2="5.495cm">
          <text:p/>
        </draw:line>
        <draw:polygon draw:style-name="gr9" draw:text-style-name="P6" draw:layer="layout" svg:width="0.211cm" svg:height="0.212cm" svg:x="16.529cm" svg:y="5.389cm" svg:viewBox="0 0 212 213" draw:points="0,106 105,213 212,106 105,0">
          <text:p/>
        </draw:polygon>
        <draw:line draw:style-name="gr12" draw:text-style-name="P4" draw:layer="layout" svg:x1="16.235cm" svg:y1="5.992cm" svg:x2="17.035cm" svg:y2="5.992cm">
          <text:p/>
        </draw:line>
        <draw:polygon draw:style-name="gr13" draw:text-style-name="P7" draw:layer="layout" svg:width="0.211cm" svg:height="0.21cm" svg:x="16.529cm" svg:y="5.888cm" svg:viewBox="0 0 212 211" draw:points="0,0 105,211 212,0">
          <text:p/>
        </draw:polygon>
        <draw:line draw:style-name="gr16" draw:text-style-name="P4" draw:layer="layout" svg:x1="16.235cm" svg:y1="6.49cm" svg:x2="17.035cm" svg:y2="6.49cm">
          <text:p/>
        </draw:line>
        <draw:polygon draw:style-name="gr17" draw:text-style-name="P8" draw:layer="layout" svg:width="0.211cm" svg:height="0.211cm" svg:x="16.529cm" svg:y="6.384cm" svg:viewBox="0 0 212 212" draw:points="0,212 212,212 105,0">
          <text:p/>
        </draw:polygon>
        <draw:line draw:style-name="gr18" draw:text-style-name="P4" draw:layer="layout" svg:x1="16.235cm" svg:y1="6.987cm" svg:x2="17.035cm" svg:y2="6.987cm">
          <text:p/>
        </draw:line>
        <draw:polygon draw:style-name="gr19" draw:text-style-name="P9" draw:layer="layout" svg:width="0.211cm" svg:height="0.211cm" svg:x="16.529cm" svg:y="6.883cm" svg:viewBox="0 0 212 212" draw:points="0,0 0,212 212,104">
          <text:p/>
        </draw:polygon>
        <draw:frame draw:style-name="gr1" draw:text-style-name="P2" draw:layer="layout" svg:width="0.391cm" svg:height="0.395cm" svg:x="3.612cm" svg:y="1.674cm">
          <draw:text-box>
            <text:p text:style-name="P1"><text:span text:style-name="T1">60</text:span></text:p>
          </draw:text-box>
        </draw:frame>
        <draw:frame draw:style-name="gr1" draw:text-style-name="P2" draw:layer="layout" svg:width="1.56cm" svg:height="0.395cm" svg:x="17.134cm" svg:y="4.796cm">
          <draw:text-box>
            <text:p text:style-name="P1"><text:span text:style-name="T1">Column C</text:span></text:p>
          </draw:text-box>
        </draw:frame>
        <draw:frame draw:style-name="gr1" draw:text-style-name="P2" draw:layer="layout" svg:width="1.56cm" svg:height="0.395cm" svg:x="17.134cm" svg:y="5.297cm">
          <draw:text-box>
            <text:p text:style-name="P1"><text:span text:style-name="T1">Column D</text:span></text:p>
          </draw:text-box>
        </draw:frame>
        <draw:frame draw:style-name="gr1" draw:text-style-name="P2" draw:layer="layout" svg:width="1.539cm" svg:height="0.395cm" svg:x="17.134cm" svg:y="5.795cm">
          <draw:text-box>
            <text:p text:style-name="P1"><text:span text:style-name="T1">Column E</text:span></text:p>
          </draw:text-box>
        </draw:frame>
        <draw:frame draw:style-name="gr1" draw:text-style-name="P2" draw:layer="layout" svg:width="1.522cm" svg:height="0.395cm" svg:x="17.134cm" svg:y="6.292cm">
          <draw:text-box>
            <text:p text:style-name="P1"><text:span text:style-name="T1">Column F</text:span></text:p>
          </draw:text-box>
        </draw:frame>
        <draw:polygon draw:style-name="gr2" draw:text-style-name="P3" draw:layer="layout" svg:width="16cm" svg:height="9cm" svg:x="2.998cm" svg:y="2.848cm" svg:viewBox="0 0 16001 9001" draw:points="8002,9001 0,9001 0,0 16001,0 16001,9001">
          <text:p/>
        </draw:polygon>
        <draw:polygon draw:style-name="gr3" draw:text-style-name="P4" draw:layer="layout" svg:width="12.24cm" svg:height="8.242cm" svg:x="3.464cm" svg:y="3.227cm" svg:viewBox="0 0 12241 8243" draw:points="6122,8243 0,8243 0,0 12241,0 12241,8243">
          <text:p/>
        </draw:polygon>
        <draw:line draw:style-name="gr3" draw:text-style-name="P4" draw:layer="layout" svg:x1="15.704cm" svg:y1="11.467cm" svg:x2="3.464cm" svg:y2="11.467cm">
          <text:p/>
        </draw:line>
        <draw:line draw:style-name="gr3" draw:text-style-name="P4" draw:layer="layout" svg:x1="15.704cm" svg:y1="10.437cm" svg:x2="3.464cm" svg:y2="10.437cm">
          <text:p/>
        </draw:line>
        <draw:line draw:style-name="gr3" draw:text-style-name="P4" draw:layer="layout" svg:x1="15.704cm" svg:y1="9.406cm" svg:x2="3.464cm" svg:y2="9.406cm">
          <text:p/>
        </draw:line>
        <draw:line draw:style-name="gr3" draw:text-style-name="P4" draw:layer="layout" svg:x1="15.704cm" svg:y1="8.376cm" svg:x2="3.464cm" svg:y2="8.376cm">
          <text:p/>
        </draw:line>
        <draw:line draw:style-name="gr3" draw:text-style-name="P4" draw:layer="layout" svg:x1="15.704cm" svg:y1="7.348cm" svg:x2="3.464cm" svg:y2="7.348cm">
          <text:p/>
        </draw:line>
        <draw:line draw:style-name="gr3" draw:text-style-name="P4" draw:layer="layout" svg:x1="15.704cm" svg:y1="6.317cm" svg:x2="3.464cm" svg:y2="6.317cm">
          <text:p/>
        </draw:line>
        <draw:line draw:style-name="gr3" draw:text-style-name="P4" draw:layer="layout" svg:x1="15.704cm" svg:y1="5.287cm" svg:x2="3.464cm" svg:y2="5.287cm">
          <text:p/>
        </draw:line>
        <draw:line draw:style-name="gr3" draw:text-style-name="P4" draw:layer="layout" svg:x1="15.704cm" svg:y1="4.257cm" svg:x2="3.464cm" svg:y2="4.257cm">
          <text:p/>
        </draw:line>
        <draw:line draw:style-name="gr3" draw:text-style-name="P4" draw:layer="layout" svg:x1="15.704cm" svg:y1="3.226cm" svg:x2="3.464cm" svg:y2="3.226cm">
          <text:p/>
        </draw:line>
        <draw:line draw:style-name="gr3" draw:text-style-name="P4" draw:layer="layout" svg:x1="3.464cm" svg:y1="6.467cm" svg:x2="3.464cm" svg:y2="6.317cm">
          <text:p/>
        </draw:line>
        <draw:line draw:style-name="gr3" draw:text-style-name="P4" draw:layer="layout" svg:x1="3.464cm" svg:y1="6.467cm" svg:x2="3.464cm" svg:y2="6.317cm">
          <text:p/>
        </draw:line>
        <draw:line draw:style-name="gr3" draw:text-style-name="P4" draw:layer="layout" svg:x1="5.212cm" svg:y1="6.467cm" svg:x2="5.212cm" svg:y2="6.317cm">
          <text:p/>
        </draw:line>
        <draw:line draw:style-name="gr3" draw:text-style-name="P4" draw:layer="layout" svg:x1="5.212cm" svg:y1="6.467cm" svg:x2="5.212cm" svg:y2="6.317cm">
          <text:p/>
        </draw:line>
        <draw:line draw:style-name="gr3" draw:text-style-name="P4" draw:layer="layout" svg:x1="6.961cm" svg:y1="6.467cm" svg:x2="6.961cm" svg:y2="6.317cm">
          <text:p/>
        </draw:line>
        <draw:line draw:style-name="gr3" draw:text-style-name="P4" draw:layer="layout" svg:x1="6.961cm" svg:y1="6.467cm" svg:x2="6.961cm" svg:y2="6.317cm">
          <text:p/>
        </draw:line>
        <draw:line draw:style-name="gr3" draw:text-style-name="P4" draw:layer="layout" svg:x1="8.711cm" svg:y1="6.467cm" svg:x2="8.711cm" svg:y2="6.317cm">
          <text:p/>
        </draw:line>
        <draw:line draw:style-name="gr3" draw:text-style-name="P4" draw:layer="layout" svg:x1="8.711cm" svg:y1="6.467cm" svg:x2="8.711cm" svg:y2="6.317cm">
          <text:p/>
        </draw:line>
        <draw:line draw:style-name="gr3" draw:text-style-name="P4" draw:layer="layout" svg:x1="10.459cm" svg:y1="6.467cm" svg:x2="10.459cm" svg:y2="6.317cm">
          <text:p/>
        </draw:line>
        <draw:line draw:style-name="gr3" draw:text-style-name="P4" draw:layer="layout" svg:x1="10.459cm" svg:y1="6.467cm" svg:x2="10.459cm" svg:y2="6.317cm">
          <text:p/>
        </draw:line>
        <draw:line draw:style-name="gr3" draw:text-style-name="P4" draw:layer="layout" svg:x1="12.206cm" svg:y1="6.467cm" svg:x2="12.206cm" svg:y2="6.317cm">
          <text:p/>
        </draw:line>
        <draw:line draw:style-name="gr3" draw:text-style-name="P4" draw:layer="layout" svg:x1="12.206cm" svg:y1="6.467cm" svg:x2="12.206cm" svg:y2="6.317cm">
          <text:p/>
        </draw:line>
        <draw:line draw:style-name="gr3" draw:text-style-name="P4" draw:layer="layout" svg:x1="13.955cm" svg:y1="6.467cm" svg:x2="13.955cm" svg:y2="6.317cm">
          <text:p/>
        </draw:line>
        <draw:line draw:style-name="gr3" draw:text-style-name="P4" draw:layer="layout" svg:x1="13.955cm" svg:y1="6.467cm" svg:x2="13.955cm" svg:y2="6.317cm">
          <text:p/>
        </draw:line>
        <draw:line draw:style-name="gr3" draw:text-style-name="P4" draw:layer="layout" svg:x1="15.704cm" svg:y1="6.467cm" svg:x2="15.704cm" svg:y2="6.317cm">
          <text:p/>
        </draw:line>
        <draw:line draw:style-name="gr3" draw:text-style-name="P4" draw:layer="layout" svg:x1="15.704cm" svg:y1="6.467cm" svg:x2="15.704cm" svg:y2="6.317cm">
          <text:p/>
        </draw:line>
        <draw:line draw:style-name="gr3" draw:text-style-name="P4" draw:layer="layout" svg:x1="3.464cm" svg:y1="6.317cm" svg:x2="15.704cm" svg:y2="6.317cm">
          <text:p/>
        </draw:line>
        <draw:line draw:style-name="gr3" draw:text-style-name="P4" draw:layer="layout" svg:x1="8.56cm" svg:y1="11.467cm" svg:x2="8.711cm" svg:y2="11.467cm">
          <text:p/>
        </draw:line>
        <draw:line draw:style-name="gr3" draw:text-style-name="P4" draw:layer="layout" svg:x1="8.56cm" svg:y1="11.467cm" svg:x2="8.711cm" svg:y2="11.467cm">
          <text:p/>
        </draw:line>
        <draw:line draw:style-name="gr3" draw:text-style-name="P4" draw:layer="layout" svg:x1="8.56cm" svg:y1="10.437cm" svg:x2="8.711cm" svg:y2="10.437cm">
          <text:p/>
        </draw:line>
        <draw:line draw:style-name="gr3" draw:text-style-name="P4" draw:layer="layout" svg:x1="8.56cm" svg:y1="10.437cm" svg:x2="8.711cm" svg:y2="10.437cm">
          <text:p/>
        </draw:line>
        <draw:line draw:style-name="gr3" draw:text-style-name="P4" draw:layer="layout" svg:x1="8.56cm" svg:y1="9.406cm" svg:x2="8.711cm" svg:y2="9.406cm">
          <text:p/>
        </draw:line>
        <draw:line draw:style-name="gr3" draw:text-style-name="P4" draw:layer="layout" svg:x1="8.56cm" svg:y1="9.406cm" svg:x2="8.711cm" svg:y2="9.406cm">
          <text:p/>
        </draw:line>
        <draw:line draw:style-name="gr3" draw:text-style-name="P4" draw:layer="layout" svg:x1="8.56cm" svg:y1="8.376cm" svg:x2="8.711cm" svg:y2="8.376cm">
          <text:p/>
        </draw:line>
        <draw:line draw:style-name="gr3" draw:text-style-name="P4" draw:layer="layout" svg:x1="8.56cm" svg:y1="8.376cm" svg:x2="8.711cm" svg:y2="8.376cm">
          <text:p/>
        </draw:line>
        <draw:line draw:style-name="gr3" draw:text-style-name="P4" draw:layer="layout" svg:x1="8.56cm" svg:y1="7.348cm" svg:x2="8.711cm" svg:y2="7.348cm">
          <text:p/>
        </draw:line>
        <draw:line draw:style-name="gr3" draw:text-style-name="P4" draw:layer="layout" svg:x1="8.56cm" svg:y1="7.348cm" svg:x2="8.711cm" svg:y2="7.348cm">
          <text:p/>
        </draw:line>
        <draw:line draw:style-name="gr3" draw:text-style-name="P4" draw:layer="layout" svg:x1="8.56cm" svg:y1="6.317cm" svg:x2="8.711cm" svg:y2="6.317cm">
          <text:p/>
        </draw:line>
        <draw:line draw:style-name="gr3" draw:text-style-name="P4" draw:layer="layout" svg:x1="8.56cm" svg:y1="6.317cm" svg:x2="8.711cm" svg:y2="6.317cm">
          <text:p/>
        </draw:line>
        <draw:line draw:style-name="gr3" draw:text-style-name="P4" draw:layer="layout" svg:x1="8.56cm" svg:y1="5.287cm" svg:x2="8.711cm" svg:y2="5.287cm">
          <text:p/>
        </draw:line>
        <draw:line draw:style-name="gr3" draw:text-style-name="P4" draw:layer="layout" svg:x1="8.56cm" svg:y1="5.287cm" svg:x2="8.711cm" svg:y2="5.287cm">
          <text:p/>
        </draw:line>
        <draw:line draw:style-name="gr3" draw:text-style-name="P4" draw:layer="layout" svg:x1="8.56cm" svg:y1="4.257cm" svg:x2="8.711cm" svg:y2="4.257cm">
          <text:p/>
        </draw:line>
        <draw:line draw:style-name="gr3" draw:text-style-name="P4" draw:layer="layout" svg:x1="8.56cm" svg:y1="4.257cm" svg:x2="8.711cm" svg:y2="4.257cm">
          <text:p/>
        </draw:line>
        <draw:line draw:style-name="gr3" draw:text-style-name="P4" draw:layer="layout" svg:x1="8.56cm" svg:y1="3.226cm" svg:x2="8.711cm" svg:y2="3.226cm">
          <text:p/>
        </draw:line>
        <draw:line draw:style-name="gr3" draw:text-style-name="P4" draw:layer="layout" svg:x1="8.56cm" svg:y1="3.226cm" svg:x2="8.711cm" svg:y2="3.226cm">
          <text:p/>
        </draw:line>
        <draw:line draw:style-name="gr3" draw:text-style-name="P4" draw:layer="layout" svg:x1="8.711cm" svg:y1="11.467cm" svg:x2="8.711cm" svg:y2="3.226cm">
          <text:p/>
        </draw:line>
        <draw:polyline draw:style-name="gr8" draw:text-style-name="P4" draw:layer="layout" svg:width="9.181cm" svg:height="4.395cm" svg:x="4.338cm" svg:y="5.565cm" svg:viewBox="0 0 9182 4396" draw:points="0,4125 11,4107 23,4087 34,4067 45,4047 55,4027 66,4007 77,3989 87,3969 98,3949 109,3929 121,3909 132,3891 142,3871 153,3851 164,3833 176,3813 187,3793 198,3775 208,3756 219,3736 230,3718 240,3698 251,3680 263,3660 275,3641 286,3623 296,3605 307,3585 318,3568 330,3548 341,3530 352,3511 362,3493 373,3475 384,3456 394,3438 405,3421 416,3403 428,3384 439,3366 449,3349 460,3331 471,3312 483,3294 494,3276 505,3259 515,3242 526,3224 537,3205 547,3189 558,3170 569,3153 581,3135 592,3118 602,3101 613,3083 624,3066 636,3049 647,3032 658,3016 668,2999 679,2982 690,2965 700,2947 711,2930 722,2913 734,2896 745,2881 756,2864 766,2846 777,2831 789,2814 800,2797 811,2780 821,2765 832,2748 843,2731 853,2716 864,2699 875,2684 887,2667 898,2651 909,2636 919,2619 930,2604 942,2587 953,2572 964,2557 974,2540 985,2524 996,2509 1006,2494 1017,2479 1028,2462 1040,2448 1051,2433 1062,2416 1072,2402 1083,2387 1095,2371 1106,2356 1117,2341 1127,2326 1138,2312 1149,2296 1159,2281 1170,2266 1181,2252 1193,2237 1204,2223 1215,2208 1225,2194 1236,2179 1248,2165 1259,2150 1270,2136 1280,2121 1291,2107 1302,2093 1312,2079 1323,2064 1334,2050 1346,2035 1357,2021 1368,2007 1378,1995 1389,1980 1401,1966 1412,1952 1423,1938 1433,1926 1444,1911 1455,1899 1465,1885 1476,1871 1487,1857 1499,1845 1510,1831 1521,1818 1531,1804 1542,1792 1554,1779 1565,1767 1576,1753 1586,1741 1597,1727 1608,1715 1618,1701 1629,1689 1640,1675 1652,1663 1663,1651 1674,1639 1684,1625 1695,1613 1707,1600 1718,1588 1729,1576 1739,1564 1750,1551 1761,1539 1772,1527 1782,1515 1793,1502 1805,1490 1816,1478 1827,1467 1837,1455 1848,1444 1860,1432 1871,1420 1882,1407 1892,1397 1903,1385 1914,1374 1925,1362 1935,1351 1946,1339 1958,1328 1969,1317 1980,1305 1990,1294 2001,1282 2013,1271 2024,1261 2035,1250 2045,1239 2067,1216 2078,1206 2088,1195 2099,1184 2122,1164 2133,1152 2143,1143 2154,1132 2177,1111 2188,1100 2198,1091 2209,1080 2231,1060 2241,1049 2252,1040 2264,1030 2275,1018 2286,1009 2296,998 2307,989 2318,980 2330,969 2341,960 2351,951 2362,940 2373,932 2394,912 2405,903 2417,894 2439,876 2449,866 2460,857 2471,848 2483,839 2494,830 2504,820 2515,813 2526,804 2537,794 2547,785 2558,778 2570,768 2581,759 2602,742 2613,735 2624,726 2636,718 2657,701 2668,692 2679,684 2691,677 2700,669 2711,660 2723,652 2734,644 2745,637 2755,629 2766,622 2777,614 2789,606 2800,599 2821,583 2832,576 2844,568 2853,560 2864,554 2876,547 2887,539 2898,531 2919,517 2930,510 2942,504 2953,496 2974,482 2985,476 2997,470 3006,462 3017,455 3029,450 3040,443 3051,436 3061,429 3083,418 3095,410 3106,404 3116,398 3138,386 3150,380 3159,374 3170,368 3181,361 3193,357 3204,351 3214,345 3236,332 3248,328 3259,322 3269,317 3280,311 3291,305 3303,300 3312,294 3323,290 3334,283 3346,279 3357,274 3367,268 3378,263 3401,253 3412,248 3423,244 3433,239 3456,230 3465,225 3476,219 3487,216 3510,207 3520,201 3531,198 3542,193 3554,189 3565,184 3576,181 3586,176 3597,173 3620,164 3629,161 3640,156 3663,149 3673,144 3684,141 3695,138 3718,130 3729,126 3739,124 3750,120 3773,114 3782,110 3793,106 3805,103 3826,98 3837,95 3848,92 3860,89 3871,86 3882,83 3892,80 3903,77 3915,74 3926,72 3935,69 3946,66 3958,65 3969,62 3979,60 3990,57 4001,54 4013,52 4024,51 4045,46 4056,43 4068,42 4088,37 4099,37 4111,34 4122,32 4143,28 4154,28 4166,25 4177,25 4198,22 4209,20 4221,19 4232,17 4252,14 4264,14 4275,13 4285,11 4307,9 4319,8 4330,8 4341,6 4351,6 4362,5 4374,5 4385,5 4396,3 4417,2 4428,2 4439,2 4460,2 4472,0 4483,0 4494,0 4515,0 4527,0 4538,0 4549,0 4570,2 4581,2 4592,2 4602,2 4625,2 4636,3 4647,3 4657,5 4680,5 4691,6 4702,8 4711,8 4734,9 4745,11 4755,11 4766,13 4789,16 4800,17 4810,17 4821,20 4832,20 4844,22 4855,23 4864,25 4887,28 4898,29 4908,31 4919,32 4942,37 4953,39 4963,40 4974,43 4997,46 5008,48 5017,51 5029,54 5051,57 5061,60 5072,63 5084,65 5106,71 5116,72 5127,75 5138,78 5161,83 5170,86 5182,89 5193,92 5214,98 5225,101 5237,104 5248,107 5269,115 5280,118 5291,121 5314,129 5324,132 5335,135 5346,138 5357,143 5367,147 5378,150 5390,153 5401,158 5422,166 5433,170 5444,173 5456,178 5467,181 5477,187 5488,190 5499,195 5510,199 5531,207 5543,213 5554,216 5565,222 5586,230 5597,236 5609,241 5620,245 5641,256 5652,260 5663,265 5684,276 5696,280 5707,285 5718,291 5739,302 5750,308 5762,312 5773,319 5794,329 5805,334 5816,340 5826,346 5837,352 5848,357 5860,363 5871,369 5881,375 5892,381 5903,387 5915,395 5926,401 5936,406 5958,420 5969,426 5979,432 5990,438 6001,444 6013,452 6024,458 6034,464 6045,472 6068,485 6079,491 6090,499 6111,513 6122,519 6132,528 6143,534 6154,542 6166,548 6177,556 6187,563 6198,571 6209,579 6221,585 6232,594 6243,600 6253,608 6264,617 6275,623 6285,632 6296,640 6307,648 6330,663 6340,672 6351,680 6362,687 6374,695 6385,704 6396,712 6406,721 6417,729 6428,738 6438,745 6449,755 6460,762 6472,771 6483,779 6493,788 6504,798 6515,807 6527,816 6538,824 6549,833 6559,842 6570,851 6581,860 6591,869 6602,879 6613,888 6625,897 6646,915 6657,925 6668,935 6679,943 6689,954 6700,963 6712,972 6721,983 6732,992 6743,1003 6755,1012 6766,1021 6777,1033 6787,1042 6810,1063 6821,1074 6832,1083 6842,1094 6853,1103 6864,1115 6874,1124 6885,1135 6908,1157 6919,1167 6930,1178 6940,1187 6963,1210 6974,1221 6985,1232 6995,1242 7006,1253 7017,1265 7029,1276 7038,1287 7049,1297 7061,1308 7072,1319 7083,1331 7093,1343 7104,1354 7116,1366 7127,1377 7138,1389 7148,1400 7159,1412 7170,1423 7182,1435 7191,1446 7202,1458 7214,1470 7225,1482 7236,1495 7246,1507 7257,1519 7269,1530 7280,1544 7291,1556 7301,1568 7312,1579 7323,1593 7335,1605 7344,1617 7355,1629 7367,1643 7378,1654 7389,1668 7399,1680 7410,1692 7422,1706 7433,1718 7444,1732 7454,1744 7465,1758 7476,1770 7488,1784 7497,1796 7508,1808 7520,1822 7531,1836 7542,1848 7552,1862 7563,1876 7575,1889 7586,1903 7597,1917 7607,1929 7618,1943 7629,1957 7641,1972 7650,1984 7661,1998 7673,2012 7684,2027 7695,2041 7705,2055 7716,2069 7728,2082 7739,2098 7750,2111 7760,2125 7771,2140 7782,2154 7794,2168 7803,2183 7814,2197 7826,2212 7837,2228 7848,2241 7858,2257 7869,2272 7880,2286 7892,2301 7903,2316 7913,2330 7924,2347 7935,2361 7947,2376 7958,2391 7967,2407 7979,2422 7990,2437 8001,2453 8011,2468 8022,2483 8033,2498 8045,2514 8056,2531 8066,2546 8077,2561 8088,2578 8100,2593 8111,2609 8120,2624 8132,2641 8143,2656 8154,2673 8164,2688 8175,2705 8186,2722 8198,2737 8209,2754 8219,2771 8230,2786 8241,2803 8253,2820 8264,2835 8273,2852 8285,2869 8296,2886 8307,2902 8317,2919 8328,2936 8339,2953 8351,2970 8362,2987 8372,3003 8383,3020 8394,3037 8406,3055 8417,3072 8426,3089 8438,3106 8449,3124 8460,3141 8470,3158 8481,3176 8492,3193 8504,3212 8515,3230 8525,3247 8536,3265 8547,3282 8559,3300 8570,3319 8579,3337 8591,3354 8602,3372 8613,3391 8623,3409 8634,3427 8645,3444 8657,3462 8668,3481 8678,3499 8689,3518 8700,3536 8712,3554 8723,3574 8732,3593 8744,3611 8755,3629 8766,3649 8776,3666 8787,3686 8798,3704 8810,3724 8821,3742 8831,3761 8842,3781 8853,3799 8865,3819 8876,3837 8887,3857 8896,3877 8908,3895 8919,3915 8929,3935 8940,3955 8951,3975 8963,3993 8974,4013 8984,4033 8995,4053 9006,4073 9018,4093 9029,4113 9040,4134 9049,4154 9061,4174 9072,4194 9082,4214 9093,4234 9104,4255 9116,4275 9127,4295 9138,4315 9148,4336 9159,4356 9171,4376 9182,4396">
          <text:p/>
        </draw:polyline>
        <draw:polygon draw:style-name="gr9" draw:text-style-name="P6" draw:layer="layout" svg:width="0.25cm" svg:height="0.249cm" svg:x="4.214cm" svg:y="9.565cm" svg:viewBox="0 0 251 250" draw:points="0,125 124,250 251,125 124,0">
          <text:p/>
        </draw:polygon>
        <draw:polygon draw:style-name="gr9" draw:text-style-name="P6" draw:layer="layout" svg:width="0.25cm" svg:height="0.251cm" svg:x="4.431cm" svg:y="9.175cm" svg:viewBox="0 0 251 252" draw:points="0,125 126,252 251,125 126,0">
          <text:p/>
        </draw:polygon>
        <draw:polygon draw:style-name="gr9" draw:text-style-name="P6" draw:layer="layout" svg:width="0.251cm" svg:height="0.25cm" svg:x="4.65cm" svg:y="8.806cm" svg:viewBox="0 0 252 251" draw:points="0,125 126,251 252,125 126,0">
          <text:p/>
        </draw:polygon>
        <draw:polygon draw:style-name="gr9" draw:text-style-name="P6" draw:layer="layout" svg:width="0.251cm" svg:height="0.251cm" svg:x="4.869cm" svg:y="8.454cm" svg:viewBox="0 0 252 252" draw:points="0,126 127,252 252,126 127,0">
          <text:p/>
        </draw:polygon>
        <draw:polygon draw:style-name="gr9" draw:text-style-name="P6" draw:layer="layout" svg:width="0.249cm" svg:height="0.251cm" svg:x="5.088cm" svg:y="8.122cm" svg:viewBox="0 0 250 252" draw:points="0,127 125,252 250,127 125,0">
          <text:p/>
        </draw:polygon>
        <draw:polygon draw:style-name="gr9" draw:text-style-name="P6" draw:layer="layout" svg:width="0.249cm" svg:height="0.251cm" svg:x="5.307cm" svg:y="7.81cm" svg:viewBox="0 0 250 252" draw:points="0,126 126,252 250,126 126,0">
          <text:p/>
        </draw:polygon>
        <draw:polygon draw:style-name="gr9" draw:text-style-name="P6" draw:layer="layout" svg:width="0.251cm" svg:height="0.249cm" svg:x="5.524cm" svg:y="7.518cm" svg:viewBox="0 0 252 250" draw:points="0,126 126,250 252,126 126,0">
          <text:p/>
        </draw:polygon>
        <draw:polygon draw:style-name="gr9" draw:text-style-name="P6" draw:layer="layout" svg:width="0.251cm" svg:height="0.249cm" svg:x="5.743cm" svg:y="7.244cm" svg:viewBox="0 0 252 250" draw:points="0,125 125,250 252,125 125,0">
          <text:p/>
        </draw:polygon>
        <draw:polygon draw:style-name="gr9" draw:text-style-name="P6" draw:layer="layout" svg:width="0.25cm" svg:height="0.251cm" svg:x="5.963cm" svg:y="6.99cm" svg:viewBox="0 0 251 252" draw:points="0,125 124,252 251,125 124,0">
          <text:p/>
        </draw:polygon>
        <draw:polygon draw:style-name="gr9" draw:text-style-name="P6" draw:layer="layout" svg:width="0.25cm" svg:height="0.249cm" svg:x="6.18cm" svg:y="6.756cm" svg:viewBox="0 0 251 250" draw:points="0,126 126,250 251,126 126,0">
          <text:p/>
        </draw:polygon>
        <draw:polygon draw:style-name="gr9" draw:text-style-name="P6" draw:layer="layout" svg:width="0.251cm" svg:height="0.249cm" svg:x="6.399cm" svg:y="6.54cm" svg:viewBox="0 0 252 250" draw:points="0,125 126,250 252,125 126,0">
          <text:p/>
        </draw:polygon>
        <draw:polygon draw:style-name="gr9" draw:text-style-name="P6" draw:layer="layout" svg:width="0.249cm" svg:height="0.25cm" svg:x="6.618cm" svg:y="6.344cm" svg:viewBox="0 0 250 251" draw:points="0,125 124,251 250,125 124,0">
          <text:p/>
        </draw:polygon>
        <draw:polygon draw:style-name="gr9" draw:text-style-name="P6" draw:layer="layout" svg:width="0.249cm" svg:height="0.251cm" svg:x="6.837cm" svg:y="6.165cm" svg:viewBox="0 0 250 252" draw:points="0,126 125,252 250,126 125,0">
          <text:p/>
        </draw:polygon>
        <draw:polygon draw:style-name="gr9" draw:text-style-name="P6" draw:layer="layout" svg:width="0.249cm" svg:height="0.249cm" svg:x="7.056cm" svg:y="6.009cm" svg:viewBox="0 0 250 250" draw:points="0,125 126,250 250,125 126,0">
          <text:p/>
        </draw:polygon>
        <draw:polygon draw:style-name="gr9" draw:text-style-name="P6" draw:layer="layout" svg:width="0.251cm" svg:height="0.249cm" svg:x="7.273cm" svg:y="5.87cm" svg:viewBox="0 0 252 250" draw:points="0,124 126,250 252,124 126,0">
          <text:p/>
        </draw:polygon>
        <draw:polygon draw:style-name="gr10" draw:text-style-name="P6" draw:layer="layout" svg:width="0.25cm" svg:height="0.25cm" svg:x="7.493cm" svg:y="5.75cm" svg:viewBox="0 0 251 251" draw:points="0,127 124,251 251,127 124,0">
          <text:p/>
        </draw:polygon>
        <draw:polygon draw:style-name="gr11" draw:text-style-name="P4" draw:layer="layout" svg:width="0.25cm" svg:height="0.25cm" svg:x="7.493cm" svg:y="5.75cm" svg:viewBox="0 0 251 251" draw:points="0,127 124,251 251,127 124,0">
          <text:p/>
        </draw:polygon>
        <draw:polygon draw:style-name="gr9" draw:text-style-name="P6" draw:layer="layout" svg:width="0.249cm" svg:height="0.249cm" svg:x="7.711cm" svg:y="5.651cm" svg:viewBox="0 0 250 250" draw:points="0,124 125,250 250,124 125,0">
          <text:p/>
        </draw:polygon>
        <draw:polygon draw:style-name="gr9" draw:text-style-name="P6" draw:layer="layout" svg:width="0.25cm" svg:height="0.251cm" svg:x="7.929cm" svg:y="5.57cm" svg:viewBox="0 0 251 252" draw:points="0,126 126,252 251,126 126,0">
          <text:p/>
        </draw:polygon>
        <draw:polygon draw:style-name="gr9" draw:text-style-name="P6" draw:layer="layout" svg:width="0.25cm" svg:height="0.25cm" svg:x="8.148cm" svg:y="5.51cm" svg:viewBox="0 0 251 251" draw:points="0,125 124,251 251,125 124,0">
          <text:p/>
        </draw:polygon>
        <draw:polygon draw:style-name="gr9" draw:text-style-name="P6" draw:layer="layout" svg:width="0.249cm" svg:height="0.25cm" svg:x="8.367cm" svg:y="5.467cm" svg:viewBox="0 0 250 251" draw:points="0,126 124,251 250,126 124,0">
          <text:p/>
        </draw:polygon>
        <draw:polygon draw:style-name="gr9" draw:text-style-name="P6" draw:layer="layout" svg:width="0.249cm" svg:height="0.25cm" svg:x="8.586cm" svg:y="5.444cm" svg:viewBox="0 0 250 251" draw:points="0,126 126,251 250,126 126,0">
          <text:p/>
        </draw:polygon>
        <draw:polygon draw:style-name="gr9" draw:text-style-name="P6" draw:layer="layout" svg:width="0.251cm" svg:height="0.25cm" svg:x="8.803cm" svg:y="5.441cm" svg:viewBox="0 0 252 251" draw:points="0,126 127,251 252,126 127,0">
          <text:p/>
        </draw:polygon>
        <draw:polygon draw:style-name="gr9" draw:text-style-name="P6" draw:layer="layout" svg:width="0.251cm" svg:height="0.25cm" svg:x="9.022cm" svg:y="5.458cm" svg:viewBox="0 0 252 251" draw:points="0,124 126,251 252,124 126,0">
          <text:p/>
        </draw:polygon>
        <draw:polygon draw:style-name="gr9" draw:text-style-name="P6" draw:layer="layout" svg:width="0.249cm" svg:height="0.25cm" svg:x="9.241cm" svg:y="5.493cm" svg:viewBox="0 0 250 251" draw:points="0,126 126,251 250,126 126,0">
          <text:p/>
        </draw:polygon>
        <draw:polygon draw:style-name="gr9" draw:text-style-name="P6" draw:layer="layout" svg:width="0.25cm" svg:height="0.251cm" svg:x="9.459cm" svg:y="5.547cm" svg:viewBox="0 0 251 252" draw:points="0,126 126,252 251,126 126,0">
          <text:p/>
        </draw:polygon>
        <draw:polygon draw:style-name="gr9" draw:text-style-name="P6" draw:layer="layout" svg:width="0.251cm" svg:height="0.249cm" svg:x="9.678cm" svg:y="5.622cm" svg:viewBox="0 0 252 250" draw:points="0,124 126,250 252,124 126,0">
          <text:p/>
        </draw:polygon>
        <draw:polygon draw:style-name="gr9" draw:text-style-name="P6" draw:layer="layout" svg:width="0.249cm" svg:height="0.251cm" svg:x="9.897cm" svg:y="5.715cm" svg:viewBox="0 0 250 252" draw:points="0,126 124,252 250,126 124,0">
          <text:p/>
        </draw:polygon>
        <draw:polygon draw:style-name="gr9" draw:text-style-name="P6" draw:layer="layout" svg:width="0.249cm" svg:height="0.251cm" svg:x="10.116cm" svg:y="5.827cm" svg:viewBox="0 0 250 252" draw:points="0,126 124,252 250,126 124,0">
          <text:p/>
        </draw:polygon>
        <draw:polygon draw:style-name="gr9" draw:text-style-name="P6" draw:layer="layout" svg:width="0.251cm" svg:height="0.249cm" svg:x="10.333cm" svg:y="5.96cm" svg:viewBox="0 0 252 250" draw:points="0,124 127,250 252,124 127,0">
          <text:p/>
        </draw:polygon>
        <draw:polygon draw:style-name="gr9" draw:text-style-name="P6" draw:layer="layout" svg:width="0.251cm" svg:height="0.249cm" svg:x="10.552cm" svg:y="6.112cm" svg:viewBox="0 0 252 250" draw:points="0,125 126,250 252,125 126,0">
          <text:p/>
        </draw:polygon>
        <draw:polygon draw:style-name="gr9" draw:text-style-name="P6" draw:layer="layout" svg:width="0.249cm" svg:height="0.25cm" svg:x="10.771cm" svg:y="6.281cm" svg:viewBox="0 0 250 251" draw:points="0,127 126,251 250,127 126,0">
          <text:p/>
        </draw:polygon>
        <draw:polygon draw:style-name="gr9" draw:text-style-name="P6" draw:layer="layout" svg:width="0.249cm" svg:height="0.251cm" svg:x="10.99cm" svg:y="6.471cm" svg:viewBox="0 0 250 252" draw:points="0,126 125,252 250,126 125,0">
          <text:p/>
        </draw:polygon>
        <draw:polygon draw:style-name="gr9" draw:text-style-name="P6" draw:layer="layout" svg:width="0.251cm" svg:height="0.251cm" svg:x="11.207cm" svg:y="6.681cm" svg:viewBox="0 0 252 252" draw:points="0,125 125,252 252,125 125,0">
          <text:p/>
        </draw:polygon>
        <draw:polygon draw:style-name="gr9" draw:text-style-name="P6" draw:layer="layout" svg:width="0.249cm" svg:height="0.251cm" svg:x="11.426cm" svg:y="6.909cm" svg:viewBox="0 0 250 252" draw:points="0,125 125,252 250,125 125,0">
          <text:p/>
        </draw:polygon>
        <draw:polygon draw:style-name="gr9" draw:text-style-name="P6" draw:layer="layout" svg:width="0.25cm" svg:height="0.248cm" svg:x="11.644cm" svg:y="7.158cm" svg:viewBox="0 0 251 249" draw:points="0,124 126,249 251,124 126,0">
          <text:p/>
        </draw:polygon>
        <draw:polygon draw:style-name="gr9" draw:text-style-name="P6" draw:layer="layout" svg:width="0.251cm" svg:height="0.251cm" svg:x="11.862cm" svg:y="7.423cm" svg:viewBox="0 0 252 252" draw:points="0,125 126,252 252,125 126,0">
          <text:p/>
        </draw:polygon>
        <draw:polygon draw:style-name="gr9" draw:text-style-name="P6" draw:layer="layout" svg:width="0.25cm" svg:height="0.249cm" svg:x="12.082cm" svg:y="7.711cm" svg:viewBox="0 0 251 250" draw:points="0,125 125,250 251,125 125,0">
          <text:p/>
        </draw:polygon>
        <draw:polygon draw:style-name="gr9" draw:text-style-name="P6" draw:layer="layout" svg:width="0.249cm" svg:height="0.249cm" svg:x="12.301cm" svg:y="8.017cm" svg:viewBox="0 0 250 250" draw:points="0,126 125,250 250,126 125,0">
          <text:p/>
        </draw:polygon>
        <draw:polygon draw:style-name="gr9" draw:text-style-name="P6" draw:layer="layout" svg:width="0.251cm" svg:height="0.251cm" svg:x="12.518cm" svg:y="8.341cm" svg:viewBox="0 0 252 252" draw:points="0,126 127,252 252,126 127,0">
          <text:p/>
        </draw:polygon>
        <draw:polygon draw:style-name="gr9" draw:text-style-name="P6" draw:layer="layout" svg:width="0.251cm" svg:height="0.251cm" svg:x="12.737cm" svg:y="8.685cm" svg:viewBox="0 0 252 252" draw:points="0,126 125,252 252,126 125,0">
          <text:p/>
        </draw:polygon>
        <draw:polygon draw:style-name="gr9" draw:text-style-name="P6" draw:layer="layout" svg:width="0.249cm" svg:height="0.25cm" svg:x="12.956cm" svg:y="9.049cm" svg:viewBox="0 0 250 251" draw:points="0,127 126,251 250,127 126,0">
          <text:p/>
        </draw:polygon>
        <draw:polygon draw:style-name="gr9" draw:text-style-name="P6" draw:layer="layout" svg:width="0.249cm" svg:height="0.251cm" svg:x="13.175cm" svg:y="9.432cm" svg:viewBox="0 0 250 252" draw:points="0,125 125,252 250,125 125,0">
          <text:p/>
        </draw:polygon>
        <draw:polygon draw:style-name="gr9" draw:text-style-name="P6" draw:layer="layout" svg:width="0.25cm" svg:height="0.249cm" svg:x="13.393cm" svg:y="9.836cm" svg:viewBox="0 0 251 250" draw:points="0,124 126,250 251,124 126,0">
          <text:p/>
        </draw:polygon>
        <draw:polyline draw:style-name="gr4" draw:text-style-name="P4" draw:layer="layout" svg:width="9.181cm" svg:height="7.031cm" svg:x="4.338cm" svg:y="3.689cm" svg:viewBox="0 0 9182 7032" draw:points="0,0 11,42 23,83 34,123 45,164 55,204 66,245 77,285 87,325 98,366 109,406 121,446 132,485 142,525 153,563 164,603 176,642 187,680 198,720 208,758 219,796 230,833 240,869 251,906 263,943 275,980 286,1015 296,1052 307,1087 318,1122 330,1157 341,1192 352,1226 362,1261 373,1295 384,1329 394,1362 405,1396 416,1428 428,1462 439,1494 449,1526 460,1560 471,1592 483,1624 494,1654 505,1687 515,1717 526,1748 537,1780 547,1809 558,1841 569,1870 581,1901 592,1930 602,1959 613,1988 624,2017 636,2046 647,2075 658,2103 668,2132 679,2159 690,2187 700,2216 711,2242 722,2270 734,2297 745,2323 756,2349 766,2377 777,2403 789,2429 800,2453 811,2479 821,2505 832,2530 843,2554 853,2580 864,2603 875,2628 887,2652 898,2675 909,2700 919,2722 930,2745 942,2770 953,2791 964,2814 974,2837 985,2860 996,2882 1006,2903 1017,2924 1028,2946 1040,2967 1051,2989 1062,3010 1072,3030 1083,3050 1095,3071 1106,3091 1117,3111 1127,3131 1138,3151 1149,3171 1159,3189 1170,3209 1181,3227 1193,3246 1204,3264 1215,3282 1225,3301 1236,3319 1248,3336 1259,3353 1270,3371 1280,3388 1291,3405 1302,3423 1312,3440 1323,3455 1334,3472 1346,3489 1357,3503 1368,3520 1378,3535 1389,3550 1401,3567 1412,3581 1423,3596 1433,3610 1444,3625 1455,3639 1465,3654 1476,3668 1487,3682 1499,3694 1510,3708 1521,3722 1531,3735 1542,3749 1554,3761 1565,3774 1576,3786 1586,3798 1597,3812 1608,3824 1618,3835 1629,3847 1640,3858 1652,3870 1663,3881 1674,3893 1684,3904 1695,3914 1707,3925 1718,3936 1729,3945 1739,3956 1750,3966 1761,3976 1772,3985 1782,3996 1793,4005 1805,4014 1816,4023 1827,4032 1837,4041 1848,4049 1860,4058 1871,4066 1882,4075 1892,4083 1914,4098 1925,4107 1935,4115 1946,4121 1969,4135 1980,4142 1990,4150 2013,4162 2024,4170 2035,4176 2045,4182 2056,4187 2067,4193 2078,4199 2088,4205 2099,4210 2111,4216 2122,4220 2133,4227 2143,4231 2154,4236 2165,4240 2177,4245 2188,4250 2198,4254 2209,4257 2231,4265 2241,4269 2252,4274 2264,4277 2275,4280 2286,4283 2296,4286 2307,4289 2318,4292 2330,4295 2341,4297 2351,4300 2362,4303 2373,4306 2384,4308 2394,4309 2405,4312 2417,4314 2439,4317 2449,4318 2460,4320 2471,4320 2494,4323 2504,4323 2515,4325 2526,4326 2547,4326 2558,4326 2570,4326 2581,4328 2602,4328 2613,4326 2624,4326 2636,4326 2657,4326 2668,4325 2679,4323 2691,4323 2711,4320 2723,4320 2734,4318 2745,4317 2766,4314 2777,4312 2789,4311 2800,4309 2821,4305 2832,4303 2844,4300 2864,4295 2876,4292 2887,4291 2898,4288 2919,4282 2930,4279 2942,4276 2953,4272 2974,4266 2985,4262 2997,4260 3006,4256 3017,4251 3029,4248 3040,4245 3051,4240 3061,4236 3083,4228 3095,4225 3106,4219 3116,4216 3127,4210 3138,4207 3150,4202 3159,4198 3170,4193 3193,4182 3204,4178 3214,4173 3236,4162 3248,4156 3259,4152 3269,4147 3291,4135 3303,4130 3312,4124 3323,4118 3346,4107 3357,4101 3367,4095 3378,4089 3401,4077 3412,4069 3423,4063 3433,4058 3444,4051 3456,4044 3465,4037 3476,4031 3487,4025 3510,4011 3520,4003 3531,3997 3542,3991 3554,3983 3565,3977 3576,3968 3586,3962 3597,3954 3609,3948 3620,3939 3629,3933 3640,3925 3652,3917 3663,3910 3673,3902 3684,3896 3695,3887 3707,3879 3718,3872 3729,3864 3739,3856 3750,3849 3762,3841 3773,3832 3782,3824 3793,3817 3805,3809 3816,3801 3826,3792 3837,3783 3848,3775 3860,3768 3871,3760 3882,3751 3892,3743 3903,3734 3915,3726 3926,3717 3935,3708 3946,3700 3958,3691 3969,3682 3990,3665 4001,3657 4013,3650 4024,3641 4035,3631 4045,3622 4056,3613 4068,3604 4088,3587 4099,3578 4111,3570 4122,3561 4132,3552 4143,3543 4154,3533 4166,3524 4177,3515 4188,3506 4198,3497 4209,3488 4221,3478 4232,3469 4252,3451 4264,3442 4275,3432 4285,3423 4296,3414 4307,3405 4319,3396 4330,3387 4341,3376 4362,3359 4374,3348 4385,3339 4396,3330 4405,3321 4417,3312 4428,3302 4439,3293 4449,3284 4460,3275 4472,3264 4483,3255 4494,3246 4515,3227 4527,3218 4538,3209 4549,3198 4558,3189 4570,3180 4581,3171 4592,3162 4602,3152 4625,3134 4636,3123 4647,3114 4657,3105 4668,3096 4680,3087 4691,3077 4702,3067 4711,3059 4734,3041 4745,3030 4755,3021 4766,3013 4778,3004 4789,2993 4800,2984 4810,2975 4821,2966 4844,2949 4855,2938 4864,2929 4876,2920 4887,2912 4898,2903 4908,2894 4919,2885 4931,2875 4942,2866 4953,2857 4963,2848 4974,2839 4985,2831 4997,2822 5008,2813 5017,2805 5029,2796 5051,2779 5061,2770 5072,2762 5084,2753 5106,2736 5116,2727 5127,2718 5138,2710 5150,2701 5161,2693 5170,2686 5182,2677 5193,2669 5204,2661 5214,2652 5225,2643 5237,2635 5248,2628 5259,2620 5269,2611 5280,2603 5291,2595 5314,2580 5324,2573 5335,2565 5346,2557 5367,2542 5378,2534 5390,2527 5401,2519 5412,2511 5422,2505 5433,2498 5444,2490 5456,2482 5467,2476 5477,2468 5488,2461 5499,2455 5510,2447 5531,2433 5543,2427 5554,2421 5565,2413 5575,2407 5586,2401 5597,2395 5609,2387 5620,2381 5641,2369 5652,2363 5663,2357 5684,2345 5696,2338 5707,2332 5718,2326 5739,2315 5750,2309 5762,2305 5773,2299 5794,2288 5805,2282 5816,2277 5826,2273 5848,2262 5860,2257 5871,2253 5881,2248 5903,2239 5915,2234 5926,2230 5936,2225 5958,2218 5969,2213 5979,2210 5990,2205 6013,2198 6024,2193 6034,2190 6045,2187 6068,2179 6079,2176 6090,2173 6111,2167 6122,2164 6132,2161 6143,2158 6166,2153 6177,2150 6187,2149 6198,2147 6221,2141 6232,2139 6243,2138 6253,2135 6275,2132 6285,2130 6296,2129 6307,2129 6330,2126 6340,2124 6351,2124 6362,2123 6385,2121 6396,2121 6406,2121 6417,2121 6438,2120 6449,2120 6460,2120 6472,2121 6493,2121 6504,2121 6515,2121 6538,2124 6549,2124 6559,2126 6570,2127 6591,2129 6602,2130 6613,2132 6625,2135 6646,2138 6657,2141 6668,2143 6679,2144 6700,2150 6712,2153 6721,2155 6732,2158 6743,2161 6755,2164 6766,2167 6777,2172 6787,2175 6810,2182 6821,2187 6832,2190 6842,2195 6864,2204 6874,2208 6885,2213 6896,2218 6908,2222 6919,2228 6930,2233 6940,2239 6951,2244 6963,2250 6974,2256 6985,2262 6995,2268 7017,2280 7029,2286 7038,2293 7049,2300 7072,2314 7083,2320 7093,2328 7104,2335 7127,2351 7138,2358 7148,2366 7159,2375 7182,2392 7191,2401 7202,2409 7214,2418 7225,2427 7236,2435 7246,2446 7257,2455 7269,2464 7280,2475 7291,2484 7301,2494 7312,2505 7323,2514 7335,2525 7344,2536 7355,2548 7367,2559 7389,2580 7399,2592 7410,2603 7422,2615 7433,2628 7444,2640 7454,2652 7465,2664 7476,2678 7488,2690 7497,2704 7508,2716 7520,2730 7531,2744 7542,2756 7552,2770 7563,2785 7575,2799 7586,2813 7597,2828 7607,2842 7618,2857 7629,2871 7641,2886 7650,2903 7661,2917 7673,2934 7684,2949 7695,2966 7705,2981 7716,2998 7728,3015 7739,3032 7750,3048 7760,3065 7771,3082 7782,3099 7794,3117 7803,3136 7814,3154 7826,3171 7837,3189 7848,3209 7858,3226 7869,3246 7880,3264 7892,3284 7903,3304 7913,3324 7924,3344 7935,3364 7947,3383 7958,3403 7967,3425 7979,3446 7990,3466 8001,3488 8011,3509 8022,3530 8033,3552 8045,3573 8056,3596 8066,3619 8077,3641 8088,3662 8100,3685 8111,3708 8120,3731 8132,3755 8143,3780 8154,3804 8164,3827 8175,3852 8186,3876 8198,3901 8209,3925 8219,3951 8230,3977 8241,4002 8253,4028 8264,4054 8273,4080 8285,4106 8296,4133 8307,4159 8317,4187 8328,4213 8339,4240 8351,4268 8362,4297 8372,4325 8383,4352 8394,4381 8406,4410 8417,4439 8426,4467 8438,4496 8449,4526 8460,4557 8470,4586 8481,4617 8492,4646 8504,4678 8515,4709 8525,4739 8536,4770 8547,4802 8559,4834 8570,4866 8579,4898 8591,4930 8602,4964 8613,4996 8623,5030 8634,5062 8645,5097 8657,5131 8668,5165 8678,5198 8689,5232 8700,5267 8712,5302 8723,5337 8732,5373 8744,5408 8755,5445 8766,5480 8776,5516 8787,5553 8798,5590 8810,5627 8821,5663 8831,5700 8842,5738 8853,5777 8865,5815 8876,5853 8887,5891 8896,5931 8908,5969 8919,6009 8929,6049 8940,6090 8951,6130 8963,6170 8974,6211 8984,6254 8995,6294 9006,6337 9018,6378 9029,6421 9040,6464 9049,6506 9061,6549 9072,6592 9082,6637 9093,6679 9104,6724 9116,6768 9127,6811 9138,6854 9148,6899 9159,6944 9171,6988 9182,7032">
          <text:p/>
        </draw:polyline>
        <draw:polygon draw:style-name="gr5" draw:text-style-name="P5" draw:layer="layout" svg:width="0.25cm" svg:height="0.251cm" svg:x="4.214cm" svg:y="3.564cm" svg:viewBox="0 0 251 252" draw:points="0,0 0,252 251,252 251,0">
          <text:p/>
        </draw:polygon>
        <draw:polygon draw:style-name="gr5" draw:text-style-name="P5" draw:layer="layout" svg:width="0.25cm" svg:height="0.249cm" svg:x="4.431cm" svg:y="4.36cm" svg:viewBox="0 0 251 250" draw:points="0,0 0,250 251,250 251,0">
          <text:p/>
        </draw:polygon>
        <draw:polygon draw:style-name="gr5" draw:text-style-name="P5" draw:layer="layout" svg:width="0.251cm" svg:height="0.249cm" svg:x="4.65cm" svg:y="5.059cm" svg:viewBox="0 0 252 250" draw:points="0,0 0,250 252,250 252,0">
          <text:p/>
        </draw:polygon>
        <draw:polygon draw:style-name="gr5" draw:text-style-name="P5" draw:layer="layout" svg:width="0.251cm" svg:height="0.249cm" svg:x="4.869cm" svg:y="5.668cm" svg:viewBox="0 0 252 250" draw:points="0,0 0,250 252,250 252,0">
          <text:p/>
        </draw:polygon>
        <draw:polygon draw:style-name="gr5" draw:text-style-name="P5" draw:layer="layout" svg:width="0.249cm" svg:height="0.251cm" svg:x="5.088cm" svg:y="6.191cm" svg:viewBox="0 0 250 252" draw:points="0,0 0,252 250,252 250,0">
          <text:p/>
        </draw:polygon>
        <draw:polygon draw:style-name="gr5" draw:text-style-name="P5" draw:layer="layout" svg:width="0.249cm" svg:height="0.251cm" svg:x="5.307cm" svg:y="6.635cm" svg:viewBox="0 0 250 252" draw:points="0,0 0,252 250,252 250,0">
          <text:p/>
        </draw:polygon>
        <draw:polygon draw:style-name="gr5" draw:text-style-name="P5" draw:layer="layout" svg:width="0.251cm" svg:height="0.249cm" svg:x="5.524cm" svg:y="7.004cm" svg:viewBox="0 0 252 250" draw:points="0,0 0,250 252,250 252,0">
          <text:p/>
        </draw:polygon>
        <draw:polygon draw:style-name="gr5" draw:text-style-name="P5" draw:layer="layout" svg:width="0.251cm" svg:height="0.25cm" svg:x="5.743cm" svg:y="7.3cm" svg:viewBox="0 0 252 251" draw:points="0,0 0,251 252,251 252,0">
          <text:p/>
        </draw:polygon>
        <draw:polygon draw:style-name="gr5" draw:text-style-name="P5" draw:layer="layout" svg:width="0.25cm" svg:height="0.251cm" svg:x="5.963cm" svg:y="7.53cm" svg:viewBox="0 0 251 252" draw:points="0,0 0,252 251,252 251,0">
          <text:p/>
        </draw:polygon>
        <draw:polygon draw:style-name="gr5" draw:text-style-name="P5" draw:layer="layout" svg:width="0.25cm" svg:height="0.249cm" svg:x="6.18cm" svg:y="7.7cm" svg:viewBox="0 0 251 250" draw:points="0,0 0,250 251,250 251,0">
          <text:p/>
        </draw:polygon>
        <draw:polygon draw:style-name="gr5" draw:text-style-name="P5" draw:layer="layout" svg:width="0.251cm" svg:height="0.251cm" svg:x="6.399cm" svg:y="7.813cm" svg:viewBox="0 0 252 252" draw:points="0,0 0,252 252,252 252,0">
          <text:p/>
        </draw:polygon>
        <draw:polygon draw:style-name="gr5" draw:text-style-name="P5" draw:layer="layout" svg:width="0.249cm" svg:height="0.249cm" svg:x="6.618cm" svg:y="7.876cm" svg:viewBox="0 0 250 250" draw:points="0,0 0,250 250,250 250,0">
          <text:p/>
        </draw:polygon>
        <draw:polygon draw:style-name="gr5" draw:text-style-name="P5" draw:layer="layout" svg:width="0.249cm" svg:height="0.25cm" svg:x="6.837cm" svg:y="7.891cm" svg:viewBox="0 0 250 251" draw:points="0,0 0,251 250,251 250,0">
          <text:p/>
        </draw:polygon>
        <draw:polygon draw:style-name="gr5" draw:text-style-name="P5" draw:layer="layout" svg:width="0.249cm" svg:height="0.249cm" svg:x="7.056cm" svg:y="7.865cm" svg:viewBox="0 0 250 250" draw:points="0,0 0,250 250,250 250,0">
          <text:p/>
        </draw:polygon>
        <draw:polygon draw:style-name="gr5" draw:text-style-name="P5" draw:layer="layout" svg:width="0.251cm" svg:height="0.249cm" svg:x="7.273cm" svg:y="7.801cm" svg:viewBox="0 0 252 250" draw:points="0,0 0,250 252,250 252,0">
          <text:p/>
        </draw:polygon>
        <draw:polygon draw:style-name="gr5" draw:text-style-name="P5" draw:layer="layout" svg:width="0.25cm" svg:height="0.25cm" svg:x="7.493cm" svg:y="7.704cm" svg:viewBox="0 0 251 251" draw:points="0,0 0,251 251,251 251,0">
          <text:p/>
        </draw:polygon>
        <draw:polygon draw:style-name="gr5" draw:text-style-name="P5" draw:layer="layout" svg:width="0.249cm" svg:height="0.249cm" svg:x="7.711cm" svg:y="7.582cm" svg:viewBox="0 0 250 250" draw:points="0,0 0,250 250,250 250,0">
          <text:p/>
        </draw:polygon>
        <draw:polygon draw:style-name="gr5" draw:text-style-name="P5" draw:layer="layout" svg:width="0.25cm" svg:height="0.251cm" svg:x="7.929cm" svg:y="7.435cm" svg:viewBox="0 0 251 252" draw:points="0,0 0,252 251,252 251,0">
          <text:p/>
        </draw:polygon>
        <draw:polygon draw:style-name="gr5" draw:text-style-name="P5" draw:layer="layout" svg:width="0.25cm" svg:height="0.249cm" svg:x="8.148cm" svg:y="7.273cm" svg:viewBox="0 0 251 250" draw:points="0,0 0,250 251,250 251,0">
          <text:p/>
        </draw:polygon>
        <draw:polygon draw:style-name="gr6" draw:text-style-name="P5" draw:layer="layout" svg:width="0.249cm" svg:height="0.251cm" svg:x="8.367cm" svg:y="7.097cm" svg:viewBox="0 0 250 252" draw:points="0,0 0,252 250,252 250,0">
          <text:p/>
        </draw:polygon>
        <draw:polygon draw:style-name="gr7" draw:text-style-name="P4" draw:layer="layout" svg:width="0.249cm" svg:height="0.251cm" svg:x="8.367cm" svg:y="7.097cm" svg:viewBox="0 0 250 252" draw:points="0,0 0,252 250,252 250,0">
          <text:p/>
        </draw:polygon>
        <draw:polygon draw:style-name="gr5" draw:text-style-name="P5" draw:layer="layout" svg:width="0.249cm" svg:height="0.251cm" svg:x="8.586cm" svg:y="6.912cm" svg:viewBox="0 0 250 252" draw:points="0,0 0,252 250,252 250,0">
          <text:p/>
        </draw:polygon>
        <draw:polygon draw:style-name="gr5" draw:text-style-name="P5" draw:layer="layout" svg:width="0.251cm" svg:height="0.251cm" svg:x="8.803cm" svg:y="6.725cm" svg:viewBox="0 0 252 252" draw:points="0,0 0,252 252,252 252,0">
          <text:p/>
        </draw:polygon>
        <draw:polygon draw:style-name="gr5" draw:text-style-name="P5" draw:layer="layout" svg:width="0.251cm" svg:height="0.249cm" svg:x="9.022cm" svg:y="6.54cm" svg:viewBox="0 0 252 250" draw:points="0,0 0,250 252,250 252,0">
          <text:p/>
        </draw:polygon>
        <draw:polygon draw:style-name="gr5" draw:text-style-name="P5" draw:layer="layout" svg:width="0.249cm" svg:height="0.25cm" svg:x="9.241cm" svg:y="6.359cm" svg:viewBox="0 0 250 251" draw:points="0,0 0,251 250,251 250,0">
          <text:p/>
        </draw:polygon>
        <draw:polygon draw:style-name="gr5" draw:text-style-name="P5" draw:layer="layout" svg:width="0.25cm" svg:height="0.251cm" svg:x="9.459cm" svg:y="6.191cm" svg:viewBox="0 0 251 252" draw:points="0,0 0,252 251,252 251,0">
          <text:p/>
        </draw:polygon>
        <draw:polygon draw:style-name="gr5" draw:text-style-name="P5" draw:layer="layout" svg:width="0.251cm" svg:height="0.249cm" svg:x="9.678cm" svg:y="6.04cm" svg:viewBox="0 0 252 250" draw:points="0,0 0,250 252,250 252,0">
          <text:p/>
        </draw:polygon>
        <draw:polygon draw:style-name="gr5" draw:text-style-name="P5" draw:layer="layout" svg:width="0.249cm" svg:height="0.251cm" svg:x="9.897cm" svg:y="5.908cm" svg:viewBox="0 0 250 252" draw:points="0,0 0,252 250,252 250,0">
          <text:p/>
        </draw:polygon>
        <draw:polygon draw:style-name="gr5" draw:text-style-name="P5" draw:layer="layout" svg:width="0.249cm" svg:height="0.25cm" svg:x="10.116cm" svg:y="5.802cm" svg:viewBox="0 0 250 251" draw:points="0,0 0,251 250,251 250,0">
          <text:p/>
        </draw:polygon>
        <draw:polygon draw:style-name="gr5" draw:text-style-name="P5" draw:layer="layout" svg:width="0.251cm" svg:height="0.249cm" svg:x="10.333cm" svg:y="5.729cm" svg:viewBox="0 0 252 250" draw:points="0,0 0,250 252,250 252,0">
          <text:p/>
        </draw:polygon>
        <draw:polygon draw:style-name="gr5" draw:text-style-name="P5" draw:layer="layout" svg:width="0.251cm" svg:height="0.25cm" svg:x="10.552cm" svg:y="5.689cm" svg:viewBox="0 0 252 251" draw:points="0,0 0,251 252,251 252,0">
          <text:p/>
        </draw:polygon>
        <draw:polygon draw:style-name="gr5" draw:text-style-name="P5" draw:layer="layout" svg:width="0.249cm" svg:height="0.251cm" svg:x="10.771cm" svg:y="5.689cm" svg:viewBox="0 0 250 252" draw:points="0,0 0,252 250,252 250,0">
          <text:p/>
        </draw:polygon>
        <draw:polygon draw:style-name="gr5" draw:text-style-name="P5" draw:layer="layout" svg:width="0.249cm" svg:height="0.251cm" svg:x="10.99cm" svg:y="5.735cm" svg:viewBox="0 0 250 252" draw:points="0,0 0,252 250,252 250,0">
          <text:p/>
        </draw:polygon>
        <draw:polygon draw:style-name="gr5" draw:text-style-name="P5" draw:layer="layout" svg:width="0.251cm" svg:height="0.249cm" svg:x="11.207cm" svg:y="5.832cm" svg:viewBox="0 0 252 250" draw:points="0,0 0,250 252,250 252,0">
          <text:p/>
        </draw:polygon>
        <draw:polygon draw:style-name="gr5" draw:text-style-name="P5" draw:layer="layout" svg:width="0.249cm" svg:height="0.249cm" svg:x="11.426cm" svg:y="5.982cm" svg:viewBox="0 0 250 250" draw:points="0,0 0,250 250,250 250,0">
          <text:p/>
        </draw:polygon>
        <draw:polygon draw:style-name="gr5" draw:text-style-name="P5" draw:layer="layout" svg:width="0.25cm" svg:height="0.251cm" svg:x="11.644cm" svg:y="6.191cm" svg:viewBox="0 0 251 252" draw:points="0,0 0,252 251,252 251,0">
          <text:p/>
        </draw:polygon>
        <draw:polygon draw:style-name="gr5" draw:text-style-name="P5" draw:layer="layout" svg:width="0.251cm" svg:height="0.249cm" svg:x="11.862cm" svg:y="6.467cm" svg:viewBox="0 0 252 250" draw:points="0,0 0,250 252,250 252,0">
          <text:p/>
        </draw:polygon>
        <draw:polygon draw:style-name="gr5" draw:text-style-name="P5" draw:layer="layout" svg:width="0.25cm" svg:height="0.251cm" svg:x="12.082cm" svg:y="6.809cm" svg:viewBox="0 0 251 252" draw:points="0,0 0,252 251,252 251,0">
          <text:p/>
        </draw:polygon>
        <draw:polygon draw:style-name="gr5" draw:text-style-name="P5" draw:layer="layout" svg:width="0.249cm" svg:height="0.249cm" svg:x="12.301cm" svg:y="7.227cm" svg:viewBox="0 0 250 250" draw:points="0,0 0,250 250,250 250,0">
          <text:p/>
        </draw:polygon>
        <draw:polygon draw:style-name="gr5" draw:text-style-name="P5" draw:layer="layout" svg:width="0.251cm" svg:height="0.251cm" svg:x="12.518cm" svg:y="7.723cm" svg:viewBox="0 0 252 252" draw:points="0,0 0,252 252,252 252,0">
          <text:p/>
        </draw:polygon>
        <draw:polygon draw:style-name="gr5" draw:text-style-name="P5" draw:layer="layout" svg:width="0.251cm" svg:height="0.25cm" svg:x="12.737cm" svg:y="8.304cm" svg:viewBox="0 0 252 251" draw:points="0,0 0,251 252,251 252,0">
          <text:p/>
        </draw:polygon>
        <draw:polygon draw:style-name="gr5" draw:text-style-name="P5" draw:layer="layout" svg:width="0.249cm" svg:height="0.249cm" svg:x="12.956cm" svg:y="8.973cm" svg:viewBox="0 0 250 250" draw:points="0,0 0,250 250,250 250,0">
          <text:p/>
        </draw:polygon>
        <draw:polygon draw:style-name="gr5" draw:text-style-name="P5" draw:layer="layout" svg:width="0.249cm" svg:height="0.249cm" svg:x="13.175cm" svg:y="9.735cm" svg:viewBox="0 0 250 250" draw:points="0,0 0,250 250,250 250,0">
          <text:p/>
        </draw:polygon>
        <draw:polygon draw:style-name="gr5" draw:text-style-name="P5" draw:layer="layout" svg:width="0.25cm" svg:height="0.251cm" svg:x="13.393cm" svg:y="10.595cm" svg:viewBox="0 0 251 252" draw:points="0,0 0,252 251,252 251,0">
          <text:p/>
        </draw:polygon>
        <draw:frame draw:style-name="gr1" draw:text-style-name="P2" draw:layer="layout" svg:width="1.581cm" svg:height="0.395cm" svg:x="17.134cm" svg:y="6.789cm">
          <draw:text-box>
            <text:p text:style-name="P1"><text:span text:style-name="T1">Column G</text:span></text:p>
          </draw:text-box>
        </draw:frame>
        <draw:frame draw:style-name="gr1" draw:text-style-name="P2" draw:layer="layout" svg:width="0.352cm" svg:height="0.395cm" svg:x="3.32cm" svg:y="6.567cm">
          <draw:text-box>
            <text:p text:style-name="P1"><text:span text:style-name="T1">-6</text:span></text:p>
          </draw:text-box>
        </draw:frame>
        <draw:frame draw:style-name="gr1" draw:text-style-name="P2" draw:layer="layout" svg:width="0.352cm" svg:height="0.395cm" svg:x="5.066cm" svg:y="6.567cm">
          <draw:text-box>
            <text:p text:style-name="P1"><text:span text:style-name="T1">-4</text:span></text:p>
          </draw:text-box>
        </draw:frame>
        <draw:frame draw:style-name="gr1" draw:text-style-name="P2" draw:layer="layout" svg:width="0.352cm" svg:height="0.395cm" svg:x="6.816cm" svg:y="6.567cm">
          <draw:text-box>
            <text:p text:style-name="P1"><text:span text:style-name="T1">-2</text:span></text:p>
          </draw:text-box>
        </draw:frame>
        <draw:frame draw:style-name="gr1" draw:text-style-name="P2" draw:layer="layout" svg:width="0.352cm" svg:height="0.395cm" svg:x="8.618cm" svg:y="6.567cm">
          <draw:text-box>
            <text:p text:style-name="P1"><text:span text:style-name="T1">0</text:span></text:p>
          </draw:text-box>
        </draw:frame>
        <draw:frame draw:style-name="gr1" draw:text-style-name="P2" draw:layer="layout" svg:width="0.352cm" svg:height="0.395cm" svg:x="10.365cm" svg:y="6.567cm">
          <draw:text-box>
            <text:p text:style-name="P1"><text:span text:style-name="T1">2</text:span></text:p>
          </draw:text-box>
        </draw:frame>
        <draw:frame draw:style-name="gr1" draw:text-style-name="P2" draw:layer="layout" svg:width="0.352cm" svg:height="0.395cm" svg:x="12.114cm" svg:y="6.567cm">
          <draw:text-box>
            <text:p text:style-name="P1"><text:span text:style-name="T1">4</text:span></text:p>
          </draw:text-box>
        </draw:frame>
        <draw:frame draw:style-name="gr1" draw:text-style-name="P2" draw:layer="layout" svg:width="0.352cm" svg:height="0.395cm" svg:x="13.864cm" svg:y="6.567cm">
          <draw:text-box>
            <text:p text:style-name="P1"><text:span text:style-name="T1">6</text:span></text:p>
          </draw:text-box>
        </draw:frame>
        <draw:frame draw:style-name="gr1" draw:text-style-name="P2" draw:layer="layout" svg:width="0.352cm" svg:height="0.395cm" svg:x="15.614cm" svg:y="6.567cm">
          <draw:text-box>
            <text:p text:style-name="P1"><text:span text:style-name="T1">8</text:span></text:p>
          </draw:text-box>
        </draw:frame>
        <draw:frame draw:style-name="gr1" draw:text-style-name="P2" draw:layer="layout" svg:width="0.705cm" svg:height="0.395cm" svg:x="7.8cm" svg:y="11.27cm">
          <draw:text-box>
            <text:p text:style-name="P1"><text:span text:style-name="T1">-100</text:span></text:p>
          </draw:text-box>
        </draw:frame>
        <draw:frame draw:style-name="gr1" draw:text-style-name="P2" draw:layer="layout" svg:width="0.51cm" svg:height="0.395cm" svg:x="7.983cm" svg:y="10.24cm">
          <draw:text-box>
            <text:p text:style-name="P1"><text:span text:style-name="T1">-80</text:span></text:p>
          </draw:text-box>
        </draw:frame>
        <draw:frame draw:style-name="gr1" draw:text-style-name="P2" draw:layer="layout" svg:width="0.51cm" svg:height="0.395cm" svg:x="7.983cm" svg:y="9.21cm">
          <draw:text-box>
            <text:p text:style-name="P1"><text:span text:style-name="T1">-60</text:span></text:p>
          </draw:text-box>
        </draw:frame>
        <draw:frame draw:style-name="gr1" draw:text-style-name="P2" draw:layer="layout" svg:width="0.51cm" svg:height="0.395cm" svg:x="7.983cm" svg:y="8.179cm">
          <draw:text-box>
            <text:p text:style-name="P1"><text:span text:style-name="T1">-40</text:span></text:p>
          </draw:text-box>
        </draw:frame>
        <draw:frame draw:style-name="gr1" draw:text-style-name="P2" draw:layer="layout" svg:width="0.51cm" svg:height="0.395cm" svg:x="7.983cm" svg:y="7.149cm">
          <draw:text-box>
            <text:p text:style-name="P1"><text:span text:style-name="T1">-20</text:span></text:p>
          </draw:text-box>
        </draw:frame>
        <draw:frame draw:style-name="gr1" draw:text-style-name="P2" draw:layer="layout" svg:width="0.352cm" svg:height="0.395cm" svg:x="8.276cm" svg:y="6.119cm">
          <draw:text-box>
            <text:p text:style-name="P1"><text:span text:style-name="T1">0</text:span></text:p>
          </draw:text-box>
        </draw:frame>
        <draw:frame draw:style-name="gr1" draw:text-style-name="P2" draw:layer="layout" svg:width="0.391cm" svg:height="0.395cm" svg:x="8.093cm" svg:y="5.089cm">
          <draw:text-box>
            <text:p text:style-name="P1"><text:span text:style-name="T1">20</text:span></text:p>
          </draw:text-box>
        </draw:frame>
        <draw:frame draw:style-name="gr1" draw:text-style-name="P2" draw:layer="layout" svg:width="0.391cm" svg:height="0.395cm" svg:x="8.093cm" svg:y="4.059cm">
          <draw:text-box>
            <text:p text:style-name="P1"><text:span text:style-name="T1">40</text:span></text:p>
          </draw:text-box>
        </draw:frame>
        <draw:line draw:style-name="gr4" draw:text-style-name="P4" draw:layer="layout" svg:x1="16.235cm" svg:y1="6.352cm" svg:x2="17.035cm" svg:y2="6.352cm">
          <text:p/>
        </draw:line>
        <draw:polygon draw:style-name="gr5" draw:text-style-name="P5" draw:layer="layout" svg:width="0.211cm" svg:height="0.211cm" svg:x="16.529cm" svg:y="6.246cm" svg:viewBox="0 0 212 212" draw:points="0,0 0,212 212,212 212,0">
          <text:p/>
        </draw:polygon>
        <draw:line draw:style-name="gr8" draw:text-style-name="P4" draw:layer="layout" svg:x1="16.235cm" svg:y1="6.849cm" svg:x2="17.035cm" svg:y2="6.849cm">
          <text:p/>
        </draw:line>
        <draw:polygon draw:style-name="gr9" draw:text-style-name="P6" draw:layer="layout" svg:width="0.211cm" svg:height="0.211cm" svg:x="16.529cm" svg:y="6.745cm" svg:viewBox="0 0 212 212" draw:points="0,105 105,212 212,105 105,0">
          <text:p/>
        </draw:polygon>
        <draw:line draw:style-name="gr12" draw:text-style-name="P4" draw:layer="layout" svg:x1="16.235cm" svg:y1="7.348cm" svg:x2="17.035cm" svg:y2="7.348cm">
          <text:p/>
        </draw:line>
        <draw:polygon draw:style-name="gr13" draw:text-style-name="P7" draw:layer="layout" svg:width="0.211cm" svg:height="0.21cm" svg:x="16.529cm" svg:y="7.242cm" svg:viewBox="0 0 212 211" draw:points="0,0 105,211 212,0">
          <text:p/>
        </draw:polygon>
        <draw:line draw:style-name="gr16" draw:text-style-name="P4" draw:layer="layout" svg:x1="16.235cm" svg:y1="7.845cm" svg:x2="17.035cm" svg:y2="7.845cm">
          <text:p/>
        </draw:line>
        <draw:polygon draw:style-name="gr17" draw:text-style-name="P8" draw:layer="layout" svg:width="0.211cm" svg:height="0.211cm" svg:x="16.529cm" svg:y="7.74cm" svg:viewBox="0 0 212 212" draw:points="0,212 212,212 105,0">
          <text:p/>
        </draw:polygon>
        <draw:line draw:style-name="gr18" draw:text-style-name="P4" draw:layer="layout" svg:x1="16.235cm" svg:y1="8.342cm" svg:x2="17.035cm" svg:y2="8.342cm">
          <text:p/>
        </draw:line>
        <draw:polygon draw:style-name="gr19" draw:text-style-name="P9" draw:layer="layout" svg:width="0.211cm" svg:height="0.211cm" svg:x="16.529cm" svg:y="8.237cm" svg:viewBox="0 0 212 212" draw:points="0,0 0,212 212,106">
          <text:p/>
        </draw:polygon>
        <draw:frame draw:style-name="gr1" draw:text-style-name="P2" draw:layer="layout" svg:width="0.391cm" svg:height="0.395cm" svg:x="8.093cm" svg:y="3.029cm">
          <draw:text-box>
            <text:p text:style-name="P1"><text:span text:style-name="T1">60</text:span></text:p>
          </draw:text-box>
        </draw:frame>
        <draw:frame draw:style-name="gr1" draw:text-style-name="P2" draw:layer="layout" svg:width="1.56cm" svg:height="0.395cm" svg:x="17.134cm" svg:y="6.154cm">
          <draw:text-box>
            <text:p text:style-name="P1"><text:span text:style-name="T1">Column D</text:span></text:p>
          </draw:text-box>
        </draw:frame>
        <draw:frame draw:style-name="gr1" draw:text-style-name="P2" draw:layer="layout" svg:width="1.539cm" svg:height="0.395cm" svg:x="17.134cm" svg:y="6.652cm">
          <draw:text-box>
            <text:p text:style-name="P1"><text:span text:style-name="T1">Column E</text:span></text:p>
          </draw:text-box>
        </draw:frame>
        <draw:frame draw:style-name="gr1" draw:text-style-name="P2" draw:layer="layout" svg:width="1.522cm" svg:height="0.395cm" svg:x="17.134cm" svg:y="7.149cm">
          <draw:text-box>
            <text:p text:style-name="P1"><text:span text:style-name="T1">Column F</text:span></text:p>
          </draw:text-box>
        </draw:frame>
        <draw:frame draw:style-name="gr1" draw:text-style-name="P2" draw:layer="layout" svg:width="1.581cm" svg:height="0.395cm" svg:x="17.134cm" svg:y="7.647cm">
          <draw:text-box>
            <text:p text:style-name="P1"><text:span text:style-name="T1">Column G</text:span></text:p>
          </draw:text-box>
        </draw:frame>
        <draw:frame draw:style-name="gr1" draw:text-style-name="P2" draw:layer="layout" svg:width="1.56cm" svg:height="0.395cm" svg:x="17.134cm" svg:y="8.144cm">
          <draw:text-box>
            <text:p text:style-name="P1"><text:span text:style-name="T1">Column H</text:span></text:p>
          </draw:text-box>
        </draw:frame>
      </draw:page>
      <draw:page draw:name="page2" draw:style-name="dp1" draw:master-page-name="master-page56">
        <draw:frame draw:style-name="gr1" draw:text-style-name="P2" draw:layer="layout" svg:width="1.111cm" svg:height="0.395cm" svg:x="10.238cm" svg:y="2.055cm">
          <draw:text-box>
            <text:p text:style-name="P1"><text:span text:style-name="T1">Sheet1</text:span></text:p>
          </draw:text-box>
        </draw:frame>
        <draw:polygon draw:style-name="gr2" draw:text-style-name="P3" draw:layer="layout" svg:width="15.999cm" svg:height="8.998cm" svg:x="-12.805cm" svg:y="1.494cm" svg:viewBox="0 0 16000 8999" draw:points="8000,8999 0,8999 0,0 16000,0 16000,8999">
          <text:p/>
        </draw:polygon>
        <draw:polygon draw:style-name="gr3" draw:text-style-name="P4" draw:layer="layout" svg:width="11.568cm" svg:height="8.24cm" svg:x="-11.574cm" svg:y="1.873cm" svg:viewBox="0 0 11569 8241" draw:points="5784,8241 0,8241 0,0 11569,0 11569,8241">
          <text:p/>
        </draw:polygon>
        <draw:line draw:style-name="gr3" draw:text-style-name="P4" draw:layer="layout" svg:x1="-0.006cm" svg:y1="10.113cm" svg:x2="-11.574cm" svg:y2="10.113cm">
          <text:p/>
        </draw:line>
        <draw:line draw:style-name="gr3" draw:text-style-name="P4" draw:layer="layout" svg:x1="-0.006cm" svg:y1="9.082cm" svg:x2="-11.574cm" svg:y2="9.082cm">
          <text:p/>
        </draw:line>
        <draw:line draw:style-name="gr3" draw:text-style-name="P4" draw:layer="layout" svg:x1="-0.006cm" svg:y1="8.052cm" svg:x2="-11.574cm" svg:y2="8.052cm">
          <text:p/>
        </draw:line>
        <draw:line draw:style-name="gr3" draw:text-style-name="P4" draw:layer="layout" svg:x1="-0.006cm" svg:y1="7.022cm" svg:x2="-11.574cm" svg:y2="7.022cm">
          <text:p/>
        </draw:line>
        <draw:line draw:style-name="gr3" draw:text-style-name="P4" draw:layer="layout" svg:x1="-0.006cm" svg:y1="5.992cm" svg:x2="-11.574cm" svg:y2="5.992cm">
          <text:p/>
        </draw:line>
        <draw:line draw:style-name="gr3" draw:text-style-name="P4" draw:layer="layout" svg:x1="-0.006cm" svg:y1="4.961cm" svg:x2="-11.574cm" svg:y2="4.961cm">
          <text:p/>
        </draw:line>
        <draw:line draw:style-name="gr3" draw:text-style-name="P4" draw:layer="layout" svg:x1="-0.006cm" svg:y1="3.931cm" svg:x2="-11.574cm" svg:y2="3.931cm">
          <text:p/>
        </draw:line>
        <draw:line draw:style-name="gr3" draw:text-style-name="P4" draw:layer="layout" svg:x1="-0.006cm" svg:y1="2.901cm" svg:x2="-11.574cm" svg:y2="2.901cm">
          <text:p/>
        </draw:line>
        <draw:line draw:style-name="gr3" draw:text-style-name="P4" draw:layer="layout" svg:x1="-0.006cm" svg:y1="1.872cm" svg:x2="-11.574cm" svg:y2="1.872cm">
          <text:p/>
        </draw:line>
        <draw:line draw:style-name="gr3" draw:text-style-name="P4" draw:layer="layout" svg:x1="-11.574cm" svg:y1="5.111cm" svg:x2="-11.574cm" svg:y2="4.961cm">
          <text:p/>
        </draw:line>
        <draw:line draw:style-name="gr3" draw:text-style-name="P4" draw:layer="layout" svg:x1="-11.574cm" svg:y1="5.111cm" svg:x2="-11.574cm" svg:y2="4.961cm">
          <text:p/>
        </draw:line>
        <draw:line draw:style-name="gr3" draw:text-style-name="P4" draw:layer="layout" svg:x1="-11.352cm" svg:y1="5.111cm" svg:x2="-11.352cm" svg:y2="4.961cm">
          <text:p/>
        </draw:line>
        <draw:line draw:style-name="gr3" draw:text-style-name="P4" draw:layer="layout" svg:x1="-11.352cm" svg:y1="5.111cm" svg:x2="-11.352cm" svg:y2="4.961cm">
          <text:p/>
        </draw:line>
        <draw:line draw:style-name="gr3" draw:text-style-name="P4" draw:layer="layout" svg:x1="-11.13cm" svg:y1="5.111cm" svg:x2="-11.13cm" svg:y2="4.961cm">
          <text:p/>
        </draw:line>
        <draw:line draw:style-name="gr3" draw:text-style-name="P4" draw:layer="layout" svg:x1="-11.13cm" svg:y1="5.111cm" svg:x2="-11.13cm" svg:y2="4.961cm">
          <text:p/>
        </draw:line>
        <draw:line draw:style-name="gr3" draw:text-style-name="P4" draw:layer="layout" svg:x1="-10.906cm" svg:y1="5.111cm" svg:x2="-10.906cm" svg:y2="4.961cm">
          <text:p/>
        </draw:line>
        <draw:line draw:style-name="gr3" draw:text-style-name="P4" draw:layer="layout" svg:x1="-10.906cm" svg:y1="5.111cm" svg:x2="-10.906cm" svg:y2="4.961cm">
          <text:p/>
        </draw:line>
        <draw:line draw:style-name="gr3" draw:text-style-name="P4" draw:layer="layout" svg:x1="-10.685cm" svg:y1="5.111cm" svg:x2="-10.685cm" svg:y2="4.961cm">
          <text:p/>
        </draw:line>
        <draw:line draw:style-name="gr3" draw:text-style-name="P4" draw:layer="layout" svg:x1="-10.685cm" svg:y1="5.111cm" svg:x2="-10.685cm" svg:y2="4.961cm">
          <text:p/>
        </draw:line>
        <draw:line draw:style-name="gr3" draw:text-style-name="P4" draw:layer="layout" svg:x1="-10.461cm" svg:y1="5.111cm" svg:x2="-10.461cm" svg:y2="4.961cm">
          <text:p/>
        </draw:line>
        <draw:line draw:style-name="gr3" draw:text-style-name="P4" draw:layer="layout" svg:x1="-10.461cm" svg:y1="5.111cm" svg:x2="-10.461cm" svg:y2="4.961cm">
          <text:p/>
        </draw:line>
        <draw:line draw:style-name="gr3" draw:text-style-name="P4" draw:layer="layout" svg:x1="-10.239cm" svg:y1="5.111cm" svg:x2="-10.239cm" svg:y2="4.961cm">
          <text:p/>
        </draw:line>
        <draw:line draw:style-name="gr3" draw:text-style-name="P4" draw:layer="layout" svg:x1="-10.239cm" svg:y1="5.111cm" svg:x2="-10.239cm" svg:y2="4.961cm">
          <text:p/>
        </draw:line>
        <draw:line draw:style-name="gr3" draw:text-style-name="P4" draw:layer="layout" svg:x1="-10.016cm" svg:y1="5.111cm" svg:x2="-10.016cm" svg:y2="4.961cm">
          <text:p/>
        </draw:line>
        <draw:line draw:style-name="gr3" draw:text-style-name="P4" draw:layer="layout" svg:x1="-10.016cm" svg:y1="5.111cm" svg:x2="-10.016cm" svg:y2="4.961cm">
          <text:p/>
        </draw:line>
        <draw:line draw:style-name="gr3" draw:text-style-name="P4" draw:layer="layout" svg:x1="-9.794cm" svg:y1="5.111cm" svg:x2="-9.794cm" svg:y2="4.961cm">
          <text:p/>
        </draw:line>
        <draw:line draw:style-name="gr3" draw:text-style-name="P4" draw:layer="layout" svg:x1="-9.794cm" svg:y1="5.111cm" svg:x2="-9.794cm" svg:y2="4.961cm">
          <text:p/>
        </draw:line>
        <draw:line draw:style-name="gr3" draw:text-style-name="P4" draw:layer="layout" svg:x1="-9.572cm" svg:y1="5.111cm" svg:x2="-9.572cm" svg:y2="4.961cm">
          <text:p/>
        </draw:line>
        <draw:line draw:style-name="gr3" draw:text-style-name="P4" draw:layer="layout" svg:x1="-9.572cm" svg:y1="5.111cm" svg:x2="-9.572cm" svg:y2="4.961cm">
          <text:p/>
        </draw:line>
        <draw:line draw:style-name="gr3" draw:text-style-name="P4" draw:layer="layout" svg:x1="-9.349cm" svg:y1="5.111cm" svg:x2="-9.349cm" svg:y2="4.961cm">
          <text:p/>
        </draw:line>
        <draw:line draw:style-name="gr3" draw:text-style-name="P4" draw:layer="layout" svg:x1="-9.349cm" svg:y1="5.111cm" svg:x2="-9.349cm" svg:y2="4.961cm">
          <text:p/>
        </draw:line>
        <draw:line draw:style-name="gr3" draw:text-style-name="P4" draw:layer="layout" svg:x1="-9.127cm" svg:y1="5.111cm" svg:x2="-9.127cm" svg:y2="4.961cm">
          <text:p/>
        </draw:line>
        <draw:line draw:style-name="gr3" draw:text-style-name="P4" draw:layer="layout" svg:x1="-9.127cm" svg:y1="5.111cm" svg:x2="-9.127cm" svg:y2="4.961cm">
          <text:p/>
        </draw:line>
        <draw:line draw:style-name="gr3" draw:text-style-name="P4" draw:layer="layout" svg:x1="-8.905cm" svg:y1="5.111cm" svg:x2="-8.905cm" svg:y2="4.961cm">
          <text:p/>
        </draw:line>
        <draw:line draw:style-name="gr3" draw:text-style-name="P4" draw:layer="layout" svg:x1="-8.905cm" svg:y1="5.111cm" svg:x2="-8.905cm" svg:y2="4.961cm">
          <text:p/>
        </draw:line>
        <draw:line draw:style-name="gr3" draw:text-style-name="P4" draw:layer="layout" svg:x1="-8.682cm" svg:y1="5.111cm" svg:x2="-8.682cm" svg:y2="4.961cm">
          <text:p/>
        </draw:line>
        <draw:line draw:style-name="gr3" draw:text-style-name="P4" draw:layer="layout" svg:x1="-8.682cm" svg:y1="5.111cm" svg:x2="-8.682cm" svg:y2="4.961cm">
          <text:p/>
        </draw:line>
        <draw:line draw:style-name="gr3" draw:text-style-name="P4" draw:layer="layout" svg:x1="-8.46cm" svg:y1="5.111cm" svg:x2="-8.46cm" svg:y2="4.961cm">
          <text:p/>
        </draw:line>
        <draw:line draw:style-name="gr3" draw:text-style-name="P4" draw:layer="layout" svg:x1="-8.46cm" svg:y1="5.111cm" svg:x2="-8.46cm" svg:y2="4.961cm">
          <text:p/>
        </draw:line>
        <draw:line draw:style-name="gr3" draw:text-style-name="P4" draw:layer="layout" svg:x1="-8.236cm" svg:y1="5.111cm" svg:x2="-8.236cm" svg:y2="4.961cm">
          <text:p/>
        </draw:line>
        <draw:line draw:style-name="gr3" draw:text-style-name="P4" draw:layer="layout" svg:x1="-8.236cm" svg:y1="5.111cm" svg:x2="-8.236cm" svg:y2="4.961cm">
          <text:p/>
        </draw:line>
        <draw:line draw:style-name="gr3" draw:text-style-name="P4" draw:layer="layout" svg:x1="-8.015cm" svg:y1="5.111cm" svg:x2="-8.015cm" svg:y2="4.961cm">
          <text:p/>
        </draw:line>
        <draw:line draw:style-name="gr3" draw:text-style-name="P4" draw:layer="layout" svg:x1="-8.015cm" svg:y1="5.111cm" svg:x2="-8.015cm" svg:y2="4.961cm">
          <text:p/>
        </draw:line>
        <draw:line draw:style-name="gr3" draw:text-style-name="P4" draw:layer="layout" svg:x1="-7.791cm" svg:y1="5.111cm" svg:x2="-7.791cm" svg:y2="4.961cm">
          <text:p/>
        </draw:line>
        <draw:line draw:style-name="gr3" draw:text-style-name="P4" draw:layer="layout" svg:x1="-7.791cm" svg:y1="5.111cm" svg:x2="-7.791cm" svg:y2="4.961cm">
          <text:p/>
        </draw:line>
        <draw:line draw:style-name="gr3" draw:text-style-name="P4" draw:layer="layout" svg:x1="-7.569cm" svg:y1="5.111cm" svg:x2="-7.569cm" svg:y2="4.961cm">
          <text:p/>
        </draw:line>
        <draw:line draw:style-name="gr3" draw:text-style-name="P4" draw:layer="layout" svg:x1="-7.569cm" svg:y1="5.111cm" svg:x2="-7.569cm" svg:y2="4.961cm">
          <text:p/>
        </draw:line>
        <draw:line draw:style-name="gr3" draw:text-style-name="P4" draw:layer="layout" svg:x1="-7.346cm" svg:y1="5.111cm" svg:x2="-7.346cm" svg:y2="4.961cm">
          <text:p/>
        </draw:line>
        <draw:line draw:style-name="gr3" draw:text-style-name="P4" draw:layer="layout" svg:x1="-7.346cm" svg:y1="5.111cm" svg:x2="-7.346cm" svg:y2="4.961cm">
          <text:p/>
        </draw:line>
        <draw:line draw:style-name="gr3" draw:text-style-name="P4" draw:layer="layout" svg:x1="-7.124cm" svg:y1="5.111cm" svg:x2="-7.124cm" svg:y2="4.961cm">
          <text:p/>
        </draw:line>
        <draw:line draw:style-name="gr3" draw:text-style-name="P4" draw:layer="layout" svg:x1="-7.124cm" svg:y1="5.111cm" svg:x2="-7.124cm" svg:y2="4.961cm">
          <text:p/>
        </draw:line>
        <draw:line draw:style-name="gr3" draw:text-style-name="P4" draw:layer="layout" svg:x1="-6.902cm" svg:y1="5.111cm" svg:x2="-6.902cm" svg:y2="4.961cm">
          <text:p/>
        </draw:line>
        <draw:line draw:style-name="gr3" draw:text-style-name="P4" draw:layer="layout" svg:x1="-6.902cm" svg:y1="5.111cm" svg:x2="-6.902cm" svg:y2="4.961cm">
          <text:p/>
        </draw:line>
        <draw:line draw:style-name="gr3" draw:text-style-name="P4" draw:layer="layout" svg:x1="-6.68cm" svg:y1="5.111cm" svg:x2="-6.68cm" svg:y2="4.961cm">
          <text:p/>
        </draw:line>
        <draw:line draw:style-name="gr3" draw:text-style-name="P4" draw:layer="layout" svg:x1="-6.68cm" svg:y1="5.111cm" svg:x2="-6.68cm" svg:y2="4.961cm">
          <text:p/>
        </draw:line>
        <draw:line draw:style-name="gr3" draw:text-style-name="P4" draw:layer="layout" svg:x1="-6.457cm" svg:y1="5.111cm" svg:x2="-6.457cm" svg:y2="4.961cm">
          <text:p/>
        </draw:line>
        <draw:line draw:style-name="gr3" draw:text-style-name="P4" draw:layer="layout" svg:x1="-6.457cm" svg:y1="5.111cm" svg:x2="-6.457cm" svg:y2="4.961cm">
          <text:p/>
        </draw:line>
        <draw:line draw:style-name="gr3" draw:text-style-name="P4" draw:layer="layout" svg:x1="-6.235cm" svg:y1="5.111cm" svg:x2="-6.235cm" svg:y2="4.961cm">
          <text:p/>
        </draw:line>
        <draw:line draw:style-name="gr3" draw:text-style-name="P4" draw:layer="layout" svg:x1="-6.235cm" svg:y1="5.111cm" svg:x2="-6.235cm" svg:y2="4.961cm">
          <text:p/>
        </draw:line>
        <draw:line draw:style-name="gr3" draw:text-style-name="P4" draw:layer="layout" svg:x1="-6.012cm" svg:y1="5.111cm" svg:x2="-6.012cm" svg:y2="4.961cm">
          <text:p/>
        </draw:line>
        <draw:line draw:style-name="gr3" draw:text-style-name="P4" draw:layer="layout" svg:x1="-6.012cm" svg:y1="5.111cm" svg:x2="-6.012cm" svg:y2="4.961cm">
          <text:p/>
        </draw:line>
        <draw:line draw:style-name="gr3" draw:text-style-name="P4" draw:layer="layout" svg:x1="-5.79cm" svg:y1="5.111cm" svg:x2="-5.79cm" svg:y2="4.961cm">
          <text:p/>
        </draw:line>
        <draw:line draw:style-name="gr3" draw:text-style-name="P4" draw:layer="layout" svg:x1="-5.79cm" svg:y1="5.111cm" svg:x2="-5.79cm" svg:y2="4.961cm">
          <text:p/>
        </draw:line>
        <draw:line draw:style-name="gr3" draw:text-style-name="P4" draw:layer="layout" svg:x1="-5.568cm" svg:y1="5.111cm" svg:x2="-5.568cm" svg:y2="4.961cm">
          <text:p/>
        </draw:line>
        <draw:line draw:style-name="gr3" draw:text-style-name="P4" draw:layer="layout" svg:x1="-5.568cm" svg:y1="5.111cm" svg:x2="-5.568cm" svg:y2="4.961cm">
          <text:p/>
        </draw:line>
        <draw:line draw:style-name="gr3" draw:text-style-name="P4" draw:layer="layout" svg:x1="-5.344cm" svg:y1="5.111cm" svg:x2="-5.344cm" svg:y2="4.961cm">
          <text:p/>
        </draw:line>
        <draw:line draw:style-name="gr3" draw:text-style-name="P4" draw:layer="layout" svg:x1="-5.344cm" svg:y1="5.111cm" svg:x2="-5.344cm" svg:y2="4.961cm">
          <text:p/>
        </draw:line>
        <draw:line draw:style-name="gr3" draw:text-style-name="P4" draw:layer="layout" svg:x1="-5.123cm" svg:y1="5.111cm" svg:x2="-5.123cm" svg:y2="4.961cm">
          <text:p/>
        </draw:line>
        <draw:line draw:style-name="gr3" draw:text-style-name="P4" draw:layer="layout" svg:x1="-5.123cm" svg:y1="5.111cm" svg:x2="-5.123cm" svg:y2="4.961cm">
          <text:p/>
        </draw:line>
        <draw:line draw:style-name="gr3" draw:text-style-name="P4" draw:layer="layout" svg:x1="-4.899cm" svg:y1="5.111cm" svg:x2="-4.899cm" svg:y2="4.961cm">
          <text:p/>
        </draw:line>
        <draw:line draw:style-name="gr3" draw:text-style-name="P4" draw:layer="layout" svg:x1="-4.899cm" svg:y1="5.111cm" svg:x2="-4.899cm" svg:y2="4.961cm">
          <text:p/>
        </draw:line>
        <draw:line draw:style-name="gr3" draw:text-style-name="P4" draw:layer="layout" svg:x1="-4.679cm" svg:y1="5.111cm" svg:x2="-4.679cm" svg:y2="4.961cm">
          <text:p/>
        </draw:line>
        <draw:line draw:style-name="gr3" draw:text-style-name="P4" draw:layer="layout" svg:x1="-4.679cm" svg:y1="5.111cm" svg:x2="-4.679cm" svg:y2="4.961cm">
          <text:p/>
        </draw:line>
        <draw:line draw:style-name="gr3" draw:text-style-name="P4" draw:layer="layout" svg:x1="-4.455cm" svg:y1="5.111cm" svg:x2="-4.455cm" svg:y2="4.961cm">
          <text:p/>
        </draw:line>
        <draw:line draw:style-name="gr3" draw:text-style-name="P4" draw:layer="layout" svg:x1="-4.455cm" svg:y1="5.111cm" svg:x2="-4.455cm" svg:y2="4.961cm">
          <text:p/>
        </draw:line>
        <draw:line draw:style-name="gr3" draw:text-style-name="P4" draw:layer="layout" svg:x1="-4.234cm" svg:y1="5.111cm" svg:x2="-4.234cm" svg:y2="4.961cm">
          <text:p/>
        </draw:line>
        <draw:line draw:style-name="gr3" draw:text-style-name="P4" draw:layer="layout" svg:x1="-4.234cm" svg:y1="5.111cm" svg:x2="-4.234cm" svg:y2="4.961cm">
          <text:p/>
        </draw:line>
        <draw:line draw:style-name="gr3" draw:text-style-name="P4" draw:layer="layout" svg:x1="-4.01cm" svg:y1="5.111cm" svg:x2="-4.01cm" svg:y2="4.961cm">
          <text:p/>
        </draw:line>
        <draw:line draw:style-name="gr3" draw:text-style-name="P4" draw:layer="layout" svg:x1="-4.01cm" svg:y1="5.111cm" svg:x2="-4.01cm" svg:y2="4.961cm">
          <text:p/>
        </draw:line>
        <draw:line draw:style-name="gr3" draw:text-style-name="P4" draw:layer="layout" svg:x1="-3.788cm" svg:y1="5.111cm" svg:x2="-3.788cm" svg:y2="4.961cm">
          <text:p/>
        </draw:line>
        <draw:line draw:style-name="gr3" draw:text-style-name="P4" draw:layer="layout" svg:x1="-3.788cm" svg:y1="5.111cm" svg:x2="-3.788cm" svg:y2="4.961cm">
          <text:p/>
        </draw:line>
        <draw:line draw:style-name="gr3" draw:text-style-name="P4" draw:layer="layout" svg:x1="-3.565cm" svg:y1="5.111cm" svg:x2="-3.565cm" svg:y2="4.961cm">
          <text:p/>
        </draw:line>
        <draw:line draw:style-name="gr3" draw:text-style-name="P4" draw:layer="layout" svg:x1="-3.565cm" svg:y1="5.111cm" svg:x2="-3.565cm" svg:y2="4.961cm">
          <text:p/>
        </draw:line>
        <draw:line draw:style-name="gr3" draw:text-style-name="P4" draw:layer="layout" svg:x1="-3.343cm" svg:y1="5.111cm" svg:x2="-3.343cm" svg:y2="4.961cm">
          <text:p/>
        </draw:line>
        <draw:line draw:style-name="gr3" draw:text-style-name="P4" draw:layer="layout" svg:x1="-3.343cm" svg:y1="5.111cm" svg:x2="-3.343cm" svg:y2="4.961cm">
          <text:p/>
        </draw:line>
        <draw:line draw:style-name="gr3" draw:text-style-name="P4" draw:layer="layout" svg:x1="-3.121cm" svg:y1="5.111cm" svg:x2="-3.121cm" svg:y2="4.961cm">
          <text:p/>
        </draw:line>
        <draw:line draw:style-name="gr3" draw:text-style-name="P4" draw:layer="layout" svg:x1="-3.121cm" svg:y1="5.111cm" svg:x2="-3.121cm" svg:y2="4.961cm">
          <text:p/>
        </draw:line>
        <draw:line draw:style-name="gr3" draw:text-style-name="P4" draw:layer="layout" svg:x1="-2.898cm" svg:y1="5.111cm" svg:x2="-2.898cm" svg:y2="4.961cm">
          <text:p/>
        </draw:line>
        <draw:line draw:style-name="gr3" draw:text-style-name="P4" draw:layer="layout" svg:x1="-2.898cm" svg:y1="5.111cm" svg:x2="-2.898cm" svg:y2="4.961cm">
          <text:p/>
        </draw:line>
        <draw:line draw:style-name="gr3" draw:text-style-name="P4" draw:layer="layout" svg:x1="-2.676cm" svg:y1="5.111cm" svg:x2="-2.676cm" svg:y2="4.961cm">
          <text:p/>
        </draw:line>
        <draw:line draw:style-name="gr3" draw:text-style-name="P4" draw:layer="layout" svg:x1="-2.676cm" svg:y1="5.111cm" svg:x2="-2.676cm" svg:y2="4.961cm">
          <text:p/>
        </draw:line>
        <draw:line draw:style-name="gr3" draw:text-style-name="P4" draw:layer="layout" svg:x1="-2.454cm" svg:y1="5.111cm" svg:x2="-2.454cm" svg:y2="4.961cm">
          <text:p/>
        </draw:line>
        <draw:line draw:style-name="gr3" draw:text-style-name="P4" draw:layer="layout" svg:x1="-2.454cm" svg:y1="5.111cm" svg:x2="-2.454cm" svg:y2="4.961cm">
          <text:p/>
        </draw:line>
        <draw:line draw:style-name="gr3" draw:text-style-name="P4" draw:layer="layout" svg:x1="-2.231cm" svg:y1="5.111cm" svg:x2="-2.231cm" svg:y2="4.961cm">
          <text:p/>
        </draw:line>
        <draw:line draw:style-name="gr3" draw:text-style-name="P4" draw:layer="layout" svg:x1="-2.231cm" svg:y1="5.111cm" svg:x2="-2.231cm" svg:y2="4.961cm">
          <text:p/>
        </draw:line>
        <draw:line draw:style-name="gr3" draw:text-style-name="P4" draw:layer="layout" svg:x1="-2.009cm" svg:y1="5.111cm" svg:x2="-2.009cm" svg:y2="4.961cm">
          <text:p/>
        </draw:line>
        <draw:line draw:style-name="gr3" draw:text-style-name="P4" draw:layer="layout" svg:x1="-2.009cm" svg:y1="5.111cm" svg:x2="-2.009cm" svg:y2="4.961cm">
          <text:p/>
        </draw:line>
        <draw:line draw:style-name="gr3" draw:text-style-name="P4" draw:layer="layout" svg:x1="-1.785cm" svg:y1="5.111cm" svg:x2="-1.785cm" svg:y2="4.961cm">
          <text:p/>
        </draw:line>
        <draw:line draw:style-name="gr3" draw:text-style-name="P4" draw:layer="layout" svg:x1="-1.785cm" svg:y1="5.111cm" svg:x2="-1.785cm" svg:y2="4.961cm">
          <text:p/>
        </draw:line>
        <draw:line draw:style-name="gr3" draw:text-style-name="P4" draw:layer="layout" svg:x1="-1.564cm" svg:y1="5.111cm" svg:x2="-1.564cm" svg:y2="4.961cm">
          <text:p/>
        </draw:line>
        <draw:line draw:style-name="gr3" draw:text-style-name="P4" draw:layer="layout" svg:x1="-1.564cm" svg:y1="5.111cm" svg:x2="-1.564cm" svg:y2="4.961cm">
          <text:p/>
        </draw:line>
        <draw:line draw:style-name="gr3" draw:text-style-name="P4" draw:layer="layout" svg:x1="-1.34cm" svg:y1="5.111cm" svg:x2="-1.34cm" svg:y2="4.961cm">
          <text:p/>
        </draw:line>
        <draw:line draw:style-name="gr3" draw:text-style-name="P4" draw:layer="layout" svg:x1="-1.34cm" svg:y1="5.111cm" svg:x2="-1.34cm" svg:y2="4.961cm">
          <text:p/>
        </draw:line>
        <draw:line draw:style-name="gr3" draw:text-style-name="P4" draw:layer="layout" svg:x1="-1.118cm" svg:y1="5.111cm" svg:x2="-1.118cm" svg:y2="4.961cm">
          <text:p/>
        </draw:line>
        <draw:line draw:style-name="gr3" draw:text-style-name="P4" draw:layer="layout" svg:x1="-1.118cm" svg:y1="5.111cm" svg:x2="-1.118cm" svg:y2="4.961cm">
          <text:p/>
        </draw:line>
        <draw:line draw:style-name="gr3" draw:text-style-name="P4" draw:layer="layout" svg:x1="-0.895cm" svg:y1="5.111cm" svg:x2="-0.895cm" svg:y2="4.961cm">
          <text:p/>
        </draw:line>
        <draw:line draw:style-name="gr3" draw:text-style-name="P4" draw:layer="layout" svg:x1="-0.895cm" svg:y1="5.111cm" svg:x2="-0.895cm" svg:y2="4.961cm">
          <text:p/>
        </draw:line>
        <draw:line draw:style-name="gr3" draw:text-style-name="P4" draw:layer="layout" svg:x1="-0.673cm" svg:y1="5.111cm" svg:x2="-0.673cm" svg:y2="4.961cm">
          <text:p/>
        </draw:line>
        <draw:line draw:style-name="gr3" draw:text-style-name="P4" draw:layer="layout" svg:x1="-0.673cm" svg:y1="5.111cm" svg:x2="-0.673cm" svg:y2="4.961cm">
          <text:p/>
        </draw:line>
        <draw:line draw:style-name="gr3" draw:text-style-name="P4" draw:layer="layout" svg:x1="-0.451cm" svg:y1="5.111cm" svg:x2="-0.451cm" svg:y2="4.961cm">
          <text:p/>
        </draw:line>
        <draw:line draw:style-name="gr3" draw:text-style-name="P4" draw:layer="layout" svg:x1="-0.451cm" svg:y1="5.111cm" svg:x2="-0.451cm" svg:y2="4.961cm">
          <text:p/>
        </draw:line>
        <draw:line draw:style-name="gr3" draw:text-style-name="P4" draw:layer="layout" svg:x1="-0.229cm" svg:y1="5.111cm" svg:x2="-0.229cm" svg:y2="4.961cm">
          <text:p/>
        </draw:line>
        <draw:line draw:style-name="gr3" draw:text-style-name="P4" draw:layer="layout" svg:x1="-0.229cm" svg:y1="5.111cm" svg:x2="-0.229cm" svg:y2="4.961cm">
          <text:p/>
        </draw:line>
        <draw:line draw:style-name="gr3" draw:text-style-name="P4" draw:layer="layout" svg:x1="-0.006cm" svg:y1="5.111cm" svg:x2="-0.006cm" svg:y2="4.961cm">
          <text:p/>
        </draw:line>
        <draw:line draw:style-name="gr3" draw:text-style-name="P4" draw:layer="layout" svg:x1="-0.006cm" svg:y1="5.111cm" svg:x2="-0.006cm" svg:y2="4.961cm">
          <text:p/>
        </draw:line>
        <draw:line draw:style-name="gr3" draw:text-style-name="P4" draw:layer="layout" svg:x1="-11.574cm" svg:y1="4.961cm" svg:x2="-0.006cm" svg:y2="4.961cm">
          <text:p/>
        </draw:line>
        <draw:line draw:style-name="gr3" draw:text-style-name="P4" draw:layer="layout" svg:x1="-11.724cm" svg:y1="10.113cm" svg:x2="-11.574cm" svg:y2="10.113cm">
          <text:p/>
        </draw:line>
        <draw:line draw:style-name="gr3" draw:text-style-name="P4" draw:layer="layout" svg:x1="-11.724cm" svg:y1="10.113cm" svg:x2="-11.574cm" svg:y2="10.113cm">
          <text:p/>
        </draw:line>
        <draw:line draw:style-name="gr3" draw:text-style-name="P4" draw:layer="layout" svg:x1="-11.724cm" svg:y1="9.082cm" svg:x2="-11.574cm" svg:y2="9.082cm">
          <text:p/>
        </draw:line>
        <draw:line draw:style-name="gr3" draw:text-style-name="P4" draw:layer="layout" svg:x1="-11.724cm" svg:y1="9.082cm" svg:x2="-11.574cm" svg:y2="9.082cm">
          <text:p/>
        </draw:line>
        <draw:line draw:style-name="gr3" draw:text-style-name="P4" draw:layer="layout" svg:x1="-11.724cm" svg:y1="8.052cm" svg:x2="-11.574cm" svg:y2="8.052cm">
          <text:p/>
        </draw:line>
        <draw:line draw:style-name="gr3" draw:text-style-name="P4" draw:layer="layout" svg:x1="-11.724cm" svg:y1="8.052cm" svg:x2="-11.574cm" svg:y2="8.052cm">
          <text:p/>
        </draw:line>
        <draw:line draw:style-name="gr3" draw:text-style-name="P4" draw:layer="layout" svg:x1="-11.724cm" svg:y1="7.022cm" svg:x2="-11.574cm" svg:y2="7.022cm">
          <text:p/>
        </draw:line>
        <draw:line draw:style-name="gr3" draw:text-style-name="P4" draw:layer="layout" svg:x1="-11.724cm" svg:y1="7.022cm" svg:x2="-11.574cm" svg:y2="7.022cm">
          <text:p/>
        </draw:line>
        <draw:line draw:style-name="gr3" draw:text-style-name="P4" draw:layer="layout" svg:x1="-11.724cm" svg:y1="5.992cm" svg:x2="-11.574cm" svg:y2="5.992cm">
          <text:p/>
        </draw:line>
        <draw:line draw:style-name="gr3" draw:text-style-name="P4" draw:layer="layout" svg:x1="-11.724cm" svg:y1="5.992cm" svg:x2="-11.574cm" svg:y2="5.992cm">
          <text:p/>
        </draw:line>
        <draw:line draw:style-name="gr3" draw:text-style-name="P4" draw:layer="layout" svg:x1="-11.724cm" svg:y1="4.961cm" svg:x2="-11.574cm" svg:y2="4.961cm">
          <text:p/>
        </draw:line>
        <draw:line draw:style-name="gr3" draw:text-style-name="P4" draw:layer="layout" svg:x1="-11.724cm" svg:y1="4.961cm" svg:x2="-11.574cm" svg:y2="4.961cm">
          <text:p/>
        </draw:line>
        <draw:line draw:style-name="gr3" draw:text-style-name="P4" draw:layer="layout" svg:x1="-11.724cm" svg:y1="3.931cm" svg:x2="-11.574cm" svg:y2="3.931cm">
          <text:p/>
        </draw:line>
        <draw:line draw:style-name="gr3" draw:text-style-name="P4" draw:layer="layout" svg:x1="-11.724cm" svg:y1="3.931cm" svg:x2="-11.574cm" svg:y2="3.931cm">
          <text:p/>
        </draw:line>
        <draw:line draw:style-name="gr3" draw:text-style-name="P4" draw:layer="layout" svg:x1="-11.724cm" svg:y1="2.901cm" svg:x2="-11.574cm" svg:y2="2.901cm">
          <text:p/>
        </draw:line>
        <draw:line draw:style-name="gr3" draw:text-style-name="P4" draw:layer="layout" svg:x1="-11.724cm" svg:y1="2.901cm" svg:x2="-11.574cm" svg:y2="2.901cm">
          <text:p/>
        </draw:line>
        <draw:line draw:style-name="gr3" draw:text-style-name="P4" draw:layer="layout" svg:x1="-11.724cm" svg:y1="1.872cm" svg:x2="-11.574cm" svg:y2="1.872cm">
          <text:p/>
        </draw:line>
        <draw:line draw:style-name="gr3" draw:text-style-name="P4" draw:layer="layout" svg:x1="-11.724cm" svg:y1="1.872cm" svg:x2="-11.574cm" svg:y2="1.872cm">
          <text:p/>
        </draw:line>
        <draw:line draw:style-name="gr3" draw:text-style-name="P4" draw:layer="layout" svg:x1="-11.574cm" svg:y1="10.113cm" svg:x2="-11.574cm" svg:y2="1.872cm">
          <text:p/>
        </draw:line>
        <draw:polyline draw:style-name="gr4" draw:text-style-name="P4" draw:layer="layout" svg:width="9.343cm" svg:height="0.542cm" svg:x="-11.574cm" svg:y="4.678cm" svg:viewBox="0 0 9344 543" draw:points="0,543 22,541 34,541 45,539 56,539 77,538 89,538 100,536 112,535 134,535 144,533 155,533 167,532 190,532 201,530 212,530 222,530 245,529 256,527 267,527 279,527 290,526 311,524 322,524 334,523 345,523 368,521 378,521 389,520 400,520 423,518 433,518 444,516 456,515 478,515 490,513 501,513 511,512 522,512 545,510 556,510 568,509 579,509 600,507 611,506 623,506 634,506 657,504 668,504 678,504 689,503 712,501 724,501 735,500 746,500 767,498 779,498 790,497 801,495 813,495 834,495 845,494 856,492 868,492 889,490 902,490 912,489 923,489 946,487 957,486 967,486 978,486 1001,484 1012,483 1024,483 1035,483 1046,481 1067,480 1079,480 1090,480 1102,478 1124,478 1134,477 1145,475 1157,475 1180,475 1191,474 1202,472 1212,472 1235,471 1246,471 1258,469 1269,469 1290,468 1301,466 1312,466 1324,466 1335,466 1358,463 1368,463 1379,463 1390,460 1413,459 1423,459 1436,459 1446,457 1468,456 1480,456 1491,456 1501,454 1523,453 1535,453 1546,451 1558,451 1569,451 1590,450 1601,448 1613,448 1624,448 1647,447 1658,445 1668,445 1679,445 1702,442 1714,442 1725,442 1736,441 1757,439 1769,439 1780,439 1791,437 1803,436 1824,436 1835,436 1846,434 1858,433 1879,433 1892,431 1902,431 1913,430 1936,430 1947,428 1957,427 1968,427 1991,427 2002,425 2014,425 2025,425 2046,422 2057,422 2069,422 2080,421 2092,421 2114,419 2124,419 2135,418 2147,418 2170,416 2181,416 2192,415 2202,413 2225,413 2236,411 2248,411 2259,410 2280,410 2291,408 2303,408 2314,407 2325,407 2348,405 2358,404 2369,404 2380,404 2403,402 2413,402 2426,401 2436,401 2447,399 2458,399 2470,399 2481,398 2491,398 2514,396 2525,396 2536,395 2548,393 2570,393 2580,392 2591,392 2603,390 2614,390 2637,388 2648,388 2658,387 2669,387 2681,387 2692,385 2704,384 2715,384 2726,384 2747,382 2759,381 2770,381 2782,381 2804,379 2814,378 2825,378 2836,378 2848,376 2871,376 2882,375 2892,373 2903,373 2914,373 2926,372 2937,372 2947,370 2958,370 2981,369 2992,369 3004,367 3015,367 3036,366 3047,364 3059,364 3070,364 3093,362 3104,361 3114,361 3125,361 3137,359 3160,358 3171,358 3182,358 3192,356 3215,355 3226,355 3238,353 3249,353 3270,352 3281,352 3293,350 3304,350 3327,349 3338,349 3348,347 3359,347 3370,347 3393,344 3403,344 3416,344 3426,343 3448,341 3460,341 3471,341 3481,340 3504,338 3515,338 3526,338 3538,336 3559,335 3570,335 3581,333 3593,333 3604,332 3627,332 3638,330 3648,330 3659,329 3682,329 3694,327 3705,326 3716,326 3737,324 3749,324 3760,324 3772,324 3794,321 3804,321 3815,321 3827,320 3849,318 3861,318 3872,318 3882,317 3893,315 3916,315 3927,315 3937,314 3950,312 3971,312 3982,310 3994,310 4005,309 4026,309 4038,307 4049,306 4060,306 4083,304 4094,304 4104,303 4115,303 4127,303 4150,301 4161,300 4172,300 4182,300 4205,298 4216,298 4228,297 4239,295 4260,295 4271,295 4283,294 4294,292 4317,292 4328,291 4338,291 4349,289 4372,289 4383,288 4393,286 4406,286 4416,286 4438,284 4450,283 4461,283 4471,283 4494,281 4505,280 4516,280 4528,280 4549,277 4560,277 4571,277 4583,277 4606,275 4617,275 4628,274 4638,272 4649,272 4672,271 4684,271 4695,269 4706,269 4727,268 4739,268 4750,266 4762,266 4784,265 4794,263 4805,263 4817,263 4839,261 4851,260 4862,260 4872,260 4894,257 4906,257 4917,257 4927,257 4940,255 4961,254 4972,254 4984,252 4995,252 5016,251 5028,251 5039,249 5050,249 5073,248 5083,248 5094,246 5105,246 5128,245 5140,243 5151,243 5162,243 5172,242 5195,240 5206,240 5218,240 5229,239 5250,237 5261,237 5273,237 5284,235 5307,234 5318,234 5328,232 5339,232 5362,231 5373,231 5385,229 5396,229 5406,228 5428,228 5440,226 5451,225 5461,225 5484,223 5495,223 5506,223 5518,222 5539,220 5550,220 5562,220 5573,219 5596,217 5607,217 5618,217 5628,216 5651,214 5662,214 5674,213 5685,213 5696,211 5717,211 5729,209 5740,209 5752,208 5774,208 5784,206 5795,205 5807,205 5829,203 5841,203 5852,202 5862,202 5884,200 5896,200 5907,199 5917,199 5930,199 5951,197 5962,197 5974,196 5985,194 6006,194 6018,193 6029,193 6040,191 6063,191 6073,190 6084,190 6095,188 6118,188 6130,187 6141,185 6152,185 6173,183 6185,183 6196,182 6208,182 6219,182 6240,180 6251,179 6263,179 6274,179 6297,176 6308,176 6318,176 6329,174 6341,174 6352,173 6363,173 6375,173 6386,171 6407,171 6418,170 6430,170 6441,168 6451,168 6474,167 6485,165 6496,165 6508,165 6529,164 6540,162 6552,162 6563,162 6574,161 6586,161 6597,159 6607,159 6618,159 6641,156 6652,156 6664,156 6675,154 6686,154 6707,153 6719,153 6730,151 6742,151 6764,150 6773,150 6785,148 6796,148 6819,147 6829,145 6840,145 6851,145 6874,144 6884,142 6895,142 6908,142 6930,141 6942,139 6953,139 6963,139 6974,138 6997,136 7008,136 7020,136 7031,134 7052,133 7063,133 7075,131 7086,131 7109,130 7120,130 7130,128 7141,127 7164,127 7176,125 7187,125 7198,124 7208,124 7231,122 7242,122 7253,122 7263,121 7286,119 7297,119 7308,119 7320,118 7341,116 7352,116 7364,116 7375,115 7398,113 7409,113 7419,112 7430,112 7453,110 7464,110 7476,108 7487,107 7497,107 7519,107 7531,105 7542,104 7554,104 7576,102 7586,102 7597,101 7609,101 7632,99 7643,98 7654,98 7664,98 7687,96 7698,96 7709,96 7721,95 7732,93 7753,93 7765,92 7776,92 7787,90 7810,90 7820,89 7831,89 7842,87 7865,87 7875,86 7886,84 7898,84 7920,82 7932,82 7943,81 7953,81 7975,79 7987,78 7998,78 8010,78 8021,78 8042,75 8053,75 8065,75 8076,73 8099,72 8110,72 8120,72 8131,70 8154,70 8166,69 8177,69 8188,67 8209,67 8221,66 8232,64 8243,64 8255,64 8276,63 8287,61 8298,61 8310,61 8331,60 8344,58 8354,58 8365,58 8388,55 8399,55 8409,55 8420,53 8443,52 8454,52 8466,52 8477,50 8487,50 8509,49 8521,49 8532,47 8544,46 8566,46 8576,44 8587,44 8599,44 8622,43 8633,41 8644,41 8654,41 8677,40 8688,38 8699,38 8711,38 8732,35 8743,35 8755,35 8766,34 8777,34 8800,32 8810,32 8821,30 8832,30 8855,29 8865,29 8876,27 8888,26 8910,26 8922,24 8933,24 8943,23 8965,23 8977,21 8988,21 9000,21 9011,20 9032,18 9043,18 9055,18 9066,17 9089,15 9100,15 9110,14 9121,14 9144,12 9156,12 9167,11 9178,11 9199,9 9211,9 9222,7 9233,6 9256,6 9266,4 9277,4 9289,3 9300,3 9321,1 9334,1 9344,0">
          <text:p/>
        </draw:polyline>
        <draw:polygon draw:style-name="gr5" draw:text-style-name="P5" draw:layer="layout" svg:width="0.251cm" svg:height="0.251cm" svg:x="-11.699cm" svg:y="5.094cm" svg:viewBox="0 0 252 252" draw:points="0,0 0,252 252,252 252,0">
          <text:p/>
        </draw:polygon>
        <draw:polygon draw:style-name="gr5" draw:text-style-name="P5" draw:layer="layout" svg:width="0.251cm" svg:height="0.249cm" svg:x="-11.477cm" svg:y="5.082cm" svg:viewBox="0 0 252 250" draw:points="0,0 0,250 252,250 252,0">
          <text:p/>
        </draw:polygon>
        <draw:polygon draw:style-name="gr5" draw:text-style-name="P5" draw:layer="layout" svg:width="0.25cm" svg:height="0.251cm" svg:x="-11.254cm" svg:y="5.068cm" svg:viewBox="0 0 251 252" draw:points="0,0 0,252 251,252 251,0">
          <text:p/>
        </draw:polygon>
        <draw:polygon draw:style-name="gr5" draw:text-style-name="P5" draw:layer="layout" svg:width="0.251cm" svg:height="0.249cm" svg:x="-11.032cm" svg:y="5.056cm" svg:viewBox="0 0 252 250" draw:points="0,0 0,250 252,250 252,0">
          <text:p/>
        </draw:polygon>
        <draw:polygon draw:style-name="gr5" draw:text-style-name="P5" draw:layer="layout" svg:width="0.251cm" svg:height="0.251cm" svg:x="-10.81cm" svg:y="5.042cm" svg:viewBox="0 0 252 252" draw:points="0,0 0,252 252,252 252,0">
          <text:p/>
        </draw:polygon>
        <draw:polygon draw:style-name="gr5" draw:text-style-name="P5" draw:layer="layout" svg:width="0.25cm" svg:height="0.249cm" svg:x="-10.587cm" svg:y="5.03cm" svg:viewBox="0 0 251 250" draw:points="0,0 0,250 251,250 251,0">
          <text:p/>
        </draw:polygon>
        <draw:polygon draw:style-name="gr5" draw:text-style-name="P5" draw:layer="layout" svg:width="0.251cm" svg:height="0.249cm" svg:x="-10.365cm" svg:y="5.018cm" svg:viewBox="0 0 252 250" draw:points="0,0 0,250 252,250 252,0">
          <text:p/>
        </draw:polygon>
        <draw:polygon draw:style-name="gr5" draw:text-style-name="P5" draw:layer="layout" svg:width="0.249cm" svg:height="0.251cm" svg:x="-10.141cm" svg:y="5.004cm" svg:viewBox="0 0 250 252" draw:points="0,0 0,252 250,252 250,0">
          <text:p/>
        </draw:polygon>
        <draw:polygon draw:style-name="gr5" draw:text-style-name="P5" draw:layer="layout" svg:width="0.25cm" svg:height="0.249cm" svg:x="-9.92cm" svg:y="4.992cm" svg:viewBox="0 0 251 250" draw:points="0,0 0,250 251,250 251,0">
          <text:p/>
        </draw:polygon>
        <draw:polygon draw:style-name="gr5" draw:text-style-name="P5" draw:layer="layout" svg:width="0.249cm" svg:height="0.251cm" svg:x="-9.696cm" svg:y="4.978cm" svg:viewBox="0 0 250 252" draw:points="0,0 0,252 250,252 250,0">
          <text:p/>
        </draw:polygon>
        <draw:polygon draw:style-name="gr5" draw:text-style-name="P5" draw:layer="layout" svg:width="0.249cm" svg:height="0.249cm" svg:x="-9.474cm" svg:y="4.966cm" svg:viewBox="0 0 250 250" draw:points="0,0 0,250 250,250 250,0">
          <text:p/>
        </draw:polygon>
        <draw:polygon draw:style-name="gr5" draw:text-style-name="P5" draw:layer="layout" svg:width="0.25cm" svg:height="0.25cm" svg:x="-9.251cm" svg:y="4.953cm" svg:viewBox="0 0 251 251" draw:points="0,0 0,251 251,251 251,0">
          <text:p/>
        </draw:polygon>
        <draw:polygon draw:style-name="gr5" draw:text-style-name="P5" draw:layer="layout" svg:width="0.249cm" svg:height="0.25cm" svg:x="-9.029cm" svg:y="4.939cm" svg:viewBox="0 0 250 251" draw:points="0,0 0,251 250,251 250,0">
          <text:p/>
        </draw:polygon>
        <draw:polygon draw:style-name="gr5" draw:text-style-name="P5" draw:layer="layout" svg:width="0.251cm" svg:height="0.25cm" svg:x="-8.807cm" svg:y="4.927cm" svg:viewBox="0 0 252 251" draw:points="0,0 0,251 252,251 252,0">
          <text:p/>
        </draw:polygon>
        <draw:polygon draw:style-name="gr5" draw:text-style-name="P5" draw:layer="layout" svg:width="0.251cm" svg:height="0.249cm" svg:x="-8.585cm" svg:y="4.915cm" svg:viewBox="0 0 252 250" draw:points="0,0 0,250 252,250 252,0">
          <text:p/>
        </draw:polygon>
        <draw:polygon draw:style-name="gr5" draw:text-style-name="P5" draw:layer="layout" svg:width="0.251cm" svg:height="0.251cm" svg:x="-8.362cm" svg:y="4.901cm" svg:viewBox="0 0 252 252" draw:points="0,0 0,252 252,252 252,0">
          <text:p/>
        </draw:polygon>
        <draw:polygon draw:style-name="gr5" draw:text-style-name="P5" draw:layer="layout" svg:width="0.251cm" svg:height="0.249cm" svg:x="-8.14cm" svg:y="4.889cm" svg:viewBox="0 0 252 250" draw:points="0,0 0,250 252,250 252,0">
          <text:p/>
        </draw:polygon>
        <draw:polygon draw:style-name="gr5" draw:text-style-name="P5" draw:layer="layout" svg:width="0.25cm" svg:height="0.251cm" svg:x="-7.917cm" svg:y="4.875cm" svg:viewBox="0 0 251 252" draw:points="0,0 0,252 251,252 251,0">
          <text:p/>
        </draw:polygon>
        <draw:polygon draw:style-name="gr5" draw:text-style-name="P5" draw:layer="layout" svg:width="0.251cm" svg:height="0.249cm" svg:x="-7.695cm" svg:y="4.863cm" svg:viewBox="0 0 252 250" draw:points="0,0 0,250 252,250 252,0">
          <text:p/>
        </draw:polygon>
        <draw:polygon draw:style-name="gr5" draw:text-style-name="P5" draw:layer="layout" svg:width="0.249cm" svg:height="0.251cm" svg:x="-7.471cm" svg:y="4.849cm" svg:viewBox="0 0 250 252" draw:points="0,0 0,252 250,252 250,0">
          <text:p/>
        </draw:polygon>
        <draw:polygon draw:style-name="gr6" draw:text-style-name="P5" draw:layer="layout" svg:width="0.249cm" svg:height="0.249cm" svg:x="-7.249cm" svg:y="4.837cm" svg:viewBox="0 0 250 250" draw:points="0,0 0,250 250,250 250,0">
          <text:p/>
        </draw:polygon>
        <draw:polygon draw:style-name="gr7" draw:text-style-name="P4" draw:layer="layout" svg:width="0.249cm" svg:height="0.249cm" svg:x="-7.249cm" svg:y="4.837cm" svg:viewBox="0 0 250 250" draw:points="0,0 0,250 250,250 250,0">
          <text:p/>
        </draw:polygon>
        <draw:polygon draw:style-name="gr5" draw:text-style-name="P5" draw:layer="layout" svg:width="0.249cm" svg:height="0.251cm" svg:x="-7.026cm" svg:y="4.823cm" svg:viewBox="0 0 250 252" draw:points="0,0 0,252 250,252 250,0">
          <text:p/>
        </draw:polygon>
        <draw:polygon draw:style-name="gr5" draw:text-style-name="P5" draw:layer="layout" svg:width="0.249cm" svg:height="0.249cm" svg:x="-6.804cm" svg:y="4.811cm" svg:viewBox="0 0 250 250" draw:points="0,0 0,250 250,250 250,0">
          <text:p/>
        </draw:polygon>
        <draw:polygon draw:style-name="gr5" draw:text-style-name="P5" draw:layer="layout" svg:width="0.25cm" svg:height="0.249cm" svg:x="-6.581cm" svg:y="4.799cm" svg:viewBox="0 0 251 250" draw:points="0,0 0,250 251,250 251,0">
          <text:p/>
        </draw:polygon>
        <draw:polygon draw:style-name="gr5" draw:text-style-name="P5" draw:layer="layout" svg:width="0.249cm" svg:height="0.251cm" svg:x="-6.359cm" svg:y="4.785cm" svg:viewBox="0 0 250 252" draw:points="0,0 0,252 250,252 250,0">
          <text:p/>
        </draw:polygon>
        <draw:polygon draw:style-name="gr5" draw:text-style-name="P5" draw:layer="layout" svg:width="0.251cm" svg:height="0.249cm" svg:x="-6.137cm" svg:y="4.773cm" svg:viewBox="0 0 252 250" draw:points="0,0 0,250 252,250 252,0">
          <text:p/>
        </draw:polygon>
        <draw:polygon draw:style-name="gr5" draw:text-style-name="P5" draw:layer="layout" svg:width="0.251cm" svg:height="0.251cm" svg:x="-5.915cm" svg:y="4.759cm" svg:viewBox="0 0 252 252" draw:points="0,0 0,252 252,252 252,0">
          <text:p/>
        </draw:polygon>
        <draw:polygon draw:style-name="gr5" draw:text-style-name="P5" draw:layer="layout" svg:width="0.25cm" svg:height="0.249cm" svg:x="-5.692cm" svg:y="4.747cm" svg:viewBox="0 0 251 250" draw:points="0,0 0,250 251,250 251,0">
          <text:p/>
        </draw:polygon>
        <draw:polygon draw:style-name="gr5" draw:text-style-name="P5" draw:layer="layout" svg:width="0.251cm" svg:height="0.251cm" svg:x="-5.47cm" svg:y="4.733cm" svg:viewBox="0 0 252 252" draw:points="0,0 0,252 252,252 252,0">
          <text:p/>
        </draw:polygon>
        <draw:polygon draw:style-name="gr5" draw:text-style-name="P5" draw:layer="layout" svg:width="0.251cm" svg:height="0.249cm" svg:x="-5.248cm" svg:y="4.721cm" svg:viewBox="0 0 252 250" draw:points="0,0 0,250 252,250 252,0">
          <text:p/>
        </draw:polygon>
        <draw:polygon draw:style-name="gr5" draw:text-style-name="P5" draw:layer="layout" svg:width="0.25cm" svg:height="0.251cm" svg:x="-5.025cm" svg:y="4.707cm" svg:viewBox="0 0 251 252" draw:points="0,0 0,252 251,252 251,0">
          <text:p/>
        </draw:polygon>
        <draw:polygon draw:style-name="gr5" draw:text-style-name="P5" draw:layer="layout" svg:width="0.25cm" svg:height="0.25cm" svg:x="-4.803cm" svg:y="4.696cm" svg:viewBox="0 0 251 251" draw:points="0,0 0,251 251,251 251,0">
          <text:p/>
        </draw:polygon>
        <draw:polygon draw:style-name="gr5" draw:text-style-name="P5" draw:layer="layout" svg:width="0.251cm" svg:height="0.25cm" svg:x="-4.581cm" svg:y="4.682cm" svg:viewBox="0 0 252 251" draw:points="0,0 0,251 252,251 252,0">
          <text:p/>
        </draw:polygon>
        <draw:polygon draw:style-name="gr5" draw:text-style-name="P5" draw:layer="layout" svg:width="0.251cm" svg:height="0.25cm" svg:x="-4.359cm" svg:y="4.67cm" svg:viewBox="0 0 252 251" draw:points="0,0 0,251 252,251 252,0">
          <text:p/>
        </draw:polygon>
        <draw:polygon draw:style-name="gr5" draw:text-style-name="P5" draw:layer="layout" svg:width="0.25cm" svg:height="0.25cm" svg:x="-4.136cm" svg:y="4.656cm" svg:viewBox="0 0 251 251" draw:points="0,0 0,251 251,251 251,0">
          <text:p/>
        </draw:polygon>
        <draw:polygon draw:style-name="gr5" draw:text-style-name="P5" draw:layer="layout" svg:width="0.251cm" svg:height="0.25cm" svg:x="-3.914cm" svg:y="4.644cm" svg:viewBox="0 0 252 251" draw:points="0,0 0,251 252,251 252,0">
          <text:p/>
        </draw:polygon>
        <draw:polygon draw:style-name="gr5" draw:text-style-name="P5" draw:layer="layout" svg:width="0.249cm" svg:height="0.25cm" svg:x="-3.69cm" svg:y="4.63cm" svg:viewBox="0 0 250 251" draw:points="0,0 0,251 250,251 250,0">
          <text:p/>
        </draw:polygon>
        <draw:polygon draw:style-name="gr5" draw:text-style-name="P5" draw:layer="layout" svg:width="0.25cm" svg:height="0.25cm" svg:x="-3.469cm" svg:y="4.618cm" svg:viewBox="0 0 251 251" draw:points="0,0 0,251 251,251 251,0">
          <text:p/>
        </draw:polygon>
        <draw:polygon draw:style-name="gr5" draw:text-style-name="P5" draw:layer="layout" svg:width="0.249cm" svg:height="0.25cm" svg:x="-3.245cm" svg:y="4.604cm" svg:viewBox="0 0 250 251" draw:points="0,0 0,251 250,251 250,0">
          <text:p/>
        </draw:polygon>
        <draw:polygon draw:style-name="gr5" draw:text-style-name="P5" draw:layer="layout" svg:width="0.249cm" svg:height="0.251cm" svg:x="-3.023cm" svg:y="4.592cm" svg:viewBox="0 0 250 252" draw:points="0,0 0,252 250,252 250,0">
          <text:p/>
        </draw:polygon>
        <draw:polygon draw:style-name="gr5" draw:text-style-name="P5" draw:layer="layout" svg:width="0.25cm" svg:height="0.249cm" svg:x="-2.8cm" svg:y="4.58cm" svg:viewBox="0 0 251 250" draw:points="0,0 0,250 251,250 251,0">
          <text:p/>
        </draw:polygon>
        <draw:polygon draw:style-name="gr5" draw:text-style-name="P5" draw:layer="layout" svg:width="0.249cm" svg:height="0.251cm" svg:x="-2.578cm" svg:y="4.566cm" svg:viewBox="0 0 250 252" draw:points="0,0 0,252 250,252 250,0">
          <text:p/>
        </draw:polygon>
        <draw:polygon draw:style-name="gr5" draw:text-style-name="P5" draw:layer="layout" svg:width="0.251cm" svg:height="0.249cm" svg:x="-2.356cm" svg:y="4.554cm" svg:viewBox="0 0 252 250" draw:points="0,0 0,250 252,250 252,0">
          <text:p/>
        </draw:polygon>
        <draw:polyline draw:style-name="gr8" draw:text-style-name="P4" draw:layer="layout" svg:width="9.343cm" svg:height="7.031cm" svg:x="-11.574cm" svg:y="2.335cm" svg:viewBox="0 0 9344 7032" draw:points="0,0 11,40 22,81 34,121 45,162 56,202 66,244 77,283 89,325 100,364 112,404 123,444 134,484 144,524 155,562 167,603 178,640 190,680 201,718 212,756 222,794 233,831 245,868 256,906 267,943 279,978 290,1015 300,1050 311,1087 322,1122 334,1157 345,1193 355,1227 368,1262 378,1296 389,1328 400,1363 412,1395 423,1429 433,1461 444,1495 456,1527 467,1559 478,1591 490,1623 501,1654 511,1686 522,1718 533,1749 545,1779 556,1810 568,1840 579,1871 590,1900 600,1929 611,1960 623,1989 634,2018 646,2047 657,2076 668,2104 678,2131 689,2160 701,2188 712,2215 724,2243 735,2269 746,2296 756,2324 767,2350 779,2376 790,2402 801,2428 813,2454 824,2480 834,2505 845,2529 856,2555 868,2579 879,2604 889,2627 902,2651 912,2676 923,2699 934,2722 946,2746 957,2769 967,2792 978,2815 990,2837 1001,2859 1012,2881 1024,2904 1035,2924 1046,2947 1056,2968 1067,2988 1079,3009 1090,3031 1102,3051 1113,3072 1124,3092 1134,3112 1145,3132 1157,3150 1168,3170 1180,3190 1191,3208 1202,3228 1212,3245 1223,3265 1235,3282 1246,3300 1258,3319 1269,3337 1280,3354 1290,3372 1301,3389 1312,3406 1324,3423 1335,3439 1347,3456 1358,3472 1368,3488 1379,3504 1390,3519 1402,3536 1413,3551 1423,3566 1436,3582 1446,3597 1457,3611 1468,3626 1480,3640 1491,3655 1501,3667 1512,3681 1523,3695 1535,3709 1546,3721 1558,3736 1569,3748 1580,3762 1590,3773 1601,3787 1613,3799 1624,3811 1636,3823 1647,3836 1658,3846 1668,3859 1679,3869 1702,3892 1714,3903 1725,3914 1736,3924 1746,3935 1757,3946 1769,3957 1780,3966 1791,3975 1803,3986 1814,3995 1824,4004 1835,4015 1846,4024 1858,4033 1879,4050 1892,4059 1902,4067 1913,4076 1924,4084 1936,4091 1947,4099 1957,4107 1968,4114 1980,4122 1991,4128 2002,4136 2014,4143 2025,4149 2046,4163 2057,4169 2069,4175 2080,4182 2092,4188 2114,4200 2124,4204 2135,4211 2147,4215 2170,4226 2181,4230 2192,4235 2202,4241 2225,4249 2236,4253 2248,4258 2259,4261 2280,4270 2291,4273 2303,4276 2314,4281 2325,4284 2348,4290 2358,4293 2369,4295 2380,4298 2403,4302 2413,4305 2426,4307 2436,4310 2458,4313 2470,4315 2481,4316 2491,4319 2514,4321 2525,4321 2536,4322 2548,4324 2570,4325 2580,4325 2591,4327 2603,4327 2614,4327 2637,4327 2648,4327 2658,4327 2669,4327 2692,4325 2704,4325 2715,4324 2726,4324 2747,4321 2759,4321 2770,4319 2782,4319 2804,4316 2814,4313 2825,4313 2836,4310 2848,4309 2871,4304 2882,4302 2892,4301 2903,4298 2926,4293 2937,4290 2947,4287 2958,4284 2981,4278 2992,4275 3004,4272 3015,4270 3025,4267 3036,4263 3047,4260 3059,4255 3070,4252 3093,4244 3104,4241 3114,4237 3125,4232 3137,4229 3148,4224 3160,4220 3171,4215 3182,4211 3192,4206 3215,4197 3226,4192 3238,4188 3249,4183 3270,4172 3281,4168 3293,4163 3304,4157 3327,4146 3338,4140 3348,4136 3359,4129 3370,4123 3382,4119 3393,4113 3403,4107 3416,4100 3426,4094 3437,4088 3448,4082 3460,4076 3471,4070 3481,4064 3504,4050 3515,4044 3526,4038 3538,4030 3549,4024 3559,4018 3570,4010 3581,4004 3593,3998 3604,3990 3616,3984 3627,3976 3638,3969 3648,3961 3659,3955 3671,3947 3682,3940 3694,3932 3705,3926 3716,3917 3737,3903 3749,3895 3760,3888 3772,3880 3794,3865 3804,3857 3815,3848 3827,3840 3849,3825 3861,3816 3872,3808 3882,3801 3893,3793 3904,3784 3916,3776 3927,3767 3937,3759 3950,3750 3960,3742 3971,3733 3982,3726 3994,3718 4005,3709 4026,3692 4038,3683 4049,3675 4060,3666 4072,3658 4083,3649 4094,3640 4104,3632 4115,3623 4127,3614 4138,3605 4150,3597 4161,3588 4172,3579 4182,3569 4193,3560 4205,3551 4216,3542 4228,3533 4239,3525 4260,3505 4271,3496 4283,3487 4294,3479 4306,3470 4317,3461 4328,3452 4338,3441 4349,3432 4372,3415 4383,3404 4393,3395 4406,3386 4416,3377 4438,3358 4450,3349 4461,3340 4471,3331 4482,3320 4494,3311 4505,3303 4516,3293 4528,3283 4549,3265 4560,3256 4571,3245 4583,3236 4594,3228 4606,3218 4617,3208 4628,3199 4638,3190 4649,3181 4672,3161 4684,3152 4695,3143 4706,3133 4716,3124 4727,3115 4739,3106 4750,3095 4762,3086 4784,3068 4794,3058 4805,3049 4817,3040 4828,3031 4839,3022 4851,3013 4862,3003 4872,2994 4894,2976 4906,2967 4917,2957 4927,2948 4940,2939 4961,2921 4972,2912 4984,2902 4995,2893 5005,2884 5016,2875 5028,2867 5039,2858 5050,2849 5073,2832 5083,2823 5094,2814 5105,2804 5117,2795 5128,2788 5140,2778 5151,2769 5162,2762 5172,2752 5195,2736 5206,2728 5218,2719 5229,2711 5240,2702 5250,2694 5261,2685 5273,2676 5284,2668 5296,2661 5307,2653 5318,2644 5328,2636 5339,2627 5351,2619 5362,2612 5373,2604 5385,2595 5396,2589 5406,2581 5428,2564 5440,2558 5451,2549 5461,2541 5484,2526 5495,2520 5506,2512 5518,2505 5539,2489 5550,2483 5562,2475 5573,2468 5584,2462 5596,2454 5607,2448 5618,2440 5628,2434 5651,2420 5662,2414 5674,2408 5685,2400 5696,2394 5717,2382 5729,2376 5740,2368 5752,2362 5763,2356 5774,2350 5784,2344 5795,2339 5807,2333 5829,2321 5841,2315 5852,2310 5862,2304 5884,2293 5896,2289 5907,2283 5917,2278 5930,2272 5951,2263 5962,2258 5974,2252 5985,2249 6006,2238 6018,2235 6029,2231 6040,2226 6063,2217 6073,2214 6084,2209 6095,2206 6118,2197 6130,2194 6141,2191 6152,2186 6173,2180 6185,2177 6196,2174 6208,2171 6219,2168 6240,2162 6251,2159 6263,2156 6274,2154 6297,2148 6308,2146 6318,2143 6329,2142 6352,2137 6363,2136 6375,2134 6386,2133 6407,2130 6418,2128 6430,2127 6441,2125 6451,2125 6474,2122 6485,2122 6496,2122 6508,2120 6519,2120 6529,2120 6540,2119 6552,2119 6563,2119 6586,2120 6597,2120 6607,2120 6618,2122 6641,2122 6652,2124 6664,2125 6675,2125 6686,2127 6707,2130 6719,2131 6730,2133 6742,2134 6764,2139 6773,2140 6785,2142 6796,2145 6819,2150 6829,2153 6840,2156 6851,2159 6863,2162 6874,2165 6884,2168 6895,2171 6908,2174 6930,2183 6942,2186 6953,2191 6963,2194 6974,2198 6985,2203 6997,2209 7008,2212 7020,2217 7031,2223 7042,2228 7052,2232 7063,2238 7075,2243 7086,2249 7098,2255 7109,2261 7120,2267 7130,2273 7141,2280 7153,2287 7164,2292 7176,2299 7187,2307 7198,2313 7208,2321 7231,2336 7242,2342 7253,2350 7263,2359 7276,2367 7286,2374 7297,2382 7308,2391 7320,2400 7341,2417 7352,2426 7364,2436 7375,2445 7386,2454 7398,2465 7409,2474 7419,2485 7430,2494 7453,2515 7464,2526 7476,2537 7487,2547 7497,2558 7519,2581 7531,2593 7542,2604 7554,2616 7565,2627 7576,2639 7586,2653 7597,2665 7609,2677 7620,2691 7632,2703 7643,2717 7654,2729 7664,2743 7675,2757 7687,2771 7698,2785 7709,2798 7721,2812 7732,2827 7742,2841 7753,2856 7765,2872 7776,2887 7787,2902 7797,2918 7810,2933 7820,2950 7831,2965 7842,2982 7854,2997 7865,3014 7875,3031 7886,3049 7898,3066 7909,3083 7920,3100 7932,3118 7943,3135 7953,3153 7964,3172 7975,3190 7987,3208 7998,3227 8010,3245 8021,3265 8032,3285 8042,3303 8053,3323 8065,3343 8076,3363 8088,3383 8099,3404 8110,3424 8120,3446 8131,3467 8143,3487 8154,3508 8166,3531 8177,3551 8188,3574 8198,3597 8209,3618 8221,3640 8232,3663 8243,3686 8255,3709 8266,3732 8276,3756 8287,3779 8298,3804 8310,3828 8321,3851 8331,3877 8344,3900 8354,3926 8365,3950 8376,3976 8388,4001 8399,4027 8409,4053 8420,4079 8432,4105 8443,4133 8454,4160 8466,4186 8477,4214 8487,4241 8498,4269 8509,4296 8521,4324 8532,4353 8544,4380 8555,4410 8566,4439 8576,4468 8587,4497 8599,4526 8610,4556 8622,4587 8633,4616 8644,4647 8654,4677 8665,4708 8677,4740 8688,4771 8699,4803 8711,4835 8722,4867 8732,4899 8743,4930 8755,4963 8766,4997 8777,5029 8787,5063 8800,5097 8810,5130 8821,5164 8832,5199 8844,5233 8855,5268 8865,5303 8876,5337 8888,5372 8899,5409 8910,5444 8922,5481 8933,5516 8943,5553 8954,5589 8965,5626 8977,5664 8988,5701 9000,5739 9011,5776 9021,5814 9032,5852 9043,5892 9055,5930 9066,5970 9078,6010 9089,6050 9100,6090 9110,6129 9121,6171 9133,6212 9144,6253 9156,6295 9167,6336 9178,6379 9188,6422 9199,6463 9211,6506 9222,6550 9233,6593 9245,6636 9256,6680 9266,6723 9277,6767 9289,6812 9300,6855 9311,6899 9321,6942 9334,6988 9344,7032">
          <text:p/>
        </draw:polyline>
        <draw:polygon draw:style-name="gr9" draw:text-style-name="P6" draw:layer="layout" svg:width="0.251cm" svg:height="0.249cm" svg:x="-11.699cm" svg:y="2.21cm" svg:viewBox="0 0 252 250" draw:points="0,125 126,250 252,125 126,0">
          <text:p/>
        </draw:polygon>
        <draw:polygon draw:style-name="gr9" draw:text-style-name="P6" draw:layer="layout" svg:width="0.251cm" svg:height="0.251cm" svg:x="-11.477cm" svg:y="3.004cm" svg:viewBox="0 0 252 252" draw:points="0,126 126,252 252,126 126,0">
          <text:p/>
        </draw:polygon>
        <draw:polygon draw:style-name="gr9" draw:text-style-name="P6" draw:layer="layout" svg:width="0.25cm" svg:height="0.251cm" svg:x="-11.254cm" svg:y="3.703cm" svg:viewBox="0 0 251 252" draw:points="0,126 124,252 251,126 124,0">
          <text:p/>
        </draw:polygon>
        <draw:polygon draw:style-name="gr9" draw:text-style-name="P6" draw:layer="layout" svg:width="0.251cm" svg:height="0.251cm" svg:x="-11.032cm" svg:y="4.312cm" svg:viewBox="0 0 252 252" draw:points="0,127 126,252 252,127 126,0">
          <text:p/>
        </draw:polygon>
        <draw:polygon draw:style-name="gr9" draw:text-style-name="P6" draw:layer="layout" svg:width="0.251cm" svg:height="0.249cm" svg:x="-10.81cm" svg:y="4.837cm" svg:viewBox="0 0 252 250" draw:points="0,125 125,250 252,125 125,0">
          <text:p/>
        </draw:polygon>
        <draw:polygon draw:style-name="gr9" draw:text-style-name="P6" draw:layer="layout" svg:width="0.25cm" svg:height="0.249cm" svg:x="-10.587cm" svg:y="5.281cm" svg:viewBox="0 0 251 250" draw:points="0,126 126,250 251,126 126,0">
          <text:p/>
        </draw:polygon>
        <draw:polygon draw:style-name="gr9" draw:text-style-name="P6" draw:layer="layout" svg:width="0.251cm" svg:height="0.251cm" svg:x="-10.365cm" svg:y="5.648cm" svg:viewBox="0 0 252 252" draw:points="0,125 126,252 252,125 126,0">
          <text:p/>
        </draw:polygon>
        <draw:polygon draw:style-name="gr9" draw:text-style-name="P6" draw:layer="layout" svg:width="0.249cm" svg:height="0.249cm" svg:x="-10.141cm" svg:y="5.945cm" svg:viewBox="0 0 250 250" draw:points="0,125 126,250 250,125 126,0">
          <text:p/>
        </draw:polygon>
        <draw:polygon draw:style-name="gr9" draw:text-style-name="P6" draw:layer="layout" svg:width="0.25cm" svg:height="0.249cm" svg:x="-9.92cm" svg:y="6.176cm" svg:viewBox="0 0 251 250" draw:points="0,124 127,250 251,124 127,0">
          <text:p/>
        </draw:polygon>
        <draw:polygon draw:style-name="gr9" draw:text-style-name="P6" draw:layer="layout" svg:width="0.249cm" svg:height="0.251cm" svg:x="-9.696cm" svg:y="6.344cm" svg:viewBox="0 0 250 252" draw:points="0,127 125,252 250,127 125,0">
          <text:p/>
        </draw:polygon>
        <draw:polygon draw:style-name="gr9" draw:text-style-name="P6" draw:layer="layout" svg:width="0.249cm" svg:height="0.249cm" svg:x="-9.474cm" svg:y="6.459cm" svg:viewBox="0 0 250 250" draw:points="0,124 125,250 250,124 125,0">
          <text:p/>
        </draw:polygon>
        <draw:polygon draw:style-name="gr9" draw:text-style-name="P6" draw:layer="layout" svg:width="0.25cm" svg:height="0.251cm" svg:x="-9.251cm" svg:y="6.52cm" svg:viewBox="0 0 251 252" draw:points="0,127 124,252 251,127 124,0">
          <text:p/>
        </draw:polygon>
        <draw:polygon draw:style-name="gr9" draw:text-style-name="P6" draw:layer="layout" svg:width="0.249cm" svg:height="0.25cm" svg:x="-9.029cm" svg:y="6.535cm" svg:viewBox="0 0 250 251" draw:points="0,127 124,251 250,127 124,0">
          <text:p/>
        </draw:polygon>
        <draw:polygon draw:style-name="gr9" draw:text-style-name="P6" draw:layer="layout" svg:width="0.251cm" svg:height="0.25cm" svg:x="-8.807cm" svg:y="6.509cm" svg:viewBox="0 0 252 251" draw:points="0,127 125,251 252,127 125,0">
          <text:p/>
        </draw:polygon>
        <draw:polygon draw:style-name="gr9" draw:text-style-name="P6" draw:layer="layout" svg:width="0.251cm" svg:height="0.251cm" svg:x="-8.585cm" svg:y="6.445cm" svg:viewBox="0 0 252 252" draw:points="0,126 125,252 252,126 125,0">
          <text:p/>
        </draw:polygon>
        <draw:polygon draw:style-name="gr9" draw:text-style-name="P6" draw:layer="layout" svg:width="0.251cm" svg:height="0.25cm" svg:x="-8.362cm" svg:y="6.35cm" svg:viewBox="0 0 252 251" draw:points="0,125 126,251 252,125 126,0">
          <text:p/>
        </draw:polygon>
        <draw:polygon draw:style-name="gr9" draw:text-style-name="P6" draw:layer="layout" svg:width="0.251cm" svg:height="0.251cm" svg:x="-8.14cm" svg:y="6.226cm" svg:viewBox="0 0 252 252" draw:points="0,126 126,252 252,126 126,0">
          <text:p/>
        </draw:polygon>
        <draw:polygon draw:style-name="gr9" draw:text-style-name="P6" draw:layer="layout" svg:width="0.25cm" svg:height="0.249cm" svg:x="-7.917cm" svg:y="6.081cm" svg:viewBox="0 0 251 250" draw:points="0,125 127,250 251,125 127,0">
          <text:p/>
        </draw:polygon>
        <draw:polygon draw:style-name="gr9" draw:text-style-name="P6" draw:layer="layout" svg:width="0.251cm" svg:height="0.249cm" svg:x="-7.695cm" svg:y="5.919cm" svg:viewBox="0 0 252 250" draw:points="0,124 127,250 252,124 127,0">
          <text:p/>
        </draw:polygon>
        <draw:polygon draw:style-name="gr9" draw:text-style-name="P6" draw:layer="layout" svg:width="0.249cm" svg:height="0.249cm" svg:x="-7.471cm" svg:y="5.743cm" svg:viewBox="0 0 250 250" draw:points="0,125 125,250 250,125 125,0">
          <text:p/>
        </draw:polygon>
        <draw:polygon draw:style-name="gr9" draw:text-style-name="P6" draw:layer="layout" svg:width="0.249cm" svg:height="0.249cm" svg:x="-7.249cm" svg:y="5.558cm" svg:viewBox="0 0 250 250" draw:points="0,126 125,250 250,126 125,0">
          <text:p/>
        </draw:polygon>
        <draw:polygon draw:style-name="gr9" draw:text-style-name="P6" draw:layer="layout" svg:width="0.249cm" svg:height="0.249cm" svg:x="-7.026cm" svg:y="5.371cm" svg:viewBox="0 0 250 250" draw:points="0,124 124,250 250,124 124,0">
          <text:p/>
        </draw:polygon>
        <draw:polygon draw:style-name="gr9" draw:text-style-name="P6" draw:layer="layout" svg:width="0.249cm" svg:height="0.251cm" svg:x="-6.804cm" svg:y="5.184cm" svg:viewBox="0 0 250 252" draw:points="0,126 124,252 250,126 124,0">
          <text:p/>
        </draw:polygon>
        <draw:polygon draw:style-name="gr9" draw:text-style-name="P6" draw:layer="layout" svg:width="0.25cm" svg:height="0.251cm" svg:x="-6.581cm" svg:y="5.004cm" svg:viewBox="0 0 251 252" draw:points="0,126 124,252 251,126 124,0">
          <text:p/>
        </draw:polygon>
        <draw:polygon draw:style-name="gr10" draw:text-style-name="P6" draw:layer="layout" svg:width="0.249cm" svg:height="0.249cm" svg:x="-6.359cm" svg:y="4.837cm" svg:viewBox="0 0 250 250" draw:points="0,125 125,250 250,125 125,0">
          <text:p/>
        </draw:polygon>
        <draw:polygon draw:style-name="gr11" draw:text-style-name="P4" draw:layer="layout" svg:width="0.249cm" svg:height="0.249cm" svg:x="-6.359cm" svg:y="4.837cm" svg:viewBox="0 0 250 250" draw:points="0,125 125,250 250,125 125,0">
          <text:p/>
        </draw:polygon>
        <draw:polygon draw:style-name="gr9" draw:text-style-name="P6" draw:layer="layout" svg:width="0.251cm" svg:height="0.251cm" svg:x="-6.137cm" svg:y="4.684cm" svg:viewBox="0 0 252 252" draw:points="0,125 126,252 252,125 126,0">
          <text:p/>
        </draw:polygon>
        <draw:polygon draw:style-name="gr9" draw:text-style-name="P6" draw:layer="layout" svg:width="0.251cm" svg:height="0.249cm" svg:x="-5.915cm" svg:y="4.554cm" svg:viewBox="0 0 252 250" draw:points="0,125 126,250 252,125 126,0">
          <text:p/>
        </draw:polygon>
        <draw:polygon draw:style-name="gr9" draw:text-style-name="P6" draw:layer="layout" svg:width="0.25cm" svg:height="0.251cm" svg:x="-5.692cm" svg:y="4.447cm" svg:viewBox="0 0 251 252" draw:points="0,125 125,252 251,125 125,0">
          <text:p/>
        </draw:polygon>
        <draw:polygon draw:style-name="gr9" draw:text-style-name="P6" draw:layer="layout" svg:width="0.251cm" svg:height="0.25cm" svg:x="-5.47cm" svg:y="4.373cm" svg:viewBox="0 0 252 251" draw:points="0,127 127,251 252,127 127,0">
          <text:p/>
        </draw:polygon>
        <draw:polygon draw:style-name="gr9" draw:text-style-name="P6" draw:layer="layout" svg:width="0.251cm" svg:height="0.249cm" svg:x="-5.248cm" svg:y="4.334cm" svg:viewBox="0 0 252 250" draw:points="0,126 126,250 252,126 126,0">
          <text:p/>
        </draw:polygon>
        <draw:polygon draw:style-name="gr9" draw:text-style-name="P6" draw:layer="layout" svg:width="0.25cm" svg:height="0.25cm" svg:x="-5.025cm" svg:y="4.335cm" svg:viewBox="0 0 251 251" draw:points="0,125 126,251 251,125 126,0">
          <text:p/>
        </draw:polygon>
        <draw:polygon draw:style-name="gr9" draw:text-style-name="P6" draw:layer="layout" svg:width="0.25cm" svg:height="0.249cm" svg:x="-4.803cm" svg:y="4.381cm" svg:viewBox="0 0 251 250" draw:points="0,124 124,250 251,124 124,0">
          <text:p/>
        </draw:polygon>
        <draw:polygon draw:style-name="gr9" draw:text-style-name="P6" draw:layer="layout" svg:width="0.251cm" svg:height="0.251cm" svg:x="-4.581cm" svg:y="4.476cm" svg:viewBox="0 0 252 252" draw:points="0,125 126,252 252,125 126,0">
          <text:p/>
        </draw:polygon>
        <draw:polygon draw:style-name="gr9" draw:text-style-name="P6" draw:layer="layout" svg:width="0.251cm" svg:height="0.251cm" svg:x="-4.359cm" svg:y="4.626cm" svg:viewBox="0 0 252 252" draw:points="0,125 125,252 252,125 125,0">
          <text:p/>
        </draw:polygon>
        <draw:polygon draw:style-name="gr9" draw:text-style-name="P6" draw:layer="layout" svg:width="0.25cm" svg:height="0.249cm" svg:x="-4.136cm" svg:y="4.837cm" svg:viewBox="0 0 251 250" draw:points="0,125 127,250 251,125 127,0">
          <text:p/>
        </draw:polygon>
        <draw:polygon draw:style-name="gr9" draw:text-style-name="P6" draw:layer="layout" svg:width="0.251cm" svg:height="0.251cm" svg:x="-3.914cm" svg:y="5.111cm" svg:viewBox="0 0 252 252" draw:points="0,126 127,252 252,126 127,0">
          <text:p/>
        </draw:polygon>
        <draw:polygon draw:style-name="gr9" draw:text-style-name="P6" draw:layer="layout" svg:width="0.249cm" svg:height="0.25cm" svg:x="-3.69cm" svg:y="5.455cm" svg:viewBox="0 0 250 251" draw:points="0,124 126,251 250,124 126,0">
          <text:p/>
        </draw:polygon>
        <draw:polygon draw:style-name="gr9" draw:text-style-name="P6" draw:layer="layout" svg:width="0.25cm" svg:height="0.248cm" svg:x="-3.469cm" svg:y="5.873cm" svg:viewBox="0 0 251 249" draw:points="0,124 127,249 251,124 127,0">
          <text:p/>
        </draw:polygon>
        <draw:polygon draw:style-name="gr9" draw:text-style-name="P6" draw:layer="layout" svg:width="0.249cm" svg:height="0.249cm" svg:x="-3.245cm" svg:y="6.369cm" svg:viewBox="0 0 250 250" draw:points="0,125 124,250 250,125 124,0">
          <text:p/>
        </draw:polygon>
        <draw:polygon draw:style-name="gr9" draw:text-style-name="P6" draw:layer="layout" svg:width="0.249cm" svg:height="0.249cm" svg:x="-3.023cm" svg:y="6.949cm" svg:viewBox="0 0 250 250" draw:points="0,125 125,250 250,125 125,0">
          <text:p/>
        </draw:polygon>
        <draw:polygon draw:style-name="gr9" draw:text-style-name="P6" draw:layer="layout" svg:width="0.25cm" svg:height="0.251cm" svg:x="-2.8cm" svg:y="7.617cm" svg:viewBox="0 0 251 252" draw:points="0,127 124,252 251,127 124,0">
          <text:p/>
        </draw:polygon>
        <draw:polygon draw:style-name="gr9" draw:text-style-name="P6" draw:layer="layout" svg:width="0.249cm" svg:height="0.251cm" svg:x="-2.578cm" svg:y="8.379cm" svg:viewBox="0 0 250 252" draw:points="0,126 124,252 250,126 124,0">
          <text:p/>
        </draw:polygon>
        <draw:polygon draw:style-name="gr9" draw:text-style-name="P6" draw:layer="layout" svg:width="0.251cm" svg:height="0.249cm" svg:x="-2.356cm" svg:y="9.241cm" svg:viewBox="0 0 252 250" draw:points="0,126 125,250 252,126 125,0">
          <text:p/>
        </draw:polygon>
        <draw:polyline draw:style-name="gr12" draw:text-style-name="P4" draw:layer="layout" svg:width="9.343cm" svg:height="4.395cm" svg:x="-11.574cm" svg:y="4.211cm" svg:viewBox="0 0 9344 4396" draw:points="0,4125 11,4105 22,4085 34,4065 45,4047 56,4027 66,4007 77,3987 89,3967 100,3949 112,3929 123,3909 134,3889 144,3871 155,3851 167,3831 178,3811 190,3793 201,3773 212,3755 222,3736 233,3716 245,3698 256,3678 267,3660 279,3640 290,3621 300,3603 311,3585 322,3566 334,3548 345,3530 355,3511 368,3493 378,3473 389,3456 400,3438 412,3419 423,3401 433,3384 444,3366 456,3348 467,3329 478,3311 490,3294 501,3276 511,3257 522,3240 533,3222 545,3205 556,3187 568,3170 579,3153 590,3135 600,3118 611,3101 623,3083 634,3066 646,3049 657,3031 668,3014 678,2997 689,2980 701,2963 712,2947 724,2930 735,2913 746,2896 756,2879 767,2862 779,2846 790,2829 801,2812 813,2797 824,2780 834,2763 845,2748 856,2731 868,2714 879,2699 889,2682 902,2667 912,2650 923,2634 934,2619 946,2602 957,2587 967,2570 978,2555 990,2540 1001,2523 1012,2509 1024,2492 1035,2477 1046,2462 1056,2446 1067,2431 1079,2416 1090,2400 1102,2385 1113,2369 1124,2355 1134,2340 1145,2323 1157,2309 1168,2294 1180,2280 1191,2265 1202,2249 1212,2234 1223,2220 1235,2205 1246,2191 1258,2176 1269,2162 1280,2147 1290,2133 1301,2118 1312,2104 1324,2090 1335,2077 1347,2063 1358,2047 1368,2034 1379,2020 1390,2006 1402,1992 1413,1979 1423,1965 1436,1951 1446,1936 1457,1924 1468,1910 1480,1896 1491,1882 1501,1870 1512,1856 1523,1842 1535,1830 1546,1815 1558,1803 1569,1789 1580,1778 1590,1764 1601,1752 1613,1738 1624,1726 1636,1712 1647,1700 1658,1686 1668,1674 1679,1662 1702,1636 1714,1624 1725,1610 1736,1599 1746,1587 1757,1573 1769,1561 1780,1550 1791,1536 1803,1524 1814,1512 1824,1501 1835,1489 1846,1477 1858,1464 1869,1452 1879,1442 1892,1429 1902,1417 1913,1405 1924,1394 1936,1382 1947,1371 1957,1359 1968,1348 1980,1336 1991,1325 2002,1315 2014,1302 2025,1292 2035,1281 2046,1270 2057,1258 2069,1247 2080,1236 2092,1226 2103,1215 2114,1203 2124,1194 2135,1183 2147,1172 2158,1162 2170,1151 2181,1140 2192,1129 2202,1120 2213,1108 2225,1099 2236,1088 2248,1077 2259,1068 2270,1057 2280,1047 2291,1038 2303,1027 2314,1018 2325,1007 2337,998 2348,989 2358,978 2369,969 2380,958 2403,940 2413,930 2426,920 2436,912 2447,903 2458,892 2470,883 2481,874 2491,866 2514,846 2525,837 2536,828 2548,819 2559,811 2570,802 2580,793 2591,785 2603,776 2614,767 2626,759 2637,750 2648,742 2658,733 2669,724 2681,716 2692,709 2704,701 2715,692 2726,684 2736,675 2747,667 2759,660 2770,652 2782,643 2793,635 2804,629 2814,620 2825,612 2836,605 2848,597 2871,583 2882,574 2892,568 2903,560 2926,545 2937,539 2947,531 2958,523 2970,516 2981,510 2992,502 3004,496 3015,488 3025,482 3036,476 3047,468 3059,462 3070,455 3093,441 3104,436 3114,429 3125,422 3137,416 3160,404 3171,398 3182,392 3192,384 3215,372 3226,366 3238,361 3249,355 3260,349 3270,343 3281,337 3293,332 3304,326 3315,320 3327,315 3338,309 3348,305 3359,299 3370,294 3393,283 3403,277 3416,273 3426,268 3448,257 3460,253 3471,248 3481,242 3504,234 3515,228 3526,224 3538,219 3549,214 3559,210 3570,205 3581,201 3593,196 3604,193 3616,187 3627,184 3638,179 3648,176 3659,172 3682,164 3694,159 3705,156 3716,152 3726,147 3737,144 3749,141 3760,136 3772,132 3794,126 3804,123 3815,118 3827,115 3849,109 3861,106 3872,103 3882,100 3893,97 3916,90 3927,87 3937,84 3950,81 3971,77 3982,74 3994,71 4005,69 4026,63 4038,60 4049,58 4060,55 4083,52 4094,49 4104,46 4115,45 4127,43 4150,38 4161,37 4172,35 4182,34 4193,31 4205,29 4216,28 4228,26 4239,25 4260,22 4271,20 4283,19 4294,17 4317,15 4328,14 4338,12 4349,11 4372,9 4383,8 4393,8 4406,6 4416,5 4427,5 4438,5 4450,3 4461,3 4471,3 4494,2 4505,2 4516,0 4528,0 4549,0 4560,0 4571,0 4583,0 4606,0 4617,0 4628,0 4638,0 4649,0 4672,0 4684,0 4695,2 4706,2 4727,3 4739,3 4750,5 4762,5 4773,5 4784,6 4794,8 4805,8 4817,8 4839,11 4851,11 4862,14 4872,14 4894,17 4906,19 4917,20 4927,20 4940,23 4961,26 4972,26 4984,29 4995,31 5005,31 5016,34 5028,35 5039,37 5050,40 5073,43 5083,46 5094,48 5105,49 5128,55 5140,57 5151,60 5162,61 5172,63 5195,69 5206,72 5218,75 5229,78 5250,83 5261,86 5273,89 5284,92 5307,98 5318,101 5328,104 5339,107 5362,113 5373,116 5385,121 5396,124 5406,127 5428,135 5440,138 5451,141 5461,146 5484,153 5495,156 5506,161 5518,164 5539,173 5550,176 5562,181 5573,185 5596,193 5607,199 5618,202 5628,207 5651,216 5662,220 5674,225 5685,230 5696,234 5717,245 5729,250 5740,254 5752,259 5774,269 5784,274 5795,280 5807,285 5829,295 5841,300 5852,306 5862,311 5884,323 5896,329 5907,334 5917,340 5930,346 5940,352 5951,357 5962,363 5974,369 5985,375 5995,381 6006,386 6018,393 6029,400 6040,406 6063,418 6073,424 6084,430 6095,438 6107,444 6118,450 6130,458 6141,464 6152,470 6173,485 6185,490 6196,497 6208,505 6219,511 6240,527 6251,534 6263,540 6274,548 6286,554 6297,563 6308,569 6318,577 6329,585 6341,592 6352,600 6363,608 6375,615 6386,623 6396,631 6407,638 6418,646 6430,655 6441,663 6451,670 6474,687 6485,695 6496,702 6508,712 6529,727 6540,736 6552,744 6563,753 6574,762 6586,770 6597,779 6607,788 6618,796 6629,805 6641,814 6652,822 6664,831 6675,840 6686,849 6696,860 6707,869 6719,877 6730,886 6742,895 6764,915 6773,923 6785,934 6796,943 6806,952 6819,963 6829,972 6840,981 6851,992 6863,1001 6874,1010 6884,1021 6895,1030 6908,1041 6930,1062 6942,1071 6953,1082 6963,1091 6974,1102 6985,1113 6997,1123 7008,1134 7020,1143 7031,1154 7042,1165 7052,1175 7063,1186 7075,1197 7086,1207 7098,1218 7109,1229 7120,1241 7130,1252 7141,1263 7153,1273 7164,1284 7176,1296 7187,1307 7198,1318 7208,1330 7219,1341 7231,1351 7242,1363 7253,1374 7263,1386 7276,1399 7286,1409 7297,1422 7308,1434 7320,1445 7331,1457 7341,1469 7352,1480 7364,1492 7375,1504 7386,1517 7398,1529 7409,1541 7419,1553 7430,1565 7441,1578 7453,1590 7464,1602 7476,1616 7487,1628 7497,1640 7508,1653 7519,1665 7531,1679 7542,1691 7554,1703 7565,1717 7576,1729 7586,1743 7597,1755 7609,1769 7620,1781 7632,1793 7643,1807 7654,1821 7664,1833 7675,1847 7687,1861 7698,1873 7709,1887 7721,1901 7732,1914 7742,1928 7753,1942 7765,1956 7776,1969 7787,1983 7797,1997 7810,2011 7820,2025 7831,2038 7842,2052 7854,2066 7865,2081 7875,2095 7886,2110 7898,2124 7909,2139 7920,2153 7932,2167 7943,2182 7953,2196 7964,2211 7975,2225 7987,2240 7998,2254 8010,2269 8021,2285 8032,2300 8042,2315 8053,2329 8065,2344 8076,2360 8088,2375 8099,2391 8110,2405 8120,2420 8131,2437 8143,2451 8154,2466 8166,2483 8177,2497 8188,2514 8198,2529 8209,2544 8221,2561 8232,2576 8243,2593 8255,2607 8266,2624 8276,2639 8287,2656 8298,2671 8310,2688 8321,2703 8331,2720 8344,2737 8354,2752 8365,2769 8376,2786 8388,2801 8399,2818 8409,2835 8420,2852 8432,2869 8443,2884 8454,2902 8466,2919 8477,2934 8487,2951 8498,2968 8509,2985 8521,3003 8532,3020 8544,3037 8555,3054 8566,3072 8576,3089 8587,3106 8599,3124 8610,3141 8622,3158 8633,3176 8644,3193 8654,3210 8665,3228 8677,3245 8688,3263 8699,3282 8711,3300 8722,3317 8732,3335 8743,3354 8755,3372 8766,3389 8777,3407 8787,3426 8800,3444 8810,3461 8821,3481 8832,3499 8844,3516 8855,3536 8865,3554 8876,3572 8888,3591 8899,3609 8910,3629 8922,3647 8933,3666 8943,3684 8954,3704 8965,3722 8977,3741 8988,3761 9000,3779 9011,3799 9021,3817 9032,3837 9043,3857 9055,3875 9066,3894 9078,3915 9089,3934 9100,3953 9110,3973 9121,3993 9133,4013 9144,4033 9156,4053 9167,4073 9178,4093 9188,4113 9199,4132 9211,4152 9222,4172 9233,4192 9245,4212 9256,4232 9266,4253 9277,4273 9289,4293 9300,4313 9311,4334 9321,4354 9334,4374 9344,4396">
          <text:p/>
        </draw:polyline>
        <draw:polygon draw:style-name="gr13" draw:text-style-name="P7" draw:layer="layout" svg:width="0.251cm" svg:height="0.25cm" svg:x="-11.699cm" svg:y="8.209cm" svg:viewBox="0 0 252 251" draw:points="0,0 126,251 252,0">
          <text:p/>
        </draw:polygon>
        <draw:polygon draw:style-name="gr13" draw:text-style-name="P7" draw:layer="layout" svg:width="0.251cm" svg:height="0.249cm" svg:x="-11.477cm" svg:y="7.821cm" svg:viewBox="0 0 252 250" draw:points="0,0 126,250 252,0">
          <text:p/>
        </draw:polygon>
        <draw:polygon draw:style-name="gr13" draw:text-style-name="P7" draw:layer="layout" svg:width="0.25cm" svg:height="0.25cm" svg:x="-11.254cm" svg:y="7.45cm" svg:viewBox="0 0 251 251" draw:points="0,0 124,251 251,0">
          <text:p/>
        </draw:polygon>
        <draw:polygon draw:style-name="gr13" draw:text-style-name="P7" draw:layer="layout" svg:width="0.251cm" svg:height="0.249cm" svg:x="-11.032cm" svg:y="7.1cm" svg:viewBox="0 0 252 250" draw:points="0,0 126,250 252,0">
          <text:p/>
        </draw:polygon>
        <draw:polygon draw:style-name="gr13" draw:text-style-name="P7" draw:layer="layout" svg:width="0.251cm" svg:height="0.249cm" svg:x="-10.81cm" svg:y="6.768cm" svg:viewBox="0 0 252 250" draw:points="0,0 125,250 252,0">
          <text:p/>
        </draw:polygon>
        <draw:polygon draw:style-name="gr13" draw:text-style-name="P7" draw:layer="layout" svg:width="0.25cm" svg:height="0.249cm" svg:x="-10.587cm" svg:y="6.456cm" svg:viewBox="0 0 251 250" draw:points="0,0 126,250 251,0">
          <text:p/>
        </draw:polygon>
        <draw:polygon draw:style-name="gr13" draw:text-style-name="P7" draw:layer="layout" svg:width="0.251cm" svg:height="0.251cm" svg:x="-10.365cm" svg:y="6.162cm" svg:viewBox="0 0 252 252" draw:points="0,0 126,252 252,0">
          <text:p/>
        </draw:polygon>
        <draw:polygon draw:style-name="gr13" draw:text-style-name="P7" draw:layer="layout" svg:width="0.249cm" svg:height="0.249cm" svg:x="-10.141cm" svg:y="5.89cm" svg:viewBox="0 0 250 250" draw:points="0,0 126,250 250,0">
          <text:p/>
        </draw:polygon>
        <draw:polygon draw:style-name="gr13" draw:text-style-name="P7" draw:layer="layout" svg:width="0.25cm" svg:height="0.249cm" svg:x="-9.92cm" svg:y="5.636cm" svg:viewBox="0 0 251 250" draw:points="0,0 127,250 251,0">
          <text:p/>
        </draw:polygon>
        <draw:polygon draw:style-name="gr13" draw:text-style-name="P7" draw:layer="layout" svg:width="0.249cm" svg:height="0.251cm" svg:x="-9.696cm" svg:y="5.4cm" svg:viewBox="0 0 250 252" draw:points="0,0 125,252 250,0">
          <text:p/>
        </draw:polygon>
        <draw:polygon draw:style-name="gr13" draw:text-style-name="P7" draw:layer="layout" svg:width="0.249cm" svg:height="0.251cm" svg:x="-9.474cm" svg:y="5.184cm" svg:viewBox="0 0 250 252" draw:points="0,0 125,252 250,0">
          <text:p/>
        </draw:polygon>
        <draw:polygon draw:style-name="gr13" draw:text-style-name="P7" draw:layer="layout" svg:width="0.25cm" svg:height="0.25cm" svg:x="-9.251cm" svg:y="4.988cm" svg:viewBox="0 0 251 251" draw:points="0,0 124,251 251,0">
          <text:p/>
        </draw:polygon>
        <draw:polygon draw:style-name="gr13" draw:text-style-name="P7" draw:layer="layout" svg:width="0.249cm" svg:height="0.249cm" svg:x="-9.029cm" svg:y="4.811cm" svg:viewBox="0 0 250 250" draw:points="0,0 124,250 250,0">
          <text:p/>
        </draw:polygon>
        <draw:polygon draw:style-name="gr13" draw:text-style-name="P7" draw:layer="layout" svg:width="0.251cm" svg:height="0.25cm" svg:x="-8.807cm" svg:y="4.653cm" svg:viewBox="0 0 252 251" draw:points="0,0 125,251 252,0">
          <text:p/>
        </draw:polygon>
        <draw:polygon draw:style-name="gr14" draw:text-style-name="P7" draw:layer="layout" svg:width="0.251cm" svg:height="0.251cm" svg:x="-8.585cm" svg:y="4.514cm" svg:viewBox="0 0 252 252" draw:points="0,0 125,252 252,0">
          <text:p/>
        </draw:polygon>
        <draw:polygon draw:style-name="gr15" draw:text-style-name="P4" draw:layer="layout" svg:width="0.251cm" svg:height="0.251cm" svg:x="-8.585cm" svg:y="4.514cm" svg:viewBox="0 0 252 252" draw:points="0,0 125,252 252,0">
          <text:p/>
        </draw:polygon>
        <draw:polygon draw:style-name="gr13" draw:text-style-name="P7" draw:layer="layout" svg:width="0.251cm" svg:height="0.251cm" svg:x="-8.362cm" svg:y="4.395cm" svg:viewBox="0 0 252 252" draw:points="0,0 126,252 252,0">
          <text:p/>
        </draw:polygon>
        <draw:polygon draw:style-name="gr13" draw:text-style-name="P7" draw:layer="layout" svg:width="0.251cm" svg:height="0.251cm" svg:x="-8.14cm" svg:y="4.295cm" svg:viewBox="0 0 252 252" draw:points="0,0 126,252 252,0">
          <text:p/>
        </draw:polygon>
        <draw:polygon draw:style-name="gr14" draw:text-style-name="P7" draw:layer="layout" svg:width="0.25cm" svg:height="0.249cm" svg:x="-7.917cm" svg:y="4.216cm" svg:viewBox="0 0 251 250" draw:points="0,0 127,250 251,0">
          <text:p/>
        </draw:polygon>
        <draw:polygon draw:style-name="gr15" draw:text-style-name="P4" draw:layer="layout" svg:width="0.25cm" svg:height="0.249cm" svg:x="-7.917cm" svg:y="4.216cm" svg:viewBox="0 0 251 250" draw:points="0,0 127,250 251,0">
          <text:p/>
        </draw:polygon>
        <draw:polygon draw:style-name="gr13" draw:text-style-name="P7" draw:layer="layout" svg:width="0.251cm" svg:height="0.249cm" svg:x="-7.695cm" svg:y="4.155cm" svg:viewBox="0 0 252 250" draw:points="0,0 127,250 252,0">
          <text:p/>
        </draw:polygon>
        <draw:polygon draw:style-name="gr13" draw:text-style-name="P7" draw:layer="layout" svg:width="0.249cm" svg:height="0.25cm" svg:x="-7.471cm" svg:y="4.113cm" svg:viewBox="0 0 250 251" draw:points="0,0 125,251 250,0">
          <text:p/>
        </draw:polygon>
        <draw:polygon draw:style-name="gr13" draw:text-style-name="P7" draw:layer="layout" svg:width="0.249cm" svg:height="0.251cm" svg:x="-7.249cm" svg:y="4.089cm" svg:viewBox="0 0 250 252" draw:points="0,0 125,252 250,0">
          <text:p/>
        </draw:polygon>
        <draw:polygon draw:style-name="gr13" draw:text-style-name="P7" draw:layer="layout" svg:width="0.249cm" svg:height="0.25cm" svg:x="-7.026cm" svg:y="4.087cm" svg:viewBox="0 0 250 251" draw:points="0,0 124,251 250,0">
          <text:p/>
        </draw:polygon>
        <draw:polygon draw:style-name="gr13" draw:text-style-name="P7" draw:layer="layout" svg:width="0.249cm" svg:height="0.249cm" svg:x="-6.804cm" svg:y="4.103cm" svg:viewBox="0 0 250 250" draw:points="0,0 124,250 250,0">
          <text:p/>
        </draw:polygon>
        <draw:polygon draw:style-name="gr13" draw:text-style-name="P7" draw:layer="layout" svg:width="0.25cm" svg:height="0.25cm" svg:x="-6.581cm" svg:y="4.139cm" svg:viewBox="0 0 251 251" draw:points="0,0 124,251 251,0">
          <text:p/>
        </draw:polygon>
        <draw:polygon draw:style-name="gr13" draw:text-style-name="P7" draw:layer="layout" svg:width="0.249cm" svg:height="0.249cm" svg:x="-6.359cm" svg:y="4.193cm" svg:viewBox="0 0 250 250" draw:points="0,0 125,250 250,0">
          <text:p/>
        </draw:polygon>
        <draw:polygon draw:style-name="gr13" draw:text-style-name="P7" draw:layer="layout" svg:width="0.251cm" svg:height="0.251cm" svg:x="-6.137cm" svg:y="4.266cm" svg:viewBox="0 0 252 252" draw:points="0,0 126,252 252,0">
          <text:p/>
        </draw:polygon>
        <draw:polygon draw:style-name="gr13" draw:text-style-name="P7" draw:layer="layout" svg:width="0.251cm" svg:height="0.25cm" svg:x="-5.915cm" svg:y="4.361cm" svg:viewBox="0 0 252 251" draw:points="0,0 126,251 252,0">
          <text:p/>
        </draw:polygon>
        <draw:polygon draw:style-name="gr13" draw:text-style-name="P7" draw:layer="layout" svg:width="0.25cm" svg:height="0.249cm" svg:x="-5.692cm" svg:y="4.473cm" svg:viewBox="0 0 251 250" draw:points="0,0 125,250 251,0">
          <text:p/>
        </draw:polygon>
        <draw:polygon draw:style-name="gr13" draw:text-style-name="P7" draw:layer="layout" svg:width="0.251cm" svg:height="0.25cm" svg:x="-5.47cm" svg:y="4.604cm" svg:viewBox="0 0 252 251" draw:points="0,0 127,251 252,0">
          <text:p/>
        </draw:polygon>
        <draw:polygon draw:style-name="gr13" draw:text-style-name="P7" draw:layer="layout" svg:width="0.251cm" svg:height="0.251cm" svg:x="-5.248cm" svg:y="4.756cm" svg:viewBox="0 0 252 252" draw:points="0,0 126,252 252,0">
          <text:p/>
        </draw:polygon>
        <draw:polygon draw:style-name="gr13" draw:text-style-name="P7" draw:layer="layout" svg:width="0.25cm" svg:height="0.25cm" svg:x="-5.025cm" svg:y="4.927cm" svg:viewBox="0 0 251 251" draw:points="0,0 126,251 251,0">
          <text:p/>
        </draw:polygon>
        <draw:polygon draw:style-name="gr13" draw:text-style-name="P7" draw:layer="layout" svg:width="0.25cm" svg:height="0.249cm" svg:x="-4.803cm" svg:y="5.117cm" svg:viewBox="0 0 251 250" draw:points="0,0 124,250 251,0">
          <text:p/>
        </draw:polygon>
        <draw:polygon draw:style-name="gr13" draw:text-style-name="P7" draw:layer="layout" svg:width="0.251cm" svg:height="0.249cm" svg:x="-4.581cm" svg:y="5.327cm" svg:viewBox="0 0 252 250" draw:points="0,0 126,250 252,0">
          <text:p/>
        </draw:polygon>
        <draw:polygon draw:style-name="gr13" draw:text-style-name="P7" draw:layer="layout" svg:width="0.251cm" svg:height="0.249cm" svg:x="-4.359cm" svg:y="5.555cm" svg:viewBox="0 0 252 250" draw:points="0,0 125,250 252,0">
          <text:p/>
        </draw:polygon>
        <draw:polygon draw:style-name="gr13" draw:text-style-name="P7" draw:layer="layout" svg:width="0.25cm" svg:height="0.25cm" svg:x="-4.136cm" svg:y="5.802cm" svg:viewBox="0 0 251 251" draw:points="0,0 127,251 251,0">
          <text:p/>
        </draw:polygon>
        <draw:polygon draw:style-name="gr13" draw:text-style-name="P7" draw:layer="layout" svg:width="0.251cm" svg:height="0.249cm" svg:x="-3.914cm" svg:y="6.069cm" svg:viewBox="0 0 252 250" draw:points="0,0 127,250 252,0">
          <text:p/>
        </draw:polygon>
        <draw:polygon draw:style-name="gr13" draw:text-style-name="P7" draw:layer="layout" svg:width="0.249cm" svg:height="0.251cm" svg:x="-3.69cm" svg:y="6.355cm" svg:viewBox="0 0 250 252" draw:points="0,0 126,252 250,0">
          <text:p/>
        </draw:polygon>
        <draw:polygon draw:style-name="gr13" draw:text-style-name="P7" draw:layer="layout" svg:width="0.25cm" svg:height="0.251cm" svg:x="-3.469cm" svg:y="6.661cm" svg:viewBox="0 0 251 252" draw:points="0,0 127,252 251,0">
          <text:p/>
        </draw:polygon>
        <draw:polygon draw:style-name="gr13" draw:text-style-name="P7" draw:layer="layout" svg:width="0.249cm" svg:height="0.249cm" svg:x="-3.245cm" svg:y="6.987cm" svg:viewBox="0 0 250 250" draw:points="0,0 124,250 250,0">
          <text:p/>
        </draw:polygon>
        <draw:polygon draw:style-name="gr13" draw:text-style-name="P7" draw:layer="layout" svg:width="0.249cm" svg:height="0.249cm" svg:x="-3.023cm" svg:y="7.331cm" svg:viewBox="0 0 250 250" draw:points="0,0 125,250 250,0">
          <text:p/>
        </draw:polygon>
        <draw:polygon draw:style-name="gr13" draw:text-style-name="P7" draw:layer="layout" svg:width="0.25cm" svg:height="0.25cm" svg:x="-2.8cm" svg:y="7.695cm" svg:viewBox="0 0 251 251" draw:points="0,0 124,251 251,0">
          <text:p/>
        </draw:polygon>
        <draw:polygon draw:style-name="gr13" draw:text-style-name="P7" draw:layer="layout" svg:width="0.249cm" svg:height="0.249cm" svg:x="-2.578cm" svg:y="8.078cm" svg:viewBox="0 0 250 250" draw:points="0,0 124,250 250,0">
          <text:p/>
        </draw:polygon>
        <draw:polygon draw:style-name="gr13" draw:text-style-name="P7" draw:layer="layout" svg:width="0.251cm" svg:height="0.251cm" svg:x="-2.356cm" svg:y="8.48cm" svg:viewBox="0 0 252 252" draw:points="0,0 125,252 252,0">
          <text:p/>
        </draw:polygon>
        <draw:frame draw:style-name="gr1" draw:text-style-name="P2" draw:layer="layout" svg:width="1.111cm" svg:height="0.395cm" svg:x="10.238cm" svg:y="25.493cm">
          <draw:text-box>
            <text:p text:style-name="P1"><text:span text:style-name="T1">Page 2</text:span></text:p>
          </draw:text-box>
        </draw:frame>
        <draw:frame draw:style-name="gr1" draw:text-style-name="P2" draw:layer="layout" svg:width="0.352cm" svg:height="0.395cm" draw:transform="rotate (0.783652834145454) translate (-11.846cm 5.341cm)">
          <draw:text-box>
            <text:p text:style-name="P1"><text:span text:style-name="T1">1</text:span></text:p>
          </draw:text-box>
        </draw:frame>
        <draw:frame draw:style-name="gr1" draw:text-style-name="P2" draw:layer="layout" svg:width="0.352cm" svg:height="0.395cm" draw:transform="rotate (0.783652834145454) translate (-11.179cm 5.341cm)">
          <draw:text-box>
            <text:p text:style-name="P1"><text:span text:style-name="T1">4</text:span></text:p>
          </draw:text-box>
        </draw:frame>
        <draw:frame draw:style-name="gr1" draw:text-style-name="P2" draw:layer="layout" svg:width="0.352cm" svg:height="0.395cm" draw:transform="rotate (0.783652834145454) translate (-10.512cm 5.341cm)">
          <draw:text-box>
            <text:p text:style-name="P1"><text:span text:style-name="T1">7</text:span></text:p>
          </draw:text-box>
        </draw:frame>
        <draw:frame draw:style-name="gr1" draw:text-style-name="P2" draw:layer="layout" svg:width="0.352cm" svg:height="0.395cm" draw:transform="rotate (0.783652834145454) translate (-9.976cm 5.471cm)">
          <draw:text-box>
            <text:p text:style-name="P1"><text:span text:style-name="T1">1</text:span></text:p>
          </draw:text-box>
        </draw:frame>
        <draw:frame draw:style-name="gr1" draw:text-style-name="P2" draw:layer="layout" svg:width="0.352cm" svg:height="0.395cm" draw:transform="rotate (0.783652834145454) translate (-9.849cm 5.344cm)">
          <draw:text-box>
            <text:p text:style-name="P1"><text:span text:style-name="T1">0</text:span></text:p>
          </draw:text-box>
        </draw:frame>
        <draw:frame draw:style-name="gr1" draw:text-style-name="P2" draw:layer="layout" svg:width="0.352cm" svg:height="0.395cm" draw:transform="rotate (0.783652834145454) translate (-9.309cm 5.471cm)">
          <draw:text-box>
            <text:p text:style-name="P1"><text:span text:style-name="T1">1</text:span></text:p>
          </draw:text-box>
        </draw:frame>
        <draw:frame draw:style-name="gr1" draw:text-style-name="P2" draw:layer="layout" svg:width="0.352cm" svg:height="0.395cm" draw:transform="rotate (0.783652834145454) translate (-9.182cm 5.344cm)">
          <draw:text-box>
            <text:p text:style-name="P1"><text:span text:style-name="T1">3</text:span></text:p>
          </draw:text-box>
        </draw:frame>
        <draw:frame draw:style-name="gr1" draw:text-style-name="P2" draw:layer="layout" svg:width="0.352cm" svg:height="0.395cm" draw:transform="rotate (0.783652834145454) translate (-8.639cm 5.471cm)">
          <draw:text-box>
            <text:p text:style-name="P1"><text:span text:style-name="T1">1</text:span></text:p>
          </draw:text-box>
        </draw:frame>
        <draw:frame draw:style-name="gr1" draw:text-style-name="P2" draw:layer="layout" svg:width="0.352cm" svg:height="0.395cm" draw:transform="rotate (0.783652834145454) translate (-8.512cm 5.344cm)">
          <draw:text-box>
            <text:p text:style-name="P1"><text:span text:style-name="T1">6</text:span></text:p>
          </draw:text-box>
        </draw:frame>
        <draw:frame draw:style-name="gr1" draw:text-style-name="P2" draw:layer="layout" svg:width="0.352cm" svg:height="0.395cm" draw:transform="rotate (0.783652834145454) translate (-7.972cm 5.471cm)">
          <draw:text-box>
            <text:p text:style-name="P1"><text:span text:style-name="T1">1</text:span></text:p>
          </draw:text-box>
        </draw:frame>
        <draw:frame draw:style-name="gr1" draw:text-style-name="P2" draw:layer="layout" svg:width="0.352cm" svg:height="0.395cm" draw:transform="rotate (0.783652834145454) translate (-7.845cm 5.344cm)">
          <draw:text-box>
            <text:p text:style-name="P1"><text:span text:style-name="T1">9</text:span></text:p>
          </draw:text-box>
        </draw:frame>
        <draw:frame draw:style-name="gr1" draw:text-style-name="P2" draw:layer="layout" svg:width="0.352cm" svg:height="0.395cm" draw:transform="rotate (0.783652834145454) translate (-7.305cm 5.471cm)">
          <draw:text-box>
            <text:p text:style-name="P1"><text:span text:style-name="T1">2</text:span></text:p>
          </draw:text-box>
        </draw:frame>
        <draw:frame draw:style-name="gr1" draw:text-style-name="P2" draw:layer="layout" svg:width="0.352cm" svg:height="0.395cm" draw:transform="rotate (0.783652834145454) translate (-7.178cm 5.344cm)">
          <draw:text-box>
            <text:p text:style-name="P1"><text:span text:style-name="T1">2</text:span></text:p>
          </draw:text-box>
        </draw:frame>
        <draw:frame draw:style-name="gr1" draw:text-style-name="P2" draw:layer="layout" svg:width="0.352cm" svg:height="0.395cm" draw:transform="rotate (0.783652834145454) translate (-6.639cm 5.471cm)">
          <draw:text-box>
            <text:p text:style-name="P1"><text:span text:style-name="T1">2</text:span></text:p>
          </draw:text-box>
        </draw:frame>
        <draw:frame draw:style-name="gr1" draw:text-style-name="P2" draw:layer="layout" svg:width="0.352cm" svg:height="0.395cm" draw:transform="rotate (0.783652834145454) translate (-6.512cm 5.344cm)">
          <draw:text-box>
            <text:p text:style-name="P1"><text:span text:style-name="T1">5</text:span></text:p>
          </draw:text-box>
        </draw:frame>
        <draw:frame draw:style-name="gr1" draw:text-style-name="P2" draw:layer="layout" svg:width="0.352cm" svg:height="0.395cm" draw:transform="rotate (0.783652834145454) translate (-5.972cm 5.471cm)">
          <draw:text-box>
            <text:p text:style-name="P1"><text:span text:style-name="T1">2</text:span></text:p>
          </draw:text-box>
        </draw:frame>
        <draw:frame draw:style-name="gr1" draw:text-style-name="P2" draw:layer="layout" svg:width="0.352cm" svg:height="0.395cm" draw:transform="rotate (0.783652834145454) translate (-5.845cm 5.344cm)">
          <draw:text-box>
            <text:p text:style-name="P1"><text:span text:style-name="T1">8</text:span></text:p>
          </draw:text-box>
        </draw:frame>
        <draw:frame draw:style-name="gr1" draw:text-style-name="P2" draw:layer="layout" svg:width="0.352cm" svg:height="0.395cm" draw:transform="rotate (0.783652834145454) translate (-5.302cm 5.471cm)">
          <draw:text-box>
            <text:p text:style-name="P1"><text:span text:style-name="T1">3</text:span></text:p>
          </draw:text-box>
        </draw:frame>
        <draw:frame draw:style-name="gr1" draw:text-style-name="P2" draw:layer="layout" svg:width="0.352cm" svg:height="0.395cm" draw:transform="rotate (0.783652834145454) translate (-5.175cm 5.344cm)">
          <draw:text-box>
            <text:p text:style-name="P1"><text:span text:style-name="T1">1</text:span></text:p>
          </draw:text-box>
        </draw:frame>
        <draw:frame draw:style-name="gr1" draw:text-style-name="P2" draw:layer="layout" svg:width="0.352cm" svg:height="0.395cm" draw:transform="rotate (0.783652834145454) translate (-4.635cm 5.471cm)">
          <draw:text-box>
            <text:p text:style-name="P1"><text:span text:style-name="T1">3</text:span></text:p>
          </draw:text-box>
        </draw:frame>
        <draw:frame draw:style-name="gr1" draw:text-style-name="P2" draw:layer="layout" svg:width="0.352cm" svg:height="0.395cm" draw:transform="rotate (0.783652834145454) translate (-4.508cm 5.344cm)">
          <draw:text-box>
            <text:p text:style-name="P1"><text:span text:style-name="T1">4</text:span></text:p>
          </draw:text-box>
        </draw:frame>
        <draw:frame draw:style-name="gr1" draw:text-style-name="P2" draw:layer="layout" svg:width="0.352cm" svg:height="0.395cm" draw:transform="rotate (0.783652834145454) translate (-3.969cm 5.471cm)">
          <draw:text-box>
            <text:p text:style-name="P1"><text:span text:style-name="T1">3</text:span></text:p>
          </draw:text-box>
        </draw:frame>
        <draw:frame draw:style-name="gr1" draw:text-style-name="P2" draw:layer="layout" svg:width="0.352cm" svg:height="0.395cm" draw:transform="rotate (0.783652834145454) translate (-3.842cm 5.344cm)">
          <draw:text-box>
            <text:p text:style-name="P1"><text:span text:style-name="T1">7</text:span></text:p>
          </draw:text-box>
        </draw:frame>
        <draw:frame draw:style-name="gr1" draw:text-style-name="P2" draw:layer="layout" svg:width="0.352cm" svg:height="0.395cm" draw:transform="rotate (0.783652834145454) translate (-3.302cm 5.471cm)">
          <draw:text-box>
            <text:p text:style-name="P1"><text:span text:style-name="T1">4</text:span></text:p>
          </draw:text-box>
        </draw:frame>
        <draw:frame draw:style-name="gr1" draw:text-style-name="P2" draw:layer="layout" svg:width="0.352cm" svg:height="0.395cm" draw:transform="rotate (0.783652834145454) translate (-3.175cm 5.344cm)">
          <draw:text-box>
            <text:p text:style-name="P1"><text:span text:style-name="T1">0</text:span></text:p>
          </draw:text-box>
        </draw:frame>
        <draw:frame draw:style-name="gr1" draw:text-style-name="P2" draw:layer="layout" svg:width="0.352cm" svg:height="0.395cm" draw:transform="rotate (0.783652834145454) translate (-2.635cm 5.471cm)">
          <draw:text-box>
            <text:p text:style-name="P1"><text:span text:style-name="T1">4</text:span></text:p>
          </draw:text-box>
        </draw:frame>
        <draw:frame draw:style-name="gr1" draw:text-style-name="P2" draw:layer="layout" svg:width="0.352cm" svg:height="0.395cm" draw:transform="rotate (0.783652834145454) translate (-2.508cm 5.344cm)">
          <draw:text-box>
            <text:p text:style-name="P1"><text:span text:style-name="T1">3</text:span></text:p>
          </draw:text-box>
        </draw:frame>
        <draw:frame draw:style-name="gr1" draw:text-style-name="P2" draw:layer="layout" svg:width="0.352cm" svg:height="0.395cm" draw:transform="rotate (0.783652834145454) translate (-1.968cm 5.471cm)">
          <draw:text-box>
            <text:p text:style-name="P1"><text:span text:style-name="T1">4</text:span></text:p>
          </draw:text-box>
        </draw:frame>
        <draw:frame draw:style-name="gr1" draw:text-style-name="P2" draw:layer="layout" svg:width="0.352cm" svg:height="0.395cm" draw:transform="rotate (0.783652834145454) translate (-1.841cm 5.344cm)">
          <draw:text-box>
            <text:p text:style-name="P1"><text:span text:style-name="T1">6</text:span></text:p>
          </draw:text-box>
        </draw:frame>
        <draw:frame draw:style-name="gr1" draw:text-style-name="P2" draw:layer="layout" svg:width="0.352cm" svg:height="0.395cm" draw:transform="rotate (0.783652834145454) translate (-1.297cm 5.471cm)">
          <draw:text-box>
            <text:p text:style-name="P1"><text:span text:style-name="T1">4</text:span></text:p>
          </draw:text-box>
        </draw:frame>
        <draw:frame draw:style-name="gr1" draw:text-style-name="P2" draw:layer="layout" svg:width="0.352cm" svg:height="0.395cm" draw:transform="rotate (0.783652834145454) translate (-1.17cm 5.344cm)">
          <draw:text-box>
            <text:p text:style-name="P1"><text:span text:style-name="T1">9</text:span></text:p>
          </draw:text-box>
        </draw:frame>
        <draw:frame draw:style-name="gr1" draw:text-style-name="P2" draw:layer="layout" svg:width="0.352cm" svg:height="0.395cm" draw:transform="rotate (0.783652834145454) translate (-0.632cm 5.471cm)">
          <draw:text-box>
            <text:p text:style-name="P1"><text:span text:style-name="T1">5</text:span></text:p>
          </draw:text-box>
        </draw:frame>
        <draw:frame draw:style-name="gr1" draw:text-style-name="P2" draw:layer="layout" svg:width="0.352cm" svg:height="0.395cm" draw:transform="rotate (0.783652834145454) translate (-0.505cm 5.344cm)">
          <draw:text-box>
            <text:p text:style-name="P1"><text:span text:style-name="T1">2</text:span></text:p>
          </draw:text-box>
        </draw:frame>
        <draw:frame draw:style-name="gr1" draw:text-style-name="P2" draw:layer="layout" svg:width="0.705cm" svg:height="0.395cm" svg:x="-12.485cm" svg:y="9.915cm">
          <draw:text-box>
            <text:p text:style-name="P1"><text:span text:style-name="T1">-100</text:span></text:p>
          </draw:text-box>
        </draw:frame>
        <draw:frame draw:style-name="gr1" draw:text-style-name="P2" draw:layer="layout" svg:width="0.51cm" svg:height="0.395cm" svg:x="-12.298cm" svg:y="8.885cm">
          <draw:text-box>
            <text:p text:style-name="P1"><text:span text:style-name="T1">-80</text:span></text:p>
          </draw:text-box>
        </draw:frame>
        <draw:frame draw:style-name="gr1" draw:text-style-name="P2" draw:layer="layout" svg:width="0.51cm" svg:height="0.395cm" svg:x="-12.298cm" svg:y="7.855cm">
          <draw:text-box>
            <text:p text:style-name="P1"><text:span text:style-name="T1">-60</text:span></text:p>
          </draw:text-box>
        </draw:frame>
        <draw:frame draw:style-name="gr1" draw:text-style-name="P2" draw:layer="layout" svg:width="0.51cm" svg:height="0.395cm" svg:x="-12.298cm" svg:y="6.825cm">
          <draw:text-box>
            <text:p text:style-name="P1"><text:span text:style-name="T1">-40</text:span></text:p>
          </draw:text-box>
        </draw:frame>
        <draw:frame draw:style-name="gr1" draw:text-style-name="P2" draw:layer="layout" svg:width="0.51cm" svg:height="0.395cm" svg:x="-12.298cm" svg:y="5.795cm">
          <draw:text-box>
            <text:p text:style-name="P1"><text:span text:style-name="T1">-20</text:span></text:p>
          </draw:text-box>
        </draw:frame>
        <draw:frame draw:style-name="gr1" draw:text-style-name="P2" draw:layer="layout" svg:width="0.352cm" svg:height="0.395cm" svg:x="-12.009cm" svg:y="4.765cm">
          <draw:text-box>
            <text:p text:style-name="P1"><text:span text:style-name="T1">0</text:span></text:p>
          </draw:text-box>
        </draw:frame>
        <draw:frame draw:style-name="gr1" draw:text-style-name="P2" draw:layer="layout" svg:width="0.391cm" svg:height="0.395cm" svg:x="-12.192cm" svg:y="3.734cm">
          <draw:text-box>
            <text:p text:style-name="P1"><text:span text:style-name="T1">20</text:span></text:p>
          </draw:text-box>
        </draw:frame>
        <draw:frame draw:style-name="gr1" draw:text-style-name="P2" draw:layer="layout" svg:width="0.391cm" svg:height="0.395cm" svg:x="-12.192cm" svg:y="2.704cm">
          <draw:text-box>
            <text:p text:style-name="P1"><text:span text:style-name="T1">40</text:span></text:p>
          </draw:text-box>
        </draw:frame>
        <draw:line draw:style-name="gr4" draw:text-style-name="P4" draw:layer="layout" svg:x1="0.43cm" svg:y1="4.996cm" svg:x2="1.23cm" svg:y2="4.996cm">
          <text:p/>
        </draw:line>
        <draw:polygon draw:style-name="gr5" draw:text-style-name="P5" draw:layer="layout" svg:width="0.211cm" svg:height="0.211cm" svg:x="0.724cm" svg:y="4.892cm" svg:viewBox="0 0 212 212" draw:points="0,0 0,212 212,212 212,0">
          <text:p/>
        </draw:polygon>
        <draw:line draw:style-name="gr8" draw:text-style-name="P4" draw:layer="layout" svg:x1="0.43cm" svg:y1="5.495cm" svg:x2="1.23cm" svg:y2="5.495cm">
          <text:p/>
        </draw:line>
        <draw:polygon draw:style-name="gr9" draw:text-style-name="P6" draw:layer="layout" svg:width="0.211cm" svg:height="0.212cm" svg:x="0.724cm" svg:y="5.389cm" svg:viewBox="0 0 212 213" draw:points="0,106 108,213 212,106 108,0">
          <text:p/>
        </draw:polygon>
        <draw:line draw:style-name="gr12" draw:text-style-name="P4" draw:layer="layout" svg:x1="0.43cm" svg:y1="5.992cm" svg:x2="1.23cm" svg:y2="5.992cm">
          <text:p/>
        </draw:line>
        <draw:polygon draw:style-name="gr13" draw:text-style-name="P7" draw:layer="layout" svg:width="0.211cm" svg:height="0.21cm" svg:x="0.724cm" svg:y="5.888cm" svg:viewBox="0 0 212 211" draw:points="0,0 108,211 212,0">
          <text:p/>
        </draw:polygon>
        <draw:line draw:style-name="gr16" draw:text-style-name="P4" draw:layer="layout" svg:x1="0.43cm" svg:y1="6.49cm" svg:x2="1.23cm" svg:y2="6.49cm">
          <text:p/>
        </draw:line>
        <draw:polygon draw:style-name="gr17" draw:text-style-name="P8" draw:layer="layout" svg:width="0.211cm" svg:height="0.211cm" svg:x="0.724cm" svg:y="6.384cm" svg:viewBox="0 0 212 212" draw:points="0,212 212,212 108,0">
          <text:p/>
        </draw:polygon>
        <draw:line draw:style-name="gr18" draw:text-style-name="P4" draw:layer="layout" svg:x1="0.43cm" svg:y1="6.987cm" svg:x2="1.23cm" svg:y2="6.987cm">
          <text:p/>
        </draw:line>
        <draw:polygon draw:style-name="gr19" draw:text-style-name="P9" draw:layer="layout" svg:width="0.211cm" svg:height="0.211cm" svg:x="0.724cm" svg:y="6.883cm" svg:viewBox="0 0 212 212" draw:points="0,0 0,212 212,104">
          <text:p/>
        </draw:polygon>
        <draw:frame draw:style-name="gr1" draw:text-style-name="P2" draw:layer="layout" svg:width="0.391cm" svg:height="0.395cm" svg:x="-12.192cm" svg:y="1.674cm">
          <draw:text-box>
            <text:p text:style-name="P1"><text:span text:style-name="T1">60</text:span></text:p>
          </draw:text-box>
        </draw:frame>
        <draw:frame draw:style-name="gr1" draw:text-style-name="P2" draw:layer="layout" svg:width="1.56cm" svg:height="0.395cm" svg:x="1.33cm" svg:y="4.796cm">
          <draw:text-box>
            <text:p text:style-name="P1"><text:span text:style-name="T1">Column C</text:span></text:p>
          </draw:text-box>
        </draw:frame>
        <draw:frame draw:style-name="gr1" draw:text-style-name="P2" draw:layer="layout" svg:width="1.56cm" svg:height="0.395cm" svg:x="1.33cm" svg:y="5.297cm">
          <draw:text-box>
            <text:p text:style-name="P1"><text:span text:style-name="T1">Column D</text:span></text:p>
          </draw:text-box>
        </draw:frame>
        <draw:frame draw:style-name="gr1" draw:text-style-name="P2" draw:layer="layout" svg:width="1.539cm" svg:height="0.395cm" svg:x="1.33cm" svg:y="5.795cm">
          <draw:text-box>
            <text:p text:style-name="P1"><text:span text:style-name="T1">Column E</text:span></text:p>
          </draw:text-box>
        </draw:frame>
        <draw:frame draw:style-name="gr1" draw:text-style-name="P2" draw:layer="layout" svg:width="1.522cm" svg:height="0.395cm" svg:x="1.33cm" svg:y="6.292cm">
          <draw:text-box>
            <text:p text:style-name="P1"><text:span text:style-name="T1">Column F</text:span></text:p>
          </draw:text-box>
        </draw:frame>
        <draw:polygon draw:style-name="gr2" draw:text-style-name="P3" draw:layer="layout" svg:width="15.999cm" svg:height="9cm" svg:x="-12.805cm" svg:y="2.848cm" svg:viewBox="0 0 16000 9001" draw:points="8000,9001 0,9001 0,0 16000,0 16000,9001">
          <text:p/>
        </draw:polygon>
        <draw:polygon draw:style-name="gr3" draw:text-style-name="P4" draw:layer="layout" svg:width="12.241cm" svg:height="8.242cm" svg:x="-12.34cm" svg:y="3.227cm" svg:viewBox="0 0 12242 8243" draw:points="6120,8243 0,8243 0,0 12242,0 12242,8243">
          <text:p/>
        </draw:polygon>
        <draw:line draw:style-name="gr3" draw:text-style-name="P4" draw:layer="layout" svg:x1="-0.099cm" svg:y1="11.467cm" svg:x2="-12.34cm" svg:y2="11.467cm">
          <text:p/>
        </draw:line>
        <draw:line draw:style-name="gr3" draw:text-style-name="P4" draw:layer="layout" svg:x1="-0.099cm" svg:y1="10.437cm" svg:x2="-12.34cm" svg:y2="10.437cm">
          <text:p/>
        </draw:line>
        <draw:line draw:style-name="gr3" draw:text-style-name="P4" draw:layer="layout" svg:x1="-0.099cm" svg:y1="9.406cm" svg:x2="-12.34cm" svg:y2="9.406cm">
          <text:p/>
        </draw:line>
        <draw:line draw:style-name="gr3" draw:text-style-name="P4" draw:layer="layout" svg:x1="-0.099cm" svg:y1="8.376cm" svg:x2="-12.34cm" svg:y2="8.376cm">
          <text:p/>
        </draw:line>
        <draw:line draw:style-name="gr3" draw:text-style-name="P4" draw:layer="layout" svg:x1="-0.099cm" svg:y1="7.348cm" svg:x2="-12.34cm" svg:y2="7.348cm">
          <text:p/>
        </draw:line>
        <draw:line draw:style-name="gr3" draw:text-style-name="P4" draw:layer="layout" svg:x1="-0.099cm" svg:y1="6.317cm" svg:x2="-12.34cm" svg:y2="6.317cm">
          <text:p/>
        </draw:line>
        <draw:line draw:style-name="gr3" draw:text-style-name="P4" draw:layer="layout" svg:x1="-0.099cm" svg:y1="5.287cm" svg:x2="-12.34cm" svg:y2="5.287cm">
          <text:p/>
        </draw:line>
        <draw:line draw:style-name="gr3" draw:text-style-name="P4" draw:layer="layout" svg:x1="-0.099cm" svg:y1="4.257cm" svg:x2="-12.34cm" svg:y2="4.257cm">
          <text:p/>
        </draw:line>
        <draw:line draw:style-name="gr3" draw:text-style-name="P4" draw:layer="layout" svg:x1="-0.099cm" svg:y1="3.226cm" svg:x2="-12.34cm" svg:y2="3.226cm">
          <text:p/>
        </draw:line>
        <draw:line draw:style-name="gr3" draw:text-style-name="P4" draw:layer="layout" svg:x1="-12.34cm" svg:y1="6.467cm" svg:x2="-12.34cm" svg:y2="6.317cm">
          <text:p/>
        </draw:line>
        <draw:line draw:style-name="gr3" draw:text-style-name="P4" draw:layer="layout" svg:x1="-12.34cm" svg:y1="6.467cm" svg:x2="-12.34cm" svg:y2="6.317cm">
          <text:p/>
        </draw:line>
        <draw:line draw:style-name="gr3" draw:text-style-name="P4" draw:layer="layout" svg:x1="-10.591cm" svg:y1="6.467cm" svg:x2="-10.591cm" svg:y2="6.317cm">
          <text:p/>
        </draw:line>
        <draw:line draw:style-name="gr3" draw:text-style-name="P4" draw:layer="layout" svg:x1="-10.591cm" svg:y1="6.467cm" svg:x2="-10.591cm" svg:y2="6.317cm">
          <text:p/>
        </draw:line>
        <draw:line draw:style-name="gr3" draw:text-style-name="P4" draw:layer="layout" svg:x1="-8.842cm" svg:y1="6.467cm" svg:x2="-8.842cm" svg:y2="6.317cm">
          <text:p/>
        </draw:line>
        <draw:line draw:style-name="gr3" draw:text-style-name="P4" draw:layer="layout" svg:x1="-8.842cm" svg:y1="6.467cm" svg:x2="-8.842cm" svg:y2="6.317cm">
          <text:p/>
        </draw:line>
        <draw:line draw:style-name="gr3" draw:text-style-name="P4" draw:layer="layout" svg:x1="-7.093cm" svg:y1="6.467cm" svg:x2="-7.093cm" svg:y2="6.317cm">
          <text:p/>
        </draw:line>
        <draw:line draw:style-name="gr3" draw:text-style-name="P4" draw:layer="layout" svg:x1="-7.093cm" svg:y1="6.467cm" svg:x2="-7.093cm" svg:y2="6.317cm">
          <text:p/>
        </draw:line>
        <draw:line draw:style-name="gr3" draw:text-style-name="P4" draw:layer="layout" svg:x1="-5.346cm" svg:y1="6.467cm" svg:x2="-5.346cm" svg:y2="6.317cm">
          <text:p/>
        </draw:line>
        <draw:line draw:style-name="gr3" draw:text-style-name="P4" draw:layer="layout" svg:x1="-5.346cm" svg:y1="6.467cm" svg:x2="-5.346cm" svg:y2="6.317cm">
          <text:p/>
        </draw:line>
        <draw:line draw:style-name="gr3" draw:text-style-name="P4" draw:layer="layout" svg:x1="-3.597cm" svg:y1="6.467cm" svg:x2="-3.597cm" svg:y2="6.317cm">
          <text:p/>
        </draw:line>
        <draw:line draw:style-name="gr3" draw:text-style-name="P4" draw:layer="layout" svg:x1="-3.597cm" svg:y1="6.467cm" svg:x2="-3.597cm" svg:y2="6.317cm">
          <text:p/>
        </draw:line>
        <draw:line draw:style-name="gr3" draw:text-style-name="P4" draw:layer="layout" svg:x1="-1.848cm" svg:y1="6.467cm" svg:x2="-1.848cm" svg:y2="6.317cm">
          <text:p/>
        </draw:line>
        <draw:line draw:style-name="gr3" draw:text-style-name="P4" draw:layer="layout" svg:x1="-1.848cm" svg:y1="6.467cm" svg:x2="-1.848cm" svg:y2="6.317cm">
          <text:p/>
        </draw:line>
        <draw:line draw:style-name="gr3" draw:text-style-name="P4" draw:layer="layout" svg:x1="-0.099cm" svg:y1="6.467cm" svg:x2="-0.099cm" svg:y2="6.317cm">
          <text:p/>
        </draw:line>
        <draw:line draw:style-name="gr3" draw:text-style-name="P4" draw:layer="layout" svg:x1="-0.099cm" svg:y1="6.467cm" svg:x2="-0.099cm" svg:y2="6.317cm">
          <text:p/>
        </draw:line>
        <draw:line draw:style-name="gr3" draw:text-style-name="P4" draw:layer="layout" svg:x1="-12.34cm" svg:y1="6.317cm" svg:x2="-0.099cm" svg:y2="6.317cm">
          <text:p/>
        </draw:line>
        <draw:line draw:style-name="gr3" draw:text-style-name="P4" draw:layer="layout" svg:x1="-7.243cm" svg:y1="11.467cm" svg:x2="-7.093cm" svg:y2="11.467cm">
          <text:p/>
        </draw:line>
        <draw:line draw:style-name="gr3" draw:text-style-name="P4" draw:layer="layout" svg:x1="-7.243cm" svg:y1="11.467cm" svg:x2="-7.093cm" svg:y2="11.467cm">
          <text:p/>
        </draw:line>
        <draw:line draw:style-name="gr3" draw:text-style-name="P4" draw:layer="layout" svg:x1="-7.243cm" svg:y1="10.437cm" svg:x2="-7.093cm" svg:y2="10.437cm">
          <text:p/>
        </draw:line>
        <draw:line draw:style-name="gr3" draw:text-style-name="P4" draw:layer="layout" svg:x1="-7.243cm" svg:y1="10.437cm" svg:x2="-7.093cm" svg:y2="10.437cm">
          <text:p/>
        </draw:line>
        <draw:line draw:style-name="gr3" draw:text-style-name="P4" draw:layer="layout" svg:x1="-7.243cm" svg:y1="9.406cm" svg:x2="-7.093cm" svg:y2="9.406cm">
          <text:p/>
        </draw:line>
        <draw:line draw:style-name="gr3" draw:text-style-name="P4" draw:layer="layout" svg:x1="-7.243cm" svg:y1="9.406cm" svg:x2="-7.093cm" svg:y2="9.406cm">
          <text:p/>
        </draw:line>
        <draw:line draw:style-name="gr3" draw:text-style-name="P4" draw:layer="layout" svg:x1="-7.243cm" svg:y1="8.376cm" svg:x2="-7.093cm" svg:y2="8.376cm">
          <text:p/>
        </draw:line>
        <draw:line draw:style-name="gr3" draw:text-style-name="P4" draw:layer="layout" svg:x1="-7.243cm" svg:y1="8.376cm" svg:x2="-7.093cm" svg:y2="8.376cm">
          <text:p/>
        </draw:line>
        <draw:line draw:style-name="gr3" draw:text-style-name="P4" draw:layer="layout" svg:x1="-7.243cm" svg:y1="7.348cm" svg:x2="-7.093cm" svg:y2="7.348cm">
          <text:p/>
        </draw:line>
        <draw:line draw:style-name="gr3" draw:text-style-name="P4" draw:layer="layout" svg:x1="-7.243cm" svg:y1="7.348cm" svg:x2="-7.093cm" svg:y2="7.348cm">
          <text:p/>
        </draw:line>
        <draw:line draw:style-name="gr3" draw:text-style-name="P4" draw:layer="layout" svg:x1="-7.243cm" svg:y1="6.317cm" svg:x2="-7.093cm" svg:y2="6.317cm">
          <text:p/>
        </draw:line>
        <draw:line draw:style-name="gr3" draw:text-style-name="P4" draw:layer="layout" svg:x1="-7.243cm" svg:y1="6.317cm" svg:x2="-7.093cm" svg:y2="6.317cm">
          <text:p/>
        </draw:line>
        <draw:line draw:style-name="gr3" draw:text-style-name="P4" draw:layer="layout" svg:x1="-7.243cm" svg:y1="5.287cm" svg:x2="-7.093cm" svg:y2="5.287cm">
          <text:p/>
        </draw:line>
        <draw:line draw:style-name="gr3" draw:text-style-name="P4" draw:layer="layout" svg:x1="-7.243cm" svg:y1="5.287cm" svg:x2="-7.093cm" svg:y2="5.287cm">
          <text:p/>
        </draw:line>
        <draw:line draw:style-name="gr3" draw:text-style-name="P4" draw:layer="layout" svg:x1="-7.243cm" svg:y1="4.257cm" svg:x2="-7.093cm" svg:y2="4.257cm">
          <text:p/>
        </draw:line>
        <draw:line draw:style-name="gr3" draw:text-style-name="P4" draw:layer="layout" svg:x1="-7.243cm" svg:y1="4.257cm" svg:x2="-7.093cm" svg:y2="4.257cm">
          <text:p/>
        </draw:line>
        <draw:line draw:style-name="gr3" draw:text-style-name="P4" draw:layer="layout" svg:x1="-7.243cm" svg:y1="3.226cm" svg:x2="-7.093cm" svg:y2="3.226cm">
          <text:p/>
        </draw:line>
        <draw:line draw:style-name="gr3" draw:text-style-name="P4" draw:layer="layout" svg:x1="-7.243cm" svg:y1="3.226cm" svg:x2="-7.093cm" svg:y2="3.226cm">
          <text:p/>
        </draw:line>
        <draw:line draw:style-name="gr3" draw:text-style-name="P4" draw:layer="layout" svg:x1="-7.093cm" svg:y1="11.467cm" svg:x2="-7.093cm" svg:y2="3.226cm">
          <text:p/>
        </draw:line>
        <draw:polyline draw:style-name="gr8" draw:text-style-name="P4" draw:layer="layout" svg:width="9.179cm" svg:height="4.395cm" svg:x="-11.465cm" svg:y="5.565cm" svg:viewBox="0 0 9180 4396" draw:points="0,4125 11,4107 21,4087 32,4067 43,4047 55,4027 64,4007 75,3989 86,3969 98,3949 109,3929 119,3909 130,3891 141,3871 153,3851 164,3833 175,3813 185,3793 196,3775 208,3756 217,3736 228,3718 239,3698 251,3680 262,3660 272,3641 283,3623 294,3605 306,3585 317,3568 328,3548 338,3530 349,3511 361,3493 370,3475 381,3456 392,3438 404,3421 415,3403 425,3384 436,3366 447,3349 459,3331 470,3312 481,3294 491,3276 502,3259 514,3242 523,3224 534,3205 545,3189 557,3170 568,3153 578,3135 589,3118 600,3101 612,3083 623,3066 634,3049 644,3032 655,3016 667,2999 676,2982 687,2965 698,2947 710,2930 721,2913 731,2896 742,2881 753,2864 765,2846 776,2831 787,2814 797,2797 808,2780 820,2765 829,2748 840,2731 851,2716 863,2699 874,2684 884,2667 895,2651 906,2636 918,2619 929,2604 940,2587 950,2572 961,2557 973,2540 984,2524 993,2509 1004,2494 1016,2479 1027,2462 1037,2448 1048,2433 1059,2416 1071,2402 1082,2387 1093,2371 1103,2356 1114,2341 1126,2326 1137,2312 1146,2296 1157,2281 1169,2266 1180,2252 1191,2237 1201,2223 1212,2208 1224,2194 1235,2179 1246,2165 1256,2150 1267,2136 1279,2121 1290,2107 1299,2093 1310,2079 1322,2064 1333,2050 1344,2035 1354,2021 1365,2007 1377,1995 1388,1980 1399,1966 1409,1952 1420,1938 1432,1926 1443,1911 1452,1899 1463,1885 1475,1871 1486,1857 1497,1845 1507,1831 1518,1818 1530,1804 1541,1792 1552,1779 1562,1767 1573,1753 1584,1741 1596,1727 1605,1715 1616,1701 1628,1689 1639,1675 1650,1663 1660,1651 1671,1639 1683,1625 1694,1613 1705,1600 1715,1588 1726,1576 1737,1564 1749,1551 1760,1539 1769,1527 1781,1515 1792,1502 1803,1490 1813,1478 1824,1467 1836,1455 1847,1444 1858,1432 1868,1420 1879,1407 1890,1397 1902,1385 1913,1374 1922,1362 1934,1351 1945,1339 1956,1328 1966,1317 1977,1305 1989,1294 2000,1282 2011,1271 2021,1261 2032,1250 2043,1239 2066,1216 2075,1206 2087,1195 2098,1184 2119,1164 2130,1152 2142,1143 2153,1132 2174,1111 2185,1100 2196,1091 2208,1080 2228,1060 2240,1049 2251,1040 2262,1030 2272,1018 2283,1009 2295,998 2306,989 2317,980 2327,969 2338,960 2349,951 2361,940 2372,932 2393,912 2404,903 2415,894 2436,876 2448,866 2459,857 2470,848 2480,839 2491,830 2502,820 2514,813 2525,804 2534,794 2546,785 2557,778 2568,768 2578,759 2600,742 2612,735 2623,726 2633,718 2655,701 2667,692 2678,684 2688,677 2699,669 2710,660 2721,652 2731,644 2742,637 2753,629 2765,622 2776,614 2786,606 2797,599 2820,583 2831,576 2842,568 2852,560 2863,554 2874,547 2884,539 2895,531 2918,517 2929,510 2939,504 2950,496 2973,482 2984,476 2995,470 3005,462 3016,455 3027,450 3037,443 3048,436 3059,429 3082,418 3092,410 3103,404 3114,398 3137,386 3148,380 3158,374 3169,368 3180,361 3190,357 3201,351 3212,345 3235,332 3245,328 3256,322 3267,317 3279,311 3290,305 3301,300 3311,294 3322,290 3333,283 3343,279 3354,274 3365,268 3377,263 3398,253 3409,248 3420,244 3432,239 3454,230 3464,225 3475,219 3486,216 3507,207 3518,201 3530,198 3541,193 3551,189 3562,184 3573,181 3585,176 3596,173 3617,164 3628,161 3639,156 3660,149 3671,144 3683,141 3694,138 3715,130 3726,126 3738,124 3749,120 3770,114 3781,110 3792,106 3802,103 3824,98 3836,95 3847,92 3858,89 3868,86 3879,83 3891,80 3902,77 3913,74 3923,72 3934,69 3945,66 3955,65 3966,62 3977,60 3989,57 4000,54 4011,52 4021,51 4044,46 4055,43 4066,42 4087,37 4098,37 4108,34 4119,32 4142,28 4153,28 4164,25 4174,25 4197,22 4208,20 4219,19 4229,17 4251,14 4261,14 4272,13 4283,11 4306,9 4317,8 4327,8 4338,6 4350,6 4361,5 4372,5 4382,5 4393,3 4414,2 4425,2 4436,2 4459,2 4470,0 4480,0 4491,0 4514,0 4525,0 4535,0 4546,0 4567,2 4578,2 4589,2 4601,2 4623,2 4633,3 4644,3 4656,5 4678,5 4688,6 4699,8 4710,8 4731,9 4742,11 4754,11 4765,13 4786,16 4797,17 4809,17 4820,20 4831,20 4841,22 4852,23 4863,25 4884,28 4895,29 4907,31 4918,32 4939,37 4950,39 4962,40 4973,43 4994,46 5005,48 5016,51 5027,54 5048,57 5060,60 5071,63 5082,65 5103,71 5115,72 5126,75 5137,78 5158,83 5169,86 5180,89 5190,92 5213,98 5224,101 5235,104 5245,107 5267,115 5279,118 5290,121 5311,129 5322,132 5333,135 5343,138 5354,143 5366,147 5377,150 5388,153 5398,158 5420,166 5432,170 5443,173 5453,178 5464,181 5475,187 5486,190 5496,195 5507,199 5530,207 5541,213 5551,216 5562,222 5585,230 5596,236 5606,241 5617,245 5639,256 5649,260 5660,265 5683,276 5694,280 5704,285 5715,291 5738,302 5749,308 5759,312 5770,319 5792,329 5802,334 5813,340 5825,346 5836,352 5847,357 5857,363 5868,369 5879,375 5891,381 5902,387 5912,395 5923,401 5934,406 5955,420 5966,426 5978,432 5989,438 6000,444 6010,452 6021,458 6032,464 6044,472 6065,485 6076,491 6087,499 6108,513 6119,519 6131,528 6142,534 6153,542 6163,548 6174,556 6185,563 6197,571 6208,579 6218,585 6229,594 6240,600 6252,608 6261,617 6272,623 6283,632 6295,640 6306,648 6327,663 6338,672 6350,680 6361,687 6371,695 6382,704 6393,712 6405,721 6414,729 6425,738 6436,745 6448,755 6459,762 6469,771 6480,779 6491,788 6503,798 6514,807 6525,816 6535,824 6546,833 6558,842 6567,851 6578,860 6589,869 6601,879 6612,888 6622,897 6644,915 6656,925 6665,935 6676,943 6688,954 6699,963 6710,972 6719,983 6731,992 6742,1003 6752,1012 6763,1021 6774,1033 6786,1042 6808,1063 6818,1074 6829,1083 6841,1094 6852,1103 6863,1115 6872,1124 6885,1135 6907,1157 6917,1167 6928,1178 6940,1187 6962,1210 6972,1221 6983,1232 6995,1242 7006,1253 7017,1265 7027,1276 7038,1287 7049,1297 7060,1308 7070,1319 7081,1331 7093,1343 7104,1354 7115,1366 7125,1377 7136,1389 7148,1400 7159,1412 7170,1423 7180,1435 7191,1446 7202,1458 7213,1470 7223,1482 7234,1495 7246,1507 7257,1519 7268,1530 7278,1544 7289,1556 7300,1568 7312,1579 7323,1593 7333,1605 7344,1617 7355,1629 7366,1643 7376,1654 7387,1668 7399,1680 7410,1692 7421,1706 7431,1718 7442,1732 7453,1744 7465,1758 7476,1770 7486,1784 7497,1796 7508,1808 7519,1822 7529,1836 7540,1848 7552,1862 7563,1876 7574,1889 7584,1903 7595,1917 7606,1929 7618,1943 7629,1957 7639,1972 7650,1984 7661,1998 7672,2012 7682,2027 7693,2041 7705,2055 7716,2069 7727,2082 7737,2098 7748,2111 7759,2125 7771,2140 7782,2154 7792,2168 7803,2183 7814,2197 7825,2212 7835,2228 7846,2241 7858,2257 7869,2272 7880,2286 7890,2301 7901,2316 7912,2330 7924,2347 7935,2361 7945,2376 7956,2391 7967,2407 7978,2422 7988,2437 7999,2453 8011,2468 8022,2483 8033,2498 8043,2514 8054,2531 8065,2546 8077,2561 8088,2578 8098,2593 8109,2609 8120,2624 8131,2641 8141,2656 8152,2673 8164,2688 8175,2705 8186,2722 8196,2737 8207,2754 8218,2771 8230,2786 8241,2803 8251,2820 8262,2835 8273,2852 8284,2869 8294,2886 8305,2902 8316,2919 8328,2936 8339,2953 8349,2970 8360,2987 8371,3003 8383,3020 8394,3037 8404,3055 8415,3072 8426,3089 8437,3106 8447,3124 8458,3141 8469,3158 8481,3176 8492,3193 8502,3212 8513,3230 8524,3247 8536,3265 8547,3282 8558,3300 8568,3319 8579,3337 8590,3354 8600,3372 8611,3391 8622,3409 8634,3427 8645,3444 8655,3462 8666,3481 8677,3499 8689,3518 8700,3536 8711,3554 8721,3574 8732,3593 8743,3611 8753,3629 8764,3649 8775,3666 8787,3686 8798,3704 8808,3724 8819,3742 8830,3761 8842,3781 8853,3799 8864,3819 8874,3837 8885,3857 8896,3877 8906,3895 8917,3915 8928,3935 8940,3955 8951,3975 8961,3993 8972,4013 8983,4033 8995,4053 9006,4073 9017,4093 9027,4113 9038,4134 9049,4154 9059,4174 9070,4194 9081,4214 9093,4234 9104,4255 9114,4275 9125,4295 9136,4315 9148,4336 9159,4356 9170,4376 9180,4396">
          <text:p/>
        </draw:polyline>
        <draw:polygon draw:style-name="gr9" draw:text-style-name="P6" draw:layer="layout" svg:width="0.249cm" svg:height="0.249cm" svg:x="-11.59cm" svg:y="9.565cm" svg:viewBox="0 0 250 250" draw:points="0,125 126,250 250,125 126,0">
          <text:p/>
        </draw:polygon>
        <draw:polygon draw:style-name="gr9" draw:text-style-name="P6" draw:layer="layout" svg:width="0.251cm" svg:height="0.251cm" svg:x="-11.373cm" svg:y="9.175cm" svg:viewBox="0 0 252 252" draw:points="0,125 125,252 252,125 125,0">
          <text:p/>
        </draw:polygon>
        <draw:polygon draw:style-name="gr9" draw:text-style-name="P6" draw:layer="layout" svg:width="0.25cm" svg:height="0.25cm" svg:x="-11.153cm" svg:y="8.806cm" svg:viewBox="0 0 251 251" draw:points="0,125 125,251 251,125 125,0">
          <text:p/>
        </draw:polygon>
        <draw:polygon draw:style-name="gr9" draw:text-style-name="P6" draw:layer="layout" svg:width="0.249cm" svg:height="0.251cm" svg:x="-10.934cm" svg:y="8.454cm" svg:viewBox="0 0 250 252" draw:points="0,126 125,252 250,126 125,0">
          <text:p/>
        </draw:polygon>
        <draw:polygon draw:style-name="gr9" draw:text-style-name="P6" draw:layer="layout" svg:width="0.251cm" svg:height="0.251cm" svg:x="-10.717cm" svg:y="8.122cm" svg:viewBox="0 0 252 252" draw:points="0,127 127,252 252,127 127,0">
          <text:p/>
        </draw:polygon>
        <draw:polygon draw:style-name="gr9" draw:text-style-name="P6" draw:layer="layout" svg:width="0.251cm" svg:height="0.251cm" svg:x="-10.498cm" svg:y="7.81cm" svg:viewBox="0 0 252 252" draw:points="0,126 127,252 252,126 127,0">
          <text:p/>
        </draw:polygon>
        <draw:polygon draw:style-name="gr9" draw:text-style-name="P6" draw:layer="layout" svg:width="0.249cm" svg:height="0.249cm" svg:x="-10.279cm" svg:y="7.518cm" svg:viewBox="0 0 250 250" draw:points="0,126 124,250 250,126 124,0">
          <text:p/>
        </draw:polygon>
        <draw:polygon draw:style-name="gr9" draw:text-style-name="P6" draw:layer="layout" svg:width="0.249cm" svg:height="0.249cm" svg:x="-10.06cm" svg:y="7.244cm" svg:viewBox="0 0 250 250" draw:points="0,125 125,250 250,125 125,0">
          <text:p/>
        </draw:polygon>
        <draw:polygon draw:style-name="gr9" draw:text-style-name="P6" draw:layer="layout" svg:width="0.249cm" svg:height="0.251cm" svg:x="-9.841cm" svg:y="6.99cm" svg:viewBox="0 0 250 252" draw:points="0,125 126,252 250,125 126,0">
          <text:p/>
        </draw:polygon>
        <draw:polygon draw:style-name="gr9" draw:text-style-name="P6" draw:layer="layout" svg:width="0.251cm" svg:height="0.249cm" svg:x="-9.624cm" svg:y="6.756cm" svg:viewBox="0 0 252 250" draw:points="0,126 125,250 252,126 125,0">
          <text:p/>
        </draw:polygon>
        <draw:polygon draw:style-name="gr9" draw:text-style-name="P6" draw:layer="layout" svg:width="0.25cm" svg:height="0.249cm" svg:x="-9.404cm" svg:y="6.54cm" svg:viewBox="0 0 251 250" draw:points="0,125 125,250 251,125 125,0">
          <text:p/>
        </draw:polygon>
        <draw:polygon draw:style-name="gr9" draw:text-style-name="P6" draw:layer="layout" svg:width="0.25cm" svg:height="0.25cm" svg:x="-9.187cm" svg:y="6.344cm" svg:viewBox="0 0 251 251" draw:points="0,125 127,251 251,125 127,0">
          <text:p/>
        </draw:polygon>
        <draw:polygon draw:style-name="gr9" draw:text-style-name="P6" draw:layer="layout" svg:width="0.251cm" svg:height="0.251cm" svg:x="-8.968cm" svg:y="6.165cm" svg:viewBox="0 0 252 252" draw:points="0,126 127,252 252,126 127,0">
          <text:p/>
        </draw:polygon>
        <draw:polygon draw:style-name="gr9" draw:text-style-name="P6" draw:layer="layout" svg:width="0.251cm" svg:height="0.249cm" svg:x="-8.749cm" svg:y="6.009cm" svg:viewBox="0 0 252 250" draw:points="0,125 127,250 252,125 127,0">
          <text:p/>
        </draw:polygon>
        <draw:polygon draw:style-name="gr9" draw:text-style-name="P6" draw:layer="layout" svg:width="0.249cm" svg:height="0.249cm" svg:x="-8.53cm" svg:y="5.87cm" svg:viewBox="0 0 250 250" draw:points="0,124 124,250 250,124 124,0">
          <text:p/>
        </draw:polygon>
        <draw:polygon draw:style-name="gr10" draw:text-style-name="P6" draw:layer="layout" svg:width="0.249cm" svg:height="0.25cm" svg:x="-8.311cm" svg:y="5.75cm" svg:viewBox="0 0 250 251" draw:points="0,127 125,251 250,127 125,0">
          <text:p/>
        </draw:polygon>
        <draw:polygon draw:style-name="gr11" draw:text-style-name="P4" draw:layer="layout" svg:width="0.249cm" svg:height="0.25cm" svg:x="-8.311cm" svg:y="5.75cm" svg:viewBox="0 0 250 251" draw:points="0,127 125,251 250,127 125,0">
          <text:p/>
        </draw:polygon>
        <draw:polygon draw:style-name="gr9" draw:text-style-name="P6" draw:layer="layout" svg:width="0.251cm" svg:height="0.249cm" svg:x="-8.094cm" svg:y="5.651cm" svg:viewBox="0 0 252 250" draw:points="0,124 125,250 252,124 125,0">
          <text:p/>
        </draw:polygon>
        <draw:polygon draw:style-name="gr9" draw:text-style-name="P6" draw:layer="layout" svg:width="0.25cm" svg:height="0.251cm" svg:x="-7.874cm" svg:y="5.57cm" svg:viewBox="0 0 251 252" draw:points="0,126 124,252 251,126 124,0">
          <text:p/>
        </draw:polygon>
        <draw:polygon draw:style-name="gr9" draw:text-style-name="P6" draw:layer="layout" svg:width="0.249cm" svg:height="0.25cm" svg:x="-7.656cm" svg:y="5.51cm" svg:viewBox="0 0 250 251" draw:points="0,125 126,251 250,125 126,0">
          <text:p/>
        </draw:polygon>
        <draw:polygon draw:style-name="gr9" draw:text-style-name="P6" draw:layer="layout" svg:width="0.25cm" svg:height="0.25cm" svg:x="-7.438cm" svg:y="5.467cm" svg:viewBox="0 0 251 251" draw:points="0,126 127,251 251,126 127,0">
          <text:p/>
        </draw:polygon>
        <draw:polygon draw:style-name="gr9" draw:text-style-name="P6" draw:layer="layout" svg:width="0.251cm" svg:height="0.25cm" svg:x="-7.219cm" svg:y="5.444cm" svg:viewBox="0 0 252 251" draw:points="0,126 127,251 252,126 127,0">
          <text:p/>
        </draw:polygon>
        <draw:polygon draw:style-name="gr9" draw:text-style-name="P6" draw:layer="layout" svg:width="0.249cm" svg:height="0.25cm" svg:x="-7cm" svg:y="5.441cm" svg:viewBox="0 0 250 251" draw:points="0,126 124,251 250,126 124,0">
          <text:p/>
        </draw:polygon>
        <draw:polygon draw:style-name="gr9" draw:text-style-name="P6" draw:layer="layout" svg:width="0.249cm" svg:height="0.25cm" svg:x="-6.781cm" svg:y="5.458cm" svg:viewBox="0 0 250 251" draw:points="0,124 125,251 250,124 125,0">
          <text:p/>
        </draw:polygon>
        <draw:polygon draw:style-name="gr9" draw:text-style-name="P6" draw:layer="layout" svg:width="0.251cm" svg:height="0.25cm" svg:x="-6.564cm" svg:y="5.493cm" svg:viewBox="0 0 252 251" draw:points="0,126 126,251 252,126 126,0">
          <text:p/>
        </draw:polygon>
        <draw:polygon draw:style-name="gr9" draw:text-style-name="P6" draw:layer="layout" svg:width="0.251cm" svg:height="0.251cm" svg:x="-6.345cm" svg:y="5.547cm" svg:viewBox="0 0 252 252" draw:points="0,126 125,252 252,126 125,0">
          <text:p/>
        </draw:polygon>
        <draw:polygon draw:style-name="gr9" draw:text-style-name="P6" draw:layer="layout" svg:width="0.25cm" svg:height="0.249cm" svg:x="-6.125cm" svg:y="5.622cm" svg:viewBox="0 0 251 250" draw:points="0,124 125,250 251,124 125,0">
          <text:p/>
        </draw:polygon>
        <draw:polygon draw:style-name="gr9" draw:text-style-name="P6" draw:layer="layout" svg:width="0.25cm" svg:height="0.251cm" svg:x="-5.908cm" svg:y="5.715cm" svg:viewBox="0 0 251 252" draw:points="0,126 127,252 251,126 127,0">
          <text:p/>
        </draw:polygon>
        <draw:polygon draw:style-name="gr9" draw:text-style-name="P6" draw:layer="layout" svg:width="0.251cm" svg:height="0.251cm" svg:x="-5.689cm" svg:y="5.827cm" svg:viewBox="0 0 252 252" draw:points="0,126 127,252 252,126 127,0">
          <text:p/>
        </draw:polygon>
        <draw:polygon draw:style-name="gr9" draw:text-style-name="P6" draw:layer="layout" svg:width="0.249cm" svg:height="0.249cm" svg:x="-5.47cm" svg:y="5.96cm" svg:viewBox="0 0 250 250" draw:points="0,124 125,250 250,124 125,0">
          <text:p/>
        </draw:polygon>
        <draw:polygon draw:style-name="gr9" draw:text-style-name="P6" draw:layer="layout" svg:width="0.249cm" svg:height="0.249cm" svg:x="-5.251cm" svg:y="6.112cm" svg:viewBox="0 0 250 250" draw:points="0,125 124,250 250,125 124,0">
          <text:p/>
        </draw:polygon>
        <draw:polygon draw:style-name="gr9" draw:text-style-name="P6" draw:layer="layout" svg:width="0.249cm" svg:height="0.25cm" svg:x="-5.032cm" svg:y="6.281cm" svg:viewBox="0 0 250 251" draw:points="0,127 125,251 250,127 125,0">
          <text:p/>
        </draw:polygon>
        <draw:polygon draw:style-name="gr9" draw:text-style-name="P6" draw:layer="layout" svg:width="0.249cm" svg:height="0.251cm" svg:x="-4.815cm" svg:y="6.471cm" svg:viewBox="0 0 250 252" draw:points="0,126 124,252 250,126 124,0">
          <text:p/>
        </draw:polygon>
        <draw:polygon draw:style-name="gr9" draw:text-style-name="P6" draw:layer="layout" svg:width="0.249cm" svg:height="0.251cm" svg:x="-4.596cm" svg:y="6.681cm" svg:viewBox="0 0 250 252" draw:points="0,125 125,252 250,125 125,0">
          <text:p/>
        </draw:polygon>
        <draw:polygon draw:style-name="gr9" draw:text-style-name="P6" draw:layer="layout" svg:width="0.251cm" svg:height="0.251cm" svg:x="-4.379cm" svg:y="6.909cm" svg:viewBox="0 0 252 252" draw:points="0,125 127,252 252,125 127,0">
          <text:p/>
        </draw:polygon>
        <draw:polygon draw:style-name="gr9" draw:text-style-name="P6" draw:layer="layout" svg:width="0.251cm" svg:height="0.248cm" svg:x="-4.16cm" svg:y="7.158cm" svg:viewBox="0 0 252 249" draw:points="0,124 126,249 252,124 126,0">
          <text:p/>
        </draw:polygon>
        <draw:polygon draw:style-name="gr9" draw:text-style-name="P6" draw:layer="layout" svg:width="0.249cm" svg:height="0.251cm" svg:x="-3.941cm" svg:y="7.423cm" svg:viewBox="0 0 250 252" draw:points="0,125 126,252 250,125 126,0">
          <text:p/>
        </draw:polygon>
        <draw:polygon draw:style-name="gr9" draw:text-style-name="P6" draw:layer="layout" svg:width="0.25cm" svg:height="0.249cm" svg:x="-3.723cm" svg:y="7.711cm" svg:viewBox="0 0 251 250" draw:points="0,125 127,250 251,125 127,0">
          <text:p/>
        </draw:polygon>
        <draw:polygon draw:style-name="gr9" draw:text-style-name="P6" draw:layer="layout" svg:width="0.251cm" svg:height="0.249cm" svg:x="-3.504cm" svg:y="8.017cm" svg:viewBox="0 0 252 250" draw:points="0,126 126,250 252,126 126,0">
          <text:p/>
        </draw:polygon>
        <draw:polygon draw:style-name="gr9" draw:text-style-name="P6" draw:layer="layout" svg:width="0.25cm" svg:height="0.251cm" svg:x="-3.285cm" svg:y="8.341cm" svg:viewBox="0 0 251 252" draw:points="0,126 124,252 251,126 124,0">
          <text:p/>
        </draw:polygon>
        <draw:polygon draw:style-name="gr9" draw:text-style-name="P6" draw:layer="layout" svg:width="0.249cm" svg:height="0.251cm" svg:x="-3.066cm" svg:y="8.685cm" svg:viewBox="0 0 250 252" draw:points="0,126 124,252 250,126 124,0">
          <text:p/>
        </draw:polygon>
        <draw:polygon draw:style-name="gr9" draw:text-style-name="P6" draw:layer="layout" svg:width="0.251cm" svg:height="0.25cm" svg:x="-2.849cm" svg:y="9.049cm" svg:viewBox="0 0 252 251" draw:points="0,127 126,251 252,127 126,0">
          <text:p/>
        </draw:polygon>
        <draw:polygon draw:style-name="gr9" draw:text-style-name="P6" draw:layer="layout" svg:width="0.251cm" svg:height="0.251cm" svg:x="-2.63cm" svg:y="9.432cm" svg:viewBox="0 0 252 252" draw:points="0,125 126,252 252,125 126,0">
          <text:p/>
        </draw:polygon>
        <draw:polygon draw:style-name="gr9" draw:text-style-name="P6" draw:layer="layout" svg:width="0.251cm" svg:height="0.249cm" svg:x="-2.411cm" svg:y="9.836cm" svg:viewBox="0 0 252 250" draw:points="0,124 126,250 252,124 126,0">
          <text:p/>
        </draw:polygon>
        <draw:polyline draw:style-name="gr4" draw:text-style-name="P4" draw:layer="layout" svg:width="9.179cm" svg:height="7.031cm" svg:x="-11.465cm" svg:y="3.689cm" svg:viewBox="0 0 9180 7032" draw:points="0,0 11,42 21,83 32,123 43,164 55,204 64,245 75,285 86,325 98,366 109,406 119,446 130,485 141,525 153,563 164,603 175,642 185,680 196,720 208,758 217,796 228,833 239,869 251,906 262,943 272,980 283,1015 294,1052 306,1087 317,1122 328,1157 338,1192 349,1226 361,1261 370,1295 381,1329 392,1362 404,1396 415,1428 425,1462 436,1494 447,1526 459,1560 470,1592 481,1624 491,1654 502,1687 514,1717 523,1748 534,1780 545,1809 557,1841 568,1870 578,1901 589,1930 600,1959 612,1988 623,2017 634,2046 644,2075 655,2103 667,2132 676,2159 687,2187 698,2216 710,2242 721,2270 731,2297 742,2323 753,2349 765,2377 776,2403 787,2429 797,2453 808,2479 820,2505 829,2530 840,2554 851,2580 863,2603 874,2628 884,2652 895,2675 906,2700 918,2722 929,2745 940,2770 950,2791 961,2814 973,2837 984,2860 993,2882 1004,2903 1016,2924 1027,2946 1037,2967 1048,2989 1059,3010 1071,3030 1082,3050 1093,3071 1103,3091 1114,3111 1126,3131 1137,3151 1146,3171 1157,3189 1169,3209 1180,3227 1191,3246 1201,3264 1212,3282 1224,3301 1235,3319 1246,3336 1256,3353 1267,3371 1279,3388 1290,3405 1299,3423 1310,3440 1322,3455 1333,3472 1344,3489 1354,3503 1365,3520 1377,3535 1388,3550 1399,3567 1409,3581 1420,3596 1432,3610 1443,3625 1452,3639 1463,3654 1475,3668 1486,3682 1497,3694 1507,3708 1518,3722 1530,3735 1541,3749 1552,3761 1562,3774 1573,3786 1584,3798 1596,3812 1605,3824 1616,3835 1628,3847 1639,3858 1650,3870 1660,3881 1671,3893 1683,3904 1694,3914 1705,3925 1715,3936 1726,3945 1737,3956 1749,3966 1760,3976 1769,3985 1781,3996 1792,4005 1803,4014 1813,4023 1824,4032 1836,4041 1847,4049 1858,4058 1868,4066 1879,4075 1890,4083 1913,4098 1922,4107 1934,4115 1945,4121 1966,4135 1977,4142 1989,4150 2011,4162 2021,4170 2032,4176 2043,4182 2055,4187 2066,4193 2075,4199 2087,4205 2098,4210 2109,4216 2119,4220 2130,4227 2142,4231 2153,4236 2164,4240 2174,4245 2185,4250 2196,4254 2208,4257 2228,4265 2240,4269 2251,4274 2262,4277 2272,4280 2283,4283 2295,4286 2306,4289 2317,4292 2327,4295 2338,4297 2349,4300 2361,4303 2372,4306 2381,4308 2393,4309 2404,4312 2415,4314 2436,4317 2448,4318 2459,4320 2470,4320 2491,4323 2502,4323 2514,4325 2525,4326 2546,4326 2557,4326 2568,4326 2578,4328 2600,4328 2612,4326 2623,4326 2633,4326 2655,4326 2667,4325 2678,4323 2688,4323 2710,4320 2721,4320 2731,4318 2742,4317 2765,4314 2776,4312 2786,4311 2797,4309 2820,4305 2831,4303 2842,4300 2863,4295 2874,4292 2884,4291 2895,4288 2918,4282 2929,4279 2939,4276 2950,4272 2973,4266 2984,4262 2995,4260 3005,4256 3016,4251 3027,4248 3037,4245 3048,4240 3059,4236 3082,4228 3092,4225 3103,4219 3114,4216 3126,4210 3137,4207 3148,4202 3158,4198 3169,4193 3190,4182 3201,4178 3212,4173 3235,4162 3245,4156 3256,4152 3267,4147 3290,4135 3301,4130 3311,4124 3322,4118 3343,4107 3354,4101 3365,4095 3377,4089 3398,4077 3409,4069 3420,4063 3432,4058 3443,4051 3454,4044 3464,4037 3475,4031 3486,4025 3507,4011 3518,4003 3530,3997 3541,3991 3551,3983 3562,3977 3573,3968 3585,3962 3596,3954 3607,3948 3617,3939 3628,3933 3639,3925 3649,3917 3660,3910 3671,3902 3683,3896 3694,3887 3704,3879 3715,3872 3726,3864 3738,3856 3749,3849 3760,3841 3770,3832 3781,3824 3792,3817 3802,3809 3813,3801 3824,3792 3836,3783 3847,3775 3858,3768 3868,3760 3879,3751 3891,3743 3902,3734 3913,3726 3923,3717 3934,3708 3945,3700 3955,3691 3966,3682 3989,3665 4000,3657 4011,3650 4021,3641 4032,3631 4044,3622 4055,3613 4066,3604 4087,3587 4098,3578 4108,3570 4119,3561 4130,3552 4142,3543 4153,3533 4164,3524 4174,3515 4185,3506 4197,3497 4208,3488 4219,3478 4229,3469 4251,3451 4261,3442 4272,3432 4283,3423 4295,3414 4306,3405 4317,3396 4327,3387 4338,3376 4361,3359 4372,3348 4382,3339 4393,3330 4404,3321 4414,3312 4425,3302 4436,3293 4448,3284 4459,3275 4470,3264 4480,3255 4491,3246 4514,3227 4525,3218 4535,3209 4546,3198 4557,3189 4567,3180 4578,3171 4589,3162 4601,3152 4623,3134 4633,3123 4644,3114 4656,3105 4667,3096 4678,3087 4688,3077 4699,3067 4710,3059 4731,3041 4742,3030 4754,3021 4765,3013 4776,3004 4786,2993 4797,2984 4809,2975 4820,2966 4841,2949 4852,2938 4863,2929 4874,2920 4884,2912 4895,2903 4907,2894 4918,2885 4929,2875 4939,2866 4950,2857 4962,2848 4973,2839 4984,2831 4994,2822 5005,2813 5016,2805 5027,2796 5048,2779 5060,2770 5071,2762 5082,2753 5103,2736 5115,2727 5126,2718 5137,2710 5147,2701 5158,2693 5169,2686 5180,2677 5190,2669 5201,2661 5213,2652 5224,2643 5235,2635 5245,2628 5256,2620 5267,2611 5279,2603 5290,2595 5311,2580 5322,2573 5333,2565 5343,2557 5366,2542 5377,2534 5388,2527 5398,2519 5409,2511 5420,2505 5432,2498 5443,2490 5453,2482 5464,2476 5475,2468 5486,2461 5496,2455 5507,2447 5530,2433 5541,2427 5551,2421 5562,2413 5573,2407 5585,2401 5596,2395 5606,2387 5617,2381 5639,2369 5649,2363 5660,2357 5683,2345 5694,2338 5704,2332 5715,2326 5738,2315 5749,2309 5759,2305 5770,2299 5792,2288 5802,2282 5813,2277 5825,2273 5847,2262 5857,2257 5868,2253 5879,2248 5902,2239 5912,2234 5923,2230 5934,2225 5955,2218 5966,2213 5978,2210 5989,2205 6010,2198 6021,2193 6032,2190 6044,2187 6065,2179 6076,2176 6087,2173 6108,2167 6119,2164 6131,2161 6142,2158 6163,2153 6174,2150 6185,2149 6197,2147 6218,2141 6229,2139 6240,2138 6252,2135 6272,2132 6283,2130 6295,2129 6306,2129 6327,2126 6338,2124 6350,2124 6361,2123 6382,2121 6393,2121 6405,2121 6414,2121 6436,2120 6448,2120 6459,2120 6469,2121 6491,2121 6503,2121 6514,2121 6535,2124 6546,2124 6558,2126 6567,2127 6589,2129 6601,2130 6612,2132 6622,2135 6644,2138 6656,2141 6665,2143 6676,2144 6699,2150 6710,2153 6719,2155 6731,2158 6742,2161 6752,2164 6763,2167 6774,2172 6786,2175 6808,2182 6818,2187 6829,2190 6841,2195 6863,2204 6872,2208 6885,2213 6896,2218 6907,2222 6917,2228 6928,2233 6940,2239 6951,2244 6962,2250 6972,2256 6983,2262 6995,2268 7017,2280 7027,2286 7038,2293 7049,2300 7070,2314 7081,2320 7093,2328 7104,2335 7125,2351 7136,2358 7148,2366 7159,2375 7180,2392 7191,2401 7202,2409 7213,2418 7223,2427 7234,2435 7246,2446 7257,2455 7268,2464 7278,2475 7289,2484 7300,2494 7312,2505 7323,2514 7333,2525 7344,2536 7355,2548 7366,2559 7387,2580 7399,2592 7410,2603 7421,2615 7431,2628 7442,2640 7453,2652 7465,2664 7476,2678 7486,2690 7497,2704 7508,2716 7519,2730 7529,2744 7540,2756 7552,2770 7563,2785 7574,2799 7584,2813 7595,2828 7606,2842 7618,2857 7629,2871 7639,2886 7650,2903 7661,2917 7672,2934 7682,2949 7693,2966 7705,2981 7716,2998 7727,3015 7737,3032 7748,3048 7759,3065 7771,3082 7782,3099 7792,3117 7803,3136 7814,3154 7825,3171 7835,3189 7846,3209 7858,3226 7869,3246 7880,3264 7890,3284 7901,3304 7912,3324 7924,3344 7935,3364 7945,3383 7956,3403 7967,3425 7978,3446 7988,3466 7999,3488 8011,3509 8022,3530 8033,3552 8043,3573 8054,3596 8065,3619 8077,3641 8088,3662 8098,3685 8109,3708 8120,3731 8131,3755 8141,3780 8152,3804 8164,3827 8175,3852 8186,3876 8196,3901 8207,3925 8218,3951 8230,3977 8241,4002 8251,4028 8262,4054 8273,4080 8284,4106 8294,4133 8305,4159 8316,4187 8328,4213 8339,4240 8349,4268 8360,4297 8371,4325 8383,4352 8394,4381 8404,4410 8415,4439 8426,4467 8437,4496 8447,4526 8458,4557 8469,4586 8481,4617 8492,4646 8502,4678 8513,4709 8524,4739 8536,4770 8547,4802 8558,4834 8568,4866 8579,4898 8590,4930 8600,4964 8611,4996 8622,5030 8634,5062 8645,5097 8655,5131 8666,5165 8677,5198 8689,5232 8700,5267 8711,5302 8721,5337 8732,5373 8743,5408 8753,5445 8764,5480 8775,5516 8787,5553 8798,5590 8808,5627 8819,5663 8830,5700 8842,5738 8853,5777 8864,5815 8874,5853 8885,5891 8896,5931 8906,5969 8917,6009 8928,6049 8940,6090 8951,6130 8961,6170 8972,6211 8983,6254 8995,6294 9006,6337 9017,6378 9027,6421 9038,6464 9049,6506 9059,6549 9070,6592 9081,6637 9093,6679 9104,6724 9114,6768 9125,6811 9136,6854 9148,6899 9159,6944 9170,6988 9180,7032">
          <text:p/>
        </draw:polyline>
        <draw:polygon draw:style-name="gr5" draw:text-style-name="P5" draw:layer="layout" svg:width="0.249cm" svg:height="0.251cm" svg:x="-11.59cm" svg:y="3.564cm" svg:viewBox="0 0 250 252" draw:points="0,0 0,252 250,252 250,0">
          <text:p/>
        </draw:polygon>
        <draw:polygon draw:style-name="gr5" draw:text-style-name="P5" draw:layer="layout" svg:width="0.251cm" svg:height="0.249cm" svg:x="-11.373cm" svg:y="4.36cm" svg:viewBox="0 0 252 250" draw:points="0,0 0,250 252,250 252,0">
          <text:p/>
        </draw:polygon>
        <draw:polygon draw:style-name="gr5" draw:text-style-name="P5" draw:layer="layout" svg:width="0.25cm" svg:height="0.249cm" svg:x="-11.153cm" svg:y="5.059cm" svg:viewBox="0 0 251 250" draw:points="0,0 0,250 251,250 251,0">
          <text:p/>
        </draw:polygon>
        <draw:polygon draw:style-name="gr5" draw:text-style-name="P5" draw:layer="layout" svg:width="0.249cm" svg:height="0.249cm" svg:x="-10.934cm" svg:y="5.668cm" svg:viewBox="0 0 250 250" draw:points="0,0 0,250 250,250 250,0">
          <text:p/>
        </draw:polygon>
        <draw:polygon draw:style-name="gr5" draw:text-style-name="P5" draw:layer="layout" svg:width="0.251cm" svg:height="0.251cm" svg:x="-10.717cm" svg:y="6.191cm" svg:viewBox="0 0 252 252" draw:points="0,0 0,252 252,252 252,0">
          <text:p/>
        </draw:polygon>
        <draw:polygon draw:style-name="gr5" draw:text-style-name="P5" draw:layer="layout" svg:width="0.251cm" svg:height="0.251cm" svg:x="-10.498cm" svg:y="6.635cm" svg:viewBox="0 0 252 252" draw:points="0,0 0,252 252,252 252,0">
          <text:p/>
        </draw:polygon>
        <draw:polygon draw:style-name="gr5" draw:text-style-name="P5" draw:layer="layout" svg:width="0.249cm" svg:height="0.249cm" svg:x="-10.279cm" svg:y="7.004cm" svg:viewBox="0 0 250 250" draw:points="0,0 0,250 250,250 250,0">
          <text:p/>
        </draw:polygon>
        <draw:polygon draw:style-name="gr5" draw:text-style-name="P5" draw:layer="layout" svg:width="0.249cm" svg:height="0.25cm" svg:x="-10.06cm" svg:y="7.3cm" svg:viewBox="0 0 250 251" draw:points="0,0 0,251 250,251 250,0">
          <text:p/>
        </draw:polygon>
        <draw:polygon draw:style-name="gr5" draw:text-style-name="P5" draw:layer="layout" svg:width="0.249cm" svg:height="0.251cm" svg:x="-9.841cm" svg:y="7.53cm" svg:viewBox="0 0 250 252" draw:points="0,0 0,252 250,252 250,0">
          <text:p/>
        </draw:polygon>
        <draw:polygon draw:style-name="gr5" draw:text-style-name="P5" draw:layer="layout" svg:width="0.251cm" svg:height="0.249cm" svg:x="-9.624cm" svg:y="7.7cm" svg:viewBox="0 0 252 250" draw:points="0,0 0,250 252,250 252,0">
          <text:p/>
        </draw:polygon>
        <draw:polygon draw:style-name="gr5" draw:text-style-name="P5" draw:layer="layout" svg:width="0.25cm" svg:height="0.251cm" svg:x="-9.404cm" svg:y="7.813cm" svg:viewBox="0 0 251 252" draw:points="0,0 0,252 251,252 251,0">
          <text:p/>
        </draw:polygon>
        <draw:polygon draw:style-name="gr5" draw:text-style-name="P5" draw:layer="layout" svg:width="0.25cm" svg:height="0.249cm" svg:x="-9.187cm" svg:y="7.876cm" svg:viewBox="0 0 251 250" draw:points="0,0 0,250 251,250 251,0">
          <text:p/>
        </draw:polygon>
        <draw:polygon draw:style-name="gr5" draw:text-style-name="P5" draw:layer="layout" svg:width="0.251cm" svg:height="0.25cm" svg:x="-8.968cm" svg:y="7.891cm" svg:viewBox="0 0 252 251" draw:points="0,0 0,251 252,251 252,0">
          <text:p/>
        </draw:polygon>
        <draw:polygon draw:style-name="gr5" draw:text-style-name="P5" draw:layer="layout" svg:width="0.251cm" svg:height="0.249cm" svg:x="-8.749cm" svg:y="7.865cm" svg:viewBox="0 0 252 250" draw:points="0,0 0,250 252,250 252,0">
          <text:p/>
        </draw:polygon>
        <draw:polygon draw:style-name="gr5" draw:text-style-name="P5" draw:layer="layout" svg:width="0.249cm" svg:height="0.249cm" svg:x="-8.53cm" svg:y="7.801cm" svg:viewBox="0 0 250 250" draw:points="0,0 0,250 250,250 250,0">
          <text:p/>
        </draw:polygon>
        <draw:polygon draw:style-name="gr5" draw:text-style-name="P5" draw:layer="layout" svg:width="0.249cm" svg:height="0.25cm" svg:x="-8.311cm" svg:y="7.704cm" svg:viewBox="0 0 250 251" draw:points="0,0 0,251 250,251 250,0">
          <text:p/>
        </draw:polygon>
        <draw:polygon draw:style-name="gr5" draw:text-style-name="P5" draw:layer="layout" svg:width="0.251cm" svg:height="0.249cm" svg:x="-8.094cm" svg:y="7.582cm" svg:viewBox="0 0 252 250" draw:points="0,0 0,250 252,250 252,0">
          <text:p/>
        </draw:polygon>
        <draw:polygon draw:style-name="gr5" draw:text-style-name="P5" draw:layer="layout" svg:width="0.25cm" svg:height="0.251cm" svg:x="-7.874cm" svg:y="7.435cm" svg:viewBox="0 0 251 252" draw:points="0,0 0,252 251,252 251,0">
          <text:p/>
        </draw:polygon>
        <draw:polygon draw:style-name="gr5" draw:text-style-name="P5" draw:layer="layout" svg:width="0.249cm" svg:height="0.249cm" svg:x="-7.656cm" svg:y="7.273cm" svg:viewBox="0 0 250 250" draw:points="0,0 0,250 250,250 250,0">
          <text:p/>
        </draw:polygon>
        <draw:polygon draw:style-name="gr6" draw:text-style-name="P5" draw:layer="layout" svg:width="0.25cm" svg:height="0.251cm" svg:x="-7.438cm" svg:y="7.097cm" svg:viewBox="0 0 251 252" draw:points="0,0 0,252 251,252 251,0">
          <text:p/>
        </draw:polygon>
        <draw:polygon draw:style-name="gr7" draw:text-style-name="P4" draw:layer="layout" svg:width="0.25cm" svg:height="0.251cm" svg:x="-7.438cm" svg:y="7.097cm" svg:viewBox="0 0 251 252" draw:points="0,0 0,252 251,252 251,0">
          <text:p/>
        </draw:polygon>
        <draw:polygon draw:style-name="gr5" draw:text-style-name="P5" draw:layer="layout" svg:width="0.251cm" svg:height="0.251cm" svg:x="-7.219cm" svg:y="6.912cm" svg:viewBox="0 0 252 252" draw:points="0,0 0,252 252,252 252,0">
          <text:p/>
        </draw:polygon>
        <draw:polygon draw:style-name="gr5" draw:text-style-name="P5" draw:layer="layout" svg:width="0.249cm" svg:height="0.251cm" svg:x="-7cm" svg:y="6.725cm" svg:viewBox="0 0 250 252" draw:points="0,0 0,252 250,252 250,0">
          <text:p/>
        </draw:polygon>
        <draw:polygon draw:style-name="gr5" draw:text-style-name="P5" draw:layer="layout" svg:width="0.249cm" svg:height="0.249cm" svg:x="-6.781cm" svg:y="6.54cm" svg:viewBox="0 0 250 250" draw:points="0,0 0,250 250,250 250,0">
          <text:p/>
        </draw:polygon>
        <draw:polygon draw:style-name="gr5" draw:text-style-name="P5" draw:layer="layout" svg:width="0.251cm" svg:height="0.25cm" svg:x="-6.564cm" svg:y="6.359cm" svg:viewBox="0 0 252 251" draw:points="0,0 0,251 252,251 252,0">
          <text:p/>
        </draw:polygon>
        <draw:polygon draw:style-name="gr5" draw:text-style-name="P5" draw:layer="layout" svg:width="0.251cm" svg:height="0.251cm" svg:x="-6.345cm" svg:y="6.191cm" svg:viewBox="0 0 252 252" draw:points="0,0 0,252 252,252 252,0">
          <text:p/>
        </draw:polygon>
        <draw:polygon draw:style-name="gr5" draw:text-style-name="P5" draw:layer="layout" svg:width="0.25cm" svg:height="0.249cm" svg:x="-6.125cm" svg:y="6.04cm" svg:viewBox="0 0 251 250" draw:points="0,0 0,250 251,250 251,0">
          <text:p/>
        </draw:polygon>
        <draw:polygon draw:style-name="gr5" draw:text-style-name="P5" draw:layer="layout" svg:width="0.25cm" svg:height="0.251cm" svg:x="-5.908cm" svg:y="5.908cm" svg:viewBox="0 0 251 252" draw:points="0,0 0,252 251,252 251,0">
          <text:p/>
        </draw:polygon>
        <draw:polygon draw:style-name="gr5" draw:text-style-name="P5" draw:layer="layout" svg:width="0.251cm" svg:height="0.25cm" svg:x="-5.689cm" svg:y="5.802cm" svg:viewBox="0 0 252 251" draw:points="0,0 0,251 252,251 252,0">
          <text:p/>
        </draw:polygon>
        <draw:polygon draw:style-name="gr5" draw:text-style-name="P5" draw:layer="layout" svg:width="0.249cm" svg:height="0.249cm" svg:x="-5.47cm" svg:y="5.729cm" svg:viewBox="0 0 250 250" draw:points="0,0 0,250 250,250 250,0">
          <text:p/>
        </draw:polygon>
        <draw:polygon draw:style-name="gr5" draw:text-style-name="P5" draw:layer="layout" svg:width="0.249cm" svg:height="0.25cm" svg:x="-5.251cm" svg:y="5.689cm" svg:viewBox="0 0 250 251" draw:points="0,0 0,251 250,251 250,0">
          <text:p/>
        </draw:polygon>
        <draw:polygon draw:style-name="gr5" draw:text-style-name="P5" draw:layer="layout" svg:width="0.249cm" svg:height="0.251cm" svg:x="-5.032cm" svg:y="5.689cm" svg:viewBox="0 0 250 252" draw:points="0,0 0,252 250,252 250,0">
          <text:p/>
        </draw:polygon>
        <draw:polygon draw:style-name="gr5" draw:text-style-name="P5" draw:layer="layout" svg:width="0.249cm" svg:height="0.251cm" svg:x="-4.815cm" svg:y="5.735cm" svg:viewBox="0 0 250 252" draw:points="0,0 0,252 250,252 250,0">
          <text:p/>
        </draw:polygon>
        <draw:polygon draw:style-name="gr5" draw:text-style-name="P5" draw:layer="layout" svg:width="0.249cm" svg:height="0.249cm" svg:x="-4.596cm" svg:y="5.832cm" svg:viewBox="0 0 250 250" draw:points="0,0 0,250 250,250 250,0">
          <text:p/>
        </draw:polygon>
        <draw:polygon draw:style-name="gr5" draw:text-style-name="P5" draw:layer="layout" svg:width="0.251cm" svg:height="0.249cm" svg:x="-4.379cm" svg:y="5.982cm" svg:viewBox="0 0 252 250" draw:points="0,0 0,250 252,250 252,0">
          <text:p/>
        </draw:polygon>
        <draw:polygon draw:style-name="gr5" draw:text-style-name="P5" draw:layer="layout" svg:width="0.251cm" svg:height="0.251cm" svg:x="-4.16cm" svg:y="6.191cm" svg:viewBox="0 0 252 252" draw:points="0,0 0,252 252,252 252,0">
          <text:p/>
        </draw:polygon>
        <draw:polygon draw:style-name="gr5" draw:text-style-name="P5" draw:layer="layout" svg:width="0.249cm" svg:height="0.249cm" svg:x="-3.941cm" svg:y="6.467cm" svg:viewBox="0 0 250 250" draw:points="0,0 0,250 250,250 250,0">
          <text:p/>
        </draw:polygon>
        <draw:polygon draw:style-name="gr5" draw:text-style-name="P5" draw:layer="layout" svg:width="0.25cm" svg:height="0.251cm" svg:x="-3.723cm" svg:y="6.809cm" svg:viewBox="0 0 251 252" draw:points="0,0 0,252 251,252 251,0">
          <text:p/>
        </draw:polygon>
        <draw:polygon draw:style-name="gr5" draw:text-style-name="P5" draw:layer="layout" svg:width="0.251cm" svg:height="0.249cm" svg:x="-3.504cm" svg:y="7.227cm" svg:viewBox="0 0 252 250" draw:points="0,0 0,250 252,250 252,0">
          <text:p/>
        </draw:polygon>
        <draw:polygon draw:style-name="gr5" draw:text-style-name="P5" draw:layer="layout" svg:width="0.25cm" svg:height="0.251cm" svg:x="-3.285cm" svg:y="7.723cm" svg:viewBox="0 0 251 252" draw:points="0,0 0,252 251,252 251,0">
          <text:p/>
        </draw:polygon>
        <draw:polygon draw:style-name="gr5" draw:text-style-name="P5" draw:layer="layout" svg:width="0.249cm" svg:height="0.25cm" svg:x="-3.066cm" svg:y="8.304cm" svg:viewBox="0 0 250 251" draw:points="0,0 0,251 250,251 250,0">
          <text:p/>
        </draw:polygon>
        <draw:polygon draw:style-name="gr5" draw:text-style-name="P5" draw:layer="layout" svg:width="0.251cm" svg:height="0.249cm" svg:x="-2.849cm" svg:y="8.973cm" svg:viewBox="0 0 252 250" draw:points="0,0 0,250 252,250 252,0">
          <text:p/>
        </draw:polygon>
        <draw:polygon draw:style-name="gr5" draw:text-style-name="P5" draw:layer="layout" svg:width="0.251cm" svg:height="0.249cm" svg:x="-2.63cm" svg:y="9.735cm" svg:viewBox="0 0 252 250" draw:points="0,0 0,250 252,250 252,0">
          <text:p/>
        </draw:polygon>
        <draw:polygon draw:style-name="gr5" draw:text-style-name="P5" draw:layer="layout" svg:width="0.251cm" svg:height="0.251cm" svg:x="-2.411cm" svg:y="10.595cm" svg:viewBox="0 0 252 252" draw:points="0,0 0,252 252,252 252,0">
          <text:p/>
        </draw:polygon>
        <draw:frame draw:style-name="gr1" draw:text-style-name="P2" draw:layer="layout" svg:width="1.581cm" svg:height="0.395cm" svg:x="1.33cm" svg:y="6.789cm">
          <draw:text-box>
            <text:p text:style-name="P1"><text:span text:style-name="T1">Column G</text:span></text:p>
          </draw:text-box>
        </draw:frame>
        <draw:frame draw:style-name="gr1" draw:text-style-name="P2" draw:layer="layout" svg:width="0.352cm" svg:height="0.395cm" svg:x="-12.485cm" svg:y="6.567cm">
          <draw:text-box>
            <text:p text:style-name="P1"><text:span text:style-name="T1">-6</text:span></text:p>
          </draw:text-box>
        </draw:frame>
        <draw:frame draw:style-name="gr1" draw:text-style-name="P2" draw:layer="layout" svg:width="0.352cm" svg:height="0.395cm" svg:x="-10.739cm" svg:y="6.567cm">
          <draw:text-box>
            <text:p text:style-name="P1"><text:span text:style-name="T1">-4</text:span></text:p>
          </draw:text-box>
        </draw:frame>
        <draw:frame draw:style-name="gr1" draw:text-style-name="P2" draw:layer="layout" svg:width="0.352cm" svg:height="0.395cm" svg:x="-8.989cm" svg:y="6.567cm">
          <draw:text-box>
            <text:p text:style-name="P1"><text:span text:style-name="T1">-2</text:span></text:p>
          </draw:text-box>
        </draw:frame>
        <draw:frame draw:style-name="gr1" draw:text-style-name="P2" draw:layer="layout" svg:width="0.352cm" svg:height="0.395cm" svg:x="-7.186cm" svg:y="6.567cm">
          <draw:text-box>
            <text:p text:style-name="P1"><text:span text:style-name="T1">0</text:span></text:p>
          </draw:text-box>
        </draw:frame>
        <draw:frame draw:style-name="gr1" draw:text-style-name="P2" draw:layer="layout" svg:width="0.352cm" svg:height="0.395cm" svg:x="-5.436cm" svg:y="6.567cm">
          <draw:text-box>
            <text:p text:style-name="P1"><text:span text:style-name="T1">2</text:span></text:p>
          </draw:text-box>
        </draw:frame>
        <draw:frame draw:style-name="gr1" draw:text-style-name="P2" draw:layer="layout" svg:width="0.352cm" svg:height="0.395cm" svg:x="-3.69cm" svg:y="6.567cm">
          <draw:text-box>
            <text:p text:style-name="P1"><text:span text:style-name="T1">4</text:span></text:p>
          </draw:text-box>
        </draw:frame>
        <draw:frame draw:style-name="gr1" draw:text-style-name="P2" draw:layer="layout" svg:width="0.352cm" svg:height="0.395cm" svg:x="-1.94cm" svg:y="6.567cm">
          <draw:text-box>
            <text:p text:style-name="P1"><text:span text:style-name="T1">6</text:span></text:p>
          </draw:text-box>
        </draw:frame>
        <draw:frame draw:style-name="gr1" draw:text-style-name="P2" draw:layer="layout" svg:width="0.352cm" svg:height="0.395cm" svg:x="-0.191cm" svg:y="6.567cm">
          <draw:text-box>
            <text:p text:style-name="P1"><text:span text:style-name="T1">8</text:span></text:p>
          </draw:text-box>
        </draw:frame>
        <draw:frame draw:style-name="gr1" draw:text-style-name="P2" draw:layer="layout" svg:width="0.705cm" svg:height="0.395cm" svg:x="-8.005cm" svg:y="11.27cm">
          <draw:text-box>
            <text:p text:style-name="P1"><text:span text:style-name="T1">-100</text:span></text:p>
          </draw:text-box>
        </draw:frame>
        <draw:frame draw:style-name="gr1" draw:text-style-name="P2" draw:layer="layout" svg:width="0.51cm" svg:height="0.395cm" svg:x="-7.818cm" svg:y="10.24cm">
          <draw:text-box>
            <text:p text:style-name="P1"><text:span text:style-name="T1">-80</text:span></text:p>
          </draw:text-box>
        </draw:frame>
        <draw:frame draw:style-name="gr1" draw:text-style-name="P2" draw:layer="layout" svg:width="0.51cm" svg:height="0.395cm" svg:x="-7.818cm" svg:y="9.21cm">
          <draw:text-box>
            <text:p text:style-name="P1"><text:span text:style-name="T1">-60</text:span></text:p>
          </draw:text-box>
        </draw:frame>
        <draw:frame draw:style-name="gr1" draw:text-style-name="P2" draw:layer="layout" svg:width="0.51cm" svg:height="0.395cm" svg:x="-7.818cm" svg:y="8.179cm">
          <draw:text-box>
            <text:p text:style-name="P1"><text:span text:style-name="T1">-40</text:span></text:p>
          </draw:text-box>
        </draw:frame>
        <draw:frame draw:style-name="gr1" draw:text-style-name="P2" draw:layer="layout" svg:width="0.51cm" svg:height="0.395cm" svg:x="-7.818cm" svg:y="7.149cm">
          <draw:text-box>
            <text:p text:style-name="P1"><text:span text:style-name="T1">-20</text:span></text:p>
          </draw:text-box>
        </draw:frame>
        <draw:frame draw:style-name="gr1" draw:text-style-name="P2" draw:layer="layout" svg:width="0.352cm" svg:height="0.395cm" svg:x="-7.528cm" svg:y="6.119cm">
          <draw:text-box>
            <text:p text:style-name="P1"><text:span text:style-name="T1">0</text:span></text:p>
          </draw:text-box>
        </draw:frame>
        <draw:frame draw:style-name="gr1" draw:text-style-name="P2" draw:layer="layout" svg:width="0.391cm" svg:height="0.395cm" svg:x="-7.712cm" svg:y="5.089cm">
          <draw:text-box>
            <text:p text:style-name="P1"><text:span text:style-name="T1">20</text:span></text:p>
          </draw:text-box>
        </draw:frame>
        <draw:frame draw:style-name="gr1" draw:text-style-name="P2" draw:layer="layout" svg:width="0.391cm" svg:height="0.395cm" svg:x="-7.712cm" svg:y="4.059cm">
          <draw:text-box>
            <text:p text:style-name="P1"><text:span text:style-name="T1">40</text:span></text:p>
          </draw:text-box>
        </draw:frame>
        <draw:line draw:style-name="gr4" draw:text-style-name="P4" draw:layer="layout" svg:x1="0.43cm" svg:y1="6.352cm" svg:x2="1.23cm" svg:y2="6.352cm">
          <text:p/>
        </draw:line>
        <draw:polygon draw:style-name="gr5" draw:text-style-name="P5" draw:layer="layout" svg:width="0.211cm" svg:height="0.211cm" svg:x="0.724cm" svg:y="6.246cm" svg:viewBox="0 0 212 212" draw:points="0,0 0,212 212,212 212,0">
          <text:p/>
        </draw:polygon>
        <draw:line draw:style-name="gr8" draw:text-style-name="P4" draw:layer="layout" svg:x1="0.43cm" svg:y1="6.849cm" svg:x2="1.23cm" svg:y2="6.849cm">
          <text:p/>
        </draw:line>
        <draw:polygon draw:style-name="gr9" draw:text-style-name="P6" draw:layer="layout" svg:width="0.211cm" svg:height="0.211cm" svg:x="0.724cm" svg:y="6.745cm" svg:viewBox="0 0 212 212" draw:points="0,105 108,212 212,105 108,0">
          <text:p/>
        </draw:polygon>
        <draw:line draw:style-name="gr12" draw:text-style-name="P4" draw:layer="layout" svg:x1="0.43cm" svg:y1="7.348cm" svg:x2="1.23cm" svg:y2="7.348cm">
          <text:p/>
        </draw:line>
        <draw:polygon draw:style-name="gr13" draw:text-style-name="P7" draw:layer="layout" svg:width="0.211cm" svg:height="0.21cm" svg:x="0.724cm" svg:y="7.242cm" svg:viewBox="0 0 212 211" draw:points="0,0 108,211 212,0">
          <text:p/>
        </draw:polygon>
        <draw:line draw:style-name="gr16" draw:text-style-name="P4" draw:layer="layout" svg:x1="0.43cm" svg:y1="7.845cm" svg:x2="1.23cm" svg:y2="7.845cm">
          <text:p/>
        </draw:line>
        <draw:polygon draw:style-name="gr17" draw:text-style-name="P8" draw:layer="layout" svg:width="0.211cm" svg:height="0.211cm" svg:x="0.724cm" svg:y="7.74cm" svg:viewBox="0 0 212 212" draw:points="0,212 212,212 108,0">
          <text:p/>
        </draw:polygon>
        <draw:line draw:style-name="gr18" draw:text-style-name="P4" draw:layer="layout" svg:x1="0.43cm" svg:y1="8.342cm" svg:x2="1.23cm" svg:y2="8.342cm">
          <text:p/>
        </draw:line>
        <draw:polygon draw:style-name="gr19" draw:text-style-name="P9" draw:layer="layout" svg:width="0.211cm" svg:height="0.211cm" svg:x="0.724cm" svg:y="8.237cm" svg:viewBox="0 0 212 212" draw:points="0,0 0,212 212,106">
          <text:p/>
        </draw:polygon>
        <draw:frame draw:style-name="gr1" draw:text-style-name="P2" draw:layer="layout" svg:width="0.391cm" svg:height="0.395cm" svg:x="-7.712cm" svg:y="3.029cm">
          <draw:text-box>
            <text:p text:style-name="P1"><text:span text:style-name="T1">60</text:span></text:p>
          </draw:text-box>
        </draw:frame>
        <draw:frame draw:style-name="gr1" draw:text-style-name="P2" draw:layer="layout" svg:width="1.56cm" svg:height="0.395cm" svg:x="1.33cm" svg:y="6.154cm">
          <draw:text-box>
            <text:p text:style-name="P1"><text:span text:style-name="T1">Column D</text:span></text:p>
          </draw:text-box>
        </draw:frame>
        <draw:frame draw:style-name="gr1" draw:text-style-name="P2" draw:layer="layout" svg:width="1.539cm" svg:height="0.395cm" svg:x="1.33cm" svg:y="6.652cm">
          <draw:text-box>
            <text:p text:style-name="P1"><text:span text:style-name="T1">Column E</text:span></text:p>
          </draw:text-box>
        </draw:frame>
        <draw:frame draw:style-name="gr1" draw:text-style-name="P2" draw:layer="layout" svg:width="1.522cm" svg:height="0.395cm" svg:x="1.33cm" svg:y="7.149cm">
          <draw:text-box>
            <text:p text:style-name="P1"><text:span text:style-name="T1">Column F</text:span></text:p>
          </draw:text-box>
        </draw:frame>
        <draw:frame draw:style-name="gr1" draw:text-style-name="P2" draw:layer="layout" svg:width="1.581cm" svg:height="0.395cm" svg:x="1.33cm" svg:y="7.647cm">
          <draw:text-box>
            <text:p text:style-name="P1"><text:span text:style-name="T1">Column G</text:span></text:p>
          </draw:text-box>
        </draw:frame>
        <draw:frame draw:style-name="gr1" draw:text-style-name="P2" draw:layer="layout" svg:width="1.56cm" svg:height="0.395cm" svg:x="1.33cm" svg:y="8.144cm">
          <draw:text-box>
            <text:p text:style-name="P1"><text:span text:style-name="T1">Column H</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berationSans" svg:font-family="LiberationSans"/>
    <style:font-face style:name="LiberationSans1" svg:font-family="LiberationSan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4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56"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document-statistic meta:object-count="1002"/>
    <meta:generator>LibreOffice/7.3.2.2$Windows_X86_64 LibreOffice_project/49f2b1bff42cfccbd8f788c8dc32c1c309559be0</meta:generator>
  </office:meta>
</office:document-meta>
</file>